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11.09pt"/>
    </style:style>
    <style:style style:name="co2" style:family="table-column">
      <style:table-column-properties fo:break-before="auto" style:column-width="386.79pt"/>
    </style:style>
    <style:style style:name="co3" style:family="table-column">
      <style:table-column-properties fo:break-before="auto" style:column-width="75.5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9.05pt"/>
    </style:style>
    <style:style style:name="ro1" style:family="table-row">
      <style:table-row-properties style:row-height="13.29pt" fo:break-before="auto" style:use-optimal-row-height="true"/>
    </style:style>
    <style:style style:name="ro2" style:family="table-row">
      <style:table-row-properties style:row-height="37.45pt" fo:break-before="auto" style:use-optimal-row-height="true"/>
    </style:style>
    <style:style style:name="ro3" style:family="table-row">
      <style:table-row-properties style:row-height="25.8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7a19a"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0.06pt solid #000000" style:vertical-align="middle"/>
    </style:style>
    <style:style style:name="ce6" style:family="table-cell" style:parent-style-name="Default">
      <style:table-cell-properties fo:background-color="#add58a" fo:wrap-option="wrap" fo:border="0.06pt solid #000000" style:vertical-align="midd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Mono;Courier New;DejaVu Sans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Default"/>
        <table:table-column table:style-name="co4" table:number-columns-repeated="13" table:default-cell-style-name="Default"/>
        <table:table-column table:style-name="co5" table:default-cell-style-name="ce2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>
            <text:p>Tree</text:p>
          </table:table-cell>
          <table:table-cell table:style-name="ce4" office:value-type="string" calcext:value-type="string">
            <text:p>Comments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├── data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│   ├── stations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│   │   ├── catalogo_estaciones_IDEAM_active.zip</text:p>
          </table:table-cell>
          <table:table-cell office:value-type="string" calcext:value-type="string">
            <text:p><text:span text:style-name="T1">Catalogo estaciones IDEAM </text:span>activas a partir de 1990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│   │   ├── catalogo_estaciones_IDEAM.zip</text:p>
          </table:table-cell>
          <table:table-cell office:value-type="string" calcext:value-type="string">
            <text:p>Catalogo estaciones IDEAM completo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│   │   ├── EST316C.csv</text:p>
          </table:table-cell>
          <table:table-cell office:value-type="string" calcext:value-type="string">
            <text:p>Estaciones asociadas a las cuencas, coordnadas, elevacion y tipo :</text:p>
            <text:p>CO : Climatica ordinaria, CP : Climatica ppal, LG : Limnigrafica, LM : Limnimetrica, PG : Pluviografica, PM : Pluvionetrica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│   │   ├── est_climatica_ordinaria.zip</text:p>
          </table:table-cell>
          <table:table-cell office:value-type="string" calcext:value-type="string">
            <text:p>Estaciones separadas por tipo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│   │   ├── est_climatica_principal.zip</text:p>
          </table:table-cell>
          <table:table-cell office:value-type="string" calcext:value-type="string">
            <text:p>Estaciones separadas por tipo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│   │   ├── est_limnigrafica.zip</text:p>
          </table:table-cell>
          <table:table-cell office:value-type="string" calcext:value-type="string">
            <text:p>Estaciones separadas por tipo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│   │   ├── est_limnimetrica.zip</text:p>
          </table:table-cell>
          <table:table-cell office:value-type="string" calcext:value-type="string">
            <text:p>Estaciones separadas por tipo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│   │   ├── est_meteorologica_especial.zip</text:p>
          </table:table-cell>
          <table:table-cell office:value-type="string" calcext:value-type="string">
            <text:p>Estaciones separadas por tipo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│   │   ├── EstPG_316Cuencas.csv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│   │   ├── est_pluviografica.zip</text:p>
          </table:table-cell>
          <table:table-cell office:value-type="string" calcext:value-type="string">
            <text:p>Estaciones separadas por tipo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│   │   ├── est_pluviometrica.zip</text:p>
          </table:table-cell>
          <table:table-cell office:value-type="string" calcext:value-type="string">
            <text:p>Estaciones separadas por tipo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│   │   └── EstPM_316Cuencas.csv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│   ├── variables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│   │   ├── climatica_ordinaria_res.zip</text:p>
          </table:table-cell>
          <table:table-cell office:value-type="string" calcext:value-type="string">
            <text:p>Datos scraping sin la informacion detallada de la estacion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│   │   ├── climatica_principal_res.zip</text:p>
          </table:table-cell>
          <table:table-cell office:value-type="string" calcext:value-type="string">
            <text:p>Datos scraping sin la informacion detallada de la estacion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│   │   ├── FCL316Basins.csv</text:p>
          </table:table-cell>
          <table:table-cell office:value-type="string" calcext:value-type="string">
            <text:p>Variable deforestacion acumulada annual (columnas por año) – Completa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│   │   ├── FCL316C.csv</text:p>
          </table:table-cell>
          <table:table-cell office:value-type="string" calcext:value-type="string">
            <text:p>Variable deforestacion acumulada annual (columnas por año)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│   │   ├── IDEAM_categorias_estacion_parametros_etiquetas.xlsx</text:p>
          </table:table-cell>
          <table:table-cell office:value-type="string" calcext:value-type="string">
            <text:p>variables vs tipo de estacion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│   │   ├── limnigrafica_PT_10_TT_D_res.zip</text:p>
          </table:table-cell>
          <table:table-cell office:value-type="string" calcext:value-type="string">
            <text:p>Datos scraping sin la informacion detallada de la estacion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│   │   ├── limnigrafica_res.zip</text:p>
          </table:table-cell>
          <table:table-cell office:value-type="string" calcext:value-type="string">
            <text:p>Datos scraping sin la informacion detallada de la estacion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│   │   ├── limnimetrica_res.zip</text:p>
          </table:table-cell>
          <table:table-cell office:value-type="string" calcext:value-type="string">
            <text:p>Datos scraping sin la informacion detallada de la estacion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│   │   ├── pluviografica_PTPM_CON_res.zip</text:p>
          </table:table-cell>
          <table:table-cell office:value-type="string" calcext:value-type="string">
            <text:p>Datos scraping sin la informacion detallada de la estacion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│   │   ├── pluviografica_res.zip</text:p>
          </table:table-cell>
          <table:table-cell office:value-type="string" calcext:value-type="string">
            <text:p>Datos scraping sin la informacion detallada de la estacion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│   │   ├── pluviometrica_res.zip</text:p>
          </table:table-cell>
          <table:table-cell office:value-type="string" calcext:value-type="string">
            <text:p>Datos scraping sin la informacion detallada de la estacion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│   │   ├── var-dia-PTPM_CON-raw.zip</text:p>
          </table:table-cell>
          <table:table-cell office:value-type="string" calcext:value-type="string">
            <text:p>Datos scraping sin la informacion detallada de la estacion por cada variable 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│   │   ├── var-dia-Q_MEDIA_D-raw.zip</text:p>
          </table:table-cell>
          <table:table-cell office:value-type="string" calcext:value-type="string">
            <text:p>Datos scraping sin la informacion detallada de la estacion por cada variable 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│   │   ├── var-dia-Q_MN_D-raw.zip</text:p>
          </table:table-cell>
          <table:table-cell office:value-type="string" calcext:value-type="string">
            <text:p>Datos scraping sin la informacion detallada de la estacion por cada variable 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│   │   ├── var-dia-Q_MX_D-raw.zip</text:p>
          </table:table-cell>
          <table:table-cell office:value-type="string" calcext:value-type="string">
            <text:p>Datos scraping sin la informacion detallada de la estacion por cada variable 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│   │   ├── var-dia-TMN_CON-raw.zip</text:p>
          </table:table-cell>
          <table:table-cell office:value-type="string" calcext:value-type="string">
            <text:p>Datos scraping sin la informacion detallada de la estacion por cada variable 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│   │   ├── var-dia-TMX_CON-raw.zip</text:p>
          </table:table-cell>
          <table:table-cell office:value-type="string" calcext:value-type="string">
            <text:p>Datos scraping sin la informacion detallada de la estacion por cada variable 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│   │   ├── var-mes-PTPM_CON-fill.zip</text:p>
          </table:table-cell>
          <table:table-cell table:style-name="ce6" office:value-type="string" calcext:value-type="string">
            <text:p><text:span text:style-name="T1">Variable </text:span><text:span text:style-name="T2">PTPM_CON</text:span> – Periodicidad mensual – creados a partir de los diarios rellenados (data para análisis)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│   │   ├── var-mes-PTPM_CON-raw.zip</text:p>
          </table:table-cell>
          <table:table-cell table:style-name="ce6" office:value-type="string" calcext:value-type="string">
            <text:p><text:span text:style-name="T1">Variable </text:span><text:span text:style-name="T2">PTPM_CON</text:span> – Periodicidad mensual – creados a partir de los diarios crudos (data para rehacer la de analisis)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│   │   ├── var-mes-Q_MEDIA_D-fill.zip</text:p>
          </table:table-cell>
          <table:table-cell table:style-name="ce6" office:value-type="string" calcext:value-type="string">
            <text:p><text:span text:style-name="T1">Variable </text:span><text:span text:style-name="T2">Q_MEDIA_D</text:span> – Periodicidad mensual – creados a partir de los diarios rellenados (data para análisis)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│   │   ├── var-mes-Q_MEDIA_D-raw.zip</text:p>
          </table:table-cell>
          <table:table-cell table:style-name="ce6" office:value-type="string" calcext:value-type="string">
            <text:p><text:span text:style-name="T1">Variable </text:span><text:span text:style-name="T2">Q_MEDIA_D</text:span> – Periodicidad mensual – creados a partir de los diarios crudos (data para rehacer la de analisis)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│   │   ├── var-mes-Q_MN_D-fill.zip</text:p>
          </table:table-cell>
          <table:table-cell table:style-name="ce6" office:value-type="string" calcext:value-type="string">
            <text:p><text:span text:style-name="T1">Variable </text:span><text:span text:style-name="T2">Q_MN_D</text:span> – Periodicidad mensual – creados a partir de los diarios rellenados (data para análisis)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│   │   ├── var-mes-Q_MN_D-raw.zip</text:p>
          </table:table-cell>
          <table:table-cell table:style-name="ce6" office:value-type="string" calcext:value-type="string">
            <text:p><text:span text:style-name="T1">Variable </text:span><text:span text:style-name="T2">Q_MN_D</text:span> – Periodicidad mensual – creados a partir de los diarios crudos (data para rehacer la de analisis)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│   │   ├── var-mes-Q_MX_D-fill.zip</text:p>
          </table:table-cell>
          <table:table-cell table:style-name="ce6" office:value-type="string" calcext:value-type="string">
            <text:p><text:span text:style-name="T1">Variable </text:span><text:span text:style-name="T2">Q_MX_D</text:span> – Periodicidad mensual – creados a partir de los diarios rellenados (data para análisis)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│   │   ├── var-mes-Q_MX_D-raw.zip</text:p>
          </table:table-cell>
          <table:table-cell table:style-name="ce6" office:value-type="string" calcext:value-type="string">
            <text:p><text:span text:style-name="T1">Variable </text:span><text:span text:style-name="T2">Q_MX_D</text:span> – Periodicidad mensual – creados a partir de los diarios crudos (data para rehacer la de analisis)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│   │   ├── var-mes-TMN_CON-fill.zip</text:p>
          </table:table-cell>
          <table:table-cell table:style-name="ce6" office:value-type="string" calcext:value-type="string">
            <text:p><text:span text:style-name="T1">Variable </text:span><text:span text:style-name="T2">TMN_CON</text:span> – Periodicidad mensual – creados a partir de los diarios rellenados (data para análisis)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│   │   ├── var-mes-TMN_CON-raw.zip</text:p>
          </table:table-cell>
          <table:table-cell table:style-name="ce6" office:value-type="string" calcext:value-type="string">
            <text:p><text:span text:style-name="T1">Variable </text:span><text:span text:style-name="T2">TMN_CON</text:span> – Periodicidad mensual – creados a partir de los diarios crudos (data para rehacer la de analisis)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│   │   ├── var-mes-TMX_CON-fill.zip</text:p>
          </table:table-cell>
          <table:table-cell table:style-name="ce6" office:value-type="string" calcext:value-type="string">
            <text:p><text:span text:style-name="T1">Variable </text:span><text:span text:style-name="T2">TMX_CON</text:span> – Periodicidad mensual – creados a partir de los diarios rellenados (data para análisis)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│   │   └── var-mes-TMX_CON-raw.zip</text:p>
          </table:table-cell>
          <table:table-cell table:style-name="ce6" office:value-type="string" calcext:value-type="string">
            <text:p><text:span text:style-name="T1">Variable </text:span><text:span text:style-name="T2">TMX_CON</text:span> – Periodicidad mensual – creados a partir de los diarios crudos (data para rehacer la de analisis)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│   └── variables_profiles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4">
          <table:table-cell office:value-type="string" calcext:value-type="string">
            <text:p>│   <text:s text:c="4"/>├── climatica_ordinaria_TMN_CON_estacion_year.csv</text:p>
          </table:table-cell>
          <table:table-cell office:value-type="string" calcext:value-type="string">
            <text:p><text:span text:style-name="T1">Analisis completitud annual – variable </text:span><text:span text:style-name="T2">TMN_CON</text:span> (Cuantos dias por año tenian lecturas)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4">
          <table:table-cell office:value-type="string" calcext:value-type="string">
            <text:p>│   <text:s text:c="4"/>├── climatica_ordinaria_TMX_CON_estacion_year.csv</text:p>
          </table:table-cell>
          <table:table-cell office:value-type="string" calcext:value-type="string">
            <text:p><text:span text:style-name="T1">Analisis completitud annual – variable </text:span><text:span text:style-name="T2">TMX_CON</text:span> (Cuantos dias por año tenian lecturas)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│   <text:s text:c="4"/>├── CUM70_PTPM_CON.csv</text:p>
          </table:table-cell>
          <table:table-cell office:value-type="string" calcext:value-type="string">
            <text:p>Cuenca, codigo estacion, coordenadas que tienen por lo menos el 70% de los dias en el periodo de 2000 al 2019 – varible PTPM_CON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│   <text:s text:c="4"/>├── CUM70_Q_MEDIA_D.csv</text:p>
          </table:table-cell>
          <table:table-cell office:value-type="string" calcext:value-type="string">
            <text:p>Cuenca, codigo estacion, coordenadas que tienen por lo menos el 70% de los dias en el periodo de 2000 al 2019 – varible Q_MEDIA_D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│   <text:s text:c="4"/>├── CUM70_Q_MN_D.csv</text:p>
          </table:table-cell>
          <table:table-cell office:value-type="string" calcext:value-type="string">
            <text:p>Cuenca, codigo estacion, coordenadas que tienen por lo menos el 70% de los dias en el periodo de 2000 al 2019 – varible Q_MN_D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│   <text:s text:c="4"/>├── CUM70_Q_MX_D.csv</text:p>
          </table:table-cell>
          <table:table-cell office:value-type="string" calcext:value-type="string">
            <text:p>Cuenca, codigo estacion, coordenadas que tienen por lo menos el 70% de los dias en el periodo de 2000 al 2019 – varible Q_MX_D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│   <text:s text:c="4"/>├── CUM70_TMN_CON.csv</text:p>
          </table:table-cell>
          <table:table-cell office:value-type="string" calcext:value-type="string">
            <text:p>Cuenca, codigo estacion, coordenadas que tienen por lo menos el 70% de los dias en el periodo de 2000 al 2019 – varible TMN_CON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│   <text:s text:c="4"/>├── CUM70_TMX_CON.csv</text:p>
          </table:table-cell>
          <table:table-cell office:value-type="string" calcext:value-type="string">
            <text:p>Cuenca, codigo estacion, coordenadas que tienen por lo menos el 70% de los dias en el periodo de 2000 al 2019 – varible TMX_CON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│   <text:s text:c="4"/>├── CUM80_PT_10_TT_D.csv</text:p>
          </table:table-cell>
          <table:table-cell office:value-type="string" calcext:value-type="string">
            <text:p><text:span text:style-name="T1">Cuenca, codigo estacion, coordenadas que tienen por lo menos el 80% de los dias en el periodo de 2000 al 2019 – varible </text:span><text:span text:style-name="T2">PT_10_TT_D</text:span>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│   <text:s text:c="4"/>├── CUM80_PTPM_CON.csv</text:p>
          </table:table-cell>
          <table:table-cell office:value-type="string" calcext:value-type="string">
            <text:p><text:span text:style-name="T1">Cuenca, codigo estacion, coordenadas que tienen por lo menos el 80% de los dias en el periodo de 2000 al 2019 – varible </text:span><text:span text:style-name="T2">PTPM_CON</text:span>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│   <text:s text:c="4"/>├── CUM80_Q_MEDIA_D.csv</text:p>
          </table:table-cell>
          <table:table-cell office:value-type="string" calcext:value-type="string">
            <text:p><text:span text:style-name="T1">Cuenca, codigo estacion, coordenadas que tienen por lo menos el 80% de los dias en el periodo de 2000 al 2019 – varible </text:span><text:span text:style-name="T2">Q_MEDIA_D</text:span>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│   <text:s text:c="4"/>├── CUM80_Q_MN_D.csv</text:p>
          </table:table-cell>
          <table:table-cell office:value-type="string" calcext:value-type="string">
            <text:p><text:span text:style-name="T1">Cuenca, codigo estacion, coordenadas que tienen por lo menos el 80% de los dias en el periodo de 2000 al 2019 – varible </text:span><text:span text:style-name="T2">Q_MN_D</text:span>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│   <text:s text:c="4"/>├── CUM80_Q_MX_D.csv</text:p>
          </table:table-cell>
          <table:table-cell office:value-type="string" calcext:value-type="string">
            <text:p><text:span text:style-name="T1">Cuenca, codigo estacion, coordenadas que tienen por lo menos el 80% de los dias en el periodo de 2000 al 2019 – varible </text:span><text:span text:style-name="T2">Q_MX_D</text:span>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│   <text:s text:c="4"/>├── CUM80_TMN_CON.csv</text:p>
          </table:table-cell>
          <table:table-cell office:value-type="string" calcext:value-type="string">
            <text:p><text:span text:style-name="T1">Cuenca, codigo estacion, coordenadas que tienen por lo menos el 80% de los dias en el periodo de 2000 al 2019 – varible </text:span><text:span text:style-name="T2">TMN_CON</text:span>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│   <text:s text:c="4"/>├── CUM80_TMX_CON.csv</text:p>
          </table:table-cell>
          <table:table-cell office:value-type="string" calcext:value-type="string">
            <text:p><text:span text:style-name="T1">Cuenca, codigo estacion, coordenadas que tienen por lo menos el 80% de los dias en el periodo de 2000 al 2019 – varible </text:span><text:span text:style-name="T2">TMX_CON</text:span>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│   <text:s text:c="4"/>├── limnigrafica_PT_10_TT_D_estacion_year.csv</text:p>
          </table:table-cell>
          <table:table-cell office:value-type="string" calcext:value-type="string">
            <text:p><text:span text:style-name="T1">Analisis completitud annual – variable </text:span><text:span text:style-name="T2">PT_10_TT_D</text:span> (Cuantos dias por año tenian lecturas)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│   <text:s text:c="4"/>├── limnigrafica_Q_MEDIA_D_estacion_year.csv</text:p>
          </table:table-cell>
          <table:table-cell office:value-type="string" calcext:value-type="string">
            <text:p><text:span text:style-name="T1">Analisis completitud annual – variable </text:span><text:span text:style-name="T2">Q_MEDIA_D</text:span> (Cuantos dias por año tenian lecturas)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4">
          <table:table-cell office:value-type="string" calcext:value-type="string">
            <text:p>│   <text:s text:c="4"/>├── limnigrafica_Q_MN_D_estacion_year.csv</text:p>
          </table:table-cell>
          <table:table-cell office:value-type="string" calcext:value-type="string">
            <text:p><text:span text:style-name="T1">Analisis completitud annual – variable </text:span><text:span text:style-name="T2">Q_MN_D</text:span> (Cuantos dias por año tenian lecturas)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4">
          <table:table-cell office:value-type="string" calcext:value-type="string">
            <text:p>│   <text:s text:c="4"/>├── limnigrafica_Q_MX_D_estacion_year.csv</text:p>
          </table:table-cell>
          <table:table-cell office:value-type="string" calcext:value-type="string">
            <text:p><text:span text:style-name="T1">Analisis completitud annual – variable </text:span><text:span text:style-name="T2">Q_MX_D</text:span> (Cuantos dias por año tenian lecturas)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│   <text:s text:c="4"/>├── limnimetrica_Q_MEDIA_D_estacion_year.csv</text:p>
          </table:table-cell>
          <table:table-cell office:value-type="string" calcext:value-type="string">
            <text:p><text:span text:style-name="T1">Analisis completitud annual – variable </text:span><text:span text:style-name="T2">Q_MEDIA_D</text:span> (Cuantos dias por año tenian lecturas)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4">
          <table:table-cell office:value-type="string" calcext:value-type="string">
            <text:p>│   <text:s text:c="4"/>├── limnimetrica_Q_MN_D_estacion_year.csv</text:p>
          </table:table-cell>
          <table:table-cell office:value-type="string" calcext:value-type="string">
            <text:p><text:span text:style-name="T1">Analisis completitud annual – variable </text:span><text:span text:style-name="T2">Q_MN_D</text:span> (Cuantos dias por año tenian lecturas)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4">
          <table:table-cell office:value-type="string" calcext:value-type="string">
            <text:p>│   <text:s text:c="4"/>├── limnimetrica_Q_MX_D_estacion_year.csv</text:p>
          </table:table-cell>
          <table:table-cell office:value-type="string" calcext:value-type="string">
            <text:p><text:span text:style-name="T1">Analisis completitud annual – variable </text:span><text:span text:style-name="T2">Q_MX_D</text:span> (Cuantos dias por año tenian lecturas)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│   <text:s text:c="4"/>├── pluviografica_PT_10_TT_D_estacion_year.csv</text:p>
          </table:table-cell>
          <table:table-cell office:value-type="string" calcext:value-type="string">
            <text:p><text:span text:style-name="T1">Analisis completitud annual – variable </text:span><text:span text:style-name="T2">PT_10_TT_D</text:span> (Cuantos dias por año tenian lecturas)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│   <text:s text:c="4"/>├── pluviografica_PTPM_CON_estacion_year.csv</text:p>
          </table:table-cell>
          <table:table-cell office:value-type="string" calcext:value-type="string">
            <text:p><text:span text:style-name="T1">Analisis completitud annual – variable </text:span><text:span text:style-name="T2">PTPM_CON</text:span> (Cuantos dias por año tenian lecturas)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│   <text:s text:c="4"/>└── pluviometrica_PTPM_CON_estacion_year.csv</text:p>
          </table:table-cell>
          <table:table-cell office:value-type="string" calcext:value-type="string">
            <text:p><text:span text:style-name="T1">Analisis completitud annual – variable </text:span><text:span text:style-name="T2">PTPM_CON</text:span> (Cuantos dias por año tenian lecturas)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├── explore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│   ├── images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│   │   ├── timeseries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│   │   │   ├── daily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│   │   │   │   ├── serie-dia-Q_MEDIA_D-largest-11077010-fill.png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│   │   │   │   ├── serie-dia-Q_MEDIA_D-largest-11077010-raw.png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│   │   │   │   ├── serie-dia-Q_MEDIA_D-largest-23097030-fill.png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│   │   │   │   ├── serie-dia-Q_MEDIA_D-largest-23097030-raw.png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│   │   │   │   ├── serie-dia-Q_MEDIA_D-largest-32157060-fill.png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│   │   │   │   ├── serie-dia-Q_MEDIA_D-largest-32157060-raw.png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│   │   │   │   ├── serie-dia-Q_MEDIA_D-largest-32207010-fill.png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│   │   │   │   ├── serie-dia-Q_MEDIA_D-largest-32207010-raw.png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│   │   │   │   ├── serie-dia-Q_MEDIA_D-largest-35267080-fill.png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│   │   │   │   ├── serie-dia-Q_MEDIA_D-largest-35267080-raw.png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│   │   │   │   ├── serie-dia-Q_MEDIA_D-smallest-21167050-fill.png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│   │   │   │   ├── serie-dia-Q_MEDIA_D-smallest-21167050-raw.png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│   │   │   │   ├── serie-dia-Q_MEDIA_D-smallest-23197130-fill.png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│   │   │   │   ├── serie-dia-Q_MEDIA_D-smallest-23197130-raw.png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│   │   │   │   ├── serie-dia-Q_MEDIA_D-smallest-26027240-fill.png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│   │   │   │   ├── serie-dia-Q_MEDIA_D-smallest-26027240-raw.png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│   │   │   │   ├── serie-dia-Q_MEDIA_D-smallest-35017090-fill.png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│   │   │   │   ├── serie-dia-Q_MEDIA_D-smallest-35017090-raw.png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│   │   │   │   ├── serie-dia-Q_MEDIA_D-smallest-44037120-fill.png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│   │   │   │   └── serie-dia-Q_MEDIA_D-smallest-44037120-raw.png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│   │   │   └── monthly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│   │   │   <text:s text:c="4"/>├── serie-mes-PTPM_CON-largest-11010010-max-fill.png</text:p>
          </table:table-cell>
          <table:table-cell office:value-type="string" calcext:value-type="string">
            <text:p>Serie de tiempo mensual variable PTPM_CON - estacion 11010010 - Top 5 <text:s/>maximos valores de la max - fuente datos <text:s/>imputados</text:p>
          </table:table-cell>
          <table:table-cell table:formula="of:=CONCATENATE(&quot;Serie de tiempo mensual variable &quot;;[.Q97];&quot; - estacion &quot;; [.S97]; &quot; - Top 5 &quot;;IF([.R97]=&quot;largest&quot;;&quot; maximos &quot;; &quot; minimos &quot;); &quot;valores de la &quot;;[.T97]; &quot; - fuente datos &quot;; IF([.U97]=&quot;fill&quot;;&quot; imputados&quot;;&quot; crudos&quot;))" office:value-type="string" office:string-value="Serie de tiempo mensual variable PTPM_CON - estacion 11010010 - Top 5  maximos valores de la max - fuente datos  imputados" calcext:value-type="string">
            <text:p>Serie de tiempo mensual variable PTPM_CON - estacion 11010010 - Top 5 <text:s/>maximos valores de la max - fuente datos <text:s/>imputa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largest</text:p>
          </table:table-cell>
          <table:table-cell office:value-type="float" office:value="11010010" calcext:value-type="float">
            <text:p>1101001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PTPM_CON-largest-11010010-max-raw.png</text:p>
          </table:table-cell>
          <table:table-cell office:value-type="string" calcext:value-type="string">
            <text:p>Serie de tiempo mensual variable PTPM_CON - estacion 11010010 - Top 5 <text:s/>maximos valores de la max - fuente datos <text:s/>crudos</text:p>
          </table:table-cell>
          <table:table-cell table:formula="of:=CONCATENATE(&quot;Serie de tiempo mensual variable &quot;;[.Q98];&quot; - estacion &quot;; [.S98]; &quot; - Top 5 &quot;;IF([.R98]=&quot;largest&quot;;&quot; maximos &quot;; &quot; minimos &quot;); &quot;valores de la &quot;;[.T98]; &quot; - fuente datos &quot;; IF([.U98]=&quot;fill&quot;;&quot; imputados&quot;;&quot; crudos&quot;))" office:value-type="string" office:string-value="Serie de tiempo mensual variable PTPM_CON - estacion 11010010 - Top 5  maximos valores de la max - fuente datos  crudos" calcext:value-type="string">
            <text:p>Serie de tiempo mensual variable PTPM_CON - estacion 11010010 - Top 5 <text:s/>maximos valores de la max - fuente datos <text:s/>cru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largest</text:p>
          </table:table-cell>
          <table:table-cell office:value-type="float" office:value="11010010" calcext:value-type="float">
            <text:p>1101001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PTPM_CON-largest-11010010-median-fill.png</text:p>
          </table:table-cell>
          <table:table-cell office:value-type="string" calcext:value-type="string">
            <text:p>Serie de tiempo mensual variable PTPM_CON - estacion 11010010 - Top 5 <text:s/>maximos valores de la median - fuente datos <text:s/>imputados</text:p>
          </table:table-cell>
          <table:table-cell table:formula="of:=CONCATENATE(&quot;Serie de tiempo mensual variable &quot;;[.Q99];&quot; - estacion &quot;; [.S99]; &quot; - Top 5 &quot;;IF([.R99]=&quot;largest&quot;;&quot; maximos &quot;; &quot; minimos &quot;); &quot;valores de la &quot;;[.T99]; &quot; - fuente datos &quot;; IF([.U99]=&quot;fill&quot;;&quot; imputados&quot;;&quot; crudos&quot;))" office:value-type="string" office:string-value="Serie de tiempo mensual variable PTPM_CON - estacion 11010010 - Top 5  maximos valores de la median - fuente datos  imputados" calcext:value-type="string">
            <text:p>Serie de tiempo mensual variable PTPM_CON - estacion 11010010 - Top 5 <text:s/>maximos valores de la median - fuente datos <text:s/>imputa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largest</text:p>
          </table:table-cell>
          <table:table-cell office:value-type="float" office:value="11010010" calcext:value-type="float">
            <text:p>1101001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PTPM_CON-largest-11010010-median-raw.png</text:p>
          </table:table-cell>
          <table:table-cell office:value-type="string" calcext:value-type="string">
            <text:p>Serie de tiempo mensual variable PTPM_CON - estacion 11010010 - Top 5 <text:s/>maximos valores de la median - fuente datos <text:s/>crudos</text:p>
          </table:table-cell>
          <table:table-cell table:formula="of:=CONCATENATE(&quot;Serie de tiempo mensual variable &quot;;[.Q100];&quot; - estacion &quot;; [.S100]; &quot; - Top 5 &quot;;IF([.R100]=&quot;largest&quot;;&quot; maximos &quot;; &quot; minimos &quot;); &quot;valores de la &quot;;[.T100]; &quot; - fuente datos &quot;; IF([.U100]=&quot;fill&quot;;&quot; imputados&quot;;&quot; crudos&quot;))" office:value-type="string" office:string-value="Serie de tiempo mensual variable PTPM_CON - estacion 11010010 - Top 5  maximos valores de la median - fuente datos  crudos" calcext:value-type="string">
            <text:p>Serie de tiempo mensual variable PTPM_CON - estacion 11010010 - Top 5 <text:s/>maximos valores de la median - fuente datos <text:s/>cru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largest</text:p>
          </table:table-cell>
          <table:table-cell office:value-type="float" office:value="11010010" calcext:value-type="float">
            <text:p>1101001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PTPM_CON-largest-11010010-min-fill.png</text:p>
          </table:table-cell>
          <table:table-cell office:value-type="string" calcext:value-type="string">
            <text:p>Serie de tiempo mensual variable PTPM_CON - estacion 11010010 - Top 5 <text:s/>maximos valores de la min - fuente datos <text:s/>imputados</text:p>
          </table:table-cell>
          <table:table-cell table:formula="of:=CONCATENATE(&quot;Serie de tiempo mensual variable &quot;;[.Q101];&quot; - estacion &quot;; [.S101]; &quot; - Top 5 &quot;;IF([.R101]=&quot;largest&quot;;&quot; maximos &quot;; &quot; minimos &quot;); &quot;valores de la &quot;;[.T101]; &quot; - fuente datos &quot;; IF([.U101]=&quot;fill&quot;;&quot; imputados&quot;;&quot; crudos&quot;))" office:value-type="string" office:string-value="Serie de tiempo mensual variable PTPM_CON - estacion 11010010 - Top 5  maximos valores de la min - fuente datos  imputados" calcext:value-type="string">
            <text:p>Serie de tiempo mensual variable PTPM_CON - estacion 11010010 - Top 5 <text:s/>maximos valores de la min - fuente datos <text:s/>imputa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largest</text:p>
          </table:table-cell>
          <table:table-cell office:value-type="float" office:value="11010010" calcext:value-type="float">
            <text:p>1101001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PTPM_CON-largest-11010010-min-raw.png</text:p>
          </table:table-cell>
          <table:table-cell office:value-type="string" calcext:value-type="string">
            <text:p>Serie de tiempo mensual variable PTPM_CON - estacion 11010010 - Top 5 <text:s/>maximos valores de la min - fuente datos <text:s/>crudos</text:p>
          </table:table-cell>
          <table:table-cell table:formula="of:=CONCATENATE(&quot;Serie de tiempo mensual variable &quot;;[.Q102];&quot; - estacion &quot;; [.S102]; &quot; - Top 5 &quot;;IF([.R102]=&quot;largest&quot;;&quot; maximos &quot;; &quot; minimos &quot;); &quot;valores de la &quot;;[.T102]; &quot; - fuente datos &quot;; IF([.U102]=&quot;fill&quot;;&quot; imputados&quot;;&quot; crudos&quot;))" office:value-type="string" office:string-value="Serie de tiempo mensual variable PTPM_CON - estacion 11010010 - Top 5  maximos valores de la min - fuente datos  crudos" calcext:value-type="string">
            <text:p>Serie de tiempo mensual variable PTPM_CON - estacion 11010010 - Top 5 <text:s/>maximos valores de la min - fuente datos <text:s/>cru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largest</text:p>
          </table:table-cell>
          <table:table-cell office:value-type="float" office:value="11010010" calcext:value-type="float">
            <text:p>1101001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PTPM_CON-largest-11040010-max-fill.png</text:p>
          </table:table-cell>
          <table:table-cell office:value-type="string" calcext:value-type="string">
            <text:p>Serie de tiempo mensual variable PTPM_CON - estacion 11040010 - Top 5 <text:s/>maximos valores de la max - fuente datos <text:s/>imputados</text:p>
          </table:table-cell>
          <table:table-cell table:formula="of:=CONCATENATE(&quot;Serie de tiempo mensual variable &quot;;[.Q103];&quot; - estacion &quot;; [.S103]; &quot; - Top 5 &quot;;IF([.R103]=&quot;largest&quot;;&quot; maximos &quot;; &quot; minimos &quot;); &quot;valores de la &quot;;[.T103]; &quot; - fuente datos &quot;; IF([.U103]=&quot;fill&quot;;&quot; imputados&quot;;&quot; crudos&quot;))" office:value-type="string" office:string-value="Serie de tiempo mensual variable PTPM_CON - estacion 11040010 - Top 5  maximos valores de la max - fuente datos  imputados" calcext:value-type="string">
            <text:p>Serie de tiempo mensual variable PTPM_CON - estacion 11040010 - Top 5 <text:s/>maximos valores de la max - fuente datos <text:s/>imputa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largest</text:p>
          </table:table-cell>
          <table:table-cell office:value-type="float" office:value="11040010" calcext:value-type="float">
            <text:p>1104001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PTPM_CON-largest-11040010-max-raw.png</text:p>
          </table:table-cell>
          <table:table-cell office:value-type="string" calcext:value-type="string">
            <text:p>Serie de tiempo mensual variable PTPM_CON - estacion 11040010 - Top 5 <text:s/>maximos valores de la max - fuente datos <text:s/>crudos</text:p>
          </table:table-cell>
          <table:table-cell table:formula="of:=CONCATENATE(&quot;Serie de tiempo mensual variable &quot;;[.Q104];&quot; - estacion &quot;; [.S104]; &quot; - Top 5 &quot;;IF([.R104]=&quot;largest&quot;;&quot; maximos &quot;; &quot; minimos &quot;); &quot;valores de la &quot;;[.T104]; &quot; - fuente datos &quot;; IF([.U104]=&quot;fill&quot;;&quot; imputados&quot;;&quot; crudos&quot;))" office:value-type="string" office:string-value="Serie de tiempo mensual variable PTPM_CON - estacion 11040010 - Top 5  maximos valores de la max - fuente datos  crudos" calcext:value-type="string">
            <text:p>Serie de tiempo mensual variable PTPM_CON - estacion 11040010 - Top 5 <text:s/>maximos valores de la max - fuente datos <text:s/>cru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largest</text:p>
          </table:table-cell>
          <table:table-cell office:value-type="float" office:value="11040010" calcext:value-type="float">
            <text:p>1104001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PTPM_CON-largest-11040010-median-fill.png</text:p>
          </table:table-cell>
          <table:table-cell office:value-type="string" calcext:value-type="string">
            <text:p>Serie de tiempo mensual variable PTPM_CON - estacion 11040010 - Top 5 <text:s/>maximos valores de la median - fuente datos <text:s/>imputados</text:p>
          </table:table-cell>
          <table:table-cell table:formula="of:=CONCATENATE(&quot;Serie de tiempo mensual variable &quot;;[.Q105];&quot; - estacion &quot;; [.S105]; &quot; - Top 5 &quot;;IF([.R105]=&quot;largest&quot;;&quot; maximos &quot;; &quot; minimos &quot;); &quot;valores de la &quot;;[.T105]; &quot; - fuente datos &quot;; IF([.U105]=&quot;fill&quot;;&quot; imputados&quot;;&quot; crudos&quot;))" office:value-type="string" office:string-value="Serie de tiempo mensual variable PTPM_CON - estacion 11040010 - Top 5  maximos valores de la median - fuente datos  imputados" calcext:value-type="string">
            <text:p>Serie de tiempo mensual variable PTPM_CON - estacion 11040010 - Top 5 <text:s/>maximos valores de la median - fuente datos <text:s/>imputa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largest</text:p>
          </table:table-cell>
          <table:table-cell office:value-type="float" office:value="11040010" calcext:value-type="float">
            <text:p>1104001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PTPM_CON-largest-11040010-median-raw.png</text:p>
          </table:table-cell>
          <table:table-cell office:value-type="string" calcext:value-type="string">
            <text:p>Serie de tiempo mensual variable PTPM_CON - estacion 11040010 - Top 5 <text:s/>maximos valores de la median - fuente datos <text:s/>crudos</text:p>
          </table:table-cell>
          <table:table-cell table:formula="of:=CONCATENATE(&quot;Serie de tiempo mensual variable &quot;;[.Q106];&quot; - estacion &quot;; [.S106]; &quot; - Top 5 &quot;;IF([.R106]=&quot;largest&quot;;&quot; maximos &quot;; &quot; minimos &quot;); &quot;valores de la &quot;;[.T106]; &quot; - fuente datos &quot;; IF([.U106]=&quot;fill&quot;;&quot; imputados&quot;;&quot; crudos&quot;))" office:value-type="string" office:string-value="Serie de tiempo mensual variable PTPM_CON - estacion 11040010 - Top 5  maximos valores de la median - fuente datos  crudos" calcext:value-type="string">
            <text:p>Serie de tiempo mensual variable PTPM_CON - estacion 11040010 - Top 5 <text:s/>maximos valores de la median - fuente datos <text:s/>cru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largest</text:p>
          </table:table-cell>
          <table:table-cell office:value-type="float" office:value="11040010" calcext:value-type="float">
            <text:p>1104001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PTPM_CON-largest-26190090-min-fill.png</text:p>
          </table:table-cell>
          <table:table-cell office:value-type="string" calcext:value-type="string">
            <text:p>Serie de tiempo mensual variable PTPM_CON - estacion 26190090 - Top 5 <text:s/>maximos valores de la min - fuente datos <text:s/>imputados</text:p>
          </table:table-cell>
          <table:table-cell table:formula="of:=CONCATENATE(&quot;Serie de tiempo mensual variable &quot;;[.Q107];&quot; - estacion &quot;; [.S107]; &quot; - Top 5 &quot;;IF([.R107]=&quot;largest&quot;;&quot; maximos &quot;; &quot; minimos &quot;); &quot;valores de la &quot;;[.T107]; &quot; - fuente datos &quot;; IF([.U107]=&quot;fill&quot;;&quot; imputados&quot;;&quot; crudos&quot;))" office:value-type="string" office:string-value="Serie de tiempo mensual variable PTPM_CON - estacion 26190090 - Top 5  maximos valores de la min - fuente datos  imputados" calcext:value-type="string">
            <text:p>Serie de tiempo mensual variable PTPM_CON - estacion 26190090 - Top 5 <text:s/>maximos valores de la min - fuente datos <text:s/>imputa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largest</text:p>
          </table:table-cell>
          <table:table-cell office:value-type="float" office:value="26190090" calcext:value-type="float">
            <text:p>2619009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PTPM_CON-largest-26190090-min-raw.png</text:p>
          </table:table-cell>
          <table:table-cell office:value-type="string" calcext:value-type="string">
            <text:p>Serie de tiempo mensual variable PTPM_CON - estacion 26190090 - Top 5 <text:s/>maximos valores de la min - fuente datos <text:s/>crudos</text:p>
          </table:table-cell>
          <table:table-cell table:formula="of:=CONCATENATE(&quot;Serie de tiempo mensual variable &quot;;[.Q108];&quot; - estacion &quot;; [.S108]; &quot; - Top 5 &quot;;IF([.R108]=&quot;largest&quot;;&quot; maximos &quot;; &quot; minimos &quot;); &quot;valores de la &quot;;[.T108]; &quot; - fuente datos &quot;; IF([.U108]=&quot;fill&quot;;&quot; imputados&quot;;&quot; crudos&quot;))" office:value-type="string" office:string-value="Serie de tiempo mensual variable PTPM_CON - estacion 26190090 - Top 5  maximos valores de la min - fuente datos  crudos" calcext:value-type="string">
            <text:p>Serie de tiempo mensual variable PTPM_CON - estacion 26190090 - Top 5 <text:s/>maximos valores de la min - fuente datos <text:s/>cru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largest</text:p>
          </table:table-cell>
          <table:table-cell office:value-type="float" office:value="26190090" calcext:value-type="float">
            <text:p>2619009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PTPM_CON-largest-26190100-min-fill.png</text:p>
          </table:table-cell>
          <table:table-cell office:value-type="string" calcext:value-type="string">
            <text:p>Serie de tiempo mensual variable PTPM_CON - estacion 26190100 - Top 5 <text:s/>maximos valores de la min - fuente datos <text:s/>imputados</text:p>
          </table:table-cell>
          <table:table-cell table:formula="of:=CONCATENATE(&quot;Serie de tiempo mensual variable &quot;;[.Q109];&quot; - estacion &quot;; [.S109]; &quot; - Top 5 &quot;;IF([.R109]=&quot;largest&quot;;&quot; maximos &quot;; &quot; minimos &quot;); &quot;valores de la &quot;;[.T109]; &quot; - fuente datos &quot;; IF([.U109]=&quot;fill&quot;;&quot; imputados&quot;;&quot; crudos&quot;))" office:value-type="string" office:string-value="Serie de tiempo mensual variable PTPM_CON - estacion 26190100 - Top 5  maximos valores de la min - fuente datos  imputados" calcext:value-type="string">
            <text:p>Serie de tiempo mensual variable PTPM_CON - estacion 26190100 - Top 5 <text:s/>maximos valores de la min - fuente datos <text:s/>imputa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largest</text:p>
          </table:table-cell>
          <table:table-cell office:value-type="float" office:value="26190100" calcext:value-type="float">
            <text:p>2619010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PTPM_CON-largest-26190100-min-raw.png</text:p>
          </table:table-cell>
          <table:table-cell office:value-type="string" calcext:value-type="string">
            <text:p>Serie de tiempo mensual variable PTPM_CON - estacion 26190100 - Top 5 <text:s/>maximos valores de la min - fuente datos <text:s/>crudos</text:p>
          </table:table-cell>
          <table:table-cell table:formula="of:=CONCATENATE(&quot;Serie de tiempo mensual variable &quot;;[.Q110];&quot; - estacion &quot;; [.S110]; &quot; - Top 5 &quot;;IF([.R110]=&quot;largest&quot;;&quot; maximos &quot;; &quot; minimos &quot;); &quot;valores de la &quot;;[.T110]; &quot; - fuente datos &quot;; IF([.U110]=&quot;fill&quot;;&quot; imputados&quot;;&quot; crudos&quot;))" office:value-type="string" office:string-value="Serie de tiempo mensual variable PTPM_CON - estacion 26190100 - Top 5  maximos valores de la min - fuente datos  crudos" calcext:value-type="string">
            <text:p>Serie de tiempo mensual variable PTPM_CON - estacion 26190100 - Top 5 <text:s/>maximos valores de la min - fuente datos <text:s/>cru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largest</text:p>
          </table:table-cell>
          <table:table-cell office:value-type="float" office:value="26190100" calcext:value-type="float">
            <text:p>2619010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PTPM_CON-largest-26200120-min-fill.png</text:p>
          </table:table-cell>
          <table:table-cell office:value-type="string" calcext:value-type="string">
            <text:p>Serie de tiempo mensual variable PTPM_CON - estacion 26200120 - Top 5 <text:s/>maximos valores de la min - fuente datos <text:s/>imputados</text:p>
          </table:table-cell>
          <table:table-cell table:formula="of:=CONCATENATE(&quot;Serie de tiempo mensual variable &quot;;[.Q111];&quot; - estacion &quot;; [.S111]; &quot; - Top 5 &quot;;IF([.R111]=&quot;largest&quot;;&quot; maximos &quot;; &quot; minimos &quot;); &quot;valores de la &quot;;[.T111]; &quot; - fuente datos &quot;; IF([.U111]=&quot;fill&quot;;&quot; imputados&quot;;&quot; crudos&quot;))" office:value-type="string" office:string-value="Serie de tiempo mensual variable PTPM_CON - estacion 26200120 - Top 5  maximos valores de la min - fuente datos  imputados" calcext:value-type="string">
            <text:p>Serie de tiempo mensual variable PTPM_CON - estacion 26200120 - Top 5 <text:s/>maximos valores de la min - fuente datos <text:s/>imputa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largest</text:p>
          </table:table-cell>
          <table:table-cell office:value-type="float" office:value="26200120" calcext:value-type="float">
            <text:p>2620012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PTPM_CON-largest-26200120-min-raw.png</text:p>
          </table:table-cell>
          <table:table-cell office:value-type="string" calcext:value-type="string">
            <text:p>Serie de tiempo mensual variable PTPM_CON - estacion 26200120 - Top 5 <text:s/>maximos valores de la min - fuente datos <text:s/>crudos</text:p>
          </table:table-cell>
          <table:table-cell table:formula="of:=CONCATENATE(&quot;Serie de tiempo mensual variable &quot;;[.Q112];&quot; - estacion &quot;; [.S112]; &quot; - Top 5 &quot;;IF([.R112]=&quot;largest&quot;;&quot; maximos &quot;; &quot; minimos &quot;); &quot;valores de la &quot;;[.T112]; &quot; - fuente datos &quot;; IF([.U112]=&quot;fill&quot;;&quot; imputados&quot;;&quot; crudos&quot;))" office:value-type="string" office:string-value="Serie de tiempo mensual variable PTPM_CON - estacion 26200120 - Top 5  maximos valores de la min - fuente datos  crudos" calcext:value-type="string">
            <text:p>Serie de tiempo mensual variable PTPM_CON - estacion 26200120 - Top 5 <text:s/>maximos valores de la min - fuente datos <text:s/>cru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largest</text:p>
          </table:table-cell>
          <table:table-cell office:value-type="float" office:value="26200120" calcext:value-type="float">
            <text:p>2620012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PTPM_CON-largest-51020010-median-fill.png</text:p>
          </table:table-cell>
          <table:table-cell office:value-type="string" calcext:value-type="string">
            <text:p>Serie de tiempo mensual variable PTPM_CON - estacion 51020010 - Top 5 <text:s/>maximos valores de la median - fuente datos <text:s/>imputados</text:p>
          </table:table-cell>
          <table:table-cell table:formula="of:=CONCATENATE(&quot;Serie de tiempo mensual variable &quot;;[.Q113];&quot; - estacion &quot;; [.S113]; &quot; - Top 5 &quot;;IF([.R113]=&quot;largest&quot;;&quot; maximos &quot;; &quot; minimos &quot;); &quot;valores de la &quot;;[.T113]; &quot; - fuente datos &quot;; IF([.U113]=&quot;fill&quot;;&quot; imputados&quot;;&quot; crudos&quot;))" office:value-type="string" office:string-value="Serie de tiempo mensual variable PTPM_CON - estacion 51020010 - Top 5  maximos valores de la median - fuente datos  imputados" calcext:value-type="string">
            <text:p>Serie de tiempo mensual variable PTPM_CON - estacion 51020010 - Top 5 <text:s/>maximos valores de la median - fuente datos <text:s/>imputa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largest</text:p>
          </table:table-cell>
          <table:table-cell office:value-type="float" office:value="51020010" calcext:value-type="float">
            <text:p>5102001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PTPM_CON-largest-51020010-median-raw.png</text:p>
          </table:table-cell>
          <table:table-cell office:value-type="string" calcext:value-type="string">
            <text:p>Serie de tiempo mensual variable PTPM_CON - estacion 51020010 - Top 5 <text:s/>maximos valores de la median - fuente datos <text:s/>crudos</text:p>
          </table:table-cell>
          <table:table-cell table:formula="of:=CONCATENATE(&quot;Serie de tiempo mensual variable &quot;;[.Q114];&quot; - estacion &quot;; [.S114]; &quot; - Top 5 &quot;;IF([.R114]=&quot;largest&quot;;&quot; maximos &quot;; &quot; minimos &quot;); &quot;valores de la &quot;;[.T114]; &quot; - fuente datos &quot;; IF([.U114]=&quot;fill&quot;;&quot; imputados&quot;;&quot; crudos&quot;))" office:value-type="string" office:string-value="Serie de tiempo mensual variable PTPM_CON - estacion 51020010 - Top 5  maximos valores de la median - fuente datos  crudos" calcext:value-type="string">
            <text:p>Serie de tiempo mensual variable PTPM_CON - estacion 51020010 - Top 5 <text:s/>maximos valores de la median - fuente datos <text:s/>cru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largest</text:p>
          </table:table-cell>
          <table:table-cell office:value-type="float" office:value="51020010" calcext:value-type="float">
            <text:p>5102001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PTPM_CON-largest-51020010-min-fill.png</text:p>
          </table:table-cell>
          <table:table-cell office:value-type="string" calcext:value-type="string">
            <text:p>Serie de tiempo mensual variable PTPM_CON - estacion 51020010 - Top 5 <text:s/>maximos valores de la min - fuente datos <text:s/>imputados</text:p>
          </table:table-cell>
          <table:table-cell table:formula="of:=CONCATENATE(&quot;Serie de tiempo mensual variable &quot;;[.Q115];&quot; - estacion &quot;; [.S115]; &quot; - Top 5 &quot;;IF([.R115]=&quot;largest&quot;;&quot; maximos &quot;; &quot; minimos &quot;); &quot;valores de la &quot;;[.T115]; &quot; - fuente datos &quot;; IF([.U115]=&quot;fill&quot;;&quot; imputados&quot;;&quot; crudos&quot;))" office:value-type="string" office:string-value="Serie de tiempo mensual variable PTPM_CON - estacion 51020010 - Top 5  maximos valores de la min - fuente datos  imputados" calcext:value-type="string">
            <text:p>Serie de tiempo mensual variable PTPM_CON - estacion 51020010 - Top 5 <text:s/>maximos valores de la min - fuente datos <text:s/>imputa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largest</text:p>
          </table:table-cell>
          <table:table-cell office:value-type="float" office:value="51020010" calcext:value-type="float">
            <text:p>5102001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PTPM_CON-largest-51020010-min-raw.png</text:p>
          </table:table-cell>
          <table:table-cell office:value-type="string" calcext:value-type="string">
            <text:p>Serie de tiempo mensual variable PTPM_CON - estacion 51020010 - Top 5 <text:s/>maximos valores de la min - fuente datos <text:s/>crudos</text:p>
          </table:table-cell>
          <table:table-cell table:formula="of:=CONCATENATE(&quot;Serie de tiempo mensual variable &quot;;[.Q116];&quot; - estacion &quot;; [.S116]; &quot; - Top 5 &quot;;IF([.R116]=&quot;largest&quot;;&quot; maximos &quot;; &quot; minimos &quot;); &quot;valores de la &quot;;[.T116]; &quot; - fuente datos &quot;; IF([.U116]=&quot;fill&quot;;&quot; imputados&quot;;&quot; crudos&quot;))" office:value-type="string" office:string-value="Serie de tiempo mensual variable PTPM_CON - estacion 51020010 - Top 5  maximos valores de la min - fuente datos  crudos" calcext:value-type="string">
            <text:p>Serie de tiempo mensual variable PTPM_CON - estacion 51020010 - Top 5 <text:s/>maximos valores de la min - fuente datos <text:s/>cru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largest</text:p>
          </table:table-cell>
          <table:table-cell office:value-type="float" office:value="51020010" calcext:value-type="float">
            <text:p>5102001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PTPM_CON-largest-53070050-max-fill.png</text:p>
          </table:table-cell>
          <table:table-cell office:value-type="string" calcext:value-type="string">
            <text:p>Serie de tiempo mensual variable PTPM_CON - estacion 53070050 - Top 5 <text:s/>maximos valores de la max - fuente datos <text:s/>imputados</text:p>
          </table:table-cell>
          <table:table-cell table:formula="of:=CONCATENATE(&quot;Serie de tiempo mensual variable &quot;;[.Q117];&quot; - estacion &quot;; [.S117]; &quot; - Top 5 &quot;;IF([.R117]=&quot;largest&quot;;&quot; maximos &quot;; &quot; minimos &quot;); &quot;valores de la &quot;;[.T117]; &quot; - fuente datos &quot;; IF([.U117]=&quot;fill&quot;;&quot; imputados&quot;;&quot; crudos&quot;))" office:value-type="string" office:string-value="Serie de tiempo mensual variable PTPM_CON - estacion 53070050 - Top 5  maximos valores de la max - fuente datos  imputados" calcext:value-type="string">
            <text:p>Serie de tiempo mensual variable PTPM_CON - estacion 53070050 - Top 5 <text:s/>maximos valores de la max - fuente datos <text:s/>imputa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largest</text:p>
          </table:table-cell>
          <table:table-cell office:value-type="float" office:value="53070050" calcext:value-type="float">
            <text:p>5307005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PTPM_CON-largest-53070050-max-raw.png</text:p>
          </table:table-cell>
          <table:table-cell office:value-type="string" calcext:value-type="string">
            <text:p>Serie de tiempo mensual variable PTPM_CON - estacion 53070050 - Top 5 <text:s/>maximos valores de la max - fuente datos <text:s/>crudos</text:p>
          </table:table-cell>
          <table:table-cell table:formula="of:=CONCATENATE(&quot;Serie de tiempo mensual variable &quot;;[.Q118];&quot; - estacion &quot;; [.S118]; &quot; - Top 5 &quot;;IF([.R118]=&quot;largest&quot;;&quot; maximos &quot;; &quot; minimos &quot;); &quot;valores de la &quot;;[.T118]; &quot; - fuente datos &quot;; IF([.U118]=&quot;fill&quot;;&quot; imputados&quot;;&quot; crudos&quot;))" office:value-type="string" office:string-value="Serie de tiempo mensual variable PTPM_CON - estacion 53070050 - Top 5  maximos valores de la max - fuente datos  crudos" calcext:value-type="string">
            <text:p>Serie de tiempo mensual variable PTPM_CON - estacion 53070050 - Top 5 <text:s/>maximos valores de la max - fuente datos <text:s/>cru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largest</text:p>
          </table:table-cell>
          <table:table-cell office:value-type="float" office:value="53070050" calcext:value-type="float">
            <text:p>5307005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PTPM_CON-largest-53080020-max-fill.png</text:p>
          </table:table-cell>
          <table:table-cell office:value-type="string" calcext:value-type="string">
            <text:p>Serie de tiempo mensual variable PTPM_CON - estacion 53080020 - Top 5 <text:s/>maximos valores de la max - fuente datos <text:s/>imputados</text:p>
          </table:table-cell>
          <table:table-cell table:formula="of:=CONCATENATE(&quot;Serie de tiempo mensual variable &quot;;[.Q119];&quot; - estacion &quot;; [.S119]; &quot; - Top 5 &quot;;IF([.R119]=&quot;largest&quot;;&quot; maximos &quot;; &quot; minimos &quot;); &quot;valores de la &quot;;[.T119]; &quot; - fuente datos &quot;; IF([.U119]=&quot;fill&quot;;&quot; imputados&quot;;&quot; crudos&quot;))" office:value-type="string" office:string-value="Serie de tiempo mensual variable PTPM_CON - estacion 53080020 - Top 5  maximos valores de la max - fuente datos  imputados" calcext:value-type="string">
            <text:p>Serie de tiempo mensual variable PTPM_CON - estacion 53080020 - Top 5 <text:s/>maximos valores de la max - fuente datos <text:s/>imputa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largest</text:p>
          </table:table-cell>
          <table:table-cell office:value-type="float" office:value="53080020" calcext:value-type="float">
            <text:p>5308002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PTPM_CON-largest-53080020-max-raw.png</text:p>
          </table:table-cell>
          <table:table-cell office:value-type="string" calcext:value-type="string">
            <text:p>Serie de tiempo mensual variable PTPM_CON - estacion 53080020 - Top 5 <text:s/>maximos valores de la max - fuente datos <text:s/>crudos</text:p>
          </table:table-cell>
          <table:table-cell table:formula="of:=CONCATENATE(&quot;Serie de tiempo mensual variable &quot;;[.Q120];&quot; - estacion &quot;; [.S120]; &quot; - Top 5 &quot;;IF([.R120]=&quot;largest&quot;;&quot; maximos &quot;; &quot; minimos &quot;); &quot;valores de la &quot;;[.T120]; &quot; - fuente datos &quot;; IF([.U120]=&quot;fill&quot;;&quot; imputados&quot;;&quot; crudos&quot;))" office:value-type="string" office:string-value="Serie de tiempo mensual variable PTPM_CON - estacion 53080020 - Top 5  maximos valores de la max - fuente datos  crudos" calcext:value-type="string">
            <text:p>Serie de tiempo mensual variable PTPM_CON - estacion 53080020 - Top 5 <text:s/>maximos valores de la max - fuente datos <text:s/>cru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largest</text:p>
          </table:table-cell>
          <table:table-cell office:value-type="float" office:value="53080020" calcext:value-type="float">
            <text:p>5308002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PTPM_CON-largest-53080020-median-fill.png</text:p>
          </table:table-cell>
          <table:table-cell office:value-type="string" calcext:value-type="string">
            <text:p>Serie de tiempo mensual variable PTPM_CON - estacion 53080020 - Top 5 <text:s/>maximos valores de la median - fuente datos <text:s/>imputados</text:p>
          </table:table-cell>
          <table:table-cell table:formula="of:=CONCATENATE(&quot;Serie de tiempo mensual variable &quot;;[.Q121];&quot; - estacion &quot;; [.S121]; &quot; - Top 5 &quot;;IF([.R121]=&quot;largest&quot;;&quot; maximos &quot;; &quot; minimos &quot;); &quot;valores de la &quot;;[.T121]; &quot; - fuente datos &quot;; IF([.U121]=&quot;fill&quot;;&quot; imputados&quot;;&quot; crudos&quot;))" office:value-type="string" office:string-value="Serie de tiempo mensual variable PTPM_CON - estacion 53080020 - Top 5  maximos valores de la median - fuente datos  imputados" calcext:value-type="string">
            <text:p>Serie de tiempo mensual variable PTPM_CON - estacion 53080020 - Top 5 <text:s/>maximos valores de la median - fuente datos <text:s/>imputa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largest</text:p>
          </table:table-cell>
          <table:table-cell office:value-type="float" office:value="53080020" calcext:value-type="float">
            <text:p>5308002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PTPM_CON-largest-53080020-median-raw.png</text:p>
          </table:table-cell>
          <table:table-cell office:value-type="string" calcext:value-type="string">
            <text:p>Serie de tiempo mensual variable PTPM_CON - estacion 53080020 - Top 5 <text:s/>maximos valores de la median - fuente datos <text:s/>crudos</text:p>
          </table:table-cell>
          <table:table-cell table:formula="of:=CONCATENATE(&quot;Serie de tiempo mensual variable &quot;;[.Q122];&quot; - estacion &quot;; [.S122]; &quot; - Top 5 &quot;;IF([.R122]=&quot;largest&quot;;&quot; maximos &quot;; &quot; minimos &quot;); &quot;valores de la &quot;;[.T122]; &quot; - fuente datos &quot;; IF([.U122]=&quot;fill&quot;;&quot; imputados&quot;;&quot; crudos&quot;))" office:value-type="string" office:string-value="Serie de tiempo mensual variable PTPM_CON - estacion 53080020 - Top 5  maximos valores de la median - fuente datos  crudos" calcext:value-type="string">
            <text:p>Serie de tiempo mensual variable PTPM_CON - estacion 53080020 - Top 5 <text:s/>maximos valores de la median - fuente datos <text:s/>cru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largest</text:p>
          </table:table-cell>
          <table:table-cell office:value-type="float" office:value="53080020" calcext:value-type="float">
            <text:p>5308002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PTPM_CON-largest-54020080-max-fill.png</text:p>
          </table:table-cell>
          <table:table-cell office:value-type="string" calcext:value-type="string">
            <text:p>Serie de tiempo mensual variable PTPM_CON - estacion 54020080 - Top 5 <text:s/>maximos valores de la max - fuente datos <text:s/>imputados</text:p>
          </table:table-cell>
          <table:table-cell table:formula="of:=CONCATENATE(&quot;Serie de tiempo mensual variable &quot;;[.Q123];&quot; - estacion &quot;; [.S123]; &quot; - Top 5 &quot;;IF([.R123]=&quot;largest&quot;;&quot; maximos &quot;; &quot; minimos &quot;); &quot;valores de la &quot;;[.T123]; &quot; - fuente datos &quot;; IF([.U123]=&quot;fill&quot;;&quot; imputados&quot;;&quot; crudos&quot;))" office:value-type="string" office:string-value="Serie de tiempo mensual variable PTPM_CON - estacion 54020080 - Top 5  maximos valores de la max - fuente datos  imputados" calcext:value-type="string">
            <text:p>Serie de tiempo mensual variable PTPM_CON - estacion 54020080 - Top 5 <text:s/>maximos valores de la max - fuente datos <text:s/>imputa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largest</text:p>
          </table:table-cell>
          <table:table-cell office:value-type="float" office:value="54020080" calcext:value-type="float">
            <text:p>5402008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PTPM_CON-largest-54020080-max-raw.png</text:p>
          </table:table-cell>
          <table:table-cell office:value-type="string" calcext:value-type="string">
            <text:p>Serie de tiempo mensual variable PTPM_CON - estacion 54020080 - Top 5 <text:s/>maximos valores de la max - fuente datos <text:s/>crudos</text:p>
          </table:table-cell>
          <table:table-cell table:formula="of:=CONCATENATE(&quot;Serie de tiempo mensual variable &quot;;[.Q124];&quot; - estacion &quot;; [.S124]; &quot; - Top 5 &quot;;IF([.R124]=&quot;largest&quot;;&quot; maximos &quot;; &quot; minimos &quot;); &quot;valores de la &quot;;[.T124]; &quot; - fuente datos &quot;; IF([.U124]=&quot;fill&quot;;&quot; imputados&quot;;&quot; crudos&quot;))" office:value-type="string" office:string-value="Serie de tiempo mensual variable PTPM_CON - estacion 54020080 - Top 5  maximos valores de la max - fuente datos  crudos" calcext:value-type="string">
            <text:p>Serie de tiempo mensual variable PTPM_CON - estacion 54020080 - Top 5 <text:s/>maximos valores de la max - fuente datos <text:s/>cru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largest</text:p>
          </table:table-cell>
          <table:table-cell office:value-type="float" office:value="54020080" calcext:value-type="float">
            <text:p>5402008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PTPM_CON-largest-54020080-median-fill.png</text:p>
          </table:table-cell>
          <table:table-cell office:value-type="string" calcext:value-type="string">
            <text:p>Serie de tiempo mensual variable PTPM_CON - estacion 54020080 - Top 5 <text:s/>maximos valores de la median - fuente datos <text:s/>imputados</text:p>
          </table:table-cell>
          <table:table-cell table:formula="of:=CONCATENATE(&quot;Serie de tiempo mensual variable &quot;;[.Q125];&quot; - estacion &quot;; [.S125]; &quot; - Top 5 &quot;;IF([.R125]=&quot;largest&quot;;&quot; maximos &quot;; &quot; minimos &quot;); &quot;valores de la &quot;;[.T125]; &quot; - fuente datos &quot;; IF([.U125]=&quot;fill&quot;;&quot; imputados&quot;;&quot; crudos&quot;))" office:value-type="string" office:string-value="Serie de tiempo mensual variable PTPM_CON - estacion 54020080 - Top 5  maximos valores de la median - fuente datos  imputados" calcext:value-type="string">
            <text:p>Serie de tiempo mensual variable PTPM_CON - estacion 54020080 - Top 5 <text:s/>maximos valores de la median - fuente datos <text:s/>imputa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largest</text:p>
          </table:table-cell>
          <table:table-cell office:value-type="float" office:value="54020080" calcext:value-type="float">
            <text:p>5402008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PTPM_CON-largest-54020080-median-raw.png</text:p>
          </table:table-cell>
          <table:table-cell office:value-type="string" calcext:value-type="string">
            <text:p>Serie de tiempo mensual variable PTPM_CON - estacion 54020080 - Top 5 <text:s/>maximos valores de la median - fuente datos <text:s/>crudos</text:p>
          </table:table-cell>
          <table:table-cell table:formula="of:=CONCATENATE(&quot;Serie de tiempo mensual variable &quot;;[.Q126];&quot; - estacion &quot;; [.S126]; &quot; - Top 5 &quot;;IF([.R126]=&quot;largest&quot;;&quot; maximos &quot;; &quot; minimos &quot;); &quot;valores de la &quot;;[.T126]; &quot; - fuente datos &quot;; IF([.U126]=&quot;fill&quot;;&quot; imputados&quot;;&quot; crudos&quot;))" office:value-type="string" office:string-value="Serie de tiempo mensual variable PTPM_CON - estacion 54020080 - Top 5  maximos valores de la median - fuente datos  crudos" calcext:value-type="string">
            <text:p>Serie de tiempo mensual variable PTPM_CON - estacion 54020080 - Top 5 <text:s/>maximos valores de la median - fuente datos <text:s/>cru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largest</text:p>
          </table:table-cell>
          <table:table-cell office:value-type="float" office:value="54020080" calcext:value-type="float">
            <text:p>5402008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PTPM_CON-smallest-11010010-min-fill.png</text:p>
          </table:table-cell>
          <table:table-cell office:value-type="string" calcext:value-type="string">
            <text:p>Serie de tiempo mensual variable PTPM_CON - estacion 11010010 - Top 5 <text:s/>minimos valores de la min - fuente datos <text:s/>imputados</text:p>
          </table:table-cell>
          <table:table-cell table:formula="of:=CONCATENATE(&quot;Serie de tiempo mensual variable &quot;;[.Q127];&quot; - estacion &quot;; [.S127]; &quot; - Top 5 &quot;;IF([.R127]=&quot;largest&quot;;&quot; maximos &quot;; &quot; minimos &quot;); &quot;valores de la &quot;;[.T127]; &quot; - fuente datos &quot;; IF([.U127]=&quot;fill&quot;;&quot; imputados&quot;;&quot; crudos&quot;))" office:value-type="string" office:string-value="Serie de tiempo mensual variable PTPM_CON - estacion 11010010 - Top 5  minimos valores de la min - fuente datos  imputados" calcext:value-type="string">
            <text:p>Serie de tiempo mensual variable PTPM_CON - estacion 11010010 - Top 5 <text:s/>minimos valores de la min - fuente datos <text:s/>imputa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smallest</text:p>
          </table:table-cell>
          <table:table-cell office:value-type="float" office:value="11010010" calcext:value-type="float">
            <text:p>1101001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PTPM_CON-smallest-11010010-min-raw.png</text:p>
          </table:table-cell>
          <table:table-cell office:value-type="string" calcext:value-type="string">
            <text:p>Serie de tiempo mensual variable PTPM_CON - estacion 11010010 - Top 5 <text:s/>minimos valores de la min - fuente datos <text:s/>crudos</text:p>
          </table:table-cell>
          <table:table-cell table:formula="of:=CONCATENATE(&quot;Serie de tiempo mensual variable &quot;;[.Q128];&quot; - estacion &quot;; [.S128]; &quot; - Top 5 &quot;;IF([.R128]=&quot;largest&quot;;&quot; maximos &quot;; &quot; minimos &quot;); &quot;valores de la &quot;;[.T128]; &quot; - fuente datos &quot;; IF([.U128]=&quot;fill&quot;;&quot; imputados&quot;;&quot; crudos&quot;))" office:value-type="string" office:string-value="Serie de tiempo mensual variable PTPM_CON - estacion 11010010 - Top 5  minimos valores de la min - fuente datos  crudos" calcext:value-type="string">
            <text:p>Serie de tiempo mensual variable PTPM_CON - estacion 11010010 - Top 5 <text:s/>minimos valores de la min - fuente datos <text:s/>cru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smallest</text:p>
          </table:table-cell>
          <table:table-cell office:value-type="float" office:value="11010010" calcext:value-type="float">
            <text:p>1101001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PTPM_CON-smallest-15070010-max-fill.png</text:p>
          </table:table-cell>
          <table:table-cell office:value-type="string" calcext:value-type="string">
            <text:p>Serie de tiempo mensual variable PTPM_CON - estacion 15070010 - Top 5 <text:s/>minimos valores de la max - fuente datos <text:s/>imputados</text:p>
          </table:table-cell>
          <table:table-cell table:formula="of:=CONCATENATE(&quot;Serie de tiempo mensual variable &quot;;[.Q129];&quot; - estacion &quot;; [.S129]; &quot; - Top 5 &quot;;IF([.R129]=&quot;largest&quot;;&quot; maximos &quot;; &quot; minimos &quot;); &quot;valores de la &quot;;[.T129]; &quot; - fuente datos &quot;; IF([.U129]=&quot;fill&quot;;&quot; imputados&quot;;&quot; crudos&quot;))" office:value-type="string" office:string-value="Serie de tiempo mensual variable PTPM_CON - estacion 15070010 - Top 5  minimos valores de la max - fuente datos  imputados" calcext:value-type="string">
            <text:p>Serie de tiempo mensual variable PTPM_CON - estacion 15070010 - Top 5 <text:s/>minimos valores de la max - fuente datos <text:s/>imputa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smallest</text:p>
          </table:table-cell>
          <table:table-cell office:value-type="float" office:value="15070010" calcext:value-type="float">
            <text:p>1507001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PTPM_CON-smallest-15070010-max-raw.png</text:p>
          </table:table-cell>
          <table:table-cell office:value-type="string" calcext:value-type="string">
            <text:p>Serie de tiempo mensual variable PTPM_CON - estacion 15070010 - Top 5 <text:s/>minimos valores de la max - fuente datos <text:s/>crudos</text:p>
          </table:table-cell>
          <table:table-cell table:formula="of:=CONCATENATE(&quot;Serie de tiempo mensual variable &quot;;[.Q130];&quot; - estacion &quot;; [.S130]; &quot; - Top 5 &quot;;IF([.R130]=&quot;largest&quot;;&quot; maximos &quot;; &quot; minimos &quot;); &quot;valores de la &quot;;[.T130]; &quot; - fuente datos &quot;; IF([.U130]=&quot;fill&quot;;&quot; imputados&quot;;&quot; crudos&quot;))" office:value-type="string" office:string-value="Serie de tiempo mensual variable PTPM_CON - estacion 15070010 - Top 5  minimos valores de la max - fuente datos  crudos" calcext:value-type="string">
            <text:p>Serie de tiempo mensual variable PTPM_CON - estacion 15070010 - Top 5 <text:s/>minimos valores de la max - fuente datos <text:s/>cru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smallest</text:p>
          </table:table-cell>
          <table:table-cell office:value-type="float" office:value="15070010" calcext:value-type="float">
            <text:p>1507001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PTPM_CON-smallest-15070070-max-fill.png</text:p>
          </table:table-cell>
          <table:table-cell office:value-type="string" calcext:value-type="string">
            <text:p>Serie de tiempo mensual variable PTPM_CON - estacion 15070070 - Top 5 <text:s/>minimos valores de la max - fuente datos <text:s/>imputados</text:p>
          </table:table-cell>
          <table:table-cell table:formula="of:=CONCATENATE(&quot;Serie de tiempo mensual variable &quot;;[.Q131];&quot; - estacion &quot;; [.S131]; &quot; - Top 5 &quot;;IF([.R131]=&quot;largest&quot;;&quot; maximos &quot;; &quot; minimos &quot;); &quot;valores de la &quot;;[.T131]; &quot; - fuente datos &quot;; IF([.U131]=&quot;fill&quot;;&quot; imputados&quot;;&quot; crudos&quot;))" office:value-type="string" office:string-value="Serie de tiempo mensual variable PTPM_CON - estacion 15070070 - Top 5  minimos valores de la max - fuente datos  imputados" calcext:value-type="string">
            <text:p>Serie de tiempo mensual variable PTPM_CON - estacion 15070070 - Top 5 <text:s/>minimos valores de la max - fuente datos <text:s/>imputa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smallest</text:p>
          </table:table-cell>
          <table:table-cell office:value-type="float" office:value="15070070" calcext:value-type="float">
            <text:p>1507007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PTPM_CON-smallest-15070070-max-raw.png</text:p>
          </table:table-cell>
          <table:table-cell office:value-type="string" calcext:value-type="string">
            <text:p>Serie de tiempo mensual variable PTPM_CON - estacion 15070070 - Top 5 <text:s/>minimos valores de la max - fuente datos <text:s/>crudos</text:p>
          </table:table-cell>
          <table:table-cell table:formula="of:=CONCATENATE(&quot;Serie de tiempo mensual variable &quot;;[.Q132];&quot; - estacion &quot;; [.S132]; &quot; - Top 5 &quot;;IF([.R132]=&quot;largest&quot;;&quot; maximos &quot;; &quot; minimos &quot;); &quot;valores de la &quot;;[.T132]; &quot; - fuente datos &quot;; IF([.U132]=&quot;fill&quot;;&quot; imputados&quot;;&quot; crudos&quot;))" office:value-type="string" office:string-value="Serie de tiempo mensual variable PTPM_CON - estacion 15070070 - Top 5  minimos valores de la max - fuente datos  crudos" calcext:value-type="string">
            <text:p>Serie de tiempo mensual variable PTPM_CON - estacion 15070070 - Top 5 <text:s/>minimos valores de la max - fuente datos <text:s/>cru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smallest</text:p>
          </table:table-cell>
          <table:table-cell office:value-type="float" office:value="15070070" calcext:value-type="float">
            <text:p>1507007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PTPM_CON-smallest-15070190-max-fill.png</text:p>
          </table:table-cell>
          <table:table-cell office:value-type="string" calcext:value-type="string">
            <text:p>Serie de tiempo mensual variable PTPM_CON - estacion 15070190 - Top 5 <text:s/>minimos valores de la max - fuente datos <text:s/>imputados</text:p>
          </table:table-cell>
          <table:table-cell table:formula="of:=CONCATENATE(&quot;Serie de tiempo mensual variable &quot;;[.Q133];&quot; - estacion &quot;; [.S133]; &quot; - Top 5 &quot;;IF([.R133]=&quot;largest&quot;;&quot; maximos &quot;; &quot; minimos &quot;); &quot;valores de la &quot;;[.T133]; &quot; - fuente datos &quot;; IF([.U133]=&quot;fill&quot;;&quot; imputados&quot;;&quot; crudos&quot;))" office:value-type="string" office:string-value="Serie de tiempo mensual variable PTPM_CON - estacion 15070190 - Top 5  minimos valores de la max - fuente datos  imputados" calcext:value-type="string">
            <text:p>Serie de tiempo mensual variable PTPM_CON - estacion 15070190 - Top 5 <text:s/>minimos valores de la max - fuente datos <text:s/>imputa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smallest</text:p>
          </table:table-cell>
          <table:table-cell office:value-type="float" office:value="15070190" calcext:value-type="float">
            <text:p>1507019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PTPM_CON-smallest-15070240-max-raw.png</text:p>
          </table:table-cell>
          <table:table-cell office:value-type="string" calcext:value-type="string">
            <text:p>Serie de tiempo mensual variable PTPM_CON - estacion 15070240 - Top 5 <text:s/>minimos valores de la max - fuente datos <text:s/>crudos</text:p>
          </table:table-cell>
          <table:table-cell table:formula="of:=CONCATENATE(&quot;Serie de tiempo mensual variable &quot;;[.Q134];&quot; - estacion &quot;; [.S134]; &quot; - Top 5 &quot;;IF([.R134]=&quot;largest&quot;;&quot; maximos &quot;; &quot; minimos &quot;); &quot;valores de la &quot;;[.T134]; &quot; - fuente datos &quot;; IF([.U134]=&quot;fill&quot;;&quot; imputados&quot;;&quot; crudos&quot;))" office:value-type="string" office:string-value="Serie de tiempo mensual variable PTPM_CON - estacion 15070240 - Top 5  minimos valores de la max - fuente datos  crudos" calcext:value-type="string">
            <text:p>Serie de tiempo mensual variable PTPM_CON - estacion 15070240 - Top 5 <text:s/>minimos valores de la max - fuente datos <text:s/>cru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smallest</text:p>
          </table:table-cell>
          <table:table-cell office:value-type="float" office:value="15070240" calcext:value-type="float">
            <text:p>1507024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PTPM_CON-smallest-15080010-max-fill.png</text:p>
          </table:table-cell>
          <table:table-cell office:value-type="string" calcext:value-type="string">
            <text:p>Serie de tiempo mensual variable PTPM_CON - estacion 15080010 - Top 5 <text:s/>minimos valores de la max - fuente datos <text:s/>imputados</text:p>
          </table:table-cell>
          <table:table-cell table:formula="of:=CONCATENATE(&quot;Serie de tiempo mensual variable &quot;;[.Q135];&quot; - estacion &quot;; [.S135]; &quot; - Top 5 &quot;;IF([.R135]=&quot;largest&quot;;&quot; maximos &quot;; &quot; minimos &quot;); &quot;valores de la &quot;;[.T135]; &quot; - fuente datos &quot;; IF([.U135]=&quot;fill&quot;;&quot; imputados&quot;;&quot; crudos&quot;))" office:value-type="string" office:string-value="Serie de tiempo mensual variable PTPM_CON - estacion 15080010 - Top 5  minimos valores de la max - fuente datos  imputados" calcext:value-type="string">
            <text:p>Serie de tiempo mensual variable PTPM_CON - estacion 15080010 - Top 5 <text:s/>minimos valores de la max - fuente datos <text:s/>imputa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smallest</text:p>
          </table:table-cell>
          <table:table-cell office:value-type="float" office:value="15080010" calcext:value-type="float">
            <text:p>1508001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PTPM_CON-smallest-15080010-max-raw.png</text:p>
          </table:table-cell>
          <table:table-cell office:value-type="string" calcext:value-type="string">
            <text:p>Serie de tiempo mensual variable PTPM_CON - estacion 15080010 - Top 5 <text:s/>minimos valores de la max - fuente datos <text:s/>crudos</text:p>
          </table:table-cell>
          <table:table-cell table:formula="of:=CONCATENATE(&quot;Serie de tiempo mensual variable &quot;;[.Q136];&quot; - estacion &quot;; [.S136]; &quot; - Top 5 &quot;;IF([.R136]=&quot;largest&quot;;&quot; maximos &quot;; &quot; minimos &quot;); &quot;valores de la &quot;;[.T136]; &quot; - fuente datos &quot;; IF([.U136]=&quot;fill&quot;;&quot; imputados&quot;;&quot; crudos&quot;))" office:value-type="string" office:string-value="Serie de tiempo mensual variable PTPM_CON - estacion 15080010 - Top 5  minimos valores de la max - fuente datos  crudos" calcext:value-type="string">
            <text:p>Serie de tiempo mensual variable PTPM_CON - estacion 15080010 - Top 5 <text:s/>minimos valores de la max - fuente datos <text:s/>cru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smallest</text:p>
          </table:table-cell>
          <table:table-cell office:value-type="float" office:value="15080010" calcext:value-type="float">
            <text:p>1508001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PTPM_CON-smallest-15080040-max-fill.png</text:p>
          </table:table-cell>
          <table:table-cell office:value-type="string" calcext:value-type="string">
            <text:p>Serie de tiempo mensual variable PTPM_CON - estacion 15080040 - Top 5 <text:s/>minimos valores de la max - fuente datos <text:s/>imputados</text:p>
          </table:table-cell>
          <table:table-cell table:formula="of:=CONCATENATE(&quot;Serie de tiempo mensual variable &quot;;[.Q137];&quot; - estacion &quot;; [.S137]; &quot; - Top 5 &quot;;IF([.R137]=&quot;largest&quot;;&quot; maximos &quot;; &quot; minimos &quot;); &quot;valores de la &quot;;[.T137]; &quot; - fuente datos &quot;; IF([.U137]=&quot;fill&quot;;&quot; imputados&quot;;&quot; crudos&quot;))" office:value-type="string" office:string-value="Serie de tiempo mensual variable PTPM_CON - estacion 15080040 - Top 5  minimos valores de la max - fuente datos  imputados" calcext:value-type="string">
            <text:p>Serie de tiempo mensual variable PTPM_CON - estacion 15080040 - Top 5 <text:s/>minimos valores de la max - fuente datos <text:s/>imputa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smallest</text:p>
          </table:table-cell>
          <table:table-cell office:value-type="float" office:value="15080040" calcext:value-type="float">
            <text:p>1508004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PTPM_CON-smallest-15080090-max-raw.png</text:p>
          </table:table-cell>
          <table:table-cell office:value-type="string" calcext:value-type="string">
            <text:p>Serie de tiempo mensual variable PTPM_CON - estacion 15080090 - Top 5 <text:s/>minimos valores de la max - fuente datos <text:s/>crudos</text:p>
          </table:table-cell>
          <table:table-cell table:formula="of:=CONCATENATE(&quot;Serie de tiempo mensual variable &quot;;[.Q138];&quot; - estacion &quot;; [.S138]; &quot; - Top 5 &quot;;IF([.R138]=&quot;largest&quot;;&quot; maximos &quot;; &quot; minimos &quot;); &quot;valores de la &quot;;[.T138]; &quot; - fuente datos &quot;; IF([.U138]=&quot;fill&quot;;&quot; imputados&quot;;&quot; crudos&quot;))" office:value-type="string" office:string-value="Serie de tiempo mensual variable PTPM_CON - estacion 15080090 - Top 5  minimos valores de la max - fuente datos  crudos" calcext:value-type="string">
            <text:p>Serie de tiempo mensual variable PTPM_CON - estacion 15080090 - Top 5 <text:s/>minimos valores de la max - fuente datos <text:s/>cru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smallest</text:p>
          </table:table-cell>
          <table:table-cell office:value-type="float" office:value="15080090" calcext:value-type="float">
            <text:p>1508009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PTPM_CON-smallest-25020250-median-fill.png</text:p>
          </table:table-cell>
          <table:table-cell office:value-type="string" calcext:value-type="string">
            <text:p>Serie de tiempo mensual variable PTPM_CON - estacion 25020250 - Top 5 <text:s/>minimos valores de la median - fuente datos <text:s/>imputados</text:p>
          </table:table-cell>
          <table:table-cell table:formula="of:=CONCATENATE(&quot;Serie de tiempo mensual variable &quot;;[.Q139];&quot; - estacion &quot;; [.S139]; &quot; - Top 5 &quot;;IF([.R139]=&quot;largest&quot;;&quot; maximos &quot;; &quot; minimos &quot;); &quot;valores de la &quot;;[.T139]; &quot; - fuente datos &quot;; IF([.U139]=&quot;fill&quot;;&quot; imputados&quot;;&quot; crudos&quot;))" office:value-type="string" office:string-value="Serie de tiempo mensual variable PTPM_CON - estacion 25020250 - Top 5  minimos valores de la median - fuente datos  imputados" calcext:value-type="string">
            <text:p>Serie de tiempo mensual variable PTPM_CON - estacion 25020250 - Top 5 <text:s/>minimos valores de la median - fuente datos <text:s/>imputa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smallest</text:p>
          </table:table-cell>
          <table:table-cell office:value-type="float" office:value="25020250" calcext:value-type="float">
            <text:p>2502025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PTPM_CON-smallest-25020250-median-raw.png</text:p>
          </table:table-cell>
          <table:table-cell office:value-type="string" calcext:value-type="string">
            <text:p>Serie de tiempo mensual variable PTPM_CON - estacion 25020250 - Top 5 <text:s/>minimos valores de la median - fuente datos <text:s/>crudos</text:p>
          </table:table-cell>
          <table:table-cell table:formula="of:=CONCATENATE(&quot;Serie de tiempo mensual variable &quot;;[.Q140];&quot; - estacion &quot;; [.S140]; &quot; - Top 5 &quot;;IF([.R140]=&quot;largest&quot;;&quot; maximos &quot;; &quot; minimos &quot;); &quot;valores de la &quot;;[.T140]; &quot; - fuente datos &quot;; IF([.U140]=&quot;fill&quot;;&quot; imputados&quot;;&quot; crudos&quot;))" office:value-type="string" office:string-value="Serie de tiempo mensual variable PTPM_CON - estacion 25020250 - Top 5  minimos valores de la median - fuente datos  crudos" calcext:value-type="string">
            <text:p>Serie de tiempo mensual variable PTPM_CON - estacion 25020250 - Top 5 <text:s/>minimos valores de la median - fuente datos <text:s/>cru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smallest</text:p>
          </table:table-cell>
          <table:table-cell office:value-type="float" office:value="25020250" calcext:value-type="float">
            <text:p>2502025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PTPM_CON-smallest-26040260-median-raw.png</text:p>
          </table:table-cell>
          <table:table-cell office:value-type="string" calcext:value-type="string">
            <text:p>Serie de tiempo mensual variable PTPM_CON - estacion 26040260 - Top 5 <text:s/>minimos valores de la median - fuente datos <text:s/>crudos</text:p>
          </table:table-cell>
          <table:table-cell table:formula="of:=CONCATENATE(&quot;Serie de tiempo mensual variable &quot;;[.Q141];&quot; - estacion &quot;; [.S141]; &quot; - Top 5 &quot;;IF([.R141]=&quot;largest&quot;;&quot; maximos &quot;; &quot; minimos &quot;); &quot;valores de la &quot;;[.T141]; &quot; - fuente datos &quot;; IF([.U141]=&quot;fill&quot;;&quot; imputados&quot;;&quot; crudos&quot;))" office:value-type="string" office:string-value="Serie de tiempo mensual variable PTPM_CON - estacion 26040260 - Top 5  minimos valores de la median - fuente datos  crudos" calcext:value-type="string">
            <text:p>Serie de tiempo mensual variable PTPM_CON - estacion 26040260 - Top 5 <text:s/>minimos valores de la median - fuente datos <text:s/>cru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smallest</text:p>
          </table:table-cell>
          <table:table-cell office:value-type="float" office:value="26040260" calcext:value-type="float">
            <text:p>2604026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PTPM_CON-smallest-26040290-median-fill.png</text:p>
          </table:table-cell>
          <table:table-cell office:value-type="string" calcext:value-type="string">
            <text:p>Serie de tiempo mensual variable PTPM_CON - estacion 26040290 - Top 5 <text:s/>minimos valores de la median - fuente datos <text:s/>imputados</text:p>
          </table:table-cell>
          <table:table-cell table:formula="of:=CONCATENATE(&quot;Serie de tiempo mensual variable &quot;;[.Q142];&quot; - estacion &quot;; [.S142]; &quot; - Top 5 &quot;;IF([.R142]=&quot;largest&quot;;&quot; maximos &quot;; &quot; minimos &quot;); &quot;valores de la &quot;;[.T142]; &quot; - fuente datos &quot;; IF([.U142]=&quot;fill&quot;;&quot; imputados&quot;;&quot; crudos&quot;))" office:value-type="string" office:string-value="Serie de tiempo mensual variable PTPM_CON - estacion 26040290 - Top 5  minimos valores de la median - fuente datos  imputados" calcext:value-type="string">
            <text:p>Serie de tiempo mensual variable PTPM_CON - estacion 26040290 - Top 5 <text:s/>minimos valores de la median - fuente datos <text:s/>imputa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smallest</text:p>
          </table:table-cell>
          <table:table-cell office:value-type="float" office:value="26040290" calcext:value-type="float">
            <text:p>2604029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PTPM_CON-smallest-26040290-median-raw.png</text:p>
          </table:table-cell>
          <table:table-cell office:value-type="string" calcext:value-type="string">
            <text:p>Serie de tiempo mensual variable PTPM_CON - estacion 26040290 - Top 5 <text:s/>minimos valores de la median - fuente datos <text:s/>crudos</text:p>
          </table:table-cell>
          <table:table-cell table:formula="of:=CONCATENATE(&quot;Serie de tiempo mensual variable &quot;;[.Q143];&quot; - estacion &quot;; [.S143]; &quot; - Top 5 &quot;;IF([.R143]=&quot;largest&quot;;&quot; maximos &quot;; &quot; minimos &quot;); &quot;valores de la &quot;;[.T143]; &quot; - fuente datos &quot;; IF([.U143]=&quot;fill&quot;;&quot; imputados&quot;;&quot; crudos&quot;))" office:value-type="string" office:string-value="Serie de tiempo mensual variable PTPM_CON - estacion 26040290 - Top 5  minimos valores de la median - fuente datos  crudos" calcext:value-type="string">
            <text:p>Serie de tiempo mensual variable PTPM_CON - estacion 26040290 - Top 5 <text:s/>minimos valores de la median - fuente datos <text:s/>cru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smallest</text:p>
          </table:table-cell>
          <table:table-cell office:value-type="float" office:value="26040290" calcext:value-type="float">
            <text:p>2604029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PTPM_CON-smallest-26040310-median-fill.png</text:p>
          </table:table-cell>
          <table:table-cell office:value-type="string" calcext:value-type="string">
            <text:p>Serie de tiempo mensual variable PTPM_CON - estacion 26040310 - Top 5 <text:s/>minimos valores de la median - fuente datos <text:s/>imputados</text:p>
          </table:table-cell>
          <table:table-cell table:formula="of:=CONCATENATE(&quot;Serie de tiempo mensual variable &quot;;[.Q144];&quot; - estacion &quot;; [.S144]; &quot; - Top 5 &quot;;IF([.R144]=&quot;largest&quot;;&quot; maximos &quot;; &quot; minimos &quot;); &quot;valores de la &quot;;[.T144]; &quot; - fuente datos &quot;; IF([.U144]=&quot;fill&quot;;&quot; imputados&quot;;&quot; crudos&quot;))" office:value-type="string" office:string-value="Serie de tiempo mensual variable PTPM_CON - estacion 26040310 - Top 5  minimos valores de la median - fuente datos  imputados" calcext:value-type="string">
            <text:p>Serie de tiempo mensual variable PTPM_CON - estacion 26040310 - Top 5 <text:s/>minimos valores de la median - fuente datos <text:s/>imputa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smallest</text:p>
          </table:table-cell>
          <table:table-cell office:value-type="float" office:value="26040310" calcext:value-type="float">
            <text:p>2604031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PTPM_CON-smallest-26040310-median-raw.png</text:p>
          </table:table-cell>
          <table:table-cell office:value-type="string" calcext:value-type="string">
            <text:p>Serie de tiempo mensual variable PTPM_CON - estacion 26040310 - Top 5 <text:s/>minimos valores de la median - fuente datos <text:s/>crudos</text:p>
          </table:table-cell>
          <table:table-cell table:formula="of:=CONCATENATE(&quot;Serie de tiempo mensual variable &quot;;[.Q145];&quot; - estacion &quot;; [.S145]; &quot; - Top 5 &quot;;IF([.R145]=&quot;largest&quot;;&quot; maximos &quot;; &quot; minimos &quot;); &quot;valores de la &quot;;[.T145]; &quot; - fuente datos &quot;; IF([.U145]=&quot;fill&quot;;&quot; imputados&quot;;&quot; crudos&quot;))" office:value-type="string" office:string-value="Serie de tiempo mensual variable PTPM_CON - estacion 26040310 - Top 5  minimos valores de la median - fuente datos  crudos" calcext:value-type="string">
            <text:p>Serie de tiempo mensual variable PTPM_CON - estacion 26040310 - Top 5 <text:s/>minimos valores de la median - fuente datos <text:s/>cru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smallest</text:p>
          </table:table-cell>
          <table:table-cell office:value-type="float" office:value="26040310" calcext:value-type="float">
            <text:p>2604031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PTPM_CON-smallest-26050060-median-fill.png</text:p>
          </table:table-cell>
          <table:table-cell office:value-type="string" calcext:value-type="string">
            <text:p>Serie de tiempo mensual variable PTPM_CON - estacion 26050060 - Top 5 <text:s/>minimos valores de la median - fuente datos <text:s/>imputados</text:p>
          </table:table-cell>
          <table:table-cell table:formula="of:=CONCATENATE(&quot;Serie de tiempo mensual variable &quot;;[.Q146];&quot; - estacion &quot;; [.S146]; &quot; - Top 5 &quot;;IF([.R146]=&quot;largest&quot;;&quot; maximos &quot;; &quot; minimos &quot;); &quot;valores de la &quot;;[.T146]; &quot; - fuente datos &quot;; IF([.U146]=&quot;fill&quot;;&quot; imputados&quot;;&quot; crudos&quot;))" office:value-type="string" office:string-value="Serie de tiempo mensual variable PTPM_CON - estacion 26050060 - Top 5  minimos valores de la median - fuente datos  imputados" calcext:value-type="string">
            <text:p>Serie de tiempo mensual variable PTPM_CON - estacion 26050060 - Top 5 <text:s/>minimos valores de la median - fuente datos <text:s/>imputa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smallest</text:p>
          </table:table-cell>
          <table:table-cell office:value-type="float" office:value="26050060" calcext:value-type="float">
            <text:p>2605006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PTPM_CON-smallest-26050060-median-raw.png</text:p>
          </table:table-cell>
          <table:table-cell office:value-type="string" calcext:value-type="string">
            <text:p>Serie de tiempo mensual variable PTPM_CON - estacion 26050060 - Top 5 <text:s/>minimos valores de la median - fuente datos <text:s/>crudos</text:p>
          </table:table-cell>
          <table:table-cell table:formula="of:=CONCATENATE(&quot;Serie de tiempo mensual variable &quot;;[.Q147];&quot; - estacion &quot;; [.S147]; &quot; - Top 5 &quot;;IF([.R147]=&quot;largest&quot;;&quot; maximos &quot;; &quot; minimos &quot;); &quot;valores de la &quot;;[.T147]; &quot; - fuente datos &quot;; IF([.U147]=&quot;fill&quot;;&quot; imputados&quot;;&quot; crudos&quot;))" office:value-type="string" office:string-value="Serie de tiempo mensual variable PTPM_CON - estacion 26050060 - Top 5  minimos valores de la median - fuente datos  crudos" calcext:value-type="string">
            <text:p>Serie de tiempo mensual variable PTPM_CON - estacion 26050060 - Top 5 <text:s/>minimos valores de la median - fuente datos <text:s/>cru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smallest</text:p>
          </table:table-cell>
          <table:table-cell office:value-type="float" office:value="26050060" calcext:value-type="float">
            <text:p>2605006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PTPM_CON-smallest-26060020-median-fill.png</text:p>
          </table:table-cell>
          <table:table-cell office:value-type="string" calcext:value-type="string">
            <text:p>Serie de tiempo mensual variable PTPM_CON - estacion 26060020 - Top 5 <text:s/>minimos valores de la median - fuente datos <text:s/>imputados</text:p>
          </table:table-cell>
          <table:table-cell table:formula="of:=CONCATENATE(&quot;Serie de tiempo mensual variable &quot;;[.Q148];&quot; - estacion &quot;; [.S148]; &quot; - Top 5 &quot;;IF([.R148]=&quot;largest&quot;;&quot; maximos &quot;; &quot; minimos &quot;); &quot;valores de la &quot;;[.T148]; &quot; - fuente datos &quot;; IF([.U148]=&quot;fill&quot;;&quot; imputados&quot;;&quot; crudos&quot;))" office:value-type="string" office:string-value="Serie de tiempo mensual variable PTPM_CON - estacion 26060020 - Top 5  minimos valores de la median - fuente datos  imputados" calcext:value-type="string">
            <text:p>Serie de tiempo mensual variable PTPM_CON - estacion 26060020 - Top 5 <text:s/>minimos valores de la median - fuente datos <text:s/>imputa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smallest</text:p>
          </table:table-cell>
          <table:table-cell office:value-type="float" office:value="26060020" calcext:value-type="float">
            <text:p>2606002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PTPM_CON-smallest-26190090-min-fill.png</text:p>
          </table:table-cell>
          <table:table-cell office:value-type="string" calcext:value-type="string">
            <text:p>Serie de tiempo mensual variable PTPM_CON - estacion 26190090 - Top 5 <text:s/>minimos valores de la min - fuente datos <text:s/>imputados</text:p>
          </table:table-cell>
          <table:table-cell table:formula="of:=CONCATENATE(&quot;Serie de tiempo mensual variable &quot;;[.Q149];&quot; - estacion &quot;; [.S149]; &quot; - Top 5 &quot;;IF([.R149]=&quot;largest&quot;;&quot; maximos &quot;; &quot; minimos &quot;); &quot;valores de la &quot;;[.T149]; &quot; - fuente datos &quot;; IF([.U149]=&quot;fill&quot;;&quot; imputados&quot;;&quot; crudos&quot;))" office:value-type="string" office:string-value="Serie de tiempo mensual variable PTPM_CON - estacion 26190090 - Top 5  minimos valores de la min - fuente datos  imputados" calcext:value-type="string">
            <text:p>Serie de tiempo mensual variable PTPM_CON - estacion 26190090 - Top 5 <text:s/>minimos valores de la min - fuente datos <text:s/>imputa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smallest</text:p>
          </table:table-cell>
          <table:table-cell office:value-type="float" office:value="26190090" calcext:value-type="float">
            <text:p>2619009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PTPM_CON-smallest-26190090-min-raw.png</text:p>
          </table:table-cell>
          <table:table-cell office:value-type="string" calcext:value-type="string">
            <text:p>Serie de tiempo mensual variable PTPM_CON - estacion 26190090 - Top 5 <text:s/>minimos valores de la min - fuente datos <text:s/>crudos</text:p>
          </table:table-cell>
          <table:table-cell table:formula="of:=CONCATENATE(&quot;Serie de tiempo mensual variable &quot;;[.Q150];&quot; - estacion &quot;; [.S150]; &quot; - Top 5 &quot;;IF([.R150]=&quot;largest&quot;;&quot; maximos &quot;; &quot; minimos &quot;); &quot;valores de la &quot;;[.T150]; &quot; - fuente datos &quot;; IF([.U150]=&quot;fill&quot;;&quot; imputados&quot;;&quot; crudos&quot;))" office:value-type="string" office:string-value="Serie de tiempo mensual variable PTPM_CON - estacion 26190090 - Top 5  minimos valores de la min - fuente datos  crudos" calcext:value-type="string">
            <text:p>Serie de tiempo mensual variable PTPM_CON - estacion 26190090 - Top 5 <text:s/>minimos valores de la min - fuente datos <text:s/>cru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smallest</text:p>
          </table:table-cell>
          <table:table-cell office:value-type="float" office:value="26190090" calcext:value-type="float">
            <text:p>2619009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PTPM_CON-smallest-26190100-min-fill.png</text:p>
          </table:table-cell>
          <table:table-cell office:value-type="string" calcext:value-type="string">
            <text:p>Serie de tiempo mensual variable PTPM_CON - estacion 26190100 - Top 5 <text:s/>minimos valores de la min - fuente datos <text:s/>imputados</text:p>
          </table:table-cell>
          <table:table-cell table:formula="of:=CONCATENATE(&quot;Serie de tiempo mensual variable &quot;;[.Q151];&quot; - estacion &quot;; [.S151]; &quot; - Top 5 &quot;;IF([.R151]=&quot;largest&quot;;&quot; maximos &quot;; &quot; minimos &quot;); &quot;valores de la &quot;;[.T151]; &quot; - fuente datos &quot;; IF([.U151]=&quot;fill&quot;;&quot; imputados&quot;;&quot; crudos&quot;))" office:value-type="string" office:string-value="Serie de tiempo mensual variable PTPM_CON - estacion 26190100 - Top 5  minimos valores de la min - fuente datos  imputados" calcext:value-type="string">
            <text:p>Serie de tiempo mensual variable PTPM_CON - estacion 26190100 - Top 5 <text:s/>minimos valores de la min - fuente datos <text:s/>imputa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smallest</text:p>
          </table:table-cell>
          <table:table-cell office:value-type="float" office:value="26190100" calcext:value-type="float">
            <text:p>2619010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PTPM_CON-smallest-26190100-min-raw.png</text:p>
          </table:table-cell>
          <table:table-cell office:value-type="string" calcext:value-type="string">
            <text:p>Serie de tiempo mensual variable PTPM_CON - estacion 26190100 - Top 5 <text:s/>minimos valores de la min - fuente datos <text:s/>crudos</text:p>
          </table:table-cell>
          <table:table-cell table:formula="of:=CONCATENATE(&quot;Serie de tiempo mensual variable &quot;;[.Q152];&quot; - estacion &quot;; [.S152]; &quot; - Top 5 &quot;;IF([.R152]=&quot;largest&quot;;&quot; maximos &quot;; &quot; minimos &quot;); &quot;valores de la &quot;;[.T152]; &quot; - fuente datos &quot;; IF([.U152]=&quot;fill&quot;;&quot; imputados&quot;;&quot; crudos&quot;))" office:value-type="string" office:string-value="Serie de tiempo mensual variable PTPM_CON - estacion 26190100 - Top 5  minimos valores de la min - fuente datos  crudos" calcext:value-type="string">
            <text:p>Serie de tiempo mensual variable PTPM_CON - estacion 26190100 - Top 5 <text:s/>minimos valores de la min - fuente datos <text:s/>cru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smallest</text:p>
          </table:table-cell>
          <table:table-cell office:value-type="float" office:value="26190100" calcext:value-type="float">
            <text:p>2619010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PTPM_CON-smallest-26200120-min-fill.png</text:p>
          </table:table-cell>
          <table:table-cell office:value-type="string" calcext:value-type="string">
            <text:p>Serie de tiempo mensual variable PTPM_CON - estacion 26200120 - Top 5 <text:s/>minimos valores de la min - fuente datos <text:s/>imputados</text:p>
          </table:table-cell>
          <table:table-cell table:formula="of:=CONCATENATE(&quot;Serie de tiempo mensual variable &quot;;[.Q153];&quot; - estacion &quot;; [.S153]; &quot; - Top 5 &quot;;IF([.R153]=&quot;largest&quot;;&quot; maximos &quot;; &quot; minimos &quot;); &quot;valores de la &quot;;[.T153]; &quot; - fuente datos &quot;; IF([.U153]=&quot;fill&quot;;&quot; imputados&quot;;&quot; crudos&quot;))" office:value-type="string" office:string-value="Serie de tiempo mensual variable PTPM_CON - estacion 26200120 - Top 5  minimos valores de la min - fuente datos  imputados" calcext:value-type="string">
            <text:p>Serie de tiempo mensual variable PTPM_CON - estacion 26200120 - Top 5 <text:s/>minimos valores de la min - fuente datos <text:s/>imputa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smallest</text:p>
          </table:table-cell>
          <table:table-cell office:value-type="float" office:value="26200120" calcext:value-type="float">
            <text:p>2620012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PTPM_CON-smallest-26200120-min-raw.png</text:p>
          </table:table-cell>
          <table:table-cell office:value-type="string" calcext:value-type="string">
            <text:p>Serie de tiempo mensual variable PTPM_CON - estacion 26200120 - Top 5 <text:s/>minimos valores de la min - fuente datos <text:s/>crudos</text:p>
          </table:table-cell>
          <table:table-cell table:formula="of:=CONCATENATE(&quot;Serie de tiempo mensual variable &quot;;[.Q154];&quot; - estacion &quot;; [.S154]; &quot; - Top 5 &quot;;IF([.R154]=&quot;largest&quot;;&quot; maximos &quot;; &quot; minimos &quot;); &quot;valores de la &quot;;[.T154]; &quot; - fuente datos &quot;; IF([.U154]=&quot;fill&quot;;&quot; imputados&quot;;&quot; crudos&quot;))" office:value-type="string" office:string-value="Serie de tiempo mensual variable PTPM_CON - estacion 26200120 - Top 5  minimos valores de la min - fuente datos  crudos" calcext:value-type="string">
            <text:p>Serie de tiempo mensual variable PTPM_CON - estacion 26200120 - Top 5 <text:s/>minimos valores de la min - fuente datos <text:s/>cru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smallest</text:p>
          </table:table-cell>
          <table:table-cell office:value-type="float" office:value="26200120" calcext:value-type="float">
            <text:p>2620012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PTPM_CON-smallest-26200130-min-fill.png</text:p>
          </table:table-cell>
          <table:table-cell office:value-type="string" calcext:value-type="string">
            <text:p>Serie de tiempo mensual variable PTPM_CON - estacion 26200130 - Top 5 <text:s/>minimos valores de la min - fuente datos <text:s/>imputados</text:p>
          </table:table-cell>
          <table:table-cell table:formula="of:=CONCATENATE(&quot;Serie de tiempo mensual variable &quot;;[.Q155];&quot; - estacion &quot;; [.S155]; &quot; - Top 5 &quot;;IF([.R155]=&quot;largest&quot;;&quot; maximos &quot;; &quot; minimos &quot;); &quot;valores de la &quot;;[.T155]; &quot; - fuente datos &quot;; IF([.U155]=&quot;fill&quot;;&quot; imputados&quot;;&quot; crudos&quot;))" office:value-type="string" office:string-value="Serie de tiempo mensual variable PTPM_CON - estacion 26200130 - Top 5  minimos valores de la min - fuente datos  imputados" calcext:value-type="string">
            <text:p>Serie de tiempo mensual variable PTPM_CON - estacion 26200130 - Top 5 <text:s/>minimos valores de la min - fuente datos <text:s/>imputa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smallest</text:p>
          </table:table-cell>
          <table:table-cell office:value-type="float" office:value="26200130" calcext:value-type="float">
            <text:p>2620013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PTPM_CON-smallest-26200130-min-raw.png</text:p>
          </table:table-cell>
          <table:table-cell office:value-type="string" calcext:value-type="string">
            <text:p>Serie de tiempo mensual variable PTPM_CON - estacion 26200130 - Top 5 <text:s/>minimos valores de la min - fuente datos <text:s/>crudos</text:p>
          </table:table-cell>
          <table:table-cell table:formula="of:=CONCATENATE(&quot;Serie de tiempo mensual variable &quot;;[.Q156];&quot; - estacion &quot;; [.S156]; &quot; - Top 5 &quot;;IF([.R156]=&quot;largest&quot;;&quot; maximos &quot;; &quot; minimos &quot;); &quot;valores de la &quot;;[.T156]; &quot; - fuente datos &quot;; IF([.U156]=&quot;fill&quot;;&quot; imputados&quot;;&quot; crudos&quot;))" office:value-type="string" office:string-value="Serie de tiempo mensual variable PTPM_CON - estacion 26200130 - Top 5  minimos valores de la min - fuente datos  crudos" calcext:value-type="string">
            <text:p>Serie de tiempo mensual variable PTPM_CON - estacion 26200130 - Top 5 <text:s/>minimos valores de la min - fuente datos <text:s/>cru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smallest</text:p>
          </table:table-cell>
          <table:table-cell office:value-type="float" office:value="26200130" calcext:value-type="float">
            <text:p>2620013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Q_MEDIA_D-largest-11077010-median-fill.png</text:p>
          </table:table-cell>
          <table:table-cell office:value-type="string" calcext:value-type="string">
            <text:p>Serie de tiempo mensual variable Q_MEDIA_D - estacion 11077010 - Top 5 <text:s/>maximos valores de la median - fuente datos <text:s/>imputados</text:p>
          </table:table-cell>
          <table:table-cell table:formula="of:=CONCATENATE(&quot;Serie de tiempo mensual variable &quot;;[.Q157];&quot; - estacion &quot;; [.S157]; &quot; - Top 5 &quot;;IF([.R157]=&quot;largest&quot;;&quot; maximos &quot;; &quot; minimos &quot;); &quot;valores de la &quot;;[.T157]; &quot; - fuente datos &quot;; IF([.U157]=&quot;fill&quot;;&quot; imputados&quot;;&quot; crudos&quot;))" office:value-type="string" office:string-value="Serie de tiempo mensual variable Q_MEDIA_D - estacion 11077010 - Top 5  maximos valores de la median - fuente datos  imputados" calcext:value-type="string">
            <text:p>Serie de tiempo mensual variable Q_MEDIA_D - estacion 11077010 - Top 5 <text:s/>maximos valores de la median - fuente datos <text:s/>imputados</text:p>
          </table:table-cell>
          <table:table-cell table:number-columns-repeated="13"/>
          <table:table-cell office:value-type="string" calcext:value-type="string">
            <text:p>Q_MEDIA_D</text:p>
          </table:table-cell>
          <table:table-cell office:value-type="string" calcext:value-type="string">
            <text:p>largest</text:p>
          </table:table-cell>
          <table:table-cell office:value-type="float" office:value="11077010" calcext:value-type="float">
            <text:p>1107701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Q_MEDIA_D-largest-11077010-median-raw.png</text:p>
          </table:table-cell>
          <table:table-cell office:value-type="string" calcext:value-type="string">
            <text:p>Serie de tiempo mensual variable Q_MEDIA_D - estacion 11077010 - Top 5 <text:s/>maximos valores de la median - fuente datos <text:s/>crudos</text:p>
          </table:table-cell>
          <table:table-cell table:formula="of:=CONCATENATE(&quot;Serie de tiempo mensual variable &quot;;[.Q158];&quot; - estacion &quot;; [.S158]; &quot; - Top 5 &quot;;IF([.R158]=&quot;largest&quot;;&quot; maximos &quot;; &quot; minimos &quot;); &quot;valores de la &quot;;[.T158]; &quot; - fuente datos &quot;; IF([.U158]=&quot;fill&quot;;&quot; imputados&quot;;&quot; crudos&quot;))" office:value-type="string" office:string-value="Serie de tiempo mensual variable Q_MEDIA_D - estacion 11077010 - Top 5  maximos valores de la median - fuente datos  crudos" calcext:value-type="string">
            <text:p>Serie de tiempo mensual variable Q_MEDIA_D - estacion 11077010 - Top 5 <text:s/>maximos valores de la median - fuente datos <text:s/>crudos</text:p>
          </table:table-cell>
          <table:table-cell table:number-columns-repeated="13"/>
          <table:table-cell office:value-type="string" calcext:value-type="string">
            <text:p>Q_MEDIA_D</text:p>
          </table:table-cell>
          <table:table-cell office:value-type="string" calcext:value-type="string">
            <text:p>largest</text:p>
          </table:table-cell>
          <table:table-cell office:value-type="float" office:value="11077010" calcext:value-type="float">
            <text:p>1107701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Q_MEDIA_D-largest-23097030-median-fill.png</text:p>
          </table:table-cell>
          <table:table-cell office:value-type="string" calcext:value-type="string">
            <text:p>Serie de tiempo mensual variable Q_MEDIA_D - estacion 23097030 - Top 5 <text:s/>maximos valores de la median - fuente datos <text:s/>imputados</text:p>
          </table:table-cell>
          <table:table-cell table:formula="of:=CONCATENATE(&quot;Serie de tiempo mensual variable &quot;;[.Q159];&quot; - estacion &quot;; [.S159]; &quot; - Top 5 &quot;;IF([.R159]=&quot;largest&quot;;&quot; maximos &quot;; &quot; minimos &quot;); &quot;valores de la &quot;;[.T159]; &quot; - fuente datos &quot;; IF([.U159]=&quot;fill&quot;;&quot; imputados&quot;;&quot; crudos&quot;))" office:value-type="string" office:string-value="Serie de tiempo mensual variable Q_MEDIA_D - estacion 23097030 - Top 5  maximos valores de la median - fuente datos  imputados" calcext:value-type="string">
            <text:p>Serie de tiempo mensual variable Q_MEDIA_D - estacion 23097030 - Top 5 <text:s/>maximos valores de la median - fuente datos <text:s/>imputados</text:p>
          </table:table-cell>
          <table:table-cell table:number-columns-repeated="13"/>
          <table:table-cell office:value-type="string" calcext:value-type="string">
            <text:p>Q_MEDIA_D</text:p>
          </table:table-cell>
          <table:table-cell office:value-type="string" calcext:value-type="string">
            <text:p>largest</text:p>
          </table:table-cell>
          <table:table-cell office:value-type="float" office:value="23097030" calcext:value-type="float">
            <text:p>2309703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Q_MEDIA_D-largest-23097030-median-raw.png</text:p>
          </table:table-cell>
          <table:table-cell office:value-type="string" calcext:value-type="string">
            <text:p>Serie de tiempo mensual variable Q_MEDIA_D - estacion 23097030 - Top 5 <text:s/>maximos valores de la median - fuente datos <text:s/>crudos</text:p>
          </table:table-cell>
          <table:table-cell table:formula="of:=CONCATENATE(&quot;Serie de tiempo mensual variable &quot;;[.Q160];&quot; - estacion &quot;; [.S160]; &quot; - Top 5 &quot;;IF([.R160]=&quot;largest&quot;;&quot; maximos &quot;; &quot; minimos &quot;); &quot;valores de la &quot;;[.T160]; &quot; - fuente datos &quot;; IF([.U160]=&quot;fill&quot;;&quot; imputados&quot;;&quot; crudos&quot;))" office:value-type="string" office:string-value="Serie de tiempo mensual variable Q_MEDIA_D - estacion 23097030 - Top 5  maximos valores de la median - fuente datos  crudos" calcext:value-type="string">
            <text:p>Serie de tiempo mensual variable Q_MEDIA_D - estacion 23097030 - Top 5 <text:s/>maximos valores de la median - fuente datos <text:s/>crudos</text:p>
          </table:table-cell>
          <table:table-cell table:number-columns-repeated="13"/>
          <table:table-cell office:value-type="string" calcext:value-type="string">
            <text:p>Q_MEDIA_D</text:p>
          </table:table-cell>
          <table:table-cell office:value-type="string" calcext:value-type="string">
            <text:p>largest</text:p>
          </table:table-cell>
          <table:table-cell office:value-type="float" office:value="23097030" calcext:value-type="float">
            <text:p>2309703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Q_MEDIA_D-largest-32157060-median-fill.png</text:p>
          </table:table-cell>
          <table:table-cell office:value-type="string" calcext:value-type="string">
            <text:p>Serie de tiempo mensual variable Q_MEDIA_D - estacion 32157060 - Top 5 <text:s/>maximos valores de la median - fuente datos <text:s/>imputados</text:p>
          </table:table-cell>
          <table:table-cell table:formula="of:=CONCATENATE(&quot;Serie de tiempo mensual variable &quot;;[.Q161];&quot; - estacion &quot;; [.S161]; &quot; - Top 5 &quot;;IF([.R161]=&quot;largest&quot;;&quot; maximos &quot;; &quot; minimos &quot;); &quot;valores de la &quot;;[.T161]; &quot; - fuente datos &quot;; IF([.U161]=&quot;fill&quot;;&quot; imputados&quot;;&quot; crudos&quot;))" office:value-type="string" office:string-value="Serie de tiempo mensual variable Q_MEDIA_D - estacion 32157060 - Top 5  maximos valores de la median - fuente datos  imputados" calcext:value-type="string">
            <text:p>Serie de tiempo mensual variable Q_MEDIA_D - estacion 32157060 - Top 5 <text:s/>maximos valores de la median - fuente datos <text:s/>imputados</text:p>
          </table:table-cell>
          <table:table-cell table:number-columns-repeated="13"/>
          <table:table-cell office:value-type="string" calcext:value-type="string">
            <text:p>Q_MEDIA_D</text:p>
          </table:table-cell>
          <table:table-cell office:value-type="string" calcext:value-type="string">
            <text:p>largest</text:p>
          </table:table-cell>
          <table:table-cell office:value-type="float" office:value="32157060" calcext:value-type="float">
            <text:p>3215706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Q_MEDIA_D-largest-32157060-median-raw.png</text:p>
          </table:table-cell>
          <table:table-cell office:value-type="string" calcext:value-type="string">
            <text:p>Serie de tiempo mensual variable Q_MEDIA_D - estacion 32157060 - Top 5 <text:s/>maximos valores de la median - fuente datos <text:s/>crudos</text:p>
          </table:table-cell>
          <table:table-cell table:formula="of:=CONCATENATE(&quot;Serie de tiempo mensual variable &quot;;[.Q162];&quot; - estacion &quot;; [.S162]; &quot; - Top 5 &quot;;IF([.R162]=&quot;largest&quot;;&quot; maximos &quot;; &quot; minimos &quot;); &quot;valores de la &quot;;[.T162]; &quot; - fuente datos &quot;; IF([.U162]=&quot;fill&quot;;&quot; imputados&quot;;&quot; crudos&quot;))" office:value-type="string" office:string-value="Serie de tiempo mensual variable Q_MEDIA_D - estacion 32157060 - Top 5  maximos valores de la median - fuente datos  crudos" calcext:value-type="string">
            <text:p>Serie de tiempo mensual variable Q_MEDIA_D - estacion 32157060 - Top 5 <text:s/>maximos valores de la median - fuente datos <text:s/>crudos</text:p>
          </table:table-cell>
          <table:table-cell table:number-columns-repeated="13"/>
          <table:table-cell office:value-type="string" calcext:value-type="string">
            <text:p>Q_MEDIA_D</text:p>
          </table:table-cell>
          <table:table-cell office:value-type="string" calcext:value-type="string">
            <text:p>largest</text:p>
          </table:table-cell>
          <table:table-cell office:value-type="float" office:value="32157060" calcext:value-type="float">
            <text:p>3215706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Q_MEDIA_D-largest-32207010-median-fill.png</text:p>
          </table:table-cell>
          <table:table-cell office:value-type="string" calcext:value-type="string">
            <text:p>Serie de tiempo mensual variable Q_MEDIA_D - estacion 32207010 - Top 5 <text:s/>maximos valores de la median - fuente datos <text:s/>imputados</text:p>
          </table:table-cell>
          <table:table-cell table:formula="of:=CONCATENATE(&quot;Serie de tiempo mensual variable &quot;;[.Q163];&quot; - estacion &quot;; [.S163]; &quot; - Top 5 &quot;;IF([.R163]=&quot;largest&quot;;&quot; maximos &quot;; &quot; minimos &quot;); &quot;valores de la &quot;;[.T163]; &quot; - fuente datos &quot;; IF([.U163]=&quot;fill&quot;;&quot; imputados&quot;;&quot; crudos&quot;))" office:value-type="string" office:string-value="Serie de tiempo mensual variable Q_MEDIA_D - estacion 32207010 - Top 5  maximos valores de la median - fuente datos  imputados" calcext:value-type="string">
            <text:p>Serie de tiempo mensual variable Q_MEDIA_D - estacion 32207010 - Top 5 <text:s/>maximos valores de la median - fuente datos <text:s/>imputados</text:p>
          </table:table-cell>
          <table:table-cell table:number-columns-repeated="13"/>
          <table:table-cell office:value-type="string" calcext:value-type="string">
            <text:p>Q_MEDIA_D</text:p>
          </table:table-cell>
          <table:table-cell office:value-type="string" calcext:value-type="string">
            <text:p>largest</text:p>
          </table:table-cell>
          <table:table-cell office:value-type="float" office:value="32207010" calcext:value-type="float">
            <text:p>3220701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Q_MEDIA_D-largest-32207010-median-raw.png</text:p>
          </table:table-cell>
          <table:table-cell office:value-type="string" calcext:value-type="string">
            <text:p>Serie de tiempo mensual variable Q_MEDIA_D - estacion 32207010 - Top 5 <text:s/>maximos valores de la median - fuente datos <text:s/>crudos</text:p>
          </table:table-cell>
          <table:table-cell table:formula="of:=CONCATENATE(&quot;Serie de tiempo mensual variable &quot;;[.Q164];&quot; - estacion &quot;; [.S164]; &quot; - Top 5 &quot;;IF([.R164]=&quot;largest&quot;;&quot; maximos &quot;; &quot; minimos &quot;); &quot;valores de la &quot;;[.T164]; &quot; - fuente datos &quot;; IF([.U164]=&quot;fill&quot;;&quot; imputados&quot;;&quot; crudos&quot;))" office:value-type="string" office:string-value="Serie de tiempo mensual variable Q_MEDIA_D - estacion 32207010 - Top 5  maximos valores de la median - fuente datos  crudos" calcext:value-type="string">
            <text:p>Serie de tiempo mensual variable Q_MEDIA_D - estacion 32207010 - Top 5 <text:s/>maximos valores de la median - fuente datos <text:s/>crudos</text:p>
          </table:table-cell>
          <table:table-cell table:number-columns-repeated="13"/>
          <table:table-cell office:value-type="string" calcext:value-type="string">
            <text:p>Q_MEDIA_D</text:p>
          </table:table-cell>
          <table:table-cell office:value-type="string" calcext:value-type="string">
            <text:p>largest</text:p>
          </table:table-cell>
          <table:table-cell office:value-type="float" office:value="32207010" calcext:value-type="float">
            <text:p>3220701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Q_MEDIA_D-largest-35267080-median-fill.png</text:p>
          </table:table-cell>
          <table:table-cell office:value-type="string" calcext:value-type="string">
            <text:p>Serie de tiempo mensual variable Q_MEDIA_D - estacion 35267080 - Top 5 <text:s/>maximos valores de la median - fuente datos <text:s/>imputados</text:p>
          </table:table-cell>
          <table:table-cell table:formula="of:=CONCATENATE(&quot;Serie de tiempo mensual variable &quot;;[.Q165];&quot; - estacion &quot;; [.S165]; &quot; - Top 5 &quot;;IF([.R165]=&quot;largest&quot;;&quot; maximos &quot;; &quot; minimos &quot;); &quot;valores de la &quot;;[.T165]; &quot; - fuente datos &quot;; IF([.U165]=&quot;fill&quot;;&quot; imputados&quot;;&quot; crudos&quot;))" office:value-type="string" office:string-value="Serie de tiempo mensual variable Q_MEDIA_D - estacion 35267080 - Top 5  maximos valores de la median - fuente datos  imputados" calcext:value-type="string">
            <text:p>Serie de tiempo mensual variable Q_MEDIA_D - estacion 35267080 - Top 5 <text:s/>maximos valores de la median - fuente datos <text:s/>imputados</text:p>
          </table:table-cell>
          <table:table-cell table:number-columns-repeated="13"/>
          <table:table-cell office:value-type="string" calcext:value-type="string">
            <text:p>Q_MEDIA_D</text:p>
          </table:table-cell>
          <table:table-cell office:value-type="string" calcext:value-type="string">
            <text:p>largest</text:p>
          </table:table-cell>
          <table:table-cell office:value-type="float" office:value="35267080" calcext:value-type="float">
            <text:p>3526708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Q_MEDIA_D-largest-35267080-median-raw.png</text:p>
          </table:table-cell>
          <table:table-cell office:value-type="string" calcext:value-type="string">
            <text:p>Serie de tiempo mensual variable Q_MEDIA_D - estacion 35267080 - Top 5 <text:s/>maximos valores de la median - fuente datos <text:s/>crudos</text:p>
          </table:table-cell>
          <table:table-cell table:formula="of:=CONCATENATE(&quot;Serie de tiempo mensual variable &quot;;[.Q166];&quot; - estacion &quot;; [.S166]; &quot; - Top 5 &quot;;IF([.R166]=&quot;largest&quot;;&quot; maximos &quot;; &quot; minimos &quot;); &quot;valores de la &quot;;[.T166]; &quot; - fuente datos &quot;; IF([.U166]=&quot;fill&quot;;&quot; imputados&quot;;&quot; crudos&quot;))" office:value-type="string" office:string-value="Serie de tiempo mensual variable Q_MEDIA_D - estacion 35267080 - Top 5  maximos valores de la median - fuente datos  crudos" calcext:value-type="string">
            <text:p>Serie de tiempo mensual variable Q_MEDIA_D - estacion 35267080 - Top 5 <text:s/>maximos valores de la median - fuente datos <text:s/>crudos</text:p>
          </table:table-cell>
          <table:table-cell table:number-columns-repeated="13"/>
          <table:table-cell office:value-type="string" calcext:value-type="string">
            <text:p>Q_MEDIA_D</text:p>
          </table:table-cell>
          <table:table-cell office:value-type="string" calcext:value-type="string">
            <text:p>largest</text:p>
          </table:table-cell>
          <table:table-cell office:value-type="float" office:value="35267080" calcext:value-type="float">
            <text:p>3526708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Q_MEDIA_D-smallest-21167050-median-fill.png</text:p>
          </table:table-cell>
          <table:table-cell office:value-type="string" calcext:value-type="string">
            <text:p>Serie de tiempo mensual variable Q_MEDIA_D - estacion 21167050 - Top 5 <text:s/>minimos valores de la median - fuente datos <text:s/>imputados</text:p>
          </table:table-cell>
          <table:table-cell table:formula="of:=CONCATENATE(&quot;Serie de tiempo mensual variable &quot;;[.Q167];&quot; - estacion &quot;; [.S167]; &quot; - Top 5 &quot;;IF([.R167]=&quot;largest&quot;;&quot; maximos &quot;; &quot; minimos &quot;); &quot;valores de la &quot;;[.T167]; &quot; - fuente datos &quot;; IF([.U167]=&quot;fill&quot;;&quot; imputados&quot;;&quot; crudos&quot;))" office:value-type="string" office:string-value="Serie de tiempo mensual variable Q_MEDIA_D - estacion 21167050 - Top 5  minimos valores de la median - fuente datos  imputados" calcext:value-type="string">
            <text:p>Serie de tiempo mensual variable Q_MEDIA_D - estacion 21167050 - Top 5 <text:s/>minimos valores de la median - fuente datos <text:s/>imputados</text:p>
          </table:table-cell>
          <table:table-cell table:number-columns-repeated="13"/>
          <table:table-cell office:value-type="string" calcext:value-type="string">
            <text:p>Q_MEDIA_D</text:p>
          </table:table-cell>
          <table:table-cell office:value-type="string" calcext:value-type="string">
            <text:p>smallest</text:p>
          </table:table-cell>
          <table:table-cell office:value-type="float" office:value="21167050" calcext:value-type="float">
            <text:p>2116705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Q_MEDIA_D-smallest-21167050-median-raw.png</text:p>
          </table:table-cell>
          <table:table-cell office:value-type="string" calcext:value-type="string">
            <text:p>Serie de tiempo mensual variable Q_MEDIA_D - estacion 21167050 - Top 5 <text:s/>minimos valores de la median - fuente datos <text:s/>crudos</text:p>
          </table:table-cell>
          <table:table-cell table:formula="of:=CONCATENATE(&quot;Serie de tiempo mensual variable &quot;;[.Q168];&quot; - estacion &quot;; [.S168]; &quot; - Top 5 &quot;;IF([.R168]=&quot;largest&quot;;&quot; maximos &quot;; &quot; minimos &quot;); &quot;valores de la &quot;;[.T168]; &quot; - fuente datos &quot;; IF([.U168]=&quot;fill&quot;;&quot; imputados&quot;;&quot; crudos&quot;))" office:value-type="string" office:string-value="Serie de tiempo mensual variable Q_MEDIA_D - estacion 21167050 - Top 5  minimos valores de la median - fuente datos  crudos" calcext:value-type="string">
            <text:p>Serie de tiempo mensual variable Q_MEDIA_D - estacion 21167050 - Top 5 <text:s/>minimos valores de la median - fuente datos <text:s/>crudos</text:p>
          </table:table-cell>
          <table:table-cell table:number-columns-repeated="13"/>
          <table:table-cell office:value-type="string" calcext:value-type="string">
            <text:p>Q_MEDIA_D</text:p>
          </table:table-cell>
          <table:table-cell office:value-type="string" calcext:value-type="string">
            <text:p>smallest</text:p>
          </table:table-cell>
          <table:table-cell office:value-type="float" office:value="21167050" calcext:value-type="float">
            <text:p>2116705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Q_MEDIA_D-smallest-23197130-median-fill.png</text:p>
          </table:table-cell>
          <table:table-cell office:value-type="string" calcext:value-type="string">
            <text:p>Serie de tiempo mensual variable Q_MEDIA_D - estacion 23197130 - Top 5 <text:s/>minimos valores de la median - fuente datos <text:s/>imputados</text:p>
          </table:table-cell>
          <table:table-cell table:formula="of:=CONCATENATE(&quot;Serie de tiempo mensual variable &quot;;[.Q169];&quot; - estacion &quot;; [.S169]; &quot; - Top 5 &quot;;IF([.R169]=&quot;largest&quot;;&quot; maximos &quot;; &quot; minimos &quot;); &quot;valores de la &quot;;[.T169]; &quot; - fuente datos &quot;; IF([.U169]=&quot;fill&quot;;&quot; imputados&quot;;&quot; crudos&quot;))" office:value-type="string" office:string-value="Serie de tiempo mensual variable Q_MEDIA_D - estacion 23197130 - Top 5  minimos valores de la median - fuente datos  imputados" calcext:value-type="string">
            <text:p>Serie de tiempo mensual variable Q_MEDIA_D - estacion 23197130 - Top 5 <text:s/>minimos valores de la median - fuente datos <text:s/>imputados</text:p>
          </table:table-cell>
          <table:table-cell table:number-columns-repeated="13"/>
          <table:table-cell office:value-type="string" calcext:value-type="string">
            <text:p>Q_MEDIA_D</text:p>
          </table:table-cell>
          <table:table-cell office:value-type="string" calcext:value-type="string">
            <text:p>smallest</text:p>
          </table:table-cell>
          <table:table-cell office:value-type="float" office:value="23197130" calcext:value-type="float">
            <text:p>2319713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Q_MEDIA_D-smallest-23197130-median-raw.png</text:p>
          </table:table-cell>
          <table:table-cell office:value-type="string" calcext:value-type="string">
            <text:p>Serie de tiempo mensual variable Q_MEDIA_D - estacion 23197130 - Top 5 <text:s/>minimos valores de la median - fuente datos <text:s/>crudos</text:p>
          </table:table-cell>
          <table:table-cell table:formula="of:=CONCATENATE(&quot;Serie de tiempo mensual variable &quot;;[.Q170];&quot; - estacion &quot;; [.S170]; &quot; - Top 5 &quot;;IF([.R170]=&quot;largest&quot;;&quot; maximos &quot;; &quot; minimos &quot;); &quot;valores de la &quot;;[.T170]; &quot; - fuente datos &quot;; IF([.U170]=&quot;fill&quot;;&quot; imputados&quot;;&quot; crudos&quot;))" office:value-type="string" office:string-value="Serie de tiempo mensual variable Q_MEDIA_D - estacion 23197130 - Top 5  minimos valores de la median - fuente datos  crudos" calcext:value-type="string">
            <text:p>Serie de tiempo mensual variable Q_MEDIA_D - estacion 23197130 - Top 5 <text:s/>minimos valores de la median - fuente datos <text:s/>crudos</text:p>
          </table:table-cell>
          <table:table-cell table:number-columns-repeated="13"/>
          <table:table-cell office:value-type="string" calcext:value-type="string">
            <text:p>Q_MEDIA_D</text:p>
          </table:table-cell>
          <table:table-cell office:value-type="string" calcext:value-type="string">
            <text:p>smallest</text:p>
          </table:table-cell>
          <table:table-cell office:value-type="float" office:value="23197130" calcext:value-type="float">
            <text:p>2319713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Q_MEDIA_D-smallest-26027240-median-fill.png</text:p>
          </table:table-cell>
          <table:table-cell office:value-type="string" calcext:value-type="string">
            <text:p>Serie de tiempo mensual variable Q_MEDIA_D - estacion 26027240 - Top 5 <text:s/>minimos valores de la median - fuente datos <text:s/>imputados</text:p>
          </table:table-cell>
          <table:table-cell table:formula="of:=CONCATENATE(&quot;Serie de tiempo mensual variable &quot;;[.Q171];&quot; - estacion &quot;; [.S171]; &quot; - Top 5 &quot;;IF([.R171]=&quot;largest&quot;;&quot; maximos &quot;; &quot; minimos &quot;); &quot;valores de la &quot;;[.T171]; &quot; - fuente datos &quot;; IF([.U171]=&quot;fill&quot;;&quot; imputados&quot;;&quot; crudos&quot;))" office:value-type="string" office:string-value="Serie de tiempo mensual variable Q_MEDIA_D - estacion 26027240 - Top 5  minimos valores de la median - fuente datos  imputados" calcext:value-type="string">
            <text:p>Serie de tiempo mensual variable Q_MEDIA_D - estacion 26027240 - Top 5 <text:s/>minimos valores de la median - fuente datos <text:s/>imputados</text:p>
          </table:table-cell>
          <table:table-cell table:number-columns-repeated="13"/>
          <table:table-cell office:value-type="string" calcext:value-type="string">
            <text:p>Q_MEDIA_D</text:p>
          </table:table-cell>
          <table:table-cell office:value-type="string" calcext:value-type="string">
            <text:p>smallest</text:p>
          </table:table-cell>
          <table:table-cell office:value-type="float" office:value="26027240" calcext:value-type="float">
            <text:p>2602724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Q_MEDIA_D-smallest-26027240-median-raw.png</text:p>
          </table:table-cell>
          <table:table-cell office:value-type="string" calcext:value-type="string">
            <text:p>Serie de tiempo mensual variable Q_MEDIA_D - estacion 26027240 - Top 5 <text:s/>minimos valores de la median - fuente datos <text:s/>crudos</text:p>
          </table:table-cell>
          <table:table-cell table:formula="of:=CONCATENATE(&quot;Serie de tiempo mensual variable &quot;;[.Q172];&quot; - estacion &quot;; [.S172]; &quot; - Top 5 &quot;;IF([.R172]=&quot;largest&quot;;&quot; maximos &quot;; &quot; minimos &quot;); &quot;valores de la &quot;;[.T172]; &quot; - fuente datos &quot;; IF([.U172]=&quot;fill&quot;;&quot; imputados&quot;;&quot; crudos&quot;))" office:value-type="string" office:string-value="Serie de tiempo mensual variable Q_MEDIA_D - estacion 26027240 - Top 5  minimos valores de la median - fuente datos  crudos" calcext:value-type="string">
            <text:p>Serie de tiempo mensual variable Q_MEDIA_D - estacion 26027240 - Top 5 <text:s/>minimos valores de la median - fuente datos <text:s/>crudos</text:p>
          </table:table-cell>
          <table:table-cell table:number-columns-repeated="13"/>
          <table:table-cell office:value-type="string" calcext:value-type="string">
            <text:p>Q_MEDIA_D</text:p>
          </table:table-cell>
          <table:table-cell office:value-type="string" calcext:value-type="string">
            <text:p>smallest</text:p>
          </table:table-cell>
          <table:table-cell office:value-type="float" office:value="26027240" calcext:value-type="float">
            <text:p>2602724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Q_MEDIA_D-smallest-35017090-median-fill.png</text:p>
          </table:table-cell>
          <table:table-cell office:value-type="string" calcext:value-type="string">
            <text:p>Serie de tiempo mensual variable Q_MEDIA_D - estacion 35017090 - Top 5 <text:s/>minimos valores de la median - fuente datos <text:s/>imputados</text:p>
          </table:table-cell>
          <table:table-cell table:formula="of:=CONCATENATE(&quot;Serie de tiempo mensual variable &quot;;[.Q173];&quot; - estacion &quot;; [.S173]; &quot; - Top 5 &quot;;IF([.R173]=&quot;largest&quot;;&quot; maximos &quot;; &quot; minimos &quot;); &quot;valores de la &quot;;[.T173]; &quot; - fuente datos &quot;; IF([.U173]=&quot;fill&quot;;&quot; imputados&quot;;&quot; crudos&quot;))" office:value-type="string" office:string-value="Serie de tiempo mensual variable Q_MEDIA_D - estacion 35017090 - Top 5  minimos valores de la median - fuente datos  imputados" calcext:value-type="string">
            <text:p>Serie de tiempo mensual variable Q_MEDIA_D - estacion 35017090 - Top 5 <text:s/>minimos valores de la median - fuente datos <text:s/>imputados</text:p>
          </table:table-cell>
          <table:table-cell table:number-columns-repeated="13"/>
          <table:table-cell office:value-type="string" calcext:value-type="string">
            <text:p>Q_MEDIA_D</text:p>
          </table:table-cell>
          <table:table-cell office:value-type="string" calcext:value-type="string">
            <text:p>smallest</text:p>
          </table:table-cell>
          <table:table-cell office:value-type="float" office:value="35017090" calcext:value-type="float">
            <text:p>3501709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Q_MEDIA_D-smallest-35017090-median-raw.png</text:p>
          </table:table-cell>
          <table:table-cell office:value-type="string" calcext:value-type="string">
            <text:p>Serie de tiempo mensual variable Q_MEDIA_D - estacion 35017090 - Top 5 <text:s/>minimos valores de la median - fuente datos <text:s/>crudos</text:p>
          </table:table-cell>
          <table:table-cell table:formula="of:=CONCATENATE(&quot;Serie de tiempo mensual variable &quot;;[.Q174];&quot; - estacion &quot;; [.S174]; &quot; - Top 5 &quot;;IF([.R174]=&quot;largest&quot;;&quot; maximos &quot;; &quot; minimos &quot;); &quot;valores de la &quot;;[.T174]; &quot; - fuente datos &quot;; IF([.U174]=&quot;fill&quot;;&quot; imputados&quot;;&quot; crudos&quot;))" office:value-type="string" office:string-value="Serie de tiempo mensual variable Q_MEDIA_D - estacion 35017090 - Top 5  minimos valores de la median - fuente datos  crudos" calcext:value-type="string">
            <text:p>Serie de tiempo mensual variable Q_MEDIA_D - estacion 35017090 - Top 5 <text:s/>minimos valores de la median - fuente datos <text:s/>crudos</text:p>
          </table:table-cell>
          <table:table-cell table:number-columns-repeated="13"/>
          <table:table-cell office:value-type="string" calcext:value-type="string">
            <text:p>Q_MEDIA_D</text:p>
          </table:table-cell>
          <table:table-cell office:value-type="string" calcext:value-type="string">
            <text:p>smallest</text:p>
          </table:table-cell>
          <table:table-cell office:value-type="float" office:value="35017090" calcext:value-type="float">
            <text:p>3501709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Q_MEDIA_D-smallest-44037120-median-fill.png</text:p>
          </table:table-cell>
          <table:table-cell office:value-type="string" calcext:value-type="string">
            <text:p>Serie de tiempo mensual variable Q_MEDIA_D - estacion 44037120 - Top 5 <text:s/>minimos valores de la median - fuente datos <text:s/>imputados</text:p>
          </table:table-cell>
          <table:table-cell table:formula="of:=CONCATENATE(&quot;Serie de tiempo mensual variable &quot;;[.Q175];&quot; - estacion &quot;; [.S175]; &quot; - Top 5 &quot;;IF([.R175]=&quot;largest&quot;;&quot; maximos &quot;; &quot; minimos &quot;); &quot;valores de la &quot;;[.T175]; &quot; - fuente datos &quot;; IF([.U175]=&quot;fill&quot;;&quot; imputados&quot;;&quot; crudos&quot;))" office:value-type="string" office:string-value="Serie de tiempo mensual variable Q_MEDIA_D - estacion 44037120 - Top 5  minimos valores de la median - fuente datos  imputados" calcext:value-type="string">
            <text:p>Serie de tiempo mensual variable Q_MEDIA_D - estacion 44037120 - Top 5 <text:s/>minimos valores de la median - fuente datos <text:s/>imputados</text:p>
          </table:table-cell>
          <table:table-cell table:number-columns-repeated="13"/>
          <table:table-cell office:value-type="string" calcext:value-type="string">
            <text:p>Q_MEDIA_D</text:p>
          </table:table-cell>
          <table:table-cell office:value-type="string" calcext:value-type="string">
            <text:p>smallest</text:p>
          </table:table-cell>
          <table:table-cell office:value-type="float" office:value="44037120" calcext:value-type="float">
            <text:p>4403712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Q_MEDIA_D-smallest-44037120-median-raw.png</text:p>
          </table:table-cell>
          <table:table-cell office:value-type="string" calcext:value-type="string">
            <text:p>Serie de tiempo mensual variable Q_MEDIA_D - estacion 44037120 - Top 5 <text:s/>minimos valores de la median - fuente datos <text:s/>crudos</text:p>
          </table:table-cell>
          <table:table-cell table:formula="of:=CONCATENATE(&quot;Serie de tiempo mensual variable &quot;;[.Q176];&quot; - estacion &quot;; [.S176]; &quot; - Top 5 &quot;;IF([.R176]=&quot;largest&quot;;&quot; maximos &quot;; &quot; minimos &quot;); &quot;valores de la &quot;;[.T176]; &quot; - fuente datos &quot;; IF([.U176]=&quot;fill&quot;;&quot; imputados&quot;;&quot; crudos&quot;))" office:value-type="string" office:string-value="Serie de tiempo mensual variable Q_MEDIA_D - estacion 44037120 - Top 5  minimos valores de la median - fuente datos  crudos" calcext:value-type="string">
            <text:p>Serie de tiempo mensual variable Q_MEDIA_D - estacion 44037120 - Top 5 <text:s/>minimos valores de la median - fuente datos <text:s/>crudos</text:p>
          </table:table-cell>
          <table:table-cell table:number-columns-repeated="13"/>
          <table:table-cell office:value-type="string" calcext:value-type="string">
            <text:p>Q_MEDIA_D</text:p>
          </table:table-cell>
          <table:table-cell office:value-type="string" calcext:value-type="string">
            <text:p>smallest</text:p>
          </table:table-cell>
          <table:table-cell office:value-type="float" office:value="44037120" calcext:value-type="float">
            <text:p>4403712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Q_MN_D-largest-21237010-min-fill.png</text:p>
          </table:table-cell>
          <table:table-cell office:value-type="string" calcext:value-type="string">
            <text:p>Serie de tiempo mensual variable Q_MN_D - estacion 21237010 - Top 5 <text:s/>maximos valores de la min - fuente datos <text:s/>imputados</text:p>
          </table:table-cell>
          <table:table-cell table:formula="of:=CONCATENATE(&quot;Serie de tiempo mensual variable &quot;;[.Q177];&quot; - estacion &quot;; [.S177]; &quot; - Top 5 &quot;;IF([.R177]=&quot;largest&quot;;&quot; maximos &quot;; &quot; minimos &quot;); &quot;valores de la &quot;;[.T177]; &quot; - fuente datos &quot;; IF([.U177]=&quot;fill&quot;;&quot; imputados&quot;;&quot; crudos&quot;))" office:value-type="string" office:string-value="Serie de tiempo mensual variable Q_MN_D - estacion 21237010 - Top 5  maximos valores de la min - fuente datos  imputados" calcext:value-type="string">
            <text:p>Serie de tiempo mensual variable Q_MN_D - estacion 21237010 - Top 5 <text:s/>maximos valores de la min - fuente datos <text:s/>imputados</text:p>
          </table:table-cell>
          <table:table-cell table:number-columns-repeated="13"/>
          <table:table-cell office:value-type="string" calcext:value-type="string">
            <text:p>Q_MN_D</text:p>
          </table:table-cell>
          <table:table-cell office:value-type="string" calcext:value-type="string">
            <text:p>largest</text:p>
          </table:table-cell>
          <table:table-cell office:value-type="float" office:value="21237010" calcext:value-type="float">
            <text:p>2123701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Q_MN_D-largest-21237010-min-raw.png</text:p>
          </table:table-cell>
          <table:table-cell office:value-type="string" calcext:value-type="string">
            <text:p>Serie de tiempo mensual variable Q_MN_D - estacion 21237010 - Top 5 <text:s/>maximos valores de la min - fuente datos <text:s/>crudos</text:p>
          </table:table-cell>
          <table:table-cell table:formula="of:=CONCATENATE(&quot;Serie de tiempo mensual variable &quot;;[.Q178];&quot; - estacion &quot;; [.S178]; &quot; - Top 5 &quot;;IF([.R178]=&quot;largest&quot;;&quot; maximos &quot;; &quot; minimos &quot;); &quot;valores de la &quot;;[.T178]; &quot; - fuente datos &quot;; IF([.U178]=&quot;fill&quot;;&quot; imputados&quot;;&quot; crudos&quot;))" office:value-type="string" office:string-value="Serie de tiempo mensual variable Q_MN_D - estacion 21237010 - Top 5  maximos valores de la min - fuente datos  crudos" calcext:value-type="string">
            <text:p>Serie de tiempo mensual variable Q_MN_D - estacion 21237010 - Top 5 <text:s/>maximos valores de la min - fuente datos <text:s/>crudos</text:p>
          </table:table-cell>
          <table:table-cell table:number-columns-repeated="13"/>
          <table:table-cell office:value-type="string" calcext:value-type="string">
            <text:p>Q_MN_D</text:p>
          </table:table-cell>
          <table:table-cell office:value-type="string" calcext:value-type="string">
            <text:p>largest</text:p>
          </table:table-cell>
          <table:table-cell office:value-type="float" office:value="21237010" calcext:value-type="float">
            <text:p>2123701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Q_MN_D-largest-25027020-min-fill.png</text:p>
          </table:table-cell>
          <table:table-cell office:value-type="string" calcext:value-type="string">
            <text:p>Serie de tiempo mensual variable Q_MN_D - estacion 25027020 - Top 5 <text:s/>maximos valores de la min - fuente datos <text:s/>imputados</text:p>
          </table:table-cell>
          <table:table-cell table:formula="of:=CONCATENATE(&quot;Serie de tiempo mensual variable &quot;;[.Q179];&quot; - estacion &quot;; [.S179]; &quot; - Top 5 &quot;;IF([.R179]=&quot;largest&quot;;&quot; maximos &quot;; &quot; minimos &quot;); &quot;valores de la &quot;;[.T179]; &quot; - fuente datos &quot;; IF([.U179]=&quot;fill&quot;;&quot; imputados&quot;;&quot; crudos&quot;))" office:value-type="string" office:string-value="Serie de tiempo mensual variable Q_MN_D - estacion 25027020 - Top 5  maximos valores de la min - fuente datos  imputados" calcext:value-type="string">
            <text:p>Serie de tiempo mensual variable Q_MN_D - estacion 25027020 - Top 5 <text:s/>maximos valores de la min - fuente datos <text:s/>imputados</text:p>
          </table:table-cell>
          <table:table-cell table:number-columns-repeated="13"/>
          <table:table-cell office:value-type="string" calcext:value-type="string">
            <text:p>Q_MN_D</text:p>
          </table:table-cell>
          <table:table-cell office:value-type="string" calcext:value-type="string">
            <text:p>largest</text:p>
          </table:table-cell>
          <table:table-cell office:value-type="float" office:value="25027020" calcext:value-type="float">
            <text:p>2502702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Q_MN_D-largest-25027020-min-raw.png</text:p>
          </table:table-cell>
          <table:table-cell office:value-type="string" calcext:value-type="string">
            <text:p>Serie de tiempo mensual variable Q_MN_D - estacion 25027020 - Top 5 <text:s/>maximos valores de la min - fuente datos <text:s/>crudos</text:p>
          </table:table-cell>
          <table:table-cell table:formula="of:=CONCATENATE(&quot;Serie de tiempo mensual variable &quot;;[.Q180];&quot; - estacion &quot;; [.S180]; &quot; - Top 5 &quot;;IF([.R180]=&quot;largest&quot;;&quot; maximos &quot;; &quot; minimos &quot;); &quot;valores de la &quot;;[.T180]; &quot; - fuente datos &quot;; IF([.U180]=&quot;fill&quot;;&quot; imputados&quot;;&quot; crudos&quot;))" office:value-type="string" office:string-value="Serie de tiempo mensual variable Q_MN_D - estacion 25027020 - Top 5  maximos valores de la min - fuente datos  crudos" calcext:value-type="string">
            <text:p>Serie de tiempo mensual variable Q_MN_D - estacion 25027020 - Top 5 <text:s/>maximos valores de la min - fuente datos <text:s/>crudos</text:p>
          </table:table-cell>
          <table:table-cell table:number-columns-repeated="13"/>
          <table:table-cell office:value-type="string" calcext:value-type="string">
            <text:p>Q_MN_D</text:p>
          </table:table-cell>
          <table:table-cell office:value-type="string" calcext:value-type="string">
            <text:p>largest</text:p>
          </table:table-cell>
          <table:table-cell office:value-type="float" office:value="25027020" calcext:value-type="float">
            <text:p>2502702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Q_MN_D-largest-25027530-min-fill.png</text:p>
          </table:table-cell>
          <table:table-cell office:value-type="string" calcext:value-type="string">
            <text:p>Serie de tiempo mensual variable Q_MN_D - estacion 25027530 - Top 5 <text:s/>maximos valores de la min - fuente datos <text:s/>imputados</text:p>
          </table:table-cell>
          <table:table-cell table:formula="of:=CONCATENATE(&quot;Serie de tiempo mensual variable &quot;;[.Q181];&quot; - estacion &quot;; [.S181]; &quot; - Top 5 &quot;;IF([.R181]=&quot;largest&quot;;&quot; maximos &quot;; &quot; minimos &quot;); &quot;valores de la &quot;;[.T181]; &quot; - fuente datos &quot;; IF([.U181]=&quot;fill&quot;;&quot; imputados&quot;;&quot; crudos&quot;))" office:value-type="string" office:string-value="Serie de tiempo mensual variable Q_MN_D - estacion 25027530 - Top 5  maximos valores de la min - fuente datos  imputados" calcext:value-type="string">
            <text:p>Serie de tiempo mensual variable Q_MN_D - estacion 25027530 - Top 5 <text:s/>maximos valores de la min - fuente datos <text:s/>imputados</text:p>
          </table:table-cell>
          <table:table-cell table:number-columns-repeated="13"/>
          <table:table-cell office:value-type="string" calcext:value-type="string">
            <text:p>Q_MN_D</text:p>
          </table:table-cell>
          <table:table-cell office:value-type="string" calcext:value-type="string">
            <text:p>largest</text:p>
          </table:table-cell>
          <table:table-cell office:value-type="float" office:value="25027530" calcext:value-type="float">
            <text:p>2502753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Q_MN_D-largest-25027530-min-raw.png</text:p>
          </table:table-cell>
          <table:table-cell office:value-type="string" calcext:value-type="string">
            <text:p>Serie de tiempo mensual variable Q_MN_D - estacion 25027530 - Top 5 <text:s/>maximos valores de la min - fuente datos <text:s/>crudos</text:p>
          </table:table-cell>
          <table:table-cell table:formula="of:=CONCATENATE(&quot;Serie de tiempo mensual variable &quot;;[.Q182];&quot; - estacion &quot;; [.S182]; &quot; - Top 5 &quot;;IF([.R182]=&quot;largest&quot;;&quot; maximos &quot;; &quot; minimos &quot;); &quot;valores de la &quot;;[.T182]; &quot; - fuente datos &quot;; IF([.U182]=&quot;fill&quot;;&quot; imputados&quot;;&quot; crudos&quot;))" office:value-type="string" office:string-value="Serie de tiempo mensual variable Q_MN_D - estacion 25027530 - Top 5  maximos valores de la min - fuente datos  crudos" calcext:value-type="string">
            <text:p>Serie de tiempo mensual variable Q_MN_D - estacion 25027530 - Top 5 <text:s/>maximos valores de la min - fuente datos <text:s/>crudos</text:p>
          </table:table-cell>
          <table:table-cell table:number-columns-repeated="13"/>
          <table:table-cell office:value-type="string" calcext:value-type="string">
            <text:p>Q_MN_D</text:p>
          </table:table-cell>
          <table:table-cell office:value-type="string" calcext:value-type="string">
            <text:p>largest</text:p>
          </table:table-cell>
          <table:table-cell office:value-type="float" office:value="25027530" calcext:value-type="float">
            <text:p>2502753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Q_MN_D-largest-26167070-min-fill.png</text:p>
          </table:table-cell>
          <table:table-cell office:value-type="string" calcext:value-type="string">
            <text:p>Serie de tiempo mensual variable Q_MN_D - estacion 26167070 - Top 5 <text:s/>maximos valores de la min - fuente datos <text:s/>imputados</text:p>
          </table:table-cell>
          <table:table-cell table:formula="of:=CONCATENATE(&quot;Serie de tiempo mensual variable &quot;;[.Q183];&quot; - estacion &quot;; [.S183]; &quot; - Top 5 &quot;;IF([.R183]=&quot;largest&quot;;&quot; maximos &quot;; &quot; minimos &quot;); &quot;valores de la &quot;;[.T183]; &quot; - fuente datos &quot;; IF([.U183]=&quot;fill&quot;;&quot; imputados&quot;;&quot; crudos&quot;))" office:value-type="string" office:string-value="Serie de tiempo mensual variable Q_MN_D - estacion 26167070 - Top 5  maximos valores de la min - fuente datos  imputados" calcext:value-type="string">
            <text:p>Serie de tiempo mensual variable Q_MN_D - estacion 26167070 - Top 5 <text:s/>maximos valores de la min - fuente datos <text:s/>imputados</text:p>
          </table:table-cell>
          <table:table-cell table:number-columns-repeated="13"/>
          <table:table-cell office:value-type="string" calcext:value-type="string">
            <text:p>Q_MN_D</text:p>
          </table:table-cell>
          <table:table-cell office:value-type="string" calcext:value-type="string">
            <text:p>largest</text:p>
          </table:table-cell>
          <table:table-cell office:value-type="float" office:value="26167070" calcext:value-type="float">
            <text:p>2616707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Q_MN_D-largest-26167070-min-raw.png</text:p>
          </table:table-cell>
          <table:table-cell office:value-type="string" calcext:value-type="string">
            <text:p>Serie de tiempo mensual variable Q_MN_D - estacion 26167070 - Top 5 <text:s/>maximos valores de la min - fuente datos <text:s/>crudos</text:p>
          </table:table-cell>
          <table:table-cell table:formula="of:=CONCATENATE(&quot;Serie de tiempo mensual variable &quot;;[.Q184];&quot; - estacion &quot;; [.S184]; &quot; - Top 5 &quot;;IF([.R184]=&quot;largest&quot;;&quot; maximos &quot;; &quot; minimos &quot;); &quot;valores de la &quot;;[.T184]; &quot; - fuente datos &quot;; IF([.U184]=&quot;fill&quot;;&quot; imputados&quot;;&quot; crudos&quot;))" office:value-type="string" office:string-value="Serie de tiempo mensual variable Q_MN_D - estacion 26167070 - Top 5  maximos valores de la min - fuente datos  crudos" calcext:value-type="string">
            <text:p>Serie de tiempo mensual variable Q_MN_D - estacion 26167070 - Top 5 <text:s/>maximos valores de la min - fuente datos <text:s/>crudos</text:p>
          </table:table-cell>
          <table:table-cell table:number-columns-repeated="13"/>
          <table:table-cell office:value-type="string" calcext:value-type="string">
            <text:p>Q_MN_D</text:p>
          </table:table-cell>
          <table:table-cell office:value-type="string" calcext:value-type="string">
            <text:p>largest</text:p>
          </table:table-cell>
          <table:table-cell office:value-type="float" office:value="26167070" calcext:value-type="float">
            <text:p>2616707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Q_MN_D-largest-26207080-min-fill.png</text:p>
          </table:table-cell>
          <table:table-cell office:value-type="string" calcext:value-type="string">
            <text:p>Serie de tiempo mensual variable Q_MN_D - estacion 26207080 - Top 5 <text:s/>maximos valores de la min - fuente datos <text:s/>imputados</text:p>
          </table:table-cell>
          <table:table-cell table:formula="of:=CONCATENATE(&quot;Serie de tiempo mensual variable &quot;;[.Q185];&quot; - estacion &quot;; [.S185]; &quot; - Top 5 &quot;;IF([.R185]=&quot;largest&quot;;&quot; maximos &quot;; &quot; minimos &quot;); &quot;valores de la &quot;;[.T185]; &quot; - fuente datos &quot;; IF([.U185]=&quot;fill&quot;;&quot; imputados&quot;;&quot; crudos&quot;))" office:value-type="string" office:string-value="Serie de tiempo mensual variable Q_MN_D - estacion 26207080 - Top 5  maximos valores de la min - fuente datos  imputados" calcext:value-type="string">
            <text:p>Serie de tiempo mensual variable Q_MN_D - estacion 26207080 - Top 5 <text:s/>maximos valores de la min - fuente datos <text:s/>imputados</text:p>
          </table:table-cell>
          <table:table-cell table:number-columns-repeated="13"/>
          <table:table-cell office:value-type="string" calcext:value-type="string">
            <text:p>Q_MN_D</text:p>
          </table:table-cell>
          <table:table-cell office:value-type="string" calcext:value-type="string">
            <text:p>largest</text:p>
          </table:table-cell>
          <table:table-cell office:value-type="float" office:value="26207080" calcext:value-type="float">
            <text:p>2620708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Q_MN_D-largest-26207080-min-raw.png</text:p>
          </table:table-cell>
          <table:table-cell office:value-type="string" calcext:value-type="string">
            <text:p>Serie de tiempo mensual variable Q_MN_D - estacion 26207080 - Top 5 <text:s/>maximos valores de la min - fuente datos <text:s/>crudos</text:p>
          </table:table-cell>
          <table:table-cell table:formula="of:=CONCATENATE(&quot;Serie de tiempo mensual variable &quot;;[.Q186];&quot; - estacion &quot;; [.S186]; &quot; - Top 5 &quot;;IF([.R186]=&quot;largest&quot;;&quot; maximos &quot;; &quot; minimos &quot;); &quot;valores de la &quot;;[.T186]; &quot; - fuente datos &quot;; IF([.U186]=&quot;fill&quot;;&quot; imputados&quot;;&quot; crudos&quot;))" office:value-type="string" office:string-value="Serie de tiempo mensual variable Q_MN_D - estacion 26207080 - Top 5  maximos valores de la min - fuente datos  crudos" calcext:value-type="string">
            <text:p>Serie de tiempo mensual variable Q_MN_D - estacion 26207080 - Top 5 <text:s/>maximos valores de la min - fuente datos <text:s/>crudos</text:p>
          </table:table-cell>
          <table:table-cell table:number-columns-repeated="13"/>
          <table:table-cell office:value-type="string" calcext:value-type="string">
            <text:p>Q_MN_D</text:p>
          </table:table-cell>
          <table:table-cell office:value-type="string" calcext:value-type="string">
            <text:p>largest</text:p>
          </table:table-cell>
          <table:table-cell office:value-type="float" office:value="26207080" calcext:value-type="float">
            <text:p>2620708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Q_MN_D-smallest-21167050-min-fill.png</text:p>
          </table:table-cell>
          <table:table-cell office:value-type="string" calcext:value-type="string">
            <text:p>Serie de tiempo mensual variable Q_MN_D - estacion 21167050 - Top 5 <text:s/>minimos valores de la min - fuente datos <text:s/>imputados</text:p>
          </table:table-cell>
          <table:table-cell table:formula="of:=CONCATENATE(&quot;Serie de tiempo mensual variable &quot;;[.Q187];&quot; - estacion &quot;; [.S187]; &quot; - Top 5 &quot;;IF([.R187]=&quot;largest&quot;;&quot; maximos &quot;; &quot; minimos &quot;); &quot;valores de la &quot;;[.T187]; &quot; - fuente datos &quot;; IF([.U187]=&quot;fill&quot;;&quot; imputados&quot;;&quot; crudos&quot;))" office:value-type="string" office:string-value="Serie de tiempo mensual variable Q_MN_D - estacion 21167050 - Top 5  minimos valores de la min - fuente datos  imputados" calcext:value-type="string">
            <text:p>Serie de tiempo mensual variable Q_MN_D - estacion 21167050 - Top 5 <text:s/>minimos valores de la min - fuente datos <text:s/>imputados</text:p>
          </table:table-cell>
          <table:table-cell table:number-columns-repeated="13"/>
          <table:table-cell office:value-type="string" calcext:value-type="string">
            <text:p>Q_MN_D</text:p>
          </table:table-cell>
          <table:table-cell office:value-type="string" calcext:value-type="string">
            <text:p>smallest</text:p>
          </table:table-cell>
          <table:table-cell office:value-type="float" office:value="21167050" calcext:value-type="float">
            <text:p>2116705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Q_MN_D-smallest-21167050-min-raw.png</text:p>
          </table:table-cell>
          <table:table-cell office:value-type="string" calcext:value-type="string">
            <text:p>Serie de tiempo mensual variable Q_MN_D - estacion 21167050 - Top 5 <text:s/>minimos valores de la min - fuente datos <text:s/>crudos</text:p>
          </table:table-cell>
          <table:table-cell table:formula="of:=CONCATENATE(&quot;Serie de tiempo mensual variable &quot;;[.Q188];&quot; - estacion &quot;; [.S188]; &quot; - Top 5 &quot;;IF([.R188]=&quot;largest&quot;;&quot; maximos &quot;; &quot; minimos &quot;); &quot;valores de la &quot;;[.T188]; &quot; - fuente datos &quot;; IF([.U188]=&quot;fill&quot;;&quot; imputados&quot;;&quot; crudos&quot;))" office:value-type="string" office:string-value="Serie de tiempo mensual variable Q_MN_D - estacion 21167050 - Top 5  minimos valores de la min - fuente datos  crudos" calcext:value-type="string">
            <text:p>Serie de tiempo mensual variable Q_MN_D - estacion 21167050 - Top 5 <text:s/>minimos valores de la min - fuente datos <text:s/>crudos</text:p>
          </table:table-cell>
          <table:table-cell table:number-columns-repeated="13"/>
          <table:table-cell office:value-type="string" calcext:value-type="string">
            <text:p>Q_MN_D</text:p>
          </table:table-cell>
          <table:table-cell office:value-type="string" calcext:value-type="string">
            <text:p>smallest</text:p>
          </table:table-cell>
          <table:table-cell office:value-type="float" office:value="21167050" calcext:value-type="float">
            <text:p>2116705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Q_MN_D-smallest-24017740-min-fill.png</text:p>
          </table:table-cell>
          <table:table-cell office:value-type="string" calcext:value-type="string">
            <text:p>Serie de tiempo mensual variable Q_MN_D - estacion 24017740 - Top 5 <text:s/>minimos valores de la min - fuente datos <text:s/>imputados</text:p>
          </table:table-cell>
          <table:table-cell table:formula="of:=CONCATENATE(&quot;Serie de tiempo mensual variable &quot;;[.Q189];&quot; - estacion &quot;; [.S189]; &quot; - Top 5 &quot;;IF([.R189]=&quot;largest&quot;;&quot; maximos &quot;; &quot; minimos &quot;); &quot;valores de la &quot;;[.T189]; &quot; - fuente datos &quot;; IF([.U189]=&quot;fill&quot;;&quot; imputados&quot;;&quot; crudos&quot;))" office:value-type="string" office:string-value="Serie de tiempo mensual variable Q_MN_D - estacion 24017740 - Top 5  minimos valores de la min - fuente datos  imputados" calcext:value-type="string">
            <text:p>Serie de tiempo mensual variable Q_MN_D - estacion 24017740 - Top 5 <text:s/>minimos valores de la min - fuente datos <text:s/>imputados</text:p>
          </table:table-cell>
          <table:table-cell table:number-columns-repeated="13"/>
          <table:table-cell office:value-type="string" calcext:value-type="string">
            <text:p>Q_MN_D</text:p>
          </table:table-cell>
          <table:table-cell office:value-type="string" calcext:value-type="string">
            <text:p>smallest</text:p>
          </table:table-cell>
          <table:table-cell office:value-type="float" office:value="24017740" calcext:value-type="float">
            <text:p>2401774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Q_MN_D-smallest-24017740-min-raw.png</text:p>
          </table:table-cell>
          <table:table-cell office:value-type="string" calcext:value-type="string">
            <text:p>Serie de tiempo mensual variable Q_MN_D - estacion 24017740 - Top 5 <text:s/>minimos valores de la min - fuente datos <text:s/>crudos</text:p>
          </table:table-cell>
          <table:table-cell table:formula="of:=CONCATENATE(&quot;Serie de tiempo mensual variable &quot;;[.Q190];&quot; - estacion &quot;; [.S190]; &quot; - Top 5 &quot;;IF([.R190]=&quot;largest&quot;;&quot; maximos &quot;; &quot; minimos &quot;); &quot;valores de la &quot;;[.T190]; &quot; - fuente datos &quot;; IF([.U190]=&quot;fill&quot;;&quot; imputados&quot;;&quot; crudos&quot;))" office:value-type="string" office:string-value="Serie de tiempo mensual variable Q_MN_D - estacion 24017740 - Top 5  minimos valores de la min - fuente datos  crudos" calcext:value-type="string">
            <text:p>Serie de tiempo mensual variable Q_MN_D - estacion 24017740 - Top 5 <text:s/>minimos valores de la min - fuente datos <text:s/>crudos</text:p>
          </table:table-cell>
          <table:table-cell table:number-columns-repeated="13"/>
          <table:table-cell office:value-type="string" calcext:value-type="string">
            <text:p>Q_MN_D</text:p>
          </table:table-cell>
          <table:table-cell office:value-type="string" calcext:value-type="string">
            <text:p>smallest</text:p>
          </table:table-cell>
          <table:table-cell office:value-type="float" office:value="24017740" calcext:value-type="float">
            <text:p>2401774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Q_MN_D-smallest-26027080-min-fill.png</text:p>
          </table:table-cell>
          <table:table-cell office:value-type="string" calcext:value-type="string">
            <text:p>Serie de tiempo mensual variable Q_MN_D - estacion 26027080 - Top 5 <text:s/>minimos valores de la min - fuente datos <text:s/>imputados</text:p>
          </table:table-cell>
          <table:table-cell table:formula="of:=CONCATENATE(&quot;Serie de tiempo mensual variable &quot;;[.Q191];&quot; - estacion &quot;; [.S191]; &quot; - Top 5 &quot;;IF([.R191]=&quot;largest&quot;;&quot; maximos &quot;; &quot; minimos &quot;); &quot;valores de la &quot;;[.T191]; &quot; - fuente datos &quot;; IF([.U191]=&quot;fill&quot;;&quot; imputados&quot;;&quot; crudos&quot;))" office:value-type="string" office:string-value="Serie de tiempo mensual variable Q_MN_D - estacion 26027080 - Top 5  minimos valores de la min - fuente datos  imputados" calcext:value-type="string">
            <text:p>Serie de tiempo mensual variable Q_MN_D - estacion 26027080 - Top 5 <text:s/>minimos valores de la min - fuente datos <text:s/>imputados</text:p>
          </table:table-cell>
          <table:table-cell table:number-columns-repeated="13"/>
          <table:table-cell office:value-type="string" calcext:value-type="string">
            <text:p>Q_MN_D</text:p>
          </table:table-cell>
          <table:table-cell office:value-type="string" calcext:value-type="string">
            <text:p>smallest</text:p>
          </table:table-cell>
          <table:table-cell office:value-type="float" office:value="26027080" calcext:value-type="float">
            <text:p>2602708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Q_MN_D-smallest-26027080-min-raw.png</text:p>
          </table:table-cell>
          <table:table-cell office:value-type="string" calcext:value-type="string">
            <text:p>Serie de tiempo mensual variable Q_MN_D - estacion 26027080 - Top 5 <text:s/>minimos valores de la min - fuente datos <text:s/>crudos</text:p>
          </table:table-cell>
          <table:table-cell table:formula="of:=CONCATENATE(&quot;Serie de tiempo mensual variable &quot;;[.Q192];&quot; - estacion &quot;; [.S192]; &quot; - Top 5 &quot;;IF([.R192]=&quot;largest&quot;;&quot; maximos &quot;; &quot; minimos &quot;); &quot;valores de la &quot;;[.T192]; &quot; - fuente datos &quot;; IF([.U192]=&quot;fill&quot;;&quot; imputados&quot;;&quot; crudos&quot;))" office:value-type="string" office:string-value="Serie de tiempo mensual variable Q_MN_D - estacion 26027080 - Top 5  minimos valores de la min - fuente datos  crudos" calcext:value-type="string">
            <text:p>Serie de tiempo mensual variable Q_MN_D - estacion 26027080 - Top 5 <text:s/>minimos valores de la min - fuente datos <text:s/>crudos</text:p>
          </table:table-cell>
          <table:table-cell table:number-columns-repeated="13"/>
          <table:table-cell office:value-type="string" calcext:value-type="string">
            <text:p>Q_MN_D</text:p>
          </table:table-cell>
          <table:table-cell office:value-type="string" calcext:value-type="string">
            <text:p>smallest</text:p>
          </table:table-cell>
          <table:table-cell office:value-type="float" office:value="26027080" calcext:value-type="float">
            <text:p>2602708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Q_MN_D-smallest-26027240-min-fill.png</text:p>
          </table:table-cell>
          <table:table-cell office:value-type="string" calcext:value-type="string">
            <text:p>Serie de tiempo mensual variable Q_MN_D - estacion 26027240 - Top 5 <text:s/>minimos valores de la min - fuente datos <text:s/>imputados</text:p>
          </table:table-cell>
          <table:table-cell table:formula="of:=CONCATENATE(&quot;Serie de tiempo mensual variable &quot;;[.Q193];&quot; - estacion &quot;; [.S193]; &quot; - Top 5 &quot;;IF([.R193]=&quot;largest&quot;;&quot; maximos &quot;; &quot; minimos &quot;); &quot;valores de la &quot;;[.T193]; &quot; - fuente datos &quot;; IF([.U193]=&quot;fill&quot;;&quot; imputados&quot;;&quot; crudos&quot;))" office:value-type="string" office:string-value="Serie de tiempo mensual variable Q_MN_D - estacion 26027240 - Top 5  minimos valores de la min - fuente datos  imputados" calcext:value-type="string">
            <text:p>Serie de tiempo mensual variable Q_MN_D - estacion 26027240 - Top 5 <text:s/>minimos valores de la min - fuente datos <text:s/>imputados</text:p>
          </table:table-cell>
          <table:table-cell table:number-columns-repeated="13"/>
          <table:table-cell office:value-type="string" calcext:value-type="string">
            <text:p>Q_MN_D</text:p>
          </table:table-cell>
          <table:table-cell office:value-type="string" calcext:value-type="string">
            <text:p>smallest</text:p>
          </table:table-cell>
          <table:table-cell office:value-type="float" office:value="26027240" calcext:value-type="float">
            <text:p>2602724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Q_MN_D-smallest-26027240-min-raw.png</text:p>
          </table:table-cell>
          <table:table-cell office:value-type="string" calcext:value-type="string">
            <text:p>Serie de tiempo mensual variable Q_MN_D - estacion 26027240 - Top 5 <text:s/>minimos valores de la min - fuente datos <text:s/>crudos</text:p>
          </table:table-cell>
          <table:table-cell table:formula="of:=CONCATENATE(&quot;Serie de tiempo mensual variable &quot;;[.Q194];&quot; - estacion &quot;; [.S194]; &quot; - Top 5 &quot;;IF([.R194]=&quot;largest&quot;;&quot; maximos &quot;; &quot; minimos &quot;); &quot;valores de la &quot;;[.T194]; &quot; - fuente datos &quot;; IF([.U194]=&quot;fill&quot;;&quot; imputados&quot;;&quot; crudos&quot;))" office:value-type="string" office:string-value="Serie de tiempo mensual variable Q_MN_D - estacion 26027240 - Top 5  minimos valores de la min - fuente datos  crudos" calcext:value-type="string">
            <text:p>Serie de tiempo mensual variable Q_MN_D - estacion 26027240 - Top 5 <text:s/>minimos valores de la min - fuente datos <text:s/>crudos</text:p>
          </table:table-cell>
          <table:table-cell table:number-columns-repeated="13"/>
          <table:table-cell office:value-type="string" calcext:value-type="string">
            <text:p>Q_MN_D</text:p>
          </table:table-cell>
          <table:table-cell office:value-type="string" calcext:value-type="string">
            <text:p>smallest</text:p>
          </table:table-cell>
          <table:table-cell office:value-type="float" office:value="26027240" calcext:value-type="float">
            <text:p>2602724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Q_MN_D-smallest-52047030-min-fill.png</text:p>
          </table:table-cell>
          <table:table-cell office:value-type="string" calcext:value-type="string">
            <text:p>Serie de tiempo mensual variable Q_MN_D - estacion 52047030 - Top 5 <text:s/>minimos valores de la min - fuente datos <text:s/>imputados</text:p>
          </table:table-cell>
          <table:table-cell table:formula="of:=CONCATENATE(&quot;Serie de tiempo mensual variable &quot;;[.Q195];&quot; - estacion &quot;; [.S195]; &quot; - Top 5 &quot;;IF([.R195]=&quot;largest&quot;;&quot; maximos &quot;; &quot; minimos &quot;); &quot;valores de la &quot;;[.T195]; &quot; - fuente datos &quot;; IF([.U195]=&quot;fill&quot;;&quot; imputados&quot;;&quot; crudos&quot;))" office:value-type="string" office:string-value="Serie de tiempo mensual variable Q_MN_D - estacion 52047030 - Top 5  minimos valores de la min - fuente datos  imputados" calcext:value-type="string">
            <text:p>Serie de tiempo mensual variable Q_MN_D - estacion 52047030 - Top 5 <text:s/>minimos valores de la min - fuente datos <text:s/>imputados</text:p>
          </table:table-cell>
          <table:table-cell table:number-columns-repeated="13"/>
          <table:table-cell office:value-type="string" calcext:value-type="string">
            <text:p>Q_MN_D</text:p>
          </table:table-cell>
          <table:table-cell office:value-type="string" calcext:value-type="string">
            <text:p>smallest</text:p>
          </table:table-cell>
          <table:table-cell office:value-type="float" office:value="52047030" calcext:value-type="float">
            <text:p>5204703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Q_MN_D-smallest-52047030-min-raw.png</text:p>
          </table:table-cell>
          <table:table-cell office:value-type="string" calcext:value-type="string">
            <text:p>Serie de tiempo mensual variable Q_MN_D - estacion 52047030 - Top 5 <text:s/>minimos valores de la min - fuente datos <text:s/>crudos</text:p>
          </table:table-cell>
          <table:table-cell table:formula="of:=CONCATENATE(&quot;Serie de tiempo mensual variable &quot;;[.Q196];&quot; - estacion &quot;; [.S196]; &quot; - Top 5 &quot;;IF([.R196]=&quot;largest&quot;;&quot; maximos &quot;; &quot; minimos &quot;); &quot;valores de la &quot;;[.T196]; &quot; - fuente datos &quot;; IF([.U196]=&quot;fill&quot;;&quot; imputados&quot;;&quot; crudos&quot;))" office:value-type="string" office:string-value="Serie de tiempo mensual variable Q_MN_D - estacion 52047030 - Top 5  minimos valores de la min - fuente datos  crudos" calcext:value-type="string">
            <text:p>Serie de tiempo mensual variable Q_MN_D - estacion 52047030 - Top 5 <text:s/>minimos valores de la min - fuente datos <text:s/>crudos</text:p>
          </table:table-cell>
          <table:table-cell table:number-columns-repeated="13"/>
          <table:table-cell office:value-type="string" calcext:value-type="string">
            <text:p>Q_MN_D</text:p>
          </table:table-cell>
          <table:table-cell office:value-type="string" calcext:value-type="string">
            <text:p>smallest</text:p>
          </table:table-cell>
          <table:table-cell office:value-type="float" office:value="52047030" calcext:value-type="float">
            <text:p>5204703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Q_MX_D-largest-21237010-max-fill.png</text:p>
          </table:table-cell>
          <table:table-cell office:value-type="string" calcext:value-type="string">
            <text:p>Serie de tiempo mensual variable Q_MX_D - estacion 21237010 - Top 5 <text:s/>maximos valores de la max - fuente datos <text:s/>imputados</text:p>
          </table:table-cell>
          <table:table-cell table:formula="of:=CONCATENATE(&quot;Serie de tiempo mensual variable &quot;;[.Q197];&quot; - estacion &quot;; [.S197]; &quot; - Top 5 &quot;;IF([.R197]=&quot;largest&quot;;&quot; maximos &quot;; &quot; minimos &quot;); &quot;valores de la &quot;;[.T197]; &quot; - fuente datos &quot;; IF([.U197]=&quot;fill&quot;;&quot; imputados&quot;;&quot; crudos&quot;))" office:value-type="string" office:string-value="Serie de tiempo mensual variable Q_MX_D - estacion 21237010 - Top 5  maximos valores de la max - fuente datos  imputados" calcext:value-type="string">
            <text:p>Serie de tiempo mensual variable Q_MX_D - estacion 21237010 - Top 5 <text:s/>maximos valores de la max - fuente datos <text:s/>imputados</text:p>
          </table:table-cell>
          <table:table-cell table:number-columns-repeated="13"/>
          <table:table-cell office:value-type="string" calcext:value-type="string">
            <text:p>Q_MX_D</text:p>
          </table:table-cell>
          <table:table-cell office:value-type="string" calcext:value-type="string">
            <text:p>largest</text:p>
          </table:table-cell>
          <table:table-cell office:value-type="float" office:value="21237010" calcext:value-type="float">
            <text:p>2123701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Q_MX_D-largest-21237010-max-raw.png</text:p>
          </table:table-cell>
          <table:table-cell office:value-type="string" calcext:value-type="string">
            <text:p>Serie de tiempo mensual variable Q_MX_D - estacion 21237010 - Top 5 <text:s/>maximos valores de la max - fuente datos <text:s/>crudos</text:p>
          </table:table-cell>
          <table:table-cell table:formula="of:=CONCATENATE(&quot;Serie de tiempo mensual variable &quot;;[.Q198];&quot; - estacion &quot;; [.S198]; &quot; - Top 5 &quot;;IF([.R198]=&quot;largest&quot;;&quot; maximos &quot;; &quot; minimos &quot;); &quot;valores de la &quot;;[.T198]; &quot; - fuente datos &quot;; IF([.U198]=&quot;fill&quot;;&quot; imputados&quot;;&quot; crudos&quot;))" office:value-type="string" office:string-value="Serie de tiempo mensual variable Q_MX_D - estacion 21237010 - Top 5  maximos valores de la max - fuente datos  crudos" calcext:value-type="string">
            <text:p>Serie de tiempo mensual variable Q_MX_D - estacion 21237010 - Top 5 <text:s/>maximos valores de la max - fuente datos <text:s/>crudos</text:p>
          </table:table-cell>
          <table:table-cell table:number-columns-repeated="13"/>
          <table:table-cell office:value-type="string" calcext:value-type="string">
            <text:p>Q_MX_D</text:p>
          </table:table-cell>
          <table:table-cell office:value-type="string" calcext:value-type="string">
            <text:p>largest</text:p>
          </table:table-cell>
          <table:table-cell office:value-type="float" office:value="21237010" calcext:value-type="float">
            <text:p>2123701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Q_MX_D-largest-25027020-max-fill.png</text:p>
          </table:table-cell>
          <table:table-cell office:value-type="string" calcext:value-type="string">
            <text:p>Serie de tiempo mensual variable Q_MX_D - estacion 25027020 - Top 5 <text:s/>maximos valores de la max - fuente datos <text:s/>imputados</text:p>
          </table:table-cell>
          <table:table-cell table:formula="of:=CONCATENATE(&quot;Serie de tiempo mensual variable &quot;;[.Q199];&quot; - estacion &quot;; [.S199]; &quot; - Top 5 &quot;;IF([.R199]=&quot;largest&quot;;&quot; maximos &quot;; &quot; minimos &quot;); &quot;valores de la &quot;;[.T199]; &quot; - fuente datos &quot;; IF([.U199]=&quot;fill&quot;;&quot; imputados&quot;;&quot; crudos&quot;))" office:value-type="string" office:string-value="Serie de tiempo mensual variable Q_MX_D - estacion 25027020 - Top 5  maximos valores de la max - fuente datos  imputados" calcext:value-type="string">
            <text:p>Serie de tiempo mensual variable Q_MX_D - estacion 25027020 - Top 5 <text:s/>maximos valores de la max - fuente datos <text:s/>imputados</text:p>
          </table:table-cell>
          <table:table-cell table:number-columns-repeated="13"/>
          <table:table-cell office:value-type="string" calcext:value-type="string">
            <text:p>Q_MX_D</text:p>
          </table:table-cell>
          <table:table-cell office:value-type="string" calcext:value-type="string">
            <text:p>largest</text:p>
          </table:table-cell>
          <table:table-cell office:value-type="float" office:value="25027020" calcext:value-type="float">
            <text:p>2502702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Q_MX_D-largest-25027020-max-raw.png</text:p>
          </table:table-cell>
          <table:table-cell office:value-type="string" calcext:value-type="string">
            <text:p>Serie de tiempo mensual variable Q_MX_D - estacion 25027020 - Top 5 <text:s/>maximos valores de la max - fuente datos <text:s/>crudos</text:p>
          </table:table-cell>
          <table:table-cell table:formula="of:=CONCATENATE(&quot;Serie de tiempo mensual variable &quot;;[.Q200];&quot; - estacion &quot;; [.S200]; &quot; - Top 5 &quot;;IF([.R200]=&quot;largest&quot;;&quot; maximos &quot;; &quot; minimos &quot;); &quot;valores de la &quot;;[.T200]; &quot; - fuente datos &quot;; IF([.U200]=&quot;fill&quot;;&quot; imputados&quot;;&quot; crudos&quot;))" office:value-type="string" office:string-value="Serie de tiempo mensual variable Q_MX_D - estacion 25027020 - Top 5  maximos valores de la max - fuente datos  crudos" calcext:value-type="string">
            <text:p>Serie de tiempo mensual variable Q_MX_D - estacion 25027020 - Top 5 <text:s/>maximos valores de la max - fuente datos <text:s/>crudos</text:p>
          </table:table-cell>
          <table:table-cell table:number-columns-repeated="13"/>
          <table:table-cell office:value-type="string" calcext:value-type="string">
            <text:p>Q_MX_D</text:p>
          </table:table-cell>
          <table:table-cell office:value-type="string" calcext:value-type="string">
            <text:p>largest</text:p>
          </table:table-cell>
          <table:table-cell office:value-type="float" office:value="25027020" calcext:value-type="float">
            <text:p>2502702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Q_MX_D-largest-25027530-max-fill.png</text:p>
          </table:table-cell>
          <table:table-cell office:value-type="string" calcext:value-type="string">
            <text:p>Serie de tiempo mensual variable Q_MX_D - estacion 25027530 - Top 5 <text:s/>maximos valores de la max - fuente datos <text:s/>imputados</text:p>
          </table:table-cell>
          <table:table-cell table:formula="of:=CONCATENATE(&quot;Serie de tiempo mensual variable &quot;;[.Q201];&quot; - estacion &quot;; [.S201]; &quot; - Top 5 &quot;;IF([.R201]=&quot;largest&quot;;&quot; maximos &quot;; &quot; minimos &quot;); &quot;valores de la &quot;;[.T201]; &quot; - fuente datos &quot;; IF([.U201]=&quot;fill&quot;;&quot; imputados&quot;;&quot; crudos&quot;))" office:value-type="string" office:string-value="Serie de tiempo mensual variable Q_MX_D - estacion 25027530 - Top 5  maximos valores de la max - fuente datos  imputados" calcext:value-type="string">
            <text:p>Serie de tiempo mensual variable Q_MX_D - estacion 25027530 - Top 5 <text:s/>maximos valores de la max - fuente datos <text:s/>imputados</text:p>
          </table:table-cell>
          <table:table-cell table:number-columns-repeated="13"/>
          <table:table-cell office:value-type="string" calcext:value-type="string">
            <text:p>Q_MX_D</text:p>
          </table:table-cell>
          <table:table-cell office:value-type="string" calcext:value-type="string">
            <text:p>largest</text:p>
          </table:table-cell>
          <table:table-cell office:value-type="float" office:value="25027530" calcext:value-type="float">
            <text:p>2502753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Q_MX_D-largest-25027530-max-raw.png</text:p>
          </table:table-cell>
          <table:table-cell office:value-type="string" calcext:value-type="string">
            <text:p>Serie de tiempo mensual variable Q_MX_D - estacion 25027530 - Top 5 <text:s/>maximos valores de la max - fuente datos <text:s/>crudos</text:p>
          </table:table-cell>
          <table:table-cell table:formula="of:=CONCATENATE(&quot;Serie de tiempo mensual variable &quot;;[.Q202];&quot; - estacion &quot;; [.S202]; &quot; - Top 5 &quot;;IF([.R202]=&quot;largest&quot;;&quot; maximos &quot;; &quot; minimos &quot;); &quot;valores de la &quot;;[.T202]; &quot; - fuente datos &quot;; IF([.U202]=&quot;fill&quot;;&quot; imputados&quot;;&quot; crudos&quot;))" office:value-type="string" office:string-value="Serie de tiempo mensual variable Q_MX_D - estacion 25027530 - Top 5  maximos valores de la max - fuente datos  crudos" calcext:value-type="string">
            <text:p>Serie de tiempo mensual variable Q_MX_D - estacion 25027530 - Top 5 <text:s/>maximos valores de la max - fuente datos <text:s/>crudos</text:p>
          </table:table-cell>
          <table:table-cell table:number-columns-repeated="13"/>
          <table:table-cell office:value-type="string" calcext:value-type="string">
            <text:p>Q_MX_D</text:p>
          </table:table-cell>
          <table:table-cell office:value-type="string" calcext:value-type="string">
            <text:p>largest</text:p>
          </table:table-cell>
          <table:table-cell office:value-type="float" office:value="25027530" calcext:value-type="float">
            <text:p>2502753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Q_MX_D-largest-26207080-max-fill.png</text:p>
          </table:table-cell>
          <table:table-cell office:value-type="string" calcext:value-type="string">
            <text:p>Serie de tiempo mensual variable Q_MX_D - estacion 26207080 - Top 5 <text:s/>maximos valores de la max - fuente datos <text:s/>imputados</text:p>
          </table:table-cell>
          <table:table-cell table:formula="of:=CONCATENATE(&quot;Serie de tiempo mensual variable &quot;;[.Q203];&quot; - estacion &quot;; [.S203]; &quot; - Top 5 &quot;;IF([.R203]=&quot;largest&quot;;&quot; maximos &quot;; &quot; minimos &quot;); &quot;valores de la &quot;;[.T203]; &quot; - fuente datos &quot;; IF([.U203]=&quot;fill&quot;;&quot; imputados&quot;;&quot; crudos&quot;))" office:value-type="string" office:string-value="Serie de tiempo mensual variable Q_MX_D - estacion 26207080 - Top 5  maximos valores de la max - fuente datos  imputados" calcext:value-type="string">
            <text:p>Serie de tiempo mensual variable Q_MX_D - estacion 26207080 - Top 5 <text:s/>maximos valores de la max - fuente datos <text:s/>imputados</text:p>
          </table:table-cell>
          <table:table-cell table:number-columns-repeated="13"/>
          <table:table-cell office:value-type="string" calcext:value-type="string">
            <text:p>Q_MX_D</text:p>
          </table:table-cell>
          <table:table-cell office:value-type="string" calcext:value-type="string">
            <text:p>largest</text:p>
          </table:table-cell>
          <table:table-cell office:value-type="float" office:value="26207080" calcext:value-type="float">
            <text:p>2620708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Q_MX_D-largest-26207080-max-raw.png</text:p>
          </table:table-cell>
          <table:table-cell office:value-type="string" calcext:value-type="string">
            <text:p>Serie de tiempo mensual variable Q_MX_D - estacion 26207080 - Top 5 <text:s/>maximos valores de la max - fuente datos <text:s/>crudos</text:p>
          </table:table-cell>
          <table:table-cell table:formula="of:=CONCATENATE(&quot;Serie de tiempo mensual variable &quot;;[.Q204];&quot; - estacion &quot;; [.S204]; &quot; - Top 5 &quot;;IF([.R204]=&quot;largest&quot;;&quot; maximos &quot;; &quot; minimos &quot;); &quot;valores de la &quot;;[.T204]; &quot; - fuente datos &quot;; IF([.U204]=&quot;fill&quot;;&quot; imputados&quot;;&quot; crudos&quot;))" office:value-type="string" office:string-value="Serie de tiempo mensual variable Q_MX_D - estacion 26207080 - Top 5  maximos valores de la max - fuente datos  crudos" calcext:value-type="string">
            <text:p>Serie de tiempo mensual variable Q_MX_D - estacion 26207080 - Top 5 <text:s/>maximos valores de la max - fuente datos <text:s/>crudos</text:p>
          </table:table-cell>
          <table:table-cell table:number-columns-repeated="13"/>
          <table:table-cell office:value-type="string" calcext:value-type="string">
            <text:p>Q_MX_D</text:p>
          </table:table-cell>
          <table:table-cell office:value-type="string" calcext:value-type="string">
            <text:p>largest</text:p>
          </table:table-cell>
          <table:table-cell office:value-type="float" office:value="26207080" calcext:value-type="float">
            <text:p>2620708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Q_MX_D-largest-47017160-max-fill.png</text:p>
          </table:table-cell>
          <table:table-cell office:value-type="string" calcext:value-type="string">
            <text:p>Serie de tiempo mensual variable Q_MX_D - estacion 47017160 - Top 5 <text:s/>maximos valores de la max - fuente datos <text:s/>imputados</text:p>
          </table:table-cell>
          <table:table-cell table:formula="of:=CONCATENATE(&quot;Serie de tiempo mensual variable &quot;;[.Q205];&quot; - estacion &quot;; [.S205]; &quot; - Top 5 &quot;;IF([.R205]=&quot;largest&quot;;&quot; maximos &quot;; &quot; minimos &quot;); &quot;valores de la &quot;;[.T205]; &quot; - fuente datos &quot;; IF([.U205]=&quot;fill&quot;;&quot; imputados&quot;;&quot; crudos&quot;))" office:value-type="string" office:string-value="Serie de tiempo mensual variable Q_MX_D - estacion 47017160 - Top 5  maximos valores de la max - fuente datos  imputados" calcext:value-type="string">
            <text:p>Serie de tiempo mensual variable Q_MX_D - estacion 47017160 - Top 5 <text:s/>maximos valores de la max - fuente datos <text:s/>imputados</text:p>
          </table:table-cell>
          <table:table-cell table:number-columns-repeated="13"/>
          <table:table-cell office:value-type="string" calcext:value-type="string">
            <text:p>Q_MX_D</text:p>
          </table:table-cell>
          <table:table-cell office:value-type="string" calcext:value-type="string">
            <text:p>largest</text:p>
          </table:table-cell>
          <table:table-cell office:value-type="float" office:value="47017160" calcext:value-type="float">
            <text:p>4701716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Q_MX_D-largest-47017160-max-raw.png</text:p>
          </table:table-cell>
          <table:table-cell office:value-type="string" calcext:value-type="string">
            <text:p>Serie de tiempo mensual variable Q_MX_D - estacion 47017160 - Top 5 <text:s/>maximos valores de la max - fuente datos <text:s/>crudos</text:p>
          </table:table-cell>
          <table:table-cell table:formula="of:=CONCATENATE(&quot;Serie de tiempo mensual variable &quot;;[.Q206];&quot; - estacion &quot;; [.S206]; &quot; - Top 5 &quot;;IF([.R206]=&quot;largest&quot;;&quot; maximos &quot;; &quot; minimos &quot;); &quot;valores de la &quot;;[.T206]; &quot; - fuente datos &quot;; IF([.U206]=&quot;fill&quot;;&quot; imputados&quot;;&quot; crudos&quot;))" office:value-type="string" office:string-value="Serie de tiempo mensual variable Q_MX_D - estacion 47017160 - Top 5  maximos valores de la max - fuente datos  crudos" calcext:value-type="string">
            <text:p>Serie de tiempo mensual variable Q_MX_D - estacion 47017160 - Top 5 <text:s/>maximos valores de la max - fuente datos <text:s/>crudos</text:p>
          </table:table-cell>
          <table:table-cell table:number-columns-repeated="13"/>
          <table:table-cell office:value-type="string" calcext:value-type="string">
            <text:p>Q_MX_D</text:p>
          </table:table-cell>
          <table:table-cell office:value-type="string" calcext:value-type="string">
            <text:p>largest</text:p>
          </table:table-cell>
          <table:table-cell office:value-type="float" office:value="47017160" calcext:value-type="float">
            <text:p>4701716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Q_MX_D-smallest-24017740-max-fill.png</text:p>
          </table:table-cell>
          <table:table-cell office:value-type="string" calcext:value-type="string">
            <text:p>Serie de tiempo mensual variable Q_MX_D - estacion 24017740 - Top 5 <text:s/>minimos valores de la max - fuente datos <text:s/>imputados</text:p>
          </table:table-cell>
          <table:table-cell table:formula="of:=CONCATENATE(&quot;Serie de tiempo mensual variable &quot;;[.Q207];&quot; - estacion &quot;; [.S207]; &quot; - Top 5 &quot;;IF([.R207]=&quot;largest&quot;;&quot; maximos &quot;; &quot; minimos &quot;); &quot;valores de la &quot;;[.T207]; &quot; - fuente datos &quot;; IF([.U207]=&quot;fill&quot;;&quot; imputados&quot;;&quot; crudos&quot;))" office:value-type="string" office:string-value="Serie de tiempo mensual variable Q_MX_D - estacion 24017740 - Top 5  minimos valores de la max - fuente datos  imputados" calcext:value-type="string">
            <text:p>Serie de tiempo mensual variable Q_MX_D - estacion 24017740 - Top 5 <text:s/>minimos valores de la max - fuente datos <text:s/>imputados</text:p>
          </table:table-cell>
          <table:table-cell table:number-columns-repeated="13"/>
          <table:table-cell office:value-type="string" calcext:value-type="string">
            <text:p>Q_MX_D</text:p>
          </table:table-cell>
          <table:table-cell office:value-type="string" calcext:value-type="string">
            <text:p>smallest</text:p>
          </table:table-cell>
          <table:table-cell office:value-type="float" office:value="24017740" calcext:value-type="float">
            <text:p>2401774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Q_MX_D-smallest-24017740-max-raw.png</text:p>
          </table:table-cell>
          <table:table-cell office:value-type="string" calcext:value-type="string">
            <text:p>Serie de tiempo mensual variable Q_MX_D - estacion 24017740 - Top 5 <text:s/>minimos valores de la max - fuente datos <text:s/>crudos</text:p>
          </table:table-cell>
          <table:table-cell table:formula="of:=CONCATENATE(&quot;Serie de tiempo mensual variable &quot;;[.Q208];&quot; - estacion &quot;; [.S208]; &quot; - Top 5 &quot;;IF([.R208]=&quot;largest&quot;;&quot; maximos &quot;; &quot; minimos &quot;); &quot;valores de la &quot;;[.T208]; &quot; - fuente datos &quot;; IF([.U208]=&quot;fill&quot;;&quot; imputados&quot;;&quot; crudos&quot;))" office:value-type="string" office:string-value="Serie de tiempo mensual variable Q_MX_D - estacion 24017740 - Top 5  minimos valores de la max - fuente datos  crudos" calcext:value-type="string">
            <text:p>Serie de tiempo mensual variable Q_MX_D - estacion 24017740 - Top 5 <text:s/>minimos valores de la max - fuente datos <text:s/>crudos</text:p>
          </table:table-cell>
          <table:table-cell table:number-columns-repeated="13"/>
          <table:table-cell office:value-type="string" calcext:value-type="string">
            <text:p>Q_MX_D</text:p>
          </table:table-cell>
          <table:table-cell office:value-type="string" calcext:value-type="string">
            <text:p>smallest</text:p>
          </table:table-cell>
          <table:table-cell office:value-type="float" office:value="24017740" calcext:value-type="float">
            <text:p>2401774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Q_MX_D-smallest-26027080-max-fill.png</text:p>
          </table:table-cell>
          <table:table-cell office:value-type="string" calcext:value-type="string">
            <text:p>Serie de tiempo mensual variable Q_MX_D - estacion 26027080 - Top 5 <text:s/>minimos valores de la max - fuente datos <text:s/>imputados</text:p>
          </table:table-cell>
          <table:table-cell table:formula="of:=CONCATENATE(&quot;Serie de tiempo mensual variable &quot;;[.Q209];&quot; - estacion &quot;; [.S209]; &quot; - Top 5 &quot;;IF([.R209]=&quot;largest&quot;;&quot; maximos &quot;; &quot; minimos &quot;); &quot;valores de la &quot;;[.T209]; &quot; - fuente datos &quot;; IF([.U209]=&quot;fill&quot;;&quot; imputados&quot;;&quot; crudos&quot;))" office:value-type="string" office:string-value="Serie de tiempo mensual variable Q_MX_D - estacion 26027080 - Top 5  minimos valores de la max - fuente datos  imputados" calcext:value-type="string">
            <text:p>Serie de tiempo mensual variable Q_MX_D - estacion 26027080 - Top 5 <text:s/>minimos valores de la max - fuente datos <text:s/>imputados</text:p>
          </table:table-cell>
          <table:table-cell table:number-columns-repeated="13"/>
          <table:table-cell office:value-type="string" calcext:value-type="string">
            <text:p>Q_MX_D</text:p>
          </table:table-cell>
          <table:table-cell office:value-type="string" calcext:value-type="string">
            <text:p>smallest</text:p>
          </table:table-cell>
          <table:table-cell office:value-type="float" office:value="26027080" calcext:value-type="float">
            <text:p>2602708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Q_MX_D-smallest-26027080-max-raw.png</text:p>
          </table:table-cell>
          <table:table-cell office:value-type="string" calcext:value-type="string">
            <text:p>Serie de tiempo mensual variable Q_MX_D - estacion 26027080 - Top 5 <text:s/>minimos valores de la max - fuente datos <text:s/>crudos</text:p>
          </table:table-cell>
          <table:table-cell table:formula="of:=CONCATENATE(&quot;Serie de tiempo mensual variable &quot;;[.Q210];&quot; - estacion &quot;; [.S210]; &quot; - Top 5 &quot;;IF([.R210]=&quot;largest&quot;;&quot; maximos &quot;; &quot; minimos &quot;); &quot;valores de la &quot;;[.T210]; &quot; - fuente datos &quot;; IF([.U210]=&quot;fill&quot;;&quot; imputados&quot;;&quot; crudos&quot;))" office:value-type="string" office:string-value="Serie de tiempo mensual variable Q_MX_D - estacion 26027080 - Top 5  minimos valores de la max - fuente datos  crudos" calcext:value-type="string">
            <text:p>Serie de tiempo mensual variable Q_MX_D - estacion 26027080 - Top 5 <text:s/>minimos valores de la max - fuente datos <text:s/>crudos</text:p>
          </table:table-cell>
          <table:table-cell table:number-columns-repeated="13"/>
          <table:table-cell office:value-type="string" calcext:value-type="string">
            <text:p>Q_MX_D</text:p>
          </table:table-cell>
          <table:table-cell office:value-type="string" calcext:value-type="string">
            <text:p>smallest</text:p>
          </table:table-cell>
          <table:table-cell office:value-type="float" office:value="26027080" calcext:value-type="float">
            <text:p>2602708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Q_MX_D-smallest-26027240-max-fill.png</text:p>
          </table:table-cell>
          <table:table-cell office:value-type="string" calcext:value-type="string">
            <text:p>Serie de tiempo mensual variable Q_MX_D - estacion 26027240 - Top 5 <text:s/>minimos valores de la max - fuente datos <text:s/>imputados</text:p>
          </table:table-cell>
          <table:table-cell table:formula="of:=CONCATENATE(&quot;Serie de tiempo mensual variable &quot;;[.Q211];&quot; - estacion &quot;; [.S211]; &quot; - Top 5 &quot;;IF([.R211]=&quot;largest&quot;;&quot; maximos &quot;; &quot; minimos &quot;); &quot;valores de la &quot;;[.T211]; &quot; - fuente datos &quot;; IF([.U211]=&quot;fill&quot;;&quot; imputados&quot;;&quot; crudos&quot;))" office:value-type="string" office:string-value="Serie de tiempo mensual variable Q_MX_D - estacion 26027240 - Top 5  minimos valores de la max - fuente datos  imputados" calcext:value-type="string">
            <text:p>Serie de tiempo mensual variable Q_MX_D - estacion 26027240 - Top 5 <text:s/>minimos valores de la max - fuente datos <text:s/>imputados</text:p>
          </table:table-cell>
          <table:table-cell table:number-columns-repeated="13"/>
          <table:table-cell office:value-type="string" calcext:value-type="string">
            <text:p>Q_MX_D</text:p>
          </table:table-cell>
          <table:table-cell office:value-type="string" calcext:value-type="string">
            <text:p>smallest</text:p>
          </table:table-cell>
          <table:table-cell office:value-type="float" office:value="26027240" calcext:value-type="float">
            <text:p>2602724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Q_MX_D-smallest-26027240-max-raw.png</text:p>
          </table:table-cell>
          <table:table-cell office:value-type="string" calcext:value-type="string">
            <text:p>Serie de tiempo mensual variable Q_MX_D - estacion 26027240 - Top 5 <text:s/>minimos valores de la max - fuente datos <text:s/>crudos</text:p>
          </table:table-cell>
          <table:table-cell table:formula="of:=CONCATENATE(&quot;Serie de tiempo mensual variable &quot;;[.Q212];&quot; - estacion &quot;; [.S212]; &quot; - Top 5 &quot;;IF([.R212]=&quot;largest&quot;;&quot; maximos &quot;; &quot; minimos &quot;); &quot;valores de la &quot;;[.T212]; &quot; - fuente datos &quot;; IF([.U212]=&quot;fill&quot;;&quot; imputados&quot;;&quot; crudos&quot;))" office:value-type="string" office:string-value="Serie de tiempo mensual variable Q_MX_D - estacion 26027240 - Top 5  minimos valores de la max - fuente datos  crudos" calcext:value-type="string">
            <text:p>Serie de tiempo mensual variable Q_MX_D - estacion 26027240 - Top 5 <text:s/>minimos valores de la max - fuente datos <text:s/>crudos</text:p>
          </table:table-cell>
          <table:table-cell table:number-columns-repeated="13"/>
          <table:table-cell office:value-type="string" calcext:value-type="string">
            <text:p>Q_MX_D</text:p>
          </table:table-cell>
          <table:table-cell office:value-type="string" calcext:value-type="string">
            <text:p>smallest</text:p>
          </table:table-cell>
          <table:table-cell office:value-type="float" office:value="26027240" calcext:value-type="float">
            <text:p>2602724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Q_MX_D-smallest-52047030-max-fill.png</text:p>
          </table:table-cell>
          <table:table-cell office:value-type="string" calcext:value-type="string">
            <text:p>Serie de tiempo mensual variable Q_MX_D - estacion 52047030 - Top 5 <text:s/>minimos valores de la max - fuente datos <text:s/>imputados</text:p>
          </table:table-cell>
          <table:table-cell table:formula="of:=CONCATENATE(&quot;Serie de tiempo mensual variable &quot;;[.Q213];&quot; - estacion &quot;; [.S213]; &quot; - Top 5 &quot;;IF([.R213]=&quot;largest&quot;;&quot; maximos &quot;; &quot; minimos &quot;); &quot;valores de la &quot;;[.T213]; &quot; - fuente datos &quot;; IF([.U213]=&quot;fill&quot;;&quot; imputados&quot;;&quot; crudos&quot;))" office:value-type="string" office:string-value="Serie de tiempo mensual variable Q_MX_D - estacion 52047030 - Top 5  minimos valores de la max - fuente datos  imputados" calcext:value-type="string">
            <text:p>Serie de tiempo mensual variable Q_MX_D - estacion 52047030 - Top 5 <text:s/>minimos valores de la max - fuente datos <text:s/>imputados</text:p>
          </table:table-cell>
          <table:table-cell table:number-columns-repeated="13"/>
          <table:table-cell office:value-type="string" calcext:value-type="string">
            <text:p>Q_MX_D</text:p>
          </table:table-cell>
          <table:table-cell office:value-type="string" calcext:value-type="string">
            <text:p>smallest</text:p>
          </table:table-cell>
          <table:table-cell office:value-type="float" office:value="52047030" calcext:value-type="float">
            <text:p>5204703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Q_MX_D-smallest-52047030-max-raw.png</text:p>
          </table:table-cell>
          <table:table-cell office:value-type="string" calcext:value-type="string">
            <text:p>Serie de tiempo mensual variable Q_MX_D - estacion 52047030 - Top 5 <text:s/>minimos valores de la max - fuente datos <text:s/>crudos</text:p>
          </table:table-cell>
          <table:table-cell table:formula="of:=CONCATENATE(&quot;Serie de tiempo mensual variable &quot;;[.Q214];&quot; - estacion &quot;; [.S214]; &quot; - Top 5 &quot;;IF([.R214]=&quot;largest&quot;;&quot; maximos &quot;; &quot; minimos &quot;); &quot;valores de la &quot;;[.T214]; &quot; - fuente datos &quot;; IF([.U214]=&quot;fill&quot;;&quot; imputados&quot;;&quot; crudos&quot;))" office:value-type="string" office:string-value="Serie de tiempo mensual variable Q_MX_D - estacion 52047030 - Top 5  minimos valores de la max - fuente datos  crudos" calcext:value-type="string">
            <text:p>Serie de tiempo mensual variable Q_MX_D - estacion 52047030 - Top 5 <text:s/>minimos valores de la max - fuente datos <text:s/>crudos</text:p>
          </table:table-cell>
          <table:table-cell table:number-columns-repeated="13"/>
          <table:table-cell office:value-type="string" calcext:value-type="string">
            <text:p>Q_MX_D</text:p>
          </table:table-cell>
          <table:table-cell office:value-type="string" calcext:value-type="string">
            <text:p>smallest</text:p>
          </table:table-cell>
          <table:table-cell office:value-type="float" office:value="52047030" calcext:value-type="float">
            <text:p>5204703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Q_MX_D-smallest-52057040-max-fill.png</text:p>
          </table:table-cell>
          <table:table-cell office:value-type="string" calcext:value-type="string">
            <text:p>Serie de tiempo mensual variable Q_MX_D - estacion 52057040 - Top 5 <text:s/>minimos valores de la max - fuente datos <text:s/>imputados</text:p>
          </table:table-cell>
          <table:table-cell table:formula="of:=CONCATENATE(&quot;Serie de tiempo mensual variable &quot;;[.Q215];&quot; - estacion &quot;; [.S215]; &quot; - Top 5 &quot;;IF([.R215]=&quot;largest&quot;;&quot; maximos &quot;; &quot; minimos &quot;); &quot;valores de la &quot;;[.T215]; &quot; - fuente datos &quot;; IF([.U215]=&quot;fill&quot;;&quot; imputados&quot;;&quot; crudos&quot;))" office:value-type="string" office:string-value="Serie de tiempo mensual variable Q_MX_D - estacion 52057040 - Top 5  minimos valores de la max - fuente datos  imputados" calcext:value-type="string">
            <text:p>Serie de tiempo mensual variable Q_MX_D - estacion 52057040 - Top 5 <text:s/>minimos valores de la max - fuente datos <text:s/>imputados</text:p>
          </table:table-cell>
          <table:table-cell table:number-columns-repeated="13"/>
          <table:table-cell office:value-type="string" calcext:value-type="string">
            <text:p>Q_MX_D</text:p>
          </table:table-cell>
          <table:table-cell office:value-type="string" calcext:value-type="string">
            <text:p>smallest</text:p>
          </table:table-cell>
          <table:table-cell office:value-type="float" office:value="52057040" calcext:value-type="float">
            <text:p>5205704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Q_MX_D-smallest-52057040-max-raw.png</text:p>
          </table:table-cell>
          <table:table-cell office:value-type="string" calcext:value-type="string">
            <text:p>Serie de tiempo mensual variable Q_MX_D - estacion 52057040 - Top 5 <text:s/>minimos valores de la max - fuente datos <text:s/>crudos</text:p>
          </table:table-cell>
          <table:table-cell table:formula="of:=CONCATENATE(&quot;Serie de tiempo mensual variable &quot;;[.Q216];&quot; - estacion &quot;; [.S216]; &quot; - Top 5 &quot;;IF([.R216]=&quot;largest&quot;;&quot; maximos &quot;; &quot; minimos &quot;); &quot;valores de la &quot;;[.T216]; &quot; - fuente datos &quot;; IF([.U216]=&quot;fill&quot;;&quot; imputados&quot;;&quot; crudos&quot;))" office:value-type="string" office:string-value="Serie de tiempo mensual variable Q_MX_D - estacion 52057040 - Top 5  minimos valores de la max - fuente datos  crudos" calcext:value-type="string">
            <text:p>Serie de tiempo mensual variable Q_MX_D - estacion 52057040 - Top 5 <text:s/>minimos valores de la max - fuente datos <text:s/>crudos</text:p>
          </table:table-cell>
          <table:table-cell table:number-columns-repeated="13"/>
          <table:table-cell office:value-type="string" calcext:value-type="string">
            <text:p>Q_MX_D</text:p>
          </table:table-cell>
          <table:table-cell office:value-type="string" calcext:value-type="string">
            <text:p>smallest</text:p>
          </table:table-cell>
          <table:table-cell office:value-type="float" office:value="52057040" calcext:value-type="float">
            <text:p>5205704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TMN_CON-largest-11045010-min-fill.png</text:p>
          </table:table-cell>
          <table:table-cell office:value-type="string" calcext:value-type="string">
            <text:p>Serie de tiempo mensual variable TMN_CON - estacion 11045010 - Top 5 <text:s/>maximos valores de la min - fuente datos <text:s/>imputados</text:p>
          </table:table-cell>
          <table:table-cell table:formula="of:=CONCATENATE(&quot;Serie de tiempo mensual variable &quot;;[.Q217];&quot; - estacion &quot;; [.S217]; &quot; - Top 5 &quot;;IF([.R217]=&quot;largest&quot;;&quot; maximos &quot;; &quot; minimos &quot;); &quot;valores de la &quot;;[.T217]; &quot; - fuente datos &quot;; IF([.U217]=&quot;fill&quot;;&quot; imputados&quot;;&quot; crudos&quot;))" office:value-type="string" office:string-value="Serie de tiempo mensual variable TMN_CON - estacion 11045010 - Top 5  maximos valores de la min - fuente datos  imputados" calcext:value-type="string">
            <text:p>Serie de tiempo mensual variable TMN_CON - estacion 11045010 - Top 5 <text:s/>maximos valores de la min - fuente datos <text:s/>imputados</text:p>
          </table:table-cell>
          <table:table-cell table:number-columns-repeated="13"/>
          <table:table-cell office:value-type="string" calcext:value-type="string">
            <text:p>TMN_CON</text:p>
          </table:table-cell>
          <table:table-cell office:value-type="string" calcext:value-type="string">
            <text:p>largest</text:p>
          </table:table-cell>
          <table:table-cell office:value-type="float" office:value="11045010" calcext:value-type="float">
            <text:p>1104501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TMN_CON-largest-11045010-min-raw.png</text:p>
          </table:table-cell>
          <table:table-cell office:value-type="string" calcext:value-type="string">
            <text:p>Serie de tiempo mensual variable TMN_CON - estacion 11045010 - Top 5 <text:s/>maximos valores de la min - fuente datos <text:s/>crudos</text:p>
          </table:table-cell>
          <table:table-cell table:formula="of:=CONCATENATE(&quot;Serie de tiempo mensual variable &quot;;[.Q218];&quot; - estacion &quot;; [.S218]; &quot; - Top 5 &quot;;IF([.R218]=&quot;largest&quot;;&quot; maximos &quot;; &quot; minimos &quot;); &quot;valores de la &quot;;[.T218]; &quot; - fuente datos &quot;; IF([.U218]=&quot;fill&quot;;&quot; imputados&quot;;&quot; crudos&quot;))" office:value-type="string" office:string-value="Serie de tiempo mensual variable TMN_CON - estacion 11045010 - Top 5  maximos valores de la min - fuente datos  crudos" calcext:value-type="string">
            <text:p>Serie de tiempo mensual variable TMN_CON - estacion 11045010 - Top 5 <text:s/>maximos valores de la min - fuente datos <text:s/>crudos</text:p>
          </table:table-cell>
          <table:table-cell table:number-columns-repeated="13"/>
          <table:table-cell office:value-type="string" calcext:value-type="string">
            <text:p>TMN_CON</text:p>
          </table:table-cell>
          <table:table-cell office:value-type="string" calcext:value-type="string">
            <text:p>largest</text:p>
          </table:table-cell>
          <table:table-cell office:value-type="float" office:value="11045010" calcext:value-type="float">
            <text:p>1104501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TMN_CON-largest-21115060-min-fill.png</text:p>
          </table:table-cell>
          <table:table-cell office:value-type="string" calcext:value-type="string">
            <text:p>Serie de tiempo mensual variable TMN_CON - estacion 21115060 - Top 5 <text:s/>maximos valores de la min - fuente datos <text:s/>imputados</text:p>
          </table:table-cell>
          <table:table-cell table:formula="of:=CONCATENATE(&quot;Serie de tiempo mensual variable &quot;;[.Q219];&quot; - estacion &quot;; [.S219]; &quot; - Top 5 &quot;;IF([.R219]=&quot;largest&quot;;&quot; maximos &quot;; &quot; minimos &quot;); &quot;valores de la &quot;;[.T219]; &quot; - fuente datos &quot;; IF([.U219]=&quot;fill&quot;;&quot; imputados&quot;;&quot; crudos&quot;))" office:value-type="string" office:string-value="Serie de tiempo mensual variable TMN_CON - estacion 21115060 - Top 5  maximos valores de la min - fuente datos  imputados" calcext:value-type="string">
            <text:p>Serie de tiempo mensual variable TMN_CON - estacion 21115060 - Top 5 <text:s/>maximos valores de la min - fuente datos <text:s/>imputados</text:p>
          </table:table-cell>
          <table:table-cell table:number-columns-repeated="13"/>
          <table:table-cell office:value-type="string" calcext:value-type="string">
            <text:p>TMN_CON</text:p>
          </table:table-cell>
          <table:table-cell office:value-type="string" calcext:value-type="string">
            <text:p>largest</text:p>
          </table:table-cell>
          <table:table-cell office:value-type="float" office:value="21115060" calcext:value-type="float">
            <text:p>2111506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TMN_CON-largest-21115060-min-raw.png</text:p>
          </table:table-cell>
          <table:table-cell office:value-type="string" calcext:value-type="string">
            <text:p>Serie de tiempo mensual variable TMN_CON - estacion 21115060 - Top 5 <text:s/>maximos valores de la min - fuente datos <text:s/>crudos</text:p>
          </table:table-cell>
          <table:table-cell table:formula="of:=CONCATENATE(&quot;Serie de tiempo mensual variable &quot;;[.Q220];&quot; - estacion &quot;; [.S220]; &quot; - Top 5 &quot;;IF([.R220]=&quot;largest&quot;;&quot; maximos &quot;; &quot; minimos &quot;); &quot;valores de la &quot;;[.T220]; &quot; - fuente datos &quot;; IF([.U220]=&quot;fill&quot;;&quot; imputados&quot;;&quot; crudos&quot;))" office:value-type="string" office:string-value="Serie de tiempo mensual variable TMN_CON - estacion 21115060 - Top 5  maximos valores de la min - fuente datos  crudos" calcext:value-type="string">
            <text:p>Serie de tiempo mensual variable TMN_CON - estacion 21115060 - Top 5 <text:s/>maximos valores de la min - fuente datos <text:s/>crudos</text:p>
          </table:table-cell>
          <table:table-cell table:number-columns-repeated="13"/>
          <table:table-cell office:value-type="string" calcext:value-type="string">
            <text:p>TMN_CON</text:p>
          </table:table-cell>
          <table:table-cell office:value-type="string" calcext:value-type="string">
            <text:p>largest</text:p>
          </table:table-cell>
          <table:table-cell office:value-type="float" office:value="21115060" calcext:value-type="float">
            <text:p>2111506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TMN_CON-largest-21165010-min-fill.png</text:p>
          </table:table-cell>
          <table:table-cell office:value-type="string" calcext:value-type="string">
            <text:p>Serie de tiempo mensual variable TMN_CON - estacion 21165010 - Top 5 <text:s/>maximos valores de la min - fuente datos <text:s/>imputados</text:p>
          </table:table-cell>
          <table:table-cell table:formula="of:=CONCATENATE(&quot;Serie de tiempo mensual variable &quot;;[.Q221];&quot; - estacion &quot;; [.S221]; &quot; - Top 5 &quot;;IF([.R221]=&quot;largest&quot;;&quot; maximos &quot;; &quot; minimos &quot;); &quot;valores de la &quot;;[.T221]; &quot; - fuente datos &quot;; IF([.U221]=&quot;fill&quot;;&quot; imputados&quot;;&quot; crudos&quot;))" office:value-type="string" office:string-value="Serie de tiempo mensual variable TMN_CON - estacion 21165010 - Top 5  maximos valores de la min - fuente datos  imputados" calcext:value-type="string">
            <text:p>Serie de tiempo mensual variable TMN_CON - estacion 21165010 - Top 5 <text:s/>maximos valores de la min - fuente datos <text:s/>imputados</text:p>
          </table:table-cell>
          <table:table-cell table:number-columns-repeated="13"/>
          <table:table-cell office:value-type="string" calcext:value-type="string">
            <text:p>TMN_CON</text:p>
          </table:table-cell>
          <table:table-cell office:value-type="string" calcext:value-type="string">
            <text:p>largest</text:p>
          </table:table-cell>
          <table:table-cell office:value-type="float" office:value="21165010" calcext:value-type="float">
            <text:p>2116501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TMN_CON-largest-21165010-min-raw.png</text:p>
          </table:table-cell>
          <table:table-cell office:value-type="string" calcext:value-type="string">
            <text:p>Serie de tiempo mensual variable TMN_CON - estacion 21165010 - Top 5 <text:s/>maximos valores de la min - fuente datos <text:s/>crudos</text:p>
          </table:table-cell>
          <table:table-cell table:formula="of:=CONCATENATE(&quot;Serie de tiempo mensual variable &quot;;[.Q222];&quot; - estacion &quot;; [.S222]; &quot; - Top 5 &quot;;IF([.R222]=&quot;largest&quot;;&quot; maximos &quot;; &quot; minimos &quot;); &quot;valores de la &quot;;[.T222]; &quot; - fuente datos &quot;; IF([.U222]=&quot;fill&quot;;&quot; imputados&quot;;&quot; crudos&quot;))" office:value-type="string" office:string-value="Serie de tiempo mensual variable TMN_CON - estacion 21165010 - Top 5  maximos valores de la min - fuente datos  crudos" calcext:value-type="string">
            <text:p>Serie de tiempo mensual variable TMN_CON - estacion 21165010 - Top 5 <text:s/>maximos valores de la min - fuente datos <text:s/>crudos</text:p>
          </table:table-cell>
          <table:table-cell table:number-columns-repeated="13"/>
          <table:table-cell office:value-type="string" calcext:value-type="string">
            <text:p>TMN_CON</text:p>
          </table:table-cell>
          <table:table-cell office:value-type="string" calcext:value-type="string">
            <text:p>largest</text:p>
          </table:table-cell>
          <table:table-cell office:value-type="float" office:value="21165010" calcext:value-type="float">
            <text:p>2116501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TMN_CON-largest-21185080-min-fill.png</text:p>
          </table:table-cell>
          <table:table-cell office:value-type="string" calcext:value-type="string">
            <text:p>Serie de tiempo mensual variable TMN_CON - estacion 21185080 - Top 5 <text:s/>maximos valores de la min - fuente datos <text:s/>imputados</text:p>
          </table:table-cell>
          <table:table-cell table:formula="of:=CONCATENATE(&quot;Serie de tiempo mensual variable &quot;;[.Q223];&quot; - estacion &quot;; [.S223]; &quot; - Top 5 &quot;;IF([.R223]=&quot;largest&quot;;&quot; maximos &quot;; &quot; minimos &quot;); &quot;valores de la &quot;;[.T223]; &quot; - fuente datos &quot;; IF([.U223]=&quot;fill&quot;;&quot; imputados&quot;;&quot; crudos&quot;))" office:value-type="string" office:string-value="Serie de tiempo mensual variable TMN_CON - estacion 21185080 - Top 5  maximos valores de la min - fuente datos  imputados" calcext:value-type="string">
            <text:p>Serie de tiempo mensual variable TMN_CON - estacion 21185080 - Top 5 <text:s/>maximos valores de la min - fuente datos <text:s/>imputados</text:p>
          </table:table-cell>
          <table:table-cell table:number-columns-repeated="13"/>
          <table:table-cell office:value-type="string" calcext:value-type="string">
            <text:p>TMN_CON</text:p>
          </table:table-cell>
          <table:table-cell office:value-type="string" calcext:value-type="string">
            <text:p>largest</text:p>
          </table:table-cell>
          <table:table-cell office:value-type="float" office:value="21185080" calcext:value-type="float">
            <text:p>2118508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TMN_CON-largest-21185080-min-raw.png</text:p>
          </table:table-cell>
          <table:table-cell office:value-type="string" calcext:value-type="string">
            <text:p>Serie de tiempo mensual variable TMN_CON - estacion 21185080 - Top 5 <text:s/>maximos valores de la min - fuente datos <text:s/>crudos</text:p>
          </table:table-cell>
          <table:table-cell table:formula="of:=CONCATENATE(&quot;Serie de tiempo mensual variable &quot;;[.Q224];&quot; - estacion &quot;; [.S224]; &quot; - Top 5 &quot;;IF([.R224]=&quot;largest&quot;;&quot; maximos &quot;; &quot; minimos &quot;); &quot;valores de la &quot;;[.T224]; &quot; - fuente datos &quot;; IF([.U224]=&quot;fill&quot;;&quot; imputados&quot;;&quot; crudos&quot;))" office:value-type="string" office:string-value="Serie de tiempo mensual variable TMN_CON - estacion 21185080 - Top 5  maximos valores de la min - fuente datos  crudos" calcext:value-type="string">
            <text:p>Serie de tiempo mensual variable TMN_CON - estacion 21185080 - Top 5 <text:s/>maximos valores de la min - fuente datos <text:s/>crudos</text:p>
          </table:table-cell>
          <table:table-cell table:number-columns-repeated="13"/>
          <table:table-cell office:value-type="string" calcext:value-type="string">
            <text:p>TMN_CON</text:p>
          </table:table-cell>
          <table:table-cell office:value-type="string" calcext:value-type="string">
            <text:p>largest</text:p>
          </table:table-cell>
          <table:table-cell office:value-type="float" office:value="21185080" calcext:value-type="float">
            <text:p>2118508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TMN_CON-largest-24055040-min-fill.png</text:p>
          </table:table-cell>
          <table:table-cell office:value-type="string" calcext:value-type="string">
            <text:p>Serie de tiempo mensual variable TMN_CON - estacion 24055040 - Top 5 <text:s/>maximos valores de la min - fuente datos <text:s/>imputados</text:p>
          </table:table-cell>
          <table:table-cell table:formula="of:=CONCATENATE(&quot;Serie de tiempo mensual variable &quot;;[.Q225];&quot; - estacion &quot;; [.S225]; &quot; - Top 5 &quot;;IF([.R225]=&quot;largest&quot;;&quot; maximos &quot;; &quot; minimos &quot;); &quot;valores de la &quot;;[.T225]; &quot; - fuente datos &quot;; IF([.U225]=&quot;fill&quot;;&quot; imputados&quot;;&quot; crudos&quot;))" office:value-type="string" office:string-value="Serie de tiempo mensual variable TMN_CON - estacion 24055040 - Top 5  maximos valores de la min - fuente datos  imputados" calcext:value-type="string">
            <text:p>Serie de tiempo mensual variable TMN_CON - estacion 24055040 - Top 5 <text:s/>maximos valores de la min - fuente datos <text:s/>imputados</text:p>
          </table:table-cell>
          <table:table-cell table:number-columns-repeated="13"/>
          <table:table-cell office:value-type="string" calcext:value-type="string">
            <text:p>TMN_CON</text:p>
          </table:table-cell>
          <table:table-cell office:value-type="string" calcext:value-type="string">
            <text:p>largest</text:p>
          </table:table-cell>
          <table:table-cell office:value-type="float" office:value="24055040" calcext:value-type="float">
            <text:p>2405504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TMN_CON-largest-24055040-min-raw.png</text:p>
          </table:table-cell>
          <table:table-cell office:value-type="string" calcext:value-type="string">
            <text:p>Serie de tiempo mensual variable TMN_CON - estacion 24055040 - Top 5 <text:s/>maximos valores de la min - fuente datos <text:s/>crudos</text:p>
          </table:table-cell>
          <table:table-cell table:formula="of:=CONCATENATE(&quot;Serie de tiempo mensual variable &quot;;[.Q226];&quot; - estacion &quot;; [.S226]; &quot; - Top 5 &quot;;IF([.R226]=&quot;largest&quot;;&quot; maximos &quot;; &quot; minimos &quot;); &quot;valores de la &quot;;[.T226]; &quot; - fuente datos &quot;; IF([.U226]=&quot;fill&quot;;&quot; imputados&quot;;&quot; crudos&quot;))" office:value-type="string" office:string-value="Serie de tiempo mensual variable TMN_CON - estacion 24055040 - Top 5  maximos valores de la min - fuente datos  crudos" calcext:value-type="string">
            <text:p>Serie de tiempo mensual variable TMN_CON - estacion 24055040 - Top 5 <text:s/>maximos valores de la min - fuente datos <text:s/>crudos</text:p>
          </table:table-cell>
          <table:table-cell table:number-columns-repeated="13"/>
          <table:table-cell office:value-type="string" calcext:value-type="string">
            <text:p>TMN_CON</text:p>
          </table:table-cell>
          <table:table-cell office:value-type="string" calcext:value-type="string">
            <text:p>largest</text:p>
          </table:table-cell>
          <table:table-cell office:value-type="float" office:value="24055040" calcext:value-type="float">
            <text:p>2405504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TMN_CON-smallest-11025010-min-fill.png</text:p>
          </table:table-cell>
          <table:table-cell office:value-type="string" calcext:value-type="string">
            <text:p>Serie de tiempo mensual variable TMN_CON - estacion 11025010 - Top 5 <text:s/>minimos valores de la min - fuente datos <text:s/>imputados</text:p>
          </table:table-cell>
          <table:table-cell table:formula="of:=CONCATENATE(&quot;Serie de tiempo mensual variable &quot;;[.Q227];&quot; - estacion &quot;; [.S227]; &quot; - Top 5 &quot;;IF([.R227]=&quot;largest&quot;;&quot; maximos &quot;; &quot; minimos &quot;); &quot;valores de la &quot;;[.T227]; &quot; - fuente datos &quot;; IF([.U227]=&quot;fill&quot;;&quot; imputados&quot;;&quot; crudos&quot;))" office:value-type="string" office:string-value="Serie de tiempo mensual variable TMN_CON - estacion 11025010 - Top 5  minimos valores de la min - fuente datos  imputados" calcext:value-type="string">
            <text:p>Serie de tiempo mensual variable TMN_CON - estacion 11025010 - Top 5 <text:s/>minimos valores de la min - fuente datos <text:s/>imputados</text:p>
          </table:table-cell>
          <table:table-cell table:number-columns-repeated="13"/>
          <table:table-cell office:value-type="string" calcext:value-type="string">
            <text:p>TMN_CON</text:p>
          </table:table-cell>
          <table:table-cell office:value-type="string" calcext:value-type="string">
            <text:p>smallest</text:p>
          </table:table-cell>
          <table:table-cell office:value-type="float" office:value="11025010" calcext:value-type="float">
            <text:p>1102501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TMN_CON-smallest-11025010-min-raw.png</text:p>
          </table:table-cell>
          <table:table-cell office:value-type="string" calcext:value-type="string">
            <text:p>Serie de tiempo mensual variable TMN_CON - estacion 11025010 - Top 5 <text:s/>minimos valores de la min - fuente datos <text:s/>crudos</text:p>
          </table:table-cell>
          <table:table-cell table:formula="of:=CONCATENATE(&quot;Serie de tiempo mensual variable &quot;;[.Q228];&quot; - estacion &quot;; [.S228]; &quot; - Top 5 &quot;;IF([.R228]=&quot;largest&quot;;&quot; maximos &quot;; &quot; minimos &quot;); &quot;valores de la &quot;;[.T228]; &quot; - fuente datos &quot;; IF([.U228]=&quot;fill&quot;;&quot; imputados&quot;;&quot; crudos&quot;))" office:value-type="string" office:string-value="Serie de tiempo mensual variable TMN_CON - estacion 11025010 - Top 5  minimos valores de la min - fuente datos  crudos" calcext:value-type="string">
            <text:p>Serie de tiempo mensual variable TMN_CON - estacion 11025010 - Top 5 <text:s/>minimos valores de la min - fuente datos <text:s/>crudos</text:p>
          </table:table-cell>
          <table:table-cell table:number-columns-repeated="13"/>
          <table:table-cell office:value-type="string" calcext:value-type="string">
            <text:p>TMN_CON</text:p>
          </table:table-cell>
          <table:table-cell office:value-type="string" calcext:value-type="string">
            <text:p>smallest</text:p>
          </table:table-cell>
          <table:table-cell office:value-type="float" office:value="11025010" calcext:value-type="float">
            <text:p>1102501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TMN_CON-smallest-16015030-min-fill.png</text:p>
          </table:table-cell>
          <table:table-cell office:value-type="string" calcext:value-type="string">
            <text:p>Serie de tiempo mensual variable TMN_CON - estacion 16015030 - Top 5 <text:s/>minimos valores de la min - fuente datos <text:s/>imputados</text:p>
          </table:table-cell>
          <table:table-cell table:formula="of:=CONCATENATE(&quot;Serie de tiempo mensual variable &quot;;[.Q229];&quot; - estacion &quot;; [.S229]; &quot; - Top 5 &quot;;IF([.R229]=&quot;largest&quot;;&quot; maximos &quot;; &quot; minimos &quot;); &quot;valores de la &quot;;[.T229]; &quot; - fuente datos &quot;; IF([.U229]=&quot;fill&quot;;&quot; imputados&quot;;&quot; crudos&quot;))" office:value-type="string" office:string-value="Serie de tiempo mensual variable TMN_CON - estacion 16015030 - Top 5  minimos valores de la min - fuente datos  imputados" calcext:value-type="string">
            <text:p>Serie de tiempo mensual variable TMN_CON - estacion 16015030 - Top 5 <text:s/>minimos valores de la min - fuente datos <text:s/>imputados</text:p>
          </table:table-cell>
          <table:table-cell table:number-columns-repeated="13"/>
          <table:table-cell office:value-type="string" calcext:value-type="string">
            <text:p>TMN_CON</text:p>
          </table:table-cell>
          <table:table-cell office:value-type="string" calcext:value-type="string">
            <text:p>smallest</text:p>
          </table:table-cell>
          <table:table-cell office:value-type="float" office:value="16015030" calcext:value-type="float">
            <text:p>1601503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TMN_CON-smallest-16015030-min-raw.png</text:p>
          </table:table-cell>
          <table:table-cell office:value-type="string" calcext:value-type="string">
            <text:p>Serie de tiempo mensual variable TMN_CON - estacion 16015030 - Top 5 <text:s/>minimos valores de la min - fuente datos <text:s/>crudos</text:p>
          </table:table-cell>
          <table:table-cell table:formula="of:=CONCATENATE(&quot;Serie de tiempo mensual variable &quot;;[.Q230];&quot; - estacion &quot;; [.S230]; &quot; - Top 5 &quot;;IF([.R230]=&quot;largest&quot;;&quot; maximos &quot;; &quot; minimos &quot;); &quot;valores de la &quot;;[.T230]; &quot; - fuente datos &quot;; IF([.U230]=&quot;fill&quot;;&quot; imputados&quot;;&quot; crudos&quot;))" office:value-type="string" office:string-value="Serie de tiempo mensual variable TMN_CON - estacion 16015030 - Top 5  minimos valores de la min - fuente datos  crudos" calcext:value-type="string">
            <text:p>Serie de tiempo mensual variable TMN_CON - estacion 16015030 - Top 5 <text:s/>minimos valores de la min - fuente datos <text:s/>crudos</text:p>
          </table:table-cell>
          <table:table-cell table:number-columns-repeated="13"/>
          <table:table-cell office:value-type="string" calcext:value-type="string">
            <text:p>TMN_CON</text:p>
          </table:table-cell>
          <table:table-cell office:value-type="string" calcext:value-type="string">
            <text:p>smallest</text:p>
          </table:table-cell>
          <table:table-cell office:value-type="float" office:value="16015030" calcext:value-type="float">
            <text:p>1601503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TMN_CON-smallest-23085160-min-fill.png</text:p>
          </table:table-cell>
          <table:table-cell office:value-type="string" calcext:value-type="string">
            <text:p>Serie de tiempo mensual variable TMN_CON - estacion 23085160 - Top 5 <text:s/>minimos valores de la min - fuente datos <text:s/>imputados</text:p>
          </table:table-cell>
          <table:table-cell table:formula="of:=CONCATENATE(&quot;Serie de tiempo mensual variable &quot;;[.Q231];&quot; - estacion &quot;; [.S231]; &quot; - Top 5 &quot;;IF([.R231]=&quot;largest&quot;;&quot; maximos &quot;; &quot; minimos &quot;); &quot;valores de la &quot;;[.T231]; &quot; - fuente datos &quot;; IF([.U231]=&quot;fill&quot;;&quot; imputados&quot;;&quot; crudos&quot;))" office:value-type="string" office:string-value="Serie de tiempo mensual variable TMN_CON - estacion 23085160 - Top 5  minimos valores de la min - fuente datos  imputados" calcext:value-type="string">
            <text:p>Serie de tiempo mensual variable TMN_CON - estacion 23085160 - Top 5 <text:s/>minimos valores de la min - fuente datos <text:s/>imputados</text:p>
          </table:table-cell>
          <table:table-cell table:number-columns-repeated="13"/>
          <table:table-cell office:value-type="string" calcext:value-type="string">
            <text:p>TMN_CON</text:p>
          </table:table-cell>
          <table:table-cell office:value-type="string" calcext:value-type="string">
            <text:p>smallest</text:p>
          </table:table-cell>
          <table:table-cell office:value-type="float" office:value="23085160" calcext:value-type="float">
            <text:p>2308516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TMN_CON-smallest-23085160-min-raw.png</text:p>
          </table:table-cell>
          <table:table-cell office:value-type="string" calcext:value-type="string">
            <text:p>Serie de tiempo mensual variable TMN_CON - estacion 23085160 - Top 5 <text:s/>minimos valores de la min - fuente datos <text:s/>crudos</text:p>
          </table:table-cell>
          <table:table-cell table:formula="of:=CONCATENATE(&quot;Serie de tiempo mensual variable &quot;;[.Q232];&quot; - estacion &quot;; [.S232]; &quot; - Top 5 &quot;;IF([.R232]=&quot;largest&quot;;&quot; maximos &quot;; &quot; minimos &quot;); &quot;valores de la &quot;;[.T232]; &quot; - fuente datos &quot;; IF([.U232]=&quot;fill&quot;;&quot; imputados&quot;;&quot; crudos&quot;))" office:value-type="string" office:string-value="Serie de tiempo mensual variable TMN_CON - estacion 23085160 - Top 5  minimos valores de la min - fuente datos  crudos" calcext:value-type="string">
            <text:p>Serie de tiempo mensual variable TMN_CON - estacion 23085160 - Top 5 <text:s/>minimos valores de la min - fuente datos <text:s/>crudos</text:p>
          </table:table-cell>
          <table:table-cell table:number-columns-repeated="13"/>
          <table:table-cell office:value-type="string" calcext:value-type="string">
            <text:p>TMN_CON</text:p>
          </table:table-cell>
          <table:table-cell office:value-type="string" calcext:value-type="string">
            <text:p>smallest</text:p>
          </table:table-cell>
          <table:table-cell office:value-type="float" office:value="23085160" calcext:value-type="float">
            <text:p>2308516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TMN_CON-smallest-24015280-min-fill.png</text:p>
          </table:table-cell>
          <table:table-cell office:value-type="string" calcext:value-type="string">
            <text:p>Serie de tiempo mensual variable TMN_CON - estacion 24015280 - Top 5 <text:s/>minimos valores de la min - fuente datos <text:s/>imputados</text:p>
          </table:table-cell>
          <table:table-cell table:formula="of:=CONCATENATE(&quot;Serie de tiempo mensual variable &quot;;[.Q233];&quot; - estacion &quot;; [.S233]; &quot; - Top 5 &quot;;IF([.R233]=&quot;largest&quot;;&quot; maximos &quot;; &quot; minimos &quot;); &quot;valores de la &quot;;[.T233]; &quot; - fuente datos &quot;; IF([.U233]=&quot;fill&quot;;&quot; imputados&quot;;&quot; crudos&quot;))" office:value-type="string" office:string-value="Serie de tiempo mensual variable TMN_CON - estacion 24015280 - Top 5  minimos valores de la min - fuente datos  imputados" calcext:value-type="string">
            <text:p>Serie de tiempo mensual variable TMN_CON - estacion 24015280 - Top 5 <text:s/>minimos valores de la min - fuente datos <text:s/>imputados</text:p>
          </table:table-cell>
          <table:table-cell table:number-columns-repeated="13"/>
          <table:table-cell office:value-type="string" calcext:value-type="string">
            <text:p>TMN_CON</text:p>
          </table:table-cell>
          <table:table-cell office:value-type="string" calcext:value-type="string">
            <text:p>smallest</text:p>
          </table:table-cell>
          <table:table-cell office:value-type="float" office:value="24015280" calcext:value-type="float">
            <text:p>2401528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TMN_CON-smallest-24015280-min-raw.png</text:p>
          </table:table-cell>
          <table:table-cell office:value-type="string" calcext:value-type="string">
            <text:p>Serie de tiempo mensual variable TMN_CON - estacion 24015280 - Top 5 <text:s/>minimos valores de la min - fuente datos <text:s/>crudos</text:p>
          </table:table-cell>
          <table:table-cell table:formula="of:=CONCATENATE(&quot;Serie de tiempo mensual variable &quot;;[.Q234];&quot; - estacion &quot;; [.S234]; &quot; - Top 5 &quot;;IF([.R234]=&quot;largest&quot;;&quot; maximos &quot;; &quot; minimos &quot;); &quot;valores de la &quot;;[.T234]; &quot; - fuente datos &quot;; IF([.U234]=&quot;fill&quot;;&quot; imputados&quot;;&quot; crudos&quot;))" office:value-type="string" office:string-value="Serie de tiempo mensual variable TMN_CON - estacion 24015280 - Top 5  minimos valores de la min - fuente datos  crudos" calcext:value-type="string">
            <text:p>Serie de tiempo mensual variable TMN_CON - estacion 24015280 - Top 5 <text:s/>minimos valores de la min - fuente datos <text:s/>crudos</text:p>
          </table:table-cell>
          <table:table-cell table:number-columns-repeated="13"/>
          <table:table-cell office:value-type="string" calcext:value-type="string">
            <text:p>TMN_CON</text:p>
          </table:table-cell>
          <table:table-cell office:value-type="string" calcext:value-type="string">
            <text:p>smallest</text:p>
          </table:table-cell>
          <table:table-cell office:value-type="float" office:value="24015280" calcext:value-type="float">
            <text:p>2401528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TMN_CON-smallest-47015040-min-fill.png</text:p>
          </table:table-cell>
          <table:table-cell office:value-type="string" calcext:value-type="string">
            <text:p>Serie de tiempo mensual variable TMN_CON - estacion 47015040 - Top 5 <text:s/>minimos valores de la min - fuente datos <text:s/>imputados</text:p>
          </table:table-cell>
          <table:table-cell table:formula="of:=CONCATENATE(&quot;Serie de tiempo mensual variable &quot;;[.Q235];&quot; - estacion &quot;; [.S235]; &quot; - Top 5 &quot;;IF([.R235]=&quot;largest&quot;;&quot; maximos &quot;; &quot; minimos &quot;); &quot;valores de la &quot;;[.T235]; &quot; - fuente datos &quot;; IF([.U235]=&quot;fill&quot;;&quot; imputados&quot;;&quot; crudos&quot;))" office:value-type="string" office:string-value="Serie de tiempo mensual variable TMN_CON - estacion 47015040 - Top 5  minimos valores de la min - fuente datos  imputados" calcext:value-type="string">
            <text:p>Serie de tiempo mensual variable TMN_CON - estacion 47015040 - Top 5 <text:s/>minimos valores de la min - fuente datos <text:s/>imputados</text:p>
          </table:table-cell>
          <table:table-cell table:number-columns-repeated="13"/>
          <table:table-cell office:value-type="string" calcext:value-type="string">
            <text:p>TMN_CON</text:p>
          </table:table-cell>
          <table:table-cell office:value-type="string" calcext:value-type="string">
            <text:p>smallest</text:p>
          </table:table-cell>
          <table:table-cell office:value-type="float" office:value="47015040" calcext:value-type="float">
            <text:p>4701504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TMN_CON-smallest-47015040-min-raw.png</text:p>
          </table:table-cell>
          <table:table-cell office:value-type="string" calcext:value-type="string">
            <text:p>Serie de tiempo mensual variable TMN_CON - estacion 47015040 - Top 5 <text:s/>minimos valores de la min - fuente datos <text:s/>crudos</text:p>
          </table:table-cell>
          <table:table-cell table:formula="of:=CONCATENATE(&quot;Serie de tiempo mensual variable &quot;;[.Q236];&quot; - estacion &quot;; [.S236]; &quot; - Top 5 &quot;;IF([.R236]=&quot;largest&quot;;&quot; maximos &quot;; &quot; minimos &quot;); &quot;valores de la &quot;;[.T236]; &quot; - fuente datos &quot;; IF([.U236]=&quot;fill&quot;;&quot; imputados&quot;;&quot; crudos&quot;))" office:value-type="string" office:string-value="Serie de tiempo mensual variable TMN_CON - estacion 47015040 - Top 5  minimos valores de la min - fuente datos  crudos" calcext:value-type="string">
            <text:p>Serie de tiempo mensual variable TMN_CON - estacion 47015040 - Top 5 <text:s/>minimos valores de la min - fuente datos <text:s/>crudos</text:p>
          </table:table-cell>
          <table:table-cell table:number-columns-repeated="13"/>
          <table:table-cell office:value-type="string" calcext:value-type="string">
            <text:p>TMN_CON</text:p>
          </table:table-cell>
          <table:table-cell office:value-type="string" calcext:value-type="string">
            <text:p>smallest</text:p>
          </table:table-cell>
          <table:table-cell office:value-type="float" office:value="47015040" calcext:value-type="float">
            <text:p>4701504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TMX_CON-largest-11045010-max-fill.png</text:p>
          </table:table-cell>
          <table:table-cell office:value-type="string" calcext:value-type="string">
            <text:p>Serie de tiempo mensual variable TMX_CON - estacion 11045010 - Top 5 <text:s/>maximos valores de la max - fuente datos <text:s/>imputados</text:p>
          </table:table-cell>
          <table:table-cell table:formula="of:=CONCATENATE(&quot;Serie de tiempo mensual variable &quot;;[.Q237];&quot; - estacion &quot;; [.S237]; &quot; - Top 5 &quot;;IF([.R237]=&quot;largest&quot;;&quot; maximos &quot;; &quot; minimos &quot;); &quot;valores de la &quot;;[.T237]; &quot; - fuente datos &quot;; IF([.U237]=&quot;fill&quot;;&quot; imputados&quot;;&quot; crudos&quot;))" office:value-type="string" office:string-value="Serie de tiempo mensual variable TMX_CON - estacion 11045010 - Top 5  maximos valores de la max - fuente datos  imputados" calcext:value-type="string">
            <text:p>Serie de tiempo mensual variable TMX_CON - estacion 11045010 - Top 5 <text:s/>maximos valores de la max - fuente datos <text:s/>imputados</text:p>
          </table:table-cell>
          <table:table-cell table:number-columns-repeated="13"/>
          <table:table-cell office:value-type="string" calcext:value-type="string">
            <text:p>TMX_CON</text:p>
          </table:table-cell>
          <table:table-cell office:value-type="string" calcext:value-type="string">
            <text:p>largest</text:p>
          </table:table-cell>
          <table:table-cell office:value-type="float" office:value="11045010" calcext:value-type="float">
            <text:p>1104501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TMX_CON-largest-11045010-max-raw.png</text:p>
          </table:table-cell>
          <table:table-cell office:value-type="string" calcext:value-type="string">
            <text:p>Serie de tiempo mensual variable TMX_CON - estacion 11045010 - Top 5 <text:s/>maximos valores de la max - fuente datos <text:s/>crudos</text:p>
          </table:table-cell>
          <table:table-cell table:formula="of:=CONCATENATE(&quot;Serie de tiempo mensual variable &quot;;[.Q238];&quot; - estacion &quot;; [.S238]; &quot; - Top 5 &quot;;IF([.R238]=&quot;largest&quot;;&quot; maximos &quot;; &quot; minimos &quot;); &quot;valores de la &quot;;[.T238]; &quot; - fuente datos &quot;; IF([.U238]=&quot;fill&quot;;&quot; imputados&quot;;&quot; crudos&quot;))" office:value-type="string" office:string-value="Serie de tiempo mensual variable TMX_CON - estacion 11045010 - Top 5  maximos valores de la max - fuente datos  crudos" calcext:value-type="string">
            <text:p>Serie de tiempo mensual variable TMX_CON - estacion 11045010 - Top 5 <text:s/>maximos valores de la max - fuente datos <text:s/>crudos</text:p>
          </table:table-cell>
          <table:table-cell table:number-columns-repeated="13"/>
          <table:table-cell office:value-type="string" calcext:value-type="string">
            <text:p>TMX_CON</text:p>
          </table:table-cell>
          <table:table-cell office:value-type="string" calcext:value-type="string">
            <text:p>largest</text:p>
          </table:table-cell>
          <table:table-cell office:value-type="float" office:value="11045010" calcext:value-type="float">
            <text:p>1104501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TMX_CON-largest-13075020-max-fill.png</text:p>
          </table:table-cell>
          <table:table-cell office:value-type="string" calcext:value-type="string">
            <text:p>Serie de tiempo mensual variable TMX_CON - estacion 13075020 - Top 5 <text:s/>maximos valores de la max - fuente datos <text:s/>imputados</text:p>
          </table:table-cell>
          <table:table-cell table:formula="of:=CONCATENATE(&quot;Serie de tiempo mensual variable &quot;;[.Q239];&quot; - estacion &quot;; [.S239]; &quot; - Top 5 &quot;;IF([.R239]=&quot;largest&quot;;&quot; maximos &quot;; &quot; minimos &quot;); &quot;valores de la &quot;;[.T239]; &quot; - fuente datos &quot;; IF([.U239]=&quot;fill&quot;;&quot; imputados&quot;;&quot; crudos&quot;))" office:value-type="string" office:string-value="Serie de tiempo mensual variable TMX_CON - estacion 13075020 - Top 5  maximos valores de la max - fuente datos  imputados" calcext:value-type="string">
            <text:p>Serie de tiempo mensual variable TMX_CON - estacion 13075020 - Top 5 <text:s/>maximos valores de la max - fuente datos <text:s/>imputados</text:p>
          </table:table-cell>
          <table:table-cell table:number-columns-repeated="13"/>
          <table:table-cell office:value-type="string" calcext:value-type="string">
            <text:p>TMX_CON</text:p>
          </table:table-cell>
          <table:table-cell office:value-type="string" calcext:value-type="string">
            <text:p>largest</text:p>
          </table:table-cell>
          <table:table-cell office:value-type="float" office:value="13075020" calcext:value-type="float">
            <text:p>1307502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TMX_CON-largest-13075020-max-raw.png</text:p>
          </table:table-cell>
          <table:table-cell office:value-type="string" calcext:value-type="string">
            <text:p>Serie de tiempo mensual variable TMX_CON - estacion 13075020 - Top 5 <text:s/>maximos valores de la max - fuente datos <text:s/>crudos</text:p>
          </table:table-cell>
          <table:table-cell table:formula="of:=CONCATENATE(&quot;Serie de tiempo mensual variable &quot;;[.Q240];&quot; - estacion &quot;; [.S240]; &quot; - Top 5 &quot;;IF([.R240]=&quot;largest&quot;;&quot; maximos &quot;; &quot; minimos &quot;); &quot;valores de la &quot;;[.T240]; &quot; - fuente datos &quot;; IF([.U240]=&quot;fill&quot;;&quot; imputados&quot;;&quot; crudos&quot;))" office:value-type="string" office:string-value="Serie de tiempo mensual variable TMX_CON - estacion 13075020 - Top 5  maximos valores de la max - fuente datos  crudos" calcext:value-type="string">
            <text:p>Serie de tiempo mensual variable TMX_CON - estacion 13075020 - Top 5 <text:s/>maximos valores de la max - fuente datos <text:s/>crudos</text:p>
          </table:table-cell>
          <table:table-cell table:number-columns-repeated="13"/>
          <table:table-cell office:value-type="string" calcext:value-type="string">
            <text:p>TMX_CON</text:p>
          </table:table-cell>
          <table:table-cell office:value-type="string" calcext:value-type="string">
            <text:p>largest</text:p>
          </table:table-cell>
          <table:table-cell office:value-type="float" office:value="13075020" calcext:value-type="float">
            <text:p>1307502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TMX_CON-largest-21115060-max-fill.png</text:p>
          </table:table-cell>
          <table:table-cell office:value-type="string" calcext:value-type="string">
            <text:p>Serie de tiempo mensual variable TMX_CON - estacion 21115060 - Top 5 <text:s/>maximos valores de la max - fuente datos <text:s/>imputados</text:p>
          </table:table-cell>
          <table:table-cell table:formula="of:=CONCATENATE(&quot;Serie de tiempo mensual variable &quot;;[.Q241];&quot; - estacion &quot;; [.S241]; &quot; - Top 5 &quot;;IF([.R241]=&quot;largest&quot;;&quot; maximos &quot;; &quot; minimos &quot;); &quot;valores de la &quot;;[.T241]; &quot; - fuente datos &quot;; IF([.U241]=&quot;fill&quot;;&quot; imputados&quot;;&quot; crudos&quot;))" office:value-type="string" office:string-value="Serie de tiempo mensual variable TMX_CON - estacion 21115060 - Top 5  maximos valores de la max - fuente datos  imputados" calcext:value-type="string">
            <text:p>Serie de tiempo mensual variable TMX_CON - estacion 21115060 - Top 5 <text:s/>maximos valores de la max - fuente datos <text:s/>imputados</text:p>
          </table:table-cell>
          <table:table-cell table:number-columns-repeated="13"/>
          <table:table-cell office:value-type="string" calcext:value-type="string">
            <text:p>TMX_CON</text:p>
          </table:table-cell>
          <table:table-cell office:value-type="string" calcext:value-type="string">
            <text:p>largest</text:p>
          </table:table-cell>
          <table:table-cell office:value-type="float" office:value="21115060" calcext:value-type="float">
            <text:p>2111506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TMX_CON-largest-21115060-max-raw.png</text:p>
          </table:table-cell>
          <table:table-cell office:value-type="string" calcext:value-type="string">
            <text:p>Serie de tiempo mensual variable TMX_CON - estacion 21115060 - Top 5 <text:s/>maximos valores de la max - fuente datos <text:s/>crudos</text:p>
          </table:table-cell>
          <table:table-cell table:formula="of:=CONCATENATE(&quot;Serie de tiempo mensual variable &quot;;[.Q242];&quot; - estacion &quot;; [.S242]; &quot; - Top 5 &quot;;IF([.R242]=&quot;largest&quot;;&quot; maximos &quot;; &quot; minimos &quot;); &quot;valores de la &quot;;[.T242]; &quot; - fuente datos &quot;; IF([.U242]=&quot;fill&quot;;&quot; imputados&quot;;&quot; crudos&quot;))" office:value-type="string" office:string-value="Serie de tiempo mensual variable TMX_CON - estacion 21115060 - Top 5  maximos valores de la max - fuente datos  crudos" calcext:value-type="string">
            <text:p>Serie de tiempo mensual variable TMX_CON - estacion 21115060 - Top 5 <text:s/>maximos valores de la max - fuente datos <text:s/>crudos</text:p>
          </table:table-cell>
          <table:table-cell table:number-columns-repeated="13"/>
          <table:table-cell office:value-type="string" calcext:value-type="string">
            <text:p>TMX_CON</text:p>
          </table:table-cell>
          <table:table-cell office:value-type="string" calcext:value-type="string">
            <text:p>largest</text:p>
          </table:table-cell>
          <table:table-cell office:value-type="float" office:value="21115060" calcext:value-type="float">
            <text:p>2111506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TMX_CON-largest-24055040-max-fill.png</text:p>
          </table:table-cell>
          <table:table-cell office:value-type="string" calcext:value-type="string">
            <text:p>Serie de tiempo mensual variable TMX_CON - estacion 24055040 - Top 5 <text:s/>maximos valores de la max - fuente datos <text:s/>imputados</text:p>
          </table:table-cell>
          <table:table-cell table:formula="of:=CONCATENATE(&quot;Serie de tiempo mensual variable &quot;;[.Q243];&quot; - estacion &quot;; [.S243]; &quot; - Top 5 &quot;;IF([.R243]=&quot;largest&quot;;&quot; maximos &quot;; &quot; minimos &quot;); &quot;valores de la &quot;;[.T243]; &quot; - fuente datos &quot;; IF([.U243]=&quot;fill&quot;;&quot; imputados&quot;;&quot; crudos&quot;))" office:value-type="string" office:string-value="Serie de tiempo mensual variable TMX_CON - estacion 24055040 - Top 5  maximos valores de la max - fuente datos  imputados" calcext:value-type="string">
            <text:p>Serie de tiempo mensual variable TMX_CON - estacion 24055040 - Top 5 <text:s/>maximos valores de la max - fuente datos <text:s/>imputados</text:p>
          </table:table-cell>
          <table:table-cell table:number-columns-repeated="13"/>
          <table:table-cell office:value-type="string" calcext:value-type="string">
            <text:p>TMX_CON</text:p>
          </table:table-cell>
          <table:table-cell office:value-type="string" calcext:value-type="string">
            <text:p>largest</text:p>
          </table:table-cell>
          <table:table-cell office:value-type="float" office:value="24055040" calcext:value-type="float">
            <text:p>2405504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TMX_CON-largest-24055040-max-raw.png</text:p>
          </table:table-cell>
          <table:table-cell office:value-type="string" calcext:value-type="string">
            <text:p>Serie de tiempo mensual variable TMX_CON - estacion 24055040 - Top 5 <text:s/>maximos valores de la max - fuente datos <text:s/>crudos</text:p>
          </table:table-cell>
          <table:table-cell table:formula="of:=CONCATENATE(&quot;Serie de tiempo mensual variable &quot;;[.Q244];&quot; - estacion &quot;; [.S244]; &quot; - Top 5 &quot;;IF([.R244]=&quot;largest&quot;;&quot; maximos &quot;; &quot; minimos &quot;); &quot;valores de la &quot;;[.T244]; &quot; - fuente datos &quot;; IF([.U244]=&quot;fill&quot;;&quot; imputados&quot;;&quot; crudos&quot;))" office:value-type="string" office:string-value="Serie de tiempo mensual variable TMX_CON - estacion 24055040 - Top 5  maximos valores de la max - fuente datos  crudos" calcext:value-type="string">
            <text:p>Serie de tiempo mensual variable TMX_CON - estacion 24055040 - Top 5 <text:s/>maximos valores de la max - fuente datos <text:s/>crudos</text:p>
          </table:table-cell>
          <table:table-cell table:number-columns-repeated="13"/>
          <table:table-cell office:value-type="string" calcext:value-type="string">
            <text:p>TMX_CON</text:p>
          </table:table-cell>
          <table:table-cell office:value-type="string" calcext:value-type="string">
            <text:p>largest</text:p>
          </table:table-cell>
          <table:table-cell office:value-type="float" office:value="24055040" calcext:value-type="float">
            <text:p>2405504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TMX_CON-largest-26175040-max-fill.png</text:p>
          </table:table-cell>
          <table:table-cell office:value-type="string" calcext:value-type="string">
            <text:p>Serie de tiempo mensual variable TMX_CON - estacion 26175040 - Top 5 <text:s/>maximos valores de la max - fuente datos <text:s/>imputados</text:p>
          </table:table-cell>
          <table:table-cell table:formula="of:=CONCATENATE(&quot;Serie de tiempo mensual variable &quot;;[.Q245];&quot; - estacion &quot;; [.S245]; &quot; - Top 5 &quot;;IF([.R245]=&quot;largest&quot;;&quot; maximos &quot;; &quot; minimos &quot;); &quot;valores de la &quot;;[.T245]; &quot; - fuente datos &quot;; IF([.U245]=&quot;fill&quot;;&quot; imputados&quot;;&quot; crudos&quot;))" office:value-type="string" office:string-value="Serie de tiempo mensual variable TMX_CON - estacion 26175040 - Top 5  maximos valores de la max - fuente datos  imputados" calcext:value-type="string">
            <text:p>Serie de tiempo mensual variable TMX_CON - estacion 26175040 - Top 5 <text:s/>maximos valores de la max - fuente datos <text:s/>imputados</text:p>
          </table:table-cell>
          <table:table-cell table:number-columns-repeated="13"/>
          <table:table-cell office:value-type="string" calcext:value-type="string">
            <text:p>TMX_CON</text:p>
          </table:table-cell>
          <table:table-cell office:value-type="string" calcext:value-type="string">
            <text:p>largest</text:p>
          </table:table-cell>
          <table:table-cell office:value-type="float" office:value="26175040" calcext:value-type="float">
            <text:p>2617504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TMX_CON-largest-26175040-max-raw.png</text:p>
          </table:table-cell>
          <table:table-cell office:value-type="string" calcext:value-type="string">
            <text:p>Serie de tiempo mensual variable TMX_CON - estacion 26175040 - Top 5 <text:s/>maximos valores de la max - fuente datos <text:s/>crudos</text:p>
          </table:table-cell>
          <table:table-cell table:formula="of:=CONCATENATE(&quot;Serie de tiempo mensual variable &quot;;[.Q246];&quot; - estacion &quot;; [.S246]; &quot; - Top 5 &quot;;IF([.R246]=&quot;largest&quot;;&quot; maximos &quot;; &quot; minimos &quot;); &quot;valores de la &quot;;[.T246]; &quot; - fuente datos &quot;; IF([.U246]=&quot;fill&quot;;&quot; imputados&quot;;&quot; crudos&quot;))" office:value-type="string" office:string-value="Serie de tiempo mensual variable TMX_CON - estacion 26175040 - Top 5  maximos valores de la max - fuente datos  crudos" calcext:value-type="string">
            <text:p>Serie de tiempo mensual variable TMX_CON - estacion 26175040 - Top 5 <text:s/>maximos valores de la max - fuente datos <text:s/>crudos</text:p>
          </table:table-cell>
          <table:table-cell table:number-columns-repeated="13"/>
          <table:table-cell office:value-type="string" calcext:value-type="string">
            <text:p>TMX_CON</text:p>
          </table:table-cell>
          <table:table-cell office:value-type="string" calcext:value-type="string">
            <text:p>largest</text:p>
          </table:table-cell>
          <table:table-cell office:value-type="float" office:value="26175040" calcext:value-type="float">
            <text:p>2617504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TMX_CON-smallest-21255120-max-fill.png</text:p>
          </table:table-cell>
          <table:table-cell office:value-type="string" calcext:value-type="string">
            <text:p>Serie de tiempo mensual variable TMX_CON - estacion 21255120 - Top 5 <text:s/>minimos valores de la max - fuente datos <text:s/>imputados</text:p>
          </table:table-cell>
          <table:table-cell table:formula="of:=CONCATENATE(&quot;Serie de tiempo mensual variable &quot;;[.Q247];&quot; - estacion &quot;; [.S247]; &quot; - Top 5 &quot;;IF([.R247]=&quot;largest&quot;;&quot; maximos &quot;; &quot; minimos &quot;); &quot;valores de la &quot;;[.T247]; &quot; - fuente datos &quot;; IF([.U247]=&quot;fill&quot;;&quot; imputados&quot;;&quot; crudos&quot;))" office:value-type="string" office:string-value="Serie de tiempo mensual variable TMX_CON - estacion 21255120 - Top 5  minimos valores de la max - fuente datos  imputados" calcext:value-type="string">
            <text:p>Serie de tiempo mensual variable TMX_CON - estacion 21255120 - Top 5 <text:s/>minimos valores de la max - fuente datos <text:s/>imputados</text:p>
          </table:table-cell>
          <table:table-cell table:number-columns-repeated="13"/>
          <table:table-cell office:value-type="string" calcext:value-type="string">
            <text:p>TMX_CON</text:p>
          </table:table-cell>
          <table:table-cell office:value-type="string" calcext:value-type="string">
            <text:p>smallest</text:p>
          </table:table-cell>
          <table:table-cell office:value-type="float" office:value="21255120" calcext:value-type="float">
            <text:p>2125512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TMX_CON-smallest-21255120-max-raw.png</text:p>
          </table:table-cell>
          <table:table-cell office:value-type="string" calcext:value-type="string">
            <text:p>Serie de tiempo mensual variable TMX_CON - estacion 21255120 - Top 5 <text:s/>minimos valores de la max - fuente datos <text:s/>crudos</text:p>
          </table:table-cell>
          <table:table-cell table:formula="of:=CONCATENATE(&quot;Serie de tiempo mensual variable &quot;;[.Q248];&quot; - estacion &quot;; [.S248]; &quot; - Top 5 &quot;;IF([.R248]=&quot;largest&quot;;&quot; maximos &quot;; &quot; minimos &quot;); &quot;valores de la &quot;;[.T248]; &quot; - fuente datos &quot;; IF([.U248]=&quot;fill&quot;;&quot; imputados&quot;;&quot; crudos&quot;))" office:value-type="string" office:string-value="Serie de tiempo mensual variable TMX_CON - estacion 21255120 - Top 5  minimos valores de la max - fuente datos  crudos" calcext:value-type="string">
            <text:p>Serie de tiempo mensual variable TMX_CON - estacion 21255120 - Top 5 <text:s/>minimos valores de la max - fuente datos <text:s/>crudos</text:p>
          </table:table-cell>
          <table:table-cell table:number-columns-repeated="13"/>
          <table:table-cell office:value-type="string" calcext:value-type="string">
            <text:p>TMX_CON</text:p>
          </table:table-cell>
          <table:table-cell office:value-type="string" calcext:value-type="string">
            <text:p>smallest</text:p>
          </table:table-cell>
          <table:table-cell office:value-type="float" office:value="21255120" calcext:value-type="float">
            <text:p>2125512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TMX_CON-smallest-23055040-max-fill.png</text:p>
          </table:table-cell>
          <table:table-cell office:value-type="string" calcext:value-type="string">
            <text:p>Serie de tiempo mensual variable TMX_CON - estacion 23055040 - Top 5 <text:s/>minimos valores de la max - fuente datos <text:s/>imputados</text:p>
          </table:table-cell>
          <table:table-cell table:formula="of:=CONCATENATE(&quot;Serie de tiempo mensual variable &quot;;[.Q249];&quot; - estacion &quot;; [.S249]; &quot; - Top 5 &quot;;IF([.R249]=&quot;largest&quot;;&quot; maximos &quot;; &quot; minimos &quot;); &quot;valores de la &quot;;[.T249]; &quot; - fuente datos &quot;; IF([.U249]=&quot;fill&quot;;&quot; imputados&quot;;&quot; crudos&quot;))" office:value-type="string" office:string-value="Serie de tiempo mensual variable TMX_CON - estacion 23055040 - Top 5  minimos valores de la max - fuente datos  imputados" calcext:value-type="string">
            <text:p>Serie de tiempo mensual variable TMX_CON - estacion 23055040 - Top 5 <text:s/>minimos valores de la max - fuente datos <text:s/>imputados</text:p>
          </table:table-cell>
          <table:table-cell table:number-columns-repeated="13"/>
          <table:table-cell office:value-type="string" calcext:value-type="string">
            <text:p>TMX_CON</text:p>
          </table:table-cell>
          <table:table-cell office:value-type="string" calcext:value-type="string">
            <text:p>smallest</text:p>
          </table:table-cell>
          <table:table-cell office:value-type="float" office:value="23055040" calcext:value-type="float">
            <text:p>2305504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TMX_CON-smallest-23055040-max-raw.png</text:p>
          </table:table-cell>
          <table:table-cell office:value-type="string" calcext:value-type="string">
            <text:p>Serie de tiempo mensual variable TMX_CON - estacion 23055040 - Top 5 <text:s/>minimos valores de la max - fuente datos <text:s/>crudos</text:p>
          </table:table-cell>
          <table:table-cell table:formula="of:=CONCATENATE(&quot;Serie de tiempo mensual variable &quot;;[.Q250];&quot; - estacion &quot;; [.S250]; &quot; - Top 5 &quot;;IF([.R250]=&quot;largest&quot;;&quot; maximos &quot;; &quot; minimos &quot;); &quot;valores de la &quot;;[.T250]; &quot; - fuente datos &quot;; IF([.U250]=&quot;fill&quot;;&quot; imputados&quot;;&quot; crudos&quot;))" office:value-type="string" office:string-value="Serie de tiempo mensual variable TMX_CON - estacion 23055040 - Top 5  minimos valores de la max - fuente datos  crudos" calcext:value-type="string">
            <text:p>Serie de tiempo mensual variable TMX_CON - estacion 23055040 - Top 5 <text:s/>minimos valores de la max - fuente datos <text:s/>crudos</text:p>
          </table:table-cell>
          <table:table-cell table:number-columns-repeated="13"/>
          <table:table-cell office:value-type="string" calcext:value-type="string">
            <text:p>TMX_CON</text:p>
          </table:table-cell>
          <table:table-cell office:value-type="string" calcext:value-type="string">
            <text:p>smallest</text:p>
          </table:table-cell>
          <table:table-cell office:value-type="float" office:value="23055040" calcext:value-type="float">
            <text:p>2305504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TMX_CON-smallest-26185020-max-fill.png</text:p>
          </table:table-cell>
          <table:table-cell office:value-type="string" calcext:value-type="string">
            <text:p>Serie de tiempo mensual variable TMX_CON - estacion 26185020 - Top 5 <text:s/>minimos valores de la max - fuente datos <text:s/>imputados</text:p>
          </table:table-cell>
          <table:table-cell table:formula="of:=CONCATENATE(&quot;Serie de tiempo mensual variable &quot;;[.Q251];&quot; - estacion &quot;; [.S251]; &quot; - Top 5 &quot;;IF([.R251]=&quot;largest&quot;;&quot; maximos &quot;; &quot; minimos &quot;); &quot;valores de la &quot;;[.T251]; &quot; - fuente datos &quot;; IF([.U251]=&quot;fill&quot;;&quot; imputados&quot;;&quot; crudos&quot;))" office:value-type="string" office:string-value="Serie de tiempo mensual variable TMX_CON - estacion 26185020 - Top 5  minimos valores de la max - fuente datos  imputados" calcext:value-type="string">
            <text:p>Serie de tiempo mensual variable TMX_CON - estacion 26185020 - Top 5 <text:s/>minimos valores de la max - fuente datos <text:s/>imputados</text:p>
          </table:table-cell>
          <table:table-cell table:number-columns-repeated="13"/>
          <table:table-cell office:value-type="string" calcext:value-type="string">
            <text:p>TMX_CON</text:p>
          </table:table-cell>
          <table:table-cell office:value-type="string" calcext:value-type="string">
            <text:p>smallest</text:p>
          </table:table-cell>
          <table:table-cell office:value-type="float" office:value="26185020" calcext:value-type="float">
            <text:p>2618502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TMX_CON-smallest-26185020-max-raw.png</text:p>
          </table:table-cell>
          <table:table-cell office:value-type="string" calcext:value-type="string">
            <text:p>Serie de tiempo mensual variable TMX_CON - estacion 26185020 - Top 5 <text:s/>minimos valores de la max - fuente datos <text:s/>crudos</text:p>
          </table:table-cell>
          <table:table-cell table:formula="of:=CONCATENATE(&quot;Serie de tiempo mensual variable &quot;;[.Q252];&quot; - estacion &quot;; [.S252]; &quot; - Top 5 &quot;;IF([.R252]=&quot;largest&quot;;&quot; maximos &quot;; &quot; minimos &quot;); &quot;valores de la &quot;;[.T252]; &quot; - fuente datos &quot;; IF([.U252]=&quot;fill&quot;;&quot; imputados&quot;;&quot; crudos&quot;))" office:value-type="string" office:string-value="Serie de tiempo mensual variable TMX_CON - estacion 26185020 - Top 5  minimos valores de la max - fuente datos  crudos" calcext:value-type="string">
            <text:p>Serie de tiempo mensual variable TMX_CON - estacion 26185020 - Top 5 <text:s/>minimos valores de la max - fuente datos <text:s/>crudos</text:p>
          </table:table-cell>
          <table:table-cell table:number-columns-repeated="13"/>
          <table:table-cell office:value-type="string" calcext:value-type="string">
            <text:p>TMX_CON</text:p>
          </table:table-cell>
          <table:table-cell office:value-type="string" calcext:value-type="string">
            <text:p>smallest</text:p>
          </table:table-cell>
          <table:table-cell office:value-type="float" office:value="26185020" calcext:value-type="float">
            <text:p>2618502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TMX_CON-smallest-47015040-max-fill.png</text:p>
          </table:table-cell>
          <table:table-cell office:value-type="string" calcext:value-type="string">
            <text:p>Serie de tiempo mensual variable TMX_CON - estacion 47015040 - Top 5 <text:s/>minimos valores de la max - fuente datos <text:s/>imputados</text:p>
          </table:table-cell>
          <table:table-cell table:formula="of:=CONCATENATE(&quot;Serie de tiempo mensual variable &quot;;[.Q253];&quot; - estacion &quot;; [.S253]; &quot; - Top 5 &quot;;IF([.R253]=&quot;largest&quot;;&quot; maximos &quot;; &quot; minimos &quot;); &quot;valores de la &quot;;[.T253]; &quot; - fuente datos &quot;; IF([.U253]=&quot;fill&quot;;&quot; imputados&quot;;&quot; crudos&quot;))" office:value-type="string" office:string-value="Serie de tiempo mensual variable TMX_CON - estacion 47015040 - Top 5  minimos valores de la max - fuente datos  imputados" calcext:value-type="string">
            <text:p>Serie de tiempo mensual variable TMX_CON - estacion 47015040 - Top 5 <text:s/>minimos valores de la max - fuente datos <text:s/>imputados</text:p>
          </table:table-cell>
          <table:table-cell table:number-columns-repeated="13"/>
          <table:table-cell office:value-type="string" calcext:value-type="string">
            <text:p>TMX_CON</text:p>
          </table:table-cell>
          <table:table-cell office:value-type="string" calcext:value-type="string">
            <text:p>smallest</text:p>
          </table:table-cell>
          <table:table-cell office:value-type="float" office:value="47015040" calcext:value-type="float">
            <text:p>4701504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TMX_CON-smallest-47015040-max-raw.png</text:p>
          </table:table-cell>
          <table:table-cell office:value-type="string" calcext:value-type="string">
            <text:p>Serie de tiempo mensual variable TMX_CON - estacion 47015040 - Top 5 <text:s/>minimos valores de la max - fuente datos <text:s/>crudos</text:p>
          </table:table-cell>
          <table:table-cell table:formula="of:=CONCATENATE(&quot;Serie de tiempo mensual variable &quot;;[.Q254];&quot; - estacion &quot;; [.S254]; &quot; - Top 5 &quot;;IF([.R254]=&quot;largest&quot;;&quot; maximos &quot;; &quot; minimos &quot;); &quot;valores de la &quot;;[.T254]; &quot; - fuente datos &quot;; IF([.U254]=&quot;fill&quot;;&quot; imputados&quot;;&quot; crudos&quot;))" office:value-type="string" office:string-value="Serie de tiempo mensual variable TMX_CON - estacion 47015040 - Top 5  minimos valores de la max - fuente datos  crudos" calcext:value-type="string">
            <text:p>Serie de tiempo mensual variable TMX_CON - estacion 47015040 - Top 5 <text:s/>minimos valores de la max - fuente datos <text:s/>crudos</text:p>
          </table:table-cell>
          <table:table-cell table:number-columns-repeated="13"/>
          <table:table-cell office:value-type="string" calcext:value-type="string">
            <text:p>TMX_CON</text:p>
          </table:table-cell>
          <table:table-cell office:value-type="string" calcext:value-type="string">
            <text:p>smallest</text:p>
          </table:table-cell>
          <table:table-cell office:value-type="float" office:value="47015040" calcext:value-type="float">
            <text:p>4701504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TMX_CON-smallest-52045040-max-fill.png</text:p>
          </table:table-cell>
          <table:table-cell office:value-type="string" calcext:value-type="string">
            <text:p>Serie de tiempo mensual variable TMX_CON - estacion 52045040 - Top 5 <text:s/>minimos valores de la max - fuente datos <text:s/>imputados</text:p>
          </table:table-cell>
          <table:table-cell table:formula="of:=CONCATENATE(&quot;Serie de tiempo mensual variable &quot;;[.Q255];&quot; - estacion &quot;; [.S255]; &quot; - Top 5 &quot;;IF([.R255]=&quot;largest&quot;;&quot; maximos &quot;; &quot; minimos &quot;); &quot;valores de la &quot;;[.T255]; &quot; - fuente datos &quot;; IF([.U255]=&quot;fill&quot;;&quot; imputados&quot;;&quot; crudos&quot;))" office:value-type="string" office:string-value="Serie de tiempo mensual variable TMX_CON - estacion 52045040 - Top 5  minimos valores de la max - fuente datos  imputados" calcext:value-type="string">
            <text:p>Serie de tiempo mensual variable TMX_CON - estacion 52045040 - Top 5 <text:s/>minimos valores de la max - fuente datos <text:s/>imputados</text:p>
          </table:table-cell>
          <table:table-cell table:number-columns-repeated="13"/>
          <table:table-cell office:value-type="string" calcext:value-type="string">
            <text:p>TMX_CON</text:p>
          </table:table-cell>
          <table:table-cell office:value-type="string" calcext:value-type="string">
            <text:p>smallest</text:p>
          </table:table-cell>
          <table:table-cell office:value-type="float" office:value="52045040" calcext:value-type="float">
            <text:p>5204504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│   <text:s text:c="4"/>├── serie-mes-TMX_CON-smallest-52045040-max-raw.png</text:p>
          </table:table-cell>
          <table:table-cell office:value-type="string" calcext:value-type="string">
            <text:p>Serie de tiempo mensual variable TMX_CON - estacion 52045040 - Top 5 <text:s/>minimos valores de la max - fuente datos <text:s/>crudos</text:p>
          </table:table-cell>
          <table:table-cell table:formula="of:=CONCATENATE(&quot;Serie de tiempo mensual variable &quot;;[.Q256];&quot; - estacion &quot;; [.S256]; &quot; - Top 5 &quot;;IF([.R256]=&quot;largest&quot;;&quot; maximos &quot;; &quot; minimos &quot;); &quot;valores de la &quot;;[.T256]; &quot; - fuente datos &quot;; IF([.U256]=&quot;fill&quot;;&quot; imputados&quot;;&quot; crudos&quot;))" office:value-type="string" office:string-value="Serie de tiempo mensual variable TMX_CON - estacion 52045040 - Top 5  minimos valores de la max - fuente datos  crudos" calcext:value-type="string">
            <text:p>Serie de tiempo mensual variable TMX_CON - estacion 52045040 - Top 5 <text:s/>minimos valores de la max - fuente datos <text:s/>crudos</text:p>
          </table:table-cell>
          <table:table-cell table:number-columns-repeated="13"/>
          <table:table-cell office:value-type="string" calcext:value-type="string">
            <text:p>TMX_CON</text:p>
          </table:table-cell>
          <table:table-cell office:value-type="string" calcext:value-type="string">
            <text:p>smallest</text:p>
          </table:table-cell>
          <table:table-cell office:value-type="float" office:value="52045040" calcext:value-type="float">
            <text:p>5204504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│   <text:s text:c="4"/>└── serie-mes-TMX_CON-smallest-52045040-min-raw.png</text:p>
          </table:table-cell>
          <table:table-cell office:value-type="string" calcext:value-type="string">
            <text:p>Serie de tiempo mensual variable TMX_CON - estacion 52045040 - Top 5 <text:s/>minimos valores de la min - fuente datos <text:s/>crudos</text:p>
          </table:table-cell>
          <table:table-cell table:formula="of:=CONCATENATE(&quot;Serie de tiempo mensual variable &quot;;[.Q257];&quot; - estacion &quot;; [.S257]; &quot; - Top 5 &quot;;IF([.R257]=&quot;largest&quot;;&quot; maximos &quot;; &quot; minimos &quot;); &quot;valores de la &quot;;[.T257]; &quot; - fuente datos &quot;; IF([.U257]=&quot;fill&quot;;&quot; imputados&quot;;&quot; crudos&quot;))" office:value-type="string" office:string-value="Serie de tiempo mensual variable TMX_CON - estacion 52045040 - Top 5  minimos valores de la min - fuente datos  crudos" calcext:value-type="string">
            <text:p>Serie de tiempo mensual variable TMX_CON - estacion 52045040 - Top 5 <text:s/>minimos valores de la min - fuente datos <text:s/>crudos</text:p>
          </table:table-cell>
          <table:table-cell table:number-columns-repeated="13"/>
          <table:table-cell office:value-type="string" calcext:value-type="string">
            <text:p>TMX_CON</text:p>
          </table:table-cell>
          <table:table-cell office:value-type="string" calcext:value-type="string">
            <text:p>smallest</text:p>
          </table:table-cell>
          <table:table-cell office:value-type="float" office:value="52045040" calcext:value-type="float">
            <text:p>5204504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├── var-mes-PTPM_CON-largest-11010010-fill-median-10-sct.png</text:p>
          </table:table-cell>
          <table:table-cell office:value-type="string" calcext:value-type="string">
            <text:p>Grafico de dispersion mensual variable PTPM_CON - estacion 11010010 - Top 5 <text:s/>maximos valores de la median de por lo menos 10 años - fuente datos <text:s/>imputados</text:p>
          </table:table-cell>
          <table:table-cell table:formula="of:=CONCATENATE(&quot;Grafico de dispersion mensual variable &quot;;[.Q258];&quot; - estacion &quot;; [.S258]; &quot; - Top 5 &quot;;IF([.R258]=&quot;largest&quot;;&quot; maximos &quot;; &quot; minimos &quot;); &quot;valores de la &quot;;[.T258]; &quot; de por lo menos 10 años - fuente datos &quot;; IF([.U258]=&quot;fill&quot;;&quot; imputados&quot;;&quot; crudos&quot;))" office:value-type="string" office:string-value="Grafico de dispersion mensual variable PTPM_CON - estacion 11010010 - Top 5  maximos valores de la median de por lo menos 10 años - fuente datos  imputados" calcext:value-type="string">
            <text:p>Grafico de dispersion mensual variable PTPM_CON - estacion 11010010 - Top 5 <text:s/>maximos valores de la median de por lo menos 10 años - fuente datos <text:s/>imputa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largest</text:p>
          </table:table-cell>
          <table:table-cell office:value-type="float" office:value="11010010" calcext:value-type="float">
            <text:p>1101001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├── var-mes-PTPM_CON-largest-11010010-mediana-raw-sct.png</text:p>
          </table:table-cell>
          <table:table-cell office:value-type="string" calcext:value-type="string">
            <text:p>Grafico de dispersion mensual variable PTPM_CON - estacion 11010010 - Top 5 <text:s/>maximos valores de la median de por lo menos 10 años - fuente datos <text:s/>crudos</text:p>
          </table:table-cell>
          <table:table-cell table:formula="of:=CONCATENATE(&quot;Grafico de dispersion mensual variable &quot;;[.Q259];&quot; - estacion &quot;; [.S259]; &quot; - Top 5 &quot;;IF([.R259]=&quot;largest&quot;;&quot; maximos &quot;; &quot; minimos &quot;); &quot;valores de la &quot;;[.T259]; &quot; de por lo menos 10 años - fuente datos &quot;; IF([.U259]=&quot;fill&quot;;&quot; imputados&quot;;&quot; crudos&quot;))" office:value-type="string" office:string-value="Grafico de dispersion mensual variable PTPM_CON - estacion 11010010 - Top 5  maximos valores de la median de por lo menos 10 años - fuente datos  crudos" calcext:value-type="string">
            <text:p>Grafico de dispersion mensual variable PTPM_CON - estacion 11010010 - Top 5 <text:s/>maximos valores de la median de por lo menos 10 años - fuente datos <text:s/>cru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largest</text:p>
          </table:table-cell>
          <table:table-cell office:value-type="float" office:value="11010010" calcext:value-type="float">
            <text:p>1101001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├── var-mes-PTPM_CON-largest-11040010-fill-median-10-sct.png</text:p>
          </table:table-cell>
          <table:table-cell office:value-type="string" calcext:value-type="string">
            <text:p>Grafico de dispersion mensual variable PTPM_CON - estacion 11040010 - Top 5 <text:s/>maximos valores de la median de por lo menos 10 años - fuente datos <text:s/>imputados</text:p>
          </table:table-cell>
          <table:table-cell table:formula="of:=CONCATENATE(&quot;Grafico de dispersion mensual variable &quot;;[.Q260];&quot; - estacion &quot;; [.S260]; &quot; - Top 5 &quot;;IF([.R260]=&quot;largest&quot;;&quot; maximos &quot;; &quot; minimos &quot;); &quot;valores de la &quot;;[.T260]; &quot; de por lo menos 10 años - fuente datos &quot;; IF([.U260]=&quot;fill&quot;;&quot; imputados&quot;;&quot; crudos&quot;))" office:value-type="string" office:string-value="Grafico de dispersion mensual variable PTPM_CON - estacion 11040010 - Top 5  maximos valores de la median de por lo menos 10 años - fuente datos  imputados" calcext:value-type="string">
            <text:p>Grafico de dispersion mensual variable PTPM_CON - estacion 11040010 - Top 5 <text:s/>maximos valores de la median de por lo menos 10 años - fuente datos <text:s/>imputa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largest</text:p>
          </table:table-cell>
          <table:table-cell office:value-type="float" office:value="11040010" calcext:value-type="float">
            <text:p>1104001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├── var-mes-PTPM_CON-largest-11040010-mediana-raw-sct.png</text:p>
          </table:table-cell>
          <table:table-cell office:value-type="string" calcext:value-type="string">
            <text:p>Grafico de dispersion mensual variable PTPM_CON - estacion 11040010 - Top 5 <text:s/>maximos valores de la median de por lo menos 10 años - fuente datos <text:s/>crudos</text:p>
          </table:table-cell>
          <table:table-cell table:formula="of:=CONCATENATE(&quot;Grafico de dispersion mensual variable &quot;;[.Q261];&quot; - estacion &quot;; [.S261]; &quot; - Top 5 &quot;;IF([.R261]=&quot;largest&quot;;&quot; maximos &quot;; &quot; minimos &quot;); &quot;valores de la &quot;;[.T261]; &quot; de por lo menos 10 años - fuente datos &quot;; IF([.U261]=&quot;fill&quot;;&quot; imputados&quot;;&quot; crudos&quot;))" office:value-type="string" office:string-value="Grafico de dispersion mensual variable PTPM_CON - estacion 11040010 - Top 5  maximos valores de la median de por lo menos 10 años - fuente datos  crudos" calcext:value-type="string">
            <text:p>Grafico de dispersion mensual variable PTPM_CON - estacion 11040010 - Top 5 <text:s/>maximos valores de la median de por lo menos 10 años - fuente datos <text:s/>cru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largest</text:p>
          </table:table-cell>
          <table:table-cell office:value-type="float" office:value="11040010" calcext:value-type="float">
            <text:p>1104001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├── var-mes-PTPM_CON-largest-51020010-fill-median-10-sct.png</text:p>
          </table:table-cell>
          <table:table-cell office:value-type="string" calcext:value-type="string">
            <text:p>Grafico de dispersion mensual variable PTPM_CON - estacion 51020010 - Top 5 <text:s/>maximos valores de la median de por lo menos 10 años - fuente datos <text:s/>imputados</text:p>
          </table:table-cell>
          <table:table-cell table:formula="of:=CONCATENATE(&quot;Grafico de dispersion mensual variable &quot;;[.Q262];&quot; - estacion &quot;; [.S262]; &quot; - Top 5 &quot;;IF([.R262]=&quot;largest&quot;;&quot; maximos &quot;; &quot; minimos &quot;); &quot;valores de la &quot;;[.T262]; &quot; de por lo menos 10 años - fuente datos &quot;; IF([.U262]=&quot;fill&quot;;&quot; imputados&quot;;&quot; crudos&quot;))" office:value-type="string" office:string-value="Grafico de dispersion mensual variable PTPM_CON - estacion 51020010 - Top 5  maximos valores de la median de por lo menos 10 años - fuente datos  imputados" calcext:value-type="string">
            <text:p>Grafico de dispersion mensual variable PTPM_CON - estacion 51020010 - Top 5 <text:s/>maximos valores de la median de por lo menos 10 años - fuente datos <text:s/>imputa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largest</text:p>
          </table:table-cell>
          <table:table-cell office:value-type="float" office:value="51020010" calcext:value-type="float">
            <text:p>5102001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├── var-mes-PTPM_CON-largest-51020010-mediana-raw-sct.png</text:p>
          </table:table-cell>
          <table:table-cell office:value-type="string" calcext:value-type="string">
            <text:p>Grafico de dispersion mensual variable PTPM_CON - estacion 51020010 - Top 5 <text:s/>maximos valores de la median de por lo menos 10 años - fuente datos <text:s/>crudos</text:p>
          </table:table-cell>
          <table:table-cell table:formula="of:=CONCATENATE(&quot;Grafico de dispersion mensual variable &quot;;[.Q263];&quot; - estacion &quot;; [.S263]; &quot; - Top 5 &quot;;IF([.R263]=&quot;largest&quot;;&quot; maximos &quot;; &quot; minimos &quot;); &quot;valores de la &quot;;[.T263]; &quot; de por lo menos 10 años - fuente datos &quot;; IF([.U263]=&quot;fill&quot;;&quot; imputados&quot;;&quot; crudos&quot;))" office:value-type="string" office:string-value="Grafico de dispersion mensual variable PTPM_CON - estacion 51020010 - Top 5  maximos valores de la median de por lo menos 10 años - fuente datos  crudos" calcext:value-type="string">
            <text:p>Grafico de dispersion mensual variable PTPM_CON - estacion 51020010 - Top 5 <text:s/>maximos valores de la median de por lo menos 10 años - fuente datos <text:s/>cru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largest</text:p>
          </table:table-cell>
          <table:table-cell office:value-type="float" office:value="51020010" calcext:value-type="float">
            <text:p>5102001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├── var-mes-PTPM_CON-largest-53080020-fill-median-10-sct.png</text:p>
          </table:table-cell>
          <table:table-cell office:value-type="string" calcext:value-type="string">
            <text:p>Grafico de dispersion mensual variable PTPM_CON - estacion 53080020 - Top 5 <text:s/>maximos valores de la median de por lo menos 10 años - fuente datos <text:s/>imputados</text:p>
          </table:table-cell>
          <table:table-cell table:formula="of:=CONCATENATE(&quot;Grafico de dispersion mensual variable &quot;;[.Q264];&quot; - estacion &quot;; [.S264]; &quot; - Top 5 &quot;;IF([.R264]=&quot;largest&quot;;&quot; maximos &quot;; &quot; minimos &quot;); &quot;valores de la &quot;;[.T264]; &quot; de por lo menos 10 años - fuente datos &quot;; IF([.U264]=&quot;fill&quot;;&quot; imputados&quot;;&quot; crudos&quot;))" office:value-type="string" office:string-value="Grafico de dispersion mensual variable PTPM_CON - estacion 53080020 - Top 5  maximos valores de la median de por lo menos 10 años - fuente datos  imputados" calcext:value-type="string">
            <text:p>Grafico de dispersion mensual variable PTPM_CON - estacion 53080020 - Top 5 <text:s/>maximos valores de la median de por lo menos 10 años - fuente datos <text:s/>imputa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largest</text:p>
          </table:table-cell>
          <table:table-cell office:value-type="float" office:value="53080020" calcext:value-type="float">
            <text:p>5308002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├── var-mes-PTPM_CON-largest-53080020-mediana-raw-sct.png</text:p>
          </table:table-cell>
          <table:table-cell office:value-type="string" calcext:value-type="string">
            <text:p>Grafico de dispersion mensual variable PTPM_CON - estacion 53080020 - Top 5 <text:s/>maximos valores de la median de por lo menos 10 años - fuente datos <text:s/>crudos</text:p>
          </table:table-cell>
          <table:table-cell table:formula="of:=CONCATENATE(&quot;Grafico de dispersion mensual variable &quot;;[.Q265];&quot; - estacion &quot;; [.S265]; &quot; - Top 5 &quot;;IF([.R265]=&quot;largest&quot;;&quot; maximos &quot;; &quot; minimos &quot;); &quot;valores de la &quot;;[.T265]; &quot; de por lo menos 10 años - fuente datos &quot;; IF([.U265]=&quot;fill&quot;;&quot; imputados&quot;;&quot; crudos&quot;))" office:value-type="string" office:string-value="Grafico de dispersion mensual variable PTPM_CON - estacion 53080020 - Top 5  maximos valores de la median de por lo menos 10 años - fuente datos  crudos" calcext:value-type="string">
            <text:p>Grafico de dispersion mensual variable PTPM_CON - estacion 53080020 - Top 5 <text:s/>maximos valores de la median de por lo menos 10 años - fuente datos <text:s/>cru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largest</text:p>
          </table:table-cell>
          <table:table-cell office:value-type="float" office:value="53080020" calcext:value-type="float">
            <text:p>5308002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├── var-mes-PTPM_CON-largest-54020080-fill-median-10-sct.png</text:p>
          </table:table-cell>
          <table:table-cell office:value-type="string" calcext:value-type="string">
            <text:p>Grafico de dispersion mensual variable PTPM_CON - estacion 54020080 - Top 5 <text:s/>maximos valores de la median de por lo menos 10 años - fuente datos <text:s/>imputados</text:p>
          </table:table-cell>
          <table:table-cell table:formula="of:=CONCATENATE(&quot;Grafico de dispersion mensual variable &quot;;[.Q266];&quot; - estacion &quot;; [.S266]; &quot; - Top 5 &quot;;IF([.R266]=&quot;largest&quot;;&quot; maximos &quot;; &quot; minimos &quot;); &quot;valores de la &quot;;[.T266]; &quot; de por lo menos 10 años - fuente datos &quot;; IF([.U266]=&quot;fill&quot;;&quot; imputados&quot;;&quot; crudos&quot;))" office:value-type="string" office:string-value="Grafico de dispersion mensual variable PTPM_CON - estacion 54020080 - Top 5  maximos valores de la median de por lo menos 10 años - fuente datos  imputados" calcext:value-type="string">
            <text:p>Grafico de dispersion mensual variable PTPM_CON - estacion 54020080 - Top 5 <text:s/>maximos valores de la median de por lo menos 10 años - fuente datos <text:s/>imputa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largest</text:p>
          </table:table-cell>
          <table:table-cell office:value-type="float" office:value="54020080" calcext:value-type="float">
            <text:p>5402008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├── var-mes-PTPM_CON-largest-54020080-mediana-raw-sct.png</text:p>
          </table:table-cell>
          <table:table-cell office:value-type="string" calcext:value-type="string">
            <text:p>Grafico de dispersion mensual variable PTPM_CON - estacion 54020080 - Top 5 <text:s/>maximos valores de la median de por lo menos 10 años - fuente datos <text:s/>crudos</text:p>
          </table:table-cell>
          <table:table-cell table:formula="of:=CONCATENATE(&quot;Grafico de dispersion mensual variable &quot;;[.Q267];&quot; - estacion &quot;; [.S267]; &quot; - Top 5 &quot;;IF([.R267]=&quot;largest&quot;;&quot; maximos &quot;; &quot; minimos &quot;); &quot;valores de la &quot;;[.T267]; &quot; de por lo menos 10 años - fuente datos &quot;; IF([.U267]=&quot;fill&quot;;&quot; imputados&quot;;&quot; crudos&quot;))" office:value-type="string" office:string-value="Grafico de dispersion mensual variable PTPM_CON - estacion 54020080 - Top 5  maximos valores de la median de por lo menos 10 años - fuente datos  crudos" calcext:value-type="string">
            <text:p>Grafico de dispersion mensual variable PTPM_CON - estacion 54020080 - Top 5 <text:s/>maximos valores de la median de por lo menos 10 años - fuente datos <text:s/>cru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largest</text:p>
          </table:table-cell>
          <table:table-cell office:value-type="float" office:value="54020080" calcext:value-type="float">
            <text:p>5402008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├── var-mes-PTPM_CON-smallest-15070070-fill-median-10-sct.png</text:p>
          </table:table-cell>
          <table:table-cell office:value-type="string" calcext:value-type="string">
            <text:p>Grafico de dispersion mensual variable PTPM_CON - estacion 15070070 - Top 5 <text:s/>minimos valores de la median de por lo menos 10 años - fuente datos <text:s/>imputados</text:p>
          </table:table-cell>
          <table:table-cell table:formula="of:=CONCATENATE(&quot;Grafico de dispersion mensual variable &quot;;[.Q268];&quot; - estacion &quot;; [.S268]; &quot; - Top 5 &quot;;IF([.R268]=&quot;largest&quot;;&quot; maximos &quot;; &quot; minimos &quot;); &quot;valores de la &quot;;[.T268]; &quot; de por lo menos 10 años - fuente datos &quot;; IF([.U268]=&quot;fill&quot;;&quot; imputados&quot;;&quot; crudos&quot;))" office:value-type="string" office:string-value="Grafico de dispersion mensual variable PTPM_CON - estacion 15070070 - Top 5  minimos valores de la median de por lo menos 10 años - fuente datos  imputados" calcext:value-type="string">
            <text:p>Grafico de dispersion mensual variable PTPM_CON - estacion 15070070 - Top 5 <text:s/>minimos valores de la median de por lo menos 10 años - fuente datos <text:s/>imputa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smallest</text:p>
          </table:table-cell>
          <table:table-cell office:value-type="float" office:value="15070070" calcext:value-type="float">
            <text:p>1507007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├── var-mes-PTPM_CON-smallest-15070070-mediana-raw-sct.png</text:p>
          </table:table-cell>
          <table:table-cell office:value-type="string" calcext:value-type="string">
            <text:p>Grafico de dispersion mensual variable PTPM_CON - estacion 15070070 - Top 5 <text:s/>minimos valores de la median de por lo menos 10 años - fuente datos <text:s/>crudos</text:p>
          </table:table-cell>
          <table:table-cell table:formula="of:=CONCATENATE(&quot;Grafico de dispersion mensual variable &quot;;[.Q269];&quot; - estacion &quot;; [.S269]; &quot; - Top 5 &quot;;IF([.R269]=&quot;largest&quot;;&quot; maximos &quot;; &quot; minimos &quot;); &quot;valores de la &quot;;[.T269]; &quot; de por lo menos 10 años - fuente datos &quot;; IF([.U269]=&quot;fill&quot;;&quot; imputados&quot;;&quot; crudos&quot;))" office:value-type="string" office:string-value="Grafico de dispersion mensual variable PTPM_CON - estacion 15070070 - Top 5  minimos valores de la median de por lo menos 10 años - fuente datos  crudos" calcext:value-type="string">
            <text:p>Grafico de dispersion mensual variable PTPM_CON - estacion 15070070 - Top 5 <text:s/>minimos valores de la median de por lo menos 10 años - fuente datos <text:s/>cru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smallest</text:p>
          </table:table-cell>
          <table:table-cell office:value-type="float" office:value="15070070" calcext:value-type="float">
            <text:p>1507007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├── var-mes-PTPM_CON-smallest-15070190-fill-median-10-sct.png</text:p>
          </table:table-cell>
          <table:table-cell office:value-type="string" calcext:value-type="string">
            <text:p>Grafico de dispersion mensual variable PTPM_CON - estacion 15070190 - Top 5 <text:s/>minimos valores de la median de por lo menos 10 años - fuente datos <text:s/>imputados</text:p>
          </table:table-cell>
          <table:table-cell table:formula="of:=CONCATENATE(&quot;Grafico de dispersion mensual variable &quot;;[.Q270];&quot; - estacion &quot;; [.S270]; &quot; - Top 5 &quot;;IF([.R270]=&quot;largest&quot;;&quot; maximos &quot;; &quot; minimos &quot;); &quot;valores de la &quot;;[.T270]; &quot; de por lo menos 10 años - fuente datos &quot;; IF([.U270]=&quot;fill&quot;;&quot; imputados&quot;;&quot; crudos&quot;))" office:value-type="string" office:string-value="Grafico de dispersion mensual variable PTPM_CON - estacion 15070190 - Top 5  minimos valores de la median de por lo menos 10 años - fuente datos  imputados" calcext:value-type="string">
            <text:p>Grafico de dispersion mensual variable PTPM_CON - estacion 15070190 - Top 5 <text:s/>minimos valores de la median de por lo menos 10 años - fuente datos <text:s/>imputa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smallest</text:p>
          </table:table-cell>
          <table:table-cell office:value-type="float" office:value="15070190" calcext:value-type="float">
            <text:p>1507019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├── var-mes-PTPM_CON-smallest-15070190-mediana-raw-sct.png</text:p>
          </table:table-cell>
          <table:table-cell office:value-type="string" calcext:value-type="string">
            <text:p>Grafico de dispersion mensual variable PTPM_CON - estacion 15070190 - Top 5 <text:s/>minimos valores de la median de por lo menos 10 años - fuente datos <text:s/>crudos</text:p>
          </table:table-cell>
          <table:table-cell table:formula="of:=CONCATENATE(&quot;Grafico de dispersion mensual variable &quot;;[.Q271];&quot; - estacion &quot;; [.S271]; &quot; - Top 5 &quot;;IF([.R271]=&quot;largest&quot;;&quot; maximos &quot;; &quot; minimos &quot;); &quot;valores de la &quot;;[.T271]; &quot; de por lo menos 10 años - fuente datos &quot;; IF([.U271]=&quot;fill&quot;;&quot; imputados&quot;;&quot; crudos&quot;))" office:value-type="string" office:string-value="Grafico de dispersion mensual variable PTPM_CON - estacion 15070190 - Top 5  minimos valores de la median de por lo menos 10 años - fuente datos  crudos" calcext:value-type="string">
            <text:p>Grafico de dispersion mensual variable PTPM_CON - estacion 15070190 - Top 5 <text:s/>minimos valores de la median de por lo menos 10 años - fuente datos <text:s/>cru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smallest</text:p>
          </table:table-cell>
          <table:table-cell office:value-type="float" office:value="15070190" calcext:value-type="float">
            <text:p>1507019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├── var-mes-PTPM_CON-smallest-15080010-fill-median-10-sct.png</text:p>
          </table:table-cell>
          <table:table-cell office:value-type="string" calcext:value-type="string">
            <text:p>Grafico de dispersion mensual variable PTPM_CON - estacion 15080010 - Top 5 <text:s/>minimos valores de la median de por lo menos 10 años - fuente datos <text:s/>imputados</text:p>
          </table:table-cell>
          <table:table-cell table:formula="of:=CONCATENATE(&quot;Grafico de dispersion mensual variable &quot;;[.Q272];&quot; - estacion &quot;; [.S272]; &quot; - Top 5 &quot;;IF([.R272]=&quot;largest&quot;;&quot; maximos &quot;; &quot; minimos &quot;); &quot;valores de la &quot;;[.T272]; &quot; de por lo menos 10 años - fuente datos &quot;; IF([.U272]=&quot;fill&quot;;&quot; imputados&quot;;&quot; crudos&quot;))" office:value-type="string" office:string-value="Grafico de dispersion mensual variable PTPM_CON - estacion 15080010 - Top 5  minimos valores de la median de por lo menos 10 años - fuente datos  imputados" calcext:value-type="string">
            <text:p>Grafico de dispersion mensual variable PTPM_CON - estacion 15080010 - Top 5 <text:s/>minimos valores de la median de por lo menos 10 años - fuente datos <text:s/>imputa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smallest</text:p>
          </table:table-cell>
          <table:table-cell office:value-type="float" office:value="15080010" calcext:value-type="float">
            <text:p>1508001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├── var-mes-PTPM_CON-smallest-15080010-mediana-raw-sct.png</text:p>
          </table:table-cell>
          <table:table-cell office:value-type="string" calcext:value-type="string">
            <text:p>Grafico de dispersion mensual variable PTPM_CON - estacion 15080010 - Top 5 <text:s/>minimos valores de la median de por lo menos 10 años - fuente datos <text:s/>crudos</text:p>
          </table:table-cell>
          <table:table-cell table:formula="of:=CONCATENATE(&quot;Grafico de dispersion mensual variable &quot;;[.Q273];&quot; - estacion &quot;; [.S273]; &quot; - Top 5 &quot;;IF([.R273]=&quot;largest&quot;;&quot; maximos &quot;; &quot; minimos &quot;); &quot;valores de la &quot;;[.T273]; &quot; de por lo menos 10 años - fuente datos &quot;; IF([.U273]=&quot;fill&quot;;&quot; imputados&quot;;&quot; crudos&quot;))" office:value-type="string" office:string-value="Grafico de dispersion mensual variable PTPM_CON - estacion 15080010 - Top 5  minimos valores de la median de por lo menos 10 años - fuente datos  crudos" calcext:value-type="string">
            <text:p>Grafico de dispersion mensual variable PTPM_CON - estacion 15080010 - Top 5 <text:s/>minimos valores de la median de por lo menos 10 años - fuente datos <text:s/>cru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smallest</text:p>
          </table:table-cell>
          <table:table-cell office:value-type="float" office:value="15080010" calcext:value-type="float">
            <text:p>1508001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├── var-mes-PTPM_CON-smallest-15080040-fill-median-10-sct.png</text:p>
          </table:table-cell>
          <table:table-cell office:value-type="string" calcext:value-type="string">
            <text:p>Grafico de dispersion mensual variable PTPM_CON - estacion 15080040 - Top 5 <text:s/>minimos valores de la median de por lo menos 10 años - fuente datos <text:s/>imputados</text:p>
          </table:table-cell>
          <table:table-cell table:formula="of:=CONCATENATE(&quot;Grafico de dispersion mensual variable &quot;;[.Q274];&quot; - estacion &quot;; [.S274]; &quot; - Top 5 &quot;;IF([.R274]=&quot;largest&quot;;&quot; maximos &quot;; &quot; minimos &quot;); &quot;valores de la &quot;;[.T274]; &quot; de por lo menos 10 años - fuente datos &quot;; IF([.U274]=&quot;fill&quot;;&quot; imputados&quot;;&quot; crudos&quot;))" office:value-type="string" office:string-value="Grafico de dispersion mensual variable PTPM_CON - estacion 15080040 - Top 5  minimos valores de la median de por lo menos 10 años - fuente datos  imputados" calcext:value-type="string">
            <text:p>Grafico de dispersion mensual variable PTPM_CON - estacion 15080040 - Top 5 <text:s/>minimos valores de la median de por lo menos 10 años - fuente datos <text:s/>imputa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smallest</text:p>
          </table:table-cell>
          <table:table-cell office:value-type="float" office:value="15080040" calcext:value-type="float">
            <text:p>1508004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├── var-mes-PTPM_CON-smallest-15080040-mediana-raw-sct.png</text:p>
          </table:table-cell>
          <table:table-cell office:value-type="string" calcext:value-type="string">
            <text:p>Grafico de dispersion mensual variable PTPM_CON - estacion 15080040 - Top 5 <text:s/>minimos valores de la median de por lo menos 10 años - fuente datos <text:s/>crudos</text:p>
          </table:table-cell>
          <table:table-cell table:formula="of:=CONCATENATE(&quot;Grafico de dispersion mensual variable &quot;;[.Q275];&quot; - estacion &quot;; [.S275]; &quot; - Top 5 &quot;;IF([.R275]=&quot;largest&quot;;&quot; maximos &quot;; &quot; minimos &quot;); &quot;valores de la &quot;;[.T275]; &quot; de por lo menos 10 años - fuente datos &quot;; IF([.U275]=&quot;fill&quot;;&quot; imputados&quot;;&quot; crudos&quot;))" office:value-type="string" office:string-value="Grafico de dispersion mensual variable PTPM_CON - estacion 15080040 - Top 5  minimos valores de la median de por lo menos 10 años - fuente datos  crudos" calcext:value-type="string">
            <text:p>Grafico de dispersion mensual variable PTPM_CON - estacion 15080040 - Top 5 <text:s/>minimos valores de la median de por lo menos 10 años - fuente datos <text:s/>cru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smallest</text:p>
          </table:table-cell>
          <table:table-cell office:value-type="float" office:value="15080040" calcext:value-type="float">
            <text:p>1508004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├── var-mes-PTPM_CON-smallest-15080090-fill-median-10-sct.png</text:p>
          </table:table-cell>
          <table:table-cell office:value-type="string" calcext:value-type="string">
            <text:p>Grafico de dispersion mensual variable PTPM_CON - estacion 15080090 - Top 5 <text:s/>minimos valores de la median de por lo menos 10 años - fuente datos <text:s/>imputados</text:p>
          </table:table-cell>
          <table:table-cell table:formula="of:=CONCATENATE(&quot;Grafico de dispersion mensual variable &quot;;[.Q276];&quot; - estacion &quot;; [.S276]; &quot; - Top 5 &quot;;IF([.R276]=&quot;largest&quot;;&quot; maximos &quot;; &quot; minimos &quot;); &quot;valores de la &quot;;[.T276]; &quot; de por lo menos 10 años - fuente datos &quot;; IF([.U276]=&quot;fill&quot;;&quot; imputados&quot;;&quot; crudos&quot;))" office:value-type="string" office:string-value="Grafico de dispersion mensual variable PTPM_CON - estacion 15080090 - Top 5  minimos valores de la median de por lo menos 10 años - fuente datos  imputados" calcext:value-type="string">
            <text:p>Grafico de dispersion mensual variable PTPM_CON - estacion 15080090 - Top 5 <text:s/>minimos valores de la median de por lo menos 10 años - fuente datos <text:s/>imputa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smallest</text:p>
          </table:table-cell>
          <table:table-cell office:value-type="float" office:value="15080090" calcext:value-type="float">
            <text:p>1508009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├── var-mes-PTPM_CON-smallest-15080090-mediana-raw-sct.png</text:p>
          </table:table-cell>
          <table:table-cell office:value-type="string" calcext:value-type="string">
            <text:p>Grafico de dispersion mensual variable PTPM_CON - estacion 15080090 - Top 5 <text:s/>minimos valores de la median de por lo menos 10 años - fuente datos <text:s/>crudos</text:p>
          </table:table-cell>
          <table:table-cell table:formula="of:=CONCATENATE(&quot;Grafico de dispersion mensual variable &quot;;[.Q277];&quot; - estacion &quot;; [.S277]; &quot; - Top 5 &quot;;IF([.R277]=&quot;largest&quot;;&quot; maximos &quot;; &quot; minimos &quot;); &quot;valores de la &quot;;[.T277]; &quot; de por lo menos 10 años - fuente datos &quot;; IF([.U277]=&quot;fill&quot;;&quot; imputados&quot;;&quot; crudos&quot;))" office:value-type="string" office:string-value="Grafico de dispersion mensual variable PTPM_CON - estacion 15080090 - Top 5  minimos valores de la median de por lo menos 10 años - fuente datos  crudos" calcext:value-type="string">
            <text:p>Grafico de dispersion mensual variable PTPM_CON - estacion 15080090 - Top 5 <text:s/>minimos valores de la median de por lo menos 10 años - fuente datos <text:s/>crudos</text:p>
          </table:table-cell>
          <table:table-cell table:number-columns-repeated="13"/>
          <table:table-cell office:value-type="string" calcext:value-type="string">
            <text:p>PTPM_CON</text:p>
          </table:table-cell>
          <table:table-cell office:value-type="string" calcext:value-type="string">
            <text:p>smallest</text:p>
          </table:table-cell>
          <table:table-cell office:value-type="float" office:value="15080090" calcext:value-type="float">
            <text:p>1508009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├── var-mes-Q_MEDIA_D-largest-11077010-fill-median-10-sct.png</text:p>
          </table:table-cell>
          <table:table-cell office:value-type="string" calcext:value-type="string">
            <text:p>Grafico de dispersion mensual variable Q_MEDIA_D - estacion 11077010 - Top 5 <text:s/>maximos valores de la median de por lo menos 10 años - fuente datos <text:s/>imputados</text:p>
          </table:table-cell>
          <table:table-cell table:formula="of:=CONCATENATE(&quot;Grafico de dispersion mensual variable &quot;;[.Q278];&quot; - estacion &quot;; [.S278]; &quot; - Top 5 &quot;;IF([.R278]=&quot;largest&quot;;&quot; maximos &quot;; &quot; minimos &quot;); &quot;valores de la &quot;;[.T278]; &quot; de por lo menos 10 años - fuente datos &quot;; IF([.U278]=&quot;fill&quot;;&quot; imputados&quot;;&quot; crudos&quot;))" office:value-type="string" office:string-value="Grafico de dispersion mensual variable Q_MEDIA_D - estacion 11077010 - Top 5  maximos valores de la median de por lo menos 10 años - fuente datos  imputados" calcext:value-type="string">
            <text:p>Grafico de dispersion mensual variable Q_MEDIA_D - estacion 11077010 - Top 5 <text:s/>maximos valores de la median de por lo menos 10 años - fuente datos <text:s/>imputados</text:p>
          </table:table-cell>
          <table:table-cell table:number-columns-repeated="13"/>
          <table:table-cell office:value-type="string" calcext:value-type="string">
            <text:p>Q_MEDIA_D</text:p>
          </table:table-cell>
          <table:table-cell office:value-type="string" calcext:value-type="string">
            <text:p>largest</text:p>
          </table:table-cell>
          <table:table-cell office:value-type="float" office:value="11077010" calcext:value-type="float">
            <text:p>1107701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├── var-mes-Q_MEDIA_D-largest-11077010-mediana-raw-sct.png</text:p>
          </table:table-cell>
          <table:table-cell office:value-type="string" calcext:value-type="string">
            <text:p>Grafico de dispersion mensual variable Q_MEDIA_D - estacion 11077010 - Top 5 <text:s/>maximos valores de la median de por lo menos 10 años - fuente datos <text:s/>crudos</text:p>
          </table:table-cell>
          <table:table-cell table:formula="of:=CONCATENATE(&quot;Grafico de dispersion mensual variable &quot;;[.Q279];&quot; - estacion &quot;; [.S279]; &quot; - Top 5 &quot;;IF([.R279]=&quot;largest&quot;;&quot; maximos &quot;; &quot; minimos &quot;); &quot;valores de la &quot;;[.T279]; &quot; de por lo menos 10 años - fuente datos &quot;; IF([.U279]=&quot;fill&quot;;&quot; imputados&quot;;&quot; crudos&quot;))" office:value-type="string" office:string-value="Grafico de dispersion mensual variable Q_MEDIA_D - estacion 11077010 - Top 5  maximos valores de la median de por lo menos 10 años - fuente datos  crudos" calcext:value-type="string">
            <text:p>Grafico de dispersion mensual variable Q_MEDIA_D - estacion 11077010 - Top 5 <text:s/>maximos valores de la median de por lo menos 10 años - fuente datos <text:s/>crudos</text:p>
          </table:table-cell>
          <table:table-cell table:number-columns-repeated="13"/>
          <table:table-cell office:value-type="string" calcext:value-type="string">
            <text:p>Q_MEDIA_D</text:p>
          </table:table-cell>
          <table:table-cell office:value-type="string" calcext:value-type="string">
            <text:p>largest</text:p>
          </table:table-cell>
          <table:table-cell office:value-type="float" office:value="11077010" calcext:value-type="float">
            <text:p>1107701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├── var-mes-Q_MEDIA_D-largest-23097030-fill-median-10-sct.png</text:p>
          </table:table-cell>
          <table:table-cell office:value-type="string" calcext:value-type="string">
            <text:p>Grafico de dispersion mensual variable Q_MEDIA_D - estacion 23097030 - Top 5 <text:s/>maximos valores de la median de por lo menos 10 años - fuente datos <text:s/>imputados</text:p>
          </table:table-cell>
          <table:table-cell table:formula="of:=CONCATENATE(&quot;Grafico de dispersion mensual variable &quot;;[.Q280];&quot; - estacion &quot;; [.S280]; &quot; - Top 5 &quot;;IF([.R280]=&quot;largest&quot;;&quot; maximos &quot;; &quot; minimos &quot;); &quot;valores de la &quot;;[.T280]; &quot; de por lo menos 10 años - fuente datos &quot;; IF([.U280]=&quot;fill&quot;;&quot; imputados&quot;;&quot; crudos&quot;))" office:value-type="string" office:string-value="Grafico de dispersion mensual variable Q_MEDIA_D - estacion 23097030 - Top 5  maximos valores de la median de por lo menos 10 años - fuente datos  imputados" calcext:value-type="string">
            <text:p>Grafico de dispersion mensual variable Q_MEDIA_D - estacion 23097030 - Top 5 <text:s/>maximos valores de la median de por lo menos 10 años - fuente datos <text:s/>imputados</text:p>
          </table:table-cell>
          <table:table-cell table:number-columns-repeated="13"/>
          <table:table-cell office:value-type="string" calcext:value-type="string">
            <text:p>Q_MEDIA_D</text:p>
          </table:table-cell>
          <table:table-cell office:value-type="string" calcext:value-type="string">
            <text:p>largest</text:p>
          </table:table-cell>
          <table:table-cell office:value-type="float" office:value="23097030" calcext:value-type="float">
            <text:p>2309703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├── var-mes-Q_MEDIA_D-largest-23097030-mediana-raw-sct.png</text:p>
          </table:table-cell>
          <table:table-cell office:value-type="string" calcext:value-type="string">
            <text:p>Grafico de dispersion mensual variable Q_MEDIA_D - estacion 23097030 - Top 5 <text:s/>maximos valores de la median de por lo menos 10 años - fuente datos <text:s/>crudos</text:p>
          </table:table-cell>
          <table:table-cell table:formula="of:=CONCATENATE(&quot;Grafico de dispersion mensual variable &quot;;[.Q281];&quot; - estacion &quot;; [.S281]; &quot; - Top 5 &quot;;IF([.R281]=&quot;largest&quot;;&quot; maximos &quot;; &quot; minimos &quot;); &quot;valores de la &quot;;[.T281]; &quot; de por lo menos 10 años - fuente datos &quot;; IF([.U281]=&quot;fill&quot;;&quot; imputados&quot;;&quot; crudos&quot;))" office:value-type="string" office:string-value="Grafico de dispersion mensual variable Q_MEDIA_D - estacion 23097030 - Top 5  maximos valores de la median de por lo menos 10 años - fuente datos  crudos" calcext:value-type="string">
            <text:p>Grafico de dispersion mensual variable Q_MEDIA_D - estacion 23097030 - Top 5 <text:s/>maximos valores de la median de por lo menos 10 años - fuente datos <text:s/>crudos</text:p>
          </table:table-cell>
          <table:table-cell table:number-columns-repeated="13"/>
          <table:table-cell office:value-type="string" calcext:value-type="string">
            <text:p>Q_MEDIA_D</text:p>
          </table:table-cell>
          <table:table-cell office:value-type="string" calcext:value-type="string">
            <text:p>largest</text:p>
          </table:table-cell>
          <table:table-cell office:value-type="float" office:value="23097030" calcext:value-type="float">
            <text:p>2309703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├── var-mes-Q_MEDIA_D-largest-32157060-fill-median-10-sct.png</text:p>
          </table:table-cell>
          <table:table-cell office:value-type="string" calcext:value-type="string">
            <text:p>Grafico de dispersion mensual variable Q_MEDIA_D - estacion 32157060 - Top 5 <text:s/>maximos valores de la median de por lo menos 10 años - fuente datos <text:s/>imputados</text:p>
          </table:table-cell>
          <table:table-cell table:formula="of:=CONCATENATE(&quot;Grafico de dispersion mensual variable &quot;;[.Q282];&quot; - estacion &quot;; [.S282]; &quot; - Top 5 &quot;;IF([.R282]=&quot;largest&quot;;&quot; maximos &quot;; &quot; minimos &quot;); &quot;valores de la &quot;;[.T282]; &quot; de por lo menos 10 años - fuente datos &quot;; IF([.U282]=&quot;fill&quot;;&quot; imputados&quot;;&quot; crudos&quot;))" office:value-type="string" office:string-value="Grafico de dispersion mensual variable Q_MEDIA_D - estacion 32157060 - Top 5  maximos valores de la median de por lo menos 10 años - fuente datos  imputados" calcext:value-type="string">
            <text:p>Grafico de dispersion mensual variable Q_MEDIA_D - estacion 32157060 - Top 5 <text:s/>maximos valores de la median de por lo menos 10 años - fuente datos <text:s/>imputados</text:p>
          </table:table-cell>
          <table:table-cell table:number-columns-repeated="13"/>
          <table:table-cell office:value-type="string" calcext:value-type="string">
            <text:p>Q_MEDIA_D</text:p>
          </table:table-cell>
          <table:table-cell office:value-type="string" calcext:value-type="string">
            <text:p>largest</text:p>
          </table:table-cell>
          <table:table-cell office:value-type="float" office:value="32157060" calcext:value-type="float">
            <text:p>3215706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├── var-mes-Q_MEDIA_D-largest-32157060-mediana-raw-sct.png</text:p>
          </table:table-cell>
          <table:table-cell office:value-type="string" calcext:value-type="string">
            <text:p>Grafico de dispersion mensual variable Q_MEDIA_D - estacion 32157060 - Top 5 <text:s/>maximos valores de la median de por lo menos 10 años - fuente datos <text:s/>crudos</text:p>
          </table:table-cell>
          <table:table-cell table:formula="of:=CONCATENATE(&quot;Grafico de dispersion mensual variable &quot;;[.Q283];&quot; - estacion &quot;; [.S283]; &quot; - Top 5 &quot;;IF([.R283]=&quot;largest&quot;;&quot; maximos &quot;; &quot; minimos &quot;); &quot;valores de la &quot;;[.T283]; &quot; de por lo menos 10 años - fuente datos &quot;; IF([.U283]=&quot;fill&quot;;&quot; imputados&quot;;&quot; crudos&quot;))" office:value-type="string" office:string-value="Grafico de dispersion mensual variable Q_MEDIA_D - estacion 32157060 - Top 5  maximos valores de la median de por lo menos 10 años - fuente datos  crudos" calcext:value-type="string">
            <text:p>Grafico de dispersion mensual variable Q_MEDIA_D - estacion 32157060 - Top 5 <text:s/>maximos valores de la median de por lo menos 10 años - fuente datos <text:s/>crudos</text:p>
          </table:table-cell>
          <table:table-cell table:number-columns-repeated="13"/>
          <table:table-cell office:value-type="string" calcext:value-type="string">
            <text:p>Q_MEDIA_D</text:p>
          </table:table-cell>
          <table:table-cell office:value-type="string" calcext:value-type="string">
            <text:p>largest</text:p>
          </table:table-cell>
          <table:table-cell office:value-type="float" office:value="32157060" calcext:value-type="float">
            <text:p>3215706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├── var-mes-Q_MEDIA_D-largest-32207010-fill-median-10-sct.png</text:p>
          </table:table-cell>
          <table:table-cell office:value-type="string" calcext:value-type="string">
            <text:p>Grafico de dispersion mensual variable Q_MEDIA_D - estacion 32207010 - Top 5 <text:s/>maximos valores de la median de por lo menos 10 años - fuente datos <text:s/>imputados</text:p>
          </table:table-cell>
          <table:table-cell table:formula="of:=CONCATENATE(&quot;Grafico de dispersion mensual variable &quot;;[.Q284];&quot; - estacion &quot;; [.S284]; &quot; - Top 5 &quot;;IF([.R284]=&quot;largest&quot;;&quot; maximos &quot;; &quot; minimos &quot;); &quot;valores de la &quot;;[.T284]; &quot; de por lo menos 10 años - fuente datos &quot;; IF([.U284]=&quot;fill&quot;;&quot; imputados&quot;;&quot; crudos&quot;))" office:value-type="string" office:string-value="Grafico de dispersion mensual variable Q_MEDIA_D - estacion 32207010 - Top 5  maximos valores de la median de por lo menos 10 años - fuente datos  imputados" calcext:value-type="string">
            <text:p>Grafico de dispersion mensual variable Q_MEDIA_D - estacion 32207010 - Top 5 <text:s/>maximos valores de la median de por lo menos 10 años - fuente datos <text:s/>imputados</text:p>
          </table:table-cell>
          <table:table-cell table:number-columns-repeated="13"/>
          <table:table-cell office:value-type="string" calcext:value-type="string">
            <text:p>Q_MEDIA_D</text:p>
          </table:table-cell>
          <table:table-cell office:value-type="string" calcext:value-type="string">
            <text:p>largest</text:p>
          </table:table-cell>
          <table:table-cell office:value-type="float" office:value="32207010" calcext:value-type="float">
            <text:p>3220701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├── var-mes-Q_MEDIA_D-largest-32207010-mediana-raw-sct.png</text:p>
          </table:table-cell>
          <table:table-cell office:value-type="string" calcext:value-type="string">
            <text:p>Grafico de dispersion mensual variable Q_MEDIA_D - estacion 32207010 - Top 5 <text:s/>maximos valores de la median de por lo menos 10 años - fuente datos <text:s/>crudos</text:p>
          </table:table-cell>
          <table:table-cell table:formula="of:=CONCATENATE(&quot;Grafico de dispersion mensual variable &quot;;[.Q285];&quot; - estacion &quot;; [.S285]; &quot; - Top 5 &quot;;IF([.R285]=&quot;largest&quot;;&quot; maximos &quot;; &quot; minimos &quot;); &quot;valores de la &quot;;[.T285]; &quot; de por lo menos 10 años - fuente datos &quot;; IF([.U285]=&quot;fill&quot;;&quot; imputados&quot;;&quot; crudos&quot;))" office:value-type="string" office:string-value="Grafico de dispersion mensual variable Q_MEDIA_D - estacion 32207010 - Top 5  maximos valores de la median de por lo menos 10 años - fuente datos  crudos" calcext:value-type="string">
            <text:p>Grafico de dispersion mensual variable Q_MEDIA_D - estacion 32207010 - Top 5 <text:s/>maximos valores de la median de por lo menos 10 años - fuente datos <text:s/>crudos</text:p>
          </table:table-cell>
          <table:table-cell table:number-columns-repeated="13"/>
          <table:table-cell office:value-type="string" calcext:value-type="string">
            <text:p>Q_MEDIA_D</text:p>
          </table:table-cell>
          <table:table-cell office:value-type="string" calcext:value-type="string">
            <text:p>largest</text:p>
          </table:table-cell>
          <table:table-cell office:value-type="float" office:value="32207010" calcext:value-type="float">
            <text:p>3220701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├── var-mes-Q_MEDIA_D-largest-35267080-fill-median-10-sct.png</text:p>
          </table:table-cell>
          <table:table-cell office:value-type="string" calcext:value-type="string">
            <text:p>Grafico de dispersion mensual variable Q_MEDIA_D - estacion 35267080 - Top 5 <text:s/>maximos valores de la median de por lo menos 10 años - fuente datos <text:s/>imputados</text:p>
          </table:table-cell>
          <table:table-cell table:formula="of:=CONCATENATE(&quot;Grafico de dispersion mensual variable &quot;;[.Q286];&quot; - estacion &quot;; [.S286]; &quot; - Top 5 &quot;;IF([.R286]=&quot;largest&quot;;&quot; maximos &quot;; &quot; minimos &quot;); &quot;valores de la &quot;;[.T286]; &quot; de por lo menos 10 años - fuente datos &quot;; IF([.U286]=&quot;fill&quot;;&quot; imputados&quot;;&quot; crudos&quot;))" office:value-type="string" office:string-value="Grafico de dispersion mensual variable Q_MEDIA_D - estacion 35267080 - Top 5  maximos valores de la median de por lo menos 10 años - fuente datos  imputados" calcext:value-type="string">
            <text:p>Grafico de dispersion mensual variable Q_MEDIA_D - estacion 35267080 - Top 5 <text:s/>maximos valores de la median de por lo menos 10 años - fuente datos <text:s/>imputados</text:p>
          </table:table-cell>
          <table:table-cell table:number-columns-repeated="13"/>
          <table:table-cell office:value-type="string" calcext:value-type="string">
            <text:p>Q_MEDIA_D</text:p>
          </table:table-cell>
          <table:table-cell office:value-type="string" calcext:value-type="string">
            <text:p>largest</text:p>
          </table:table-cell>
          <table:table-cell office:value-type="float" office:value="35267080" calcext:value-type="float">
            <text:p>3526708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├── var-mes-Q_MEDIA_D-largest-35267080-mediana-raw-sct.png</text:p>
          </table:table-cell>
          <table:table-cell office:value-type="string" calcext:value-type="string">
            <text:p>Grafico de dispersion mensual variable Q_MEDIA_D - estacion 35267080 - Top 5 <text:s/>maximos valores de la median de por lo menos 10 años - fuente datos <text:s/>crudos</text:p>
          </table:table-cell>
          <table:table-cell table:formula="of:=CONCATENATE(&quot;Grafico de dispersion mensual variable &quot;;[.Q287];&quot; - estacion &quot;; [.S287]; &quot; - Top 5 &quot;;IF([.R287]=&quot;largest&quot;;&quot; maximos &quot;; &quot; minimos &quot;); &quot;valores de la &quot;;[.T287]; &quot; de por lo menos 10 años - fuente datos &quot;; IF([.U287]=&quot;fill&quot;;&quot; imputados&quot;;&quot; crudos&quot;))" office:value-type="string" office:string-value="Grafico de dispersion mensual variable Q_MEDIA_D - estacion 35267080 - Top 5  maximos valores de la median de por lo menos 10 años - fuente datos  crudos" calcext:value-type="string">
            <text:p>Grafico de dispersion mensual variable Q_MEDIA_D - estacion 35267080 - Top 5 <text:s/>maximos valores de la median de por lo menos 10 años - fuente datos <text:s/>crudos</text:p>
          </table:table-cell>
          <table:table-cell table:number-columns-repeated="13"/>
          <table:table-cell office:value-type="string" calcext:value-type="string">
            <text:p>Q_MEDIA_D</text:p>
          </table:table-cell>
          <table:table-cell office:value-type="string" calcext:value-type="string">
            <text:p>largest</text:p>
          </table:table-cell>
          <table:table-cell office:value-type="float" office:value="35267080" calcext:value-type="float">
            <text:p>3526708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├── var-mes-Q_MEDIA_D-smallest-21167050-fill-median-10-sct.png</text:p>
          </table:table-cell>
          <table:table-cell office:value-type="string" calcext:value-type="string">
            <text:p>Grafico de dispersion mensual variable Q_MEDIA_D - estacion 21167050 - Top 5 <text:s/>minimos valores de la median de por lo menos 10 años - fuente datos <text:s/>imputados</text:p>
          </table:table-cell>
          <table:table-cell table:formula="of:=CONCATENATE(&quot;Grafico de dispersion mensual variable &quot;;[.Q288];&quot; - estacion &quot;; [.S288]; &quot; - Top 5 &quot;;IF([.R288]=&quot;largest&quot;;&quot; maximos &quot;; &quot; minimos &quot;); &quot;valores de la &quot;;[.T288]; &quot; de por lo menos 10 años - fuente datos &quot;; IF([.U288]=&quot;fill&quot;;&quot; imputados&quot;;&quot; crudos&quot;))" office:value-type="string" office:string-value="Grafico de dispersion mensual variable Q_MEDIA_D - estacion 21167050 - Top 5  minimos valores de la median de por lo menos 10 años - fuente datos  imputados" calcext:value-type="string">
            <text:p>Grafico de dispersion mensual variable Q_MEDIA_D - estacion 21167050 - Top 5 <text:s/>minimos valores de la median de por lo menos 10 años - fuente datos <text:s/>imputados</text:p>
          </table:table-cell>
          <table:table-cell table:number-columns-repeated="13"/>
          <table:table-cell office:value-type="string" calcext:value-type="string">
            <text:p>Q_MEDIA_D</text:p>
          </table:table-cell>
          <table:table-cell office:value-type="string" calcext:value-type="string">
            <text:p>smallest</text:p>
          </table:table-cell>
          <table:table-cell office:value-type="float" office:value="21167050" calcext:value-type="float">
            <text:p>2116705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├── var-mes-Q_MEDIA_D-smallest-21167050-mediana-raw-sct.png</text:p>
          </table:table-cell>
          <table:table-cell office:value-type="string" calcext:value-type="string">
            <text:p>Grafico de dispersion mensual variable Q_MEDIA_D - estacion 21167050 - Top 5 <text:s/>minimos valores de la median de por lo menos 10 años - fuente datos <text:s/>crudos</text:p>
          </table:table-cell>
          <table:table-cell table:formula="of:=CONCATENATE(&quot;Grafico de dispersion mensual variable &quot;;[.Q289];&quot; - estacion &quot;; [.S289]; &quot; - Top 5 &quot;;IF([.R289]=&quot;largest&quot;;&quot; maximos &quot;; &quot; minimos &quot;); &quot;valores de la &quot;;[.T289]; &quot; de por lo menos 10 años - fuente datos &quot;; IF([.U289]=&quot;fill&quot;;&quot; imputados&quot;;&quot; crudos&quot;))" office:value-type="string" office:string-value="Grafico de dispersion mensual variable Q_MEDIA_D - estacion 21167050 - Top 5  minimos valores de la median de por lo menos 10 años - fuente datos  crudos" calcext:value-type="string">
            <text:p>Grafico de dispersion mensual variable Q_MEDIA_D - estacion 21167050 - Top 5 <text:s/>minimos valores de la median de por lo menos 10 años - fuente datos <text:s/>crudos</text:p>
          </table:table-cell>
          <table:table-cell table:number-columns-repeated="13"/>
          <table:table-cell office:value-type="string" calcext:value-type="string">
            <text:p>Q_MEDIA_D</text:p>
          </table:table-cell>
          <table:table-cell office:value-type="string" calcext:value-type="string">
            <text:p>smallest</text:p>
          </table:table-cell>
          <table:table-cell office:value-type="float" office:value="21167050" calcext:value-type="float">
            <text:p>2116705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├── var-mes-Q_MEDIA_D-smallest-23197130-fill-median-10-sct.png</text:p>
          </table:table-cell>
          <table:table-cell office:value-type="string" calcext:value-type="string">
            <text:p>Grafico de dispersion mensual variable Q_MEDIA_D - estacion 23197130 - Top 5 <text:s/>minimos valores de la median de por lo menos 10 años - fuente datos <text:s/>imputados</text:p>
          </table:table-cell>
          <table:table-cell table:formula="of:=CONCATENATE(&quot;Grafico de dispersion mensual variable &quot;;[.Q290];&quot; - estacion &quot;; [.S290]; &quot; - Top 5 &quot;;IF([.R290]=&quot;largest&quot;;&quot; maximos &quot;; &quot; minimos &quot;); &quot;valores de la &quot;;[.T290]; &quot; de por lo menos 10 años - fuente datos &quot;; IF([.U290]=&quot;fill&quot;;&quot; imputados&quot;;&quot; crudos&quot;))" office:value-type="string" office:string-value="Grafico de dispersion mensual variable Q_MEDIA_D - estacion 23197130 - Top 5  minimos valores de la median de por lo menos 10 años - fuente datos  imputados" calcext:value-type="string">
            <text:p>Grafico de dispersion mensual variable Q_MEDIA_D - estacion 23197130 - Top 5 <text:s/>minimos valores de la median de por lo menos 10 años - fuente datos <text:s/>imputados</text:p>
          </table:table-cell>
          <table:table-cell table:number-columns-repeated="13"/>
          <table:table-cell office:value-type="string" calcext:value-type="string">
            <text:p>Q_MEDIA_D</text:p>
          </table:table-cell>
          <table:table-cell office:value-type="string" calcext:value-type="string">
            <text:p>smallest</text:p>
          </table:table-cell>
          <table:table-cell office:value-type="float" office:value="23197130" calcext:value-type="float">
            <text:p>2319713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├── var-mes-Q_MEDIA_D-smallest-23197130-mediana-raw-sct.png</text:p>
          </table:table-cell>
          <table:table-cell office:value-type="string" calcext:value-type="string">
            <text:p>Grafico de dispersion mensual variable Q_MEDIA_D - estacion 23197130 - Top 5 <text:s/>minimos valores de la median de por lo menos 10 años - fuente datos <text:s/>crudos</text:p>
          </table:table-cell>
          <table:table-cell table:formula="of:=CONCATENATE(&quot;Grafico de dispersion mensual variable &quot;;[.Q291];&quot; - estacion &quot;; [.S291]; &quot; - Top 5 &quot;;IF([.R291]=&quot;largest&quot;;&quot; maximos &quot;; &quot; minimos &quot;); &quot;valores de la &quot;;[.T291]; &quot; de por lo menos 10 años - fuente datos &quot;; IF([.U291]=&quot;fill&quot;;&quot; imputados&quot;;&quot; crudos&quot;))" office:value-type="string" office:string-value="Grafico de dispersion mensual variable Q_MEDIA_D - estacion 23197130 - Top 5  minimos valores de la median de por lo menos 10 años - fuente datos  crudos" calcext:value-type="string">
            <text:p>Grafico de dispersion mensual variable Q_MEDIA_D - estacion 23197130 - Top 5 <text:s/>minimos valores de la median de por lo menos 10 años - fuente datos <text:s/>crudos</text:p>
          </table:table-cell>
          <table:table-cell table:number-columns-repeated="13"/>
          <table:table-cell office:value-type="string" calcext:value-type="string">
            <text:p>Q_MEDIA_D</text:p>
          </table:table-cell>
          <table:table-cell office:value-type="string" calcext:value-type="string">
            <text:p>smallest</text:p>
          </table:table-cell>
          <table:table-cell office:value-type="float" office:value="23197130" calcext:value-type="float">
            <text:p>2319713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├── var-mes-Q_MEDIA_D-smallest-26027240-fill-median-10-sct.png</text:p>
          </table:table-cell>
          <table:table-cell office:value-type="string" calcext:value-type="string">
            <text:p>Grafico de dispersion mensual variable Q_MEDIA_D - estacion 26027240 - Top 5 <text:s/>minimos valores de la median de por lo menos 10 años - fuente datos <text:s/>imputados</text:p>
          </table:table-cell>
          <table:table-cell table:formula="of:=CONCATENATE(&quot;Grafico de dispersion mensual variable &quot;;[.Q292];&quot; - estacion &quot;; [.S292]; &quot; - Top 5 &quot;;IF([.R292]=&quot;largest&quot;;&quot; maximos &quot;; &quot; minimos &quot;); &quot;valores de la &quot;;[.T292]; &quot; de por lo menos 10 años - fuente datos &quot;; IF([.U292]=&quot;fill&quot;;&quot; imputados&quot;;&quot; crudos&quot;))" office:value-type="string" office:string-value="Grafico de dispersion mensual variable Q_MEDIA_D - estacion 26027240 - Top 5  minimos valores de la median de por lo menos 10 años - fuente datos  imputados" calcext:value-type="string">
            <text:p>Grafico de dispersion mensual variable Q_MEDIA_D - estacion 26027240 - Top 5 <text:s/>minimos valores de la median de por lo menos 10 años - fuente datos <text:s/>imputados</text:p>
          </table:table-cell>
          <table:table-cell table:number-columns-repeated="13"/>
          <table:table-cell office:value-type="string" calcext:value-type="string">
            <text:p>Q_MEDIA_D</text:p>
          </table:table-cell>
          <table:table-cell office:value-type="string" calcext:value-type="string">
            <text:p>smallest</text:p>
          </table:table-cell>
          <table:table-cell office:value-type="float" office:value="26027240" calcext:value-type="float">
            <text:p>2602724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├── var-mes-Q_MEDIA_D-smallest-26027240-mediana-raw-sct.png</text:p>
          </table:table-cell>
          <table:table-cell office:value-type="string" calcext:value-type="string">
            <text:p>Grafico de dispersion mensual variable Q_MEDIA_D - estacion 26027240 - Top 5 <text:s/>minimos valores de la median de por lo menos 10 años - fuente datos <text:s/>crudos</text:p>
          </table:table-cell>
          <table:table-cell table:formula="of:=CONCATENATE(&quot;Grafico de dispersion mensual variable &quot;;[.Q293];&quot; - estacion &quot;; [.S293]; &quot; - Top 5 &quot;;IF([.R293]=&quot;largest&quot;;&quot; maximos &quot;; &quot; minimos &quot;); &quot;valores de la &quot;;[.T293]; &quot; de por lo menos 10 años - fuente datos &quot;; IF([.U293]=&quot;fill&quot;;&quot; imputados&quot;;&quot; crudos&quot;))" office:value-type="string" office:string-value="Grafico de dispersion mensual variable Q_MEDIA_D - estacion 26027240 - Top 5  minimos valores de la median de por lo menos 10 años - fuente datos  crudos" calcext:value-type="string">
            <text:p>Grafico de dispersion mensual variable Q_MEDIA_D - estacion 26027240 - Top 5 <text:s/>minimos valores de la median de por lo menos 10 años - fuente datos <text:s/>crudos</text:p>
          </table:table-cell>
          <table:table-cell table:number-columns-repeated="13"/>
          <table:table-cell office:value-type="string" calcext:value-type="string">
            <text:p>Q_MEDIA_D</text:p>
          </table:table-cell>
          <table:table-cell office:value-type="string" calcext:value-type="string">
            <text:p>smallest</text:p>
          </table:table-cell>
          <table:table-cell office:value-type="float" office:value="26027240" calcext:value-type="float">
            <text:p>2602724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├── var-mes-Q_MEDIA_D-smallest-35017090-fill-median-10-sct.png</text:p>
          </table:table-cell>
          <table:table-cell office:value-type="string" calcext:value-type="string">
            <text:p>Grafico de dispersion mensual variable Q_MEDIA_D - estacion 35017090 - Top 5 <text:s/>minimos valores de la median de por lo menos 10 años - fuente datos <text:s/>imputados</text:p>
          </table:table-cell>
          <table:table-cell table:formula="of:=CONCATENATE(&quot;Grafico de dispersion mensual variable &quot;;[.Q294];&quot; - estacion &quot;; [.S294]; &quot; - Top 5 &quot;;IF([.R294]=&quot;largest&quot;;&quot; maximos &quot;; &quot; minimos &quot;); &quot;valores de la &quot;;[.T294]; &quot; de por lo menos 10 años - fuente datos &quot;; IF([.U294]=&quot;fill&quot;;&quot; imputados&quot;;&quot; crudos&quot;))" office:value-type="string" office:string-value="Grafico de dispersion mensual variable Q_MEDIA_D - estacion 35017090 - Top 5  minimos valores de la median de por lo menos 10 años - fuente datos  imputados" calcext:value-type="string">
            <text:p>Grafico de dispersion mensual variable Q_MEDIA_D - estacion 35017090 - Top 5 <text:s/>minimos valores de la median de por lo menos 10 años - fuente datos <text:s/>imputados</text:p>
          </table:table-cell>
          <table:table-cell table:number-columns-repeated="13"/>
          <table:table-cell office:value-type="string" calcext:value-type="string">
            <text:p>Q_MEDIA_D</text:p>
          </table:table-cell>
          <table:table-cell office:value-type="string" calcext:value-type="string">
            <text:p>smallest</text:p>
          </table:table-cell>
          <table:table-cell office:value-type="float" office:value="35017090" calcext:value-type="float">
            <text:p>3501709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├── var-mes-Q_MEDIA_D-smallest-35017090-mediana-raw-sct.png</text:p>
          </table:table-cell>
          <table:table-cell office:value-type="string" calcext:value-type="string">
            <text:p>Grafico de dispersion mensual variable Q_MEDIA_D - estacion 35017090 - Top 5 <text:s/>minimos valores de la median de por lo menos 10 años - fuente datos <text:s/>crudos</text:p>
          </table:table-cell>
          <table:table-cell table:formula="of:=CONCATENATE(&quot;Grafico de dispersion mensual variable &quot;;[.Q295];&quot; - estacion &quot;; [.S295]; &quot; - Top 5 &quot;;IF([.R295]=&quot;largest&quot;;&quot; maximos &quot;; &quot; minimos &quot;); &quot;valores de la &quot;;[.T295]; &quot; de por lo menos 10 años - fuente datos &quot;; IF([.U295]=&quot;fill&quot;;&quot; imputados&quot;;&quot; crudos&quot;))" office:value-type="string" office:string-value="Grafico de dispersion mensual variable Q_MEDIA_D - estacion 35017090 - Top 5  minimos valores de la median de por lo menos 10 años - fuente datos  crudos" calcext:value-type="string">
            <text:p>Grafico de dispersion mensual variable Q_MEDIA_D - estacion 35017090 - Top 5 <text:s/>minimos valores de la median de por lo menos 10 años - fuente datos <text:s/>crudos</text:p>
          </table:table-cell>
          <table:table-cell table:number-columns-repeated="13"/>
          <table:table-cell office:value-type="string" calcext:value-type="string">
            <text:p>Q_MEDIA_D</text:p>
          </table:table-cell>
          <table:table-cell office:value-type="string" calcext:value-type="string">
            <text:p>smallest</text:p>
          </table:table-cell>
          <table:table-cell office:value-type="float" office:value="35017090" calcext:value-type="float">
            <text:p>3501709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├── var-mes-Q_MEDIA_D-smallest-44037120-fill-median-10-sct.png</text:p>
          </table:table-cell>
          <table:table-cell office:value-type="string" calcext:value-type="string">
            <text:p>Grafico de dispersion mensual variable Q_MEDIA_D - estacion 44037120 - Top 5 <text:s/>minimos valores de la median de por lo menos 10 años - fuente datos <text:s/>imputados</text:p>
          </table:table-cell>
          <table:table-cell table:formula="of:=CONCATENATE(&quot;Grafico de dispersion mensual variable &quot;;[.Q296];&quot; - estacion &quot;; [.S296]; &quot; - Top 5 &quot;;IF([.R296]=&quot;largest&quot;;&quot; maximos &quot;; &quot; minimos &quot;); &quot;valores de la &quot;;[.T296]; &quot; de por lo menos 10 años - fuente datos &quot;; IF([.U296]=&quot;fill&quot;;&quot; imputados&quot;;&quot; crudos&quot;))" office:value-type="string" office:string-value="Grafico de dispersion mensual variable Q_MEDIA_D - estacion 44037120 - Top 5  minimos valores de la median de por lo menos 10 años - fuente datos  imputados" calcext:value-type="string">
            <text:p>Grafico de dispersion mensual variable Q_MEDIA_D - estacion 44037120 - Top 5 <text:s/>minimos valores de la median de por lo menos 10 años - fuente datos <text:s/>imputados</text:p>
          </table:table-cell>
          <table:table-cell table:number-columns-repeated="13"/>
          <table:table-cell office:value-type="string" calcext:value-type="string">
            <text:p>Q_MEDIA_D</text:p>
          </table:table-cell>
          <table:table-cell office:value-type="string" calcext:value-type="string">
            <text:p>smallest</text:p>
          </table:table-cell>
          <table:table-cell office:value-type="float" office:value="44037120" calcext:value-type="float">
            <text:p>4403712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├── var-mes-Q_MEDIA_D-smallest-44037120-mediana-raw-sct.png</text:p>
          </table:table-cell>
          <table:table-cell office:value-type="string" calcext:value-type="string">
            <text:p>Grafico de dispersion mensual variable Q_MEDIA_D - estacion 44037120 - Top 5 <text:s/>minimos valores de la median de por lo menos 10 años - fuente datos <text:s/>crudos</text:p>
          </table:table-cell>
          <table:table-cell table:formula="of:=CONCATENATE(&quot;Grafico de dispersion mensual variable &quot;;[.Q297];&quot; - estacion &quot;; [.S297]; &quot; - Top 5 &quot;;IF([.R297]=&quot;largest&quot;;&quot; maximos &quot;; &quot; minimos &quot;); &quot;valores de la &quot;;[.T297]; &quot; de por lo menos 10 años - fuente datos &quot;; IF([.U297]=&quot;fill&quot;;&quot; imputados&quot;;&quot; crudos&quot;))" office:value-type="string" office:string-value="Grafico de dispersion mensual variable Q_MEDIA_D - estacion 44037120 - Top 5  minimos valores de la median de por lo menos 10 años - fuente datos  crudos" calcext:value-type="string">
            <text:p>Grafico de dispersion mensual variable Q_MEDIA_D - estacion 44037120 - Top 5 <text:s/>minimos valores de la median de por lo menos 10 años - fuente datos <text:s/>crudos</text:p>
          </table:table-cell>
          <table:table-cell table:number-columns-repeated="13"/>
          <table:table-cell office:value-type="string" calcext:value-type="string">
            <text:p>Q_MEDIA_D</text:p>
          </table:table-cell>
          <table:table-cell office:value-type="string" calcext:value-type="string">
            <text:p>smallest</text:p>
          </table:table-cell>
          <table:table-cell office:value-type="float" office:value="44037120" calcext:value-type="float">
            <text:p>4403712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├── var-mes-Q_MN_D-largest-21237010-fill-median-10-sct.png</text:p>
          </table:table-cell>
          <table:table-cell office:value-type="string" calcext:value-type="string">
            <text:p>Grafico de dispersion mensual variable Q_MN_D - estacion 21237010 - Top 5 <text:s/>maximos valores de la median de por lo menos 10 años - fuente datos <text:s/>imputados</text:p>
          </table:table-cell>
          <table:table-cell table:formula="of:=CONCATENATE(&quot;Grafico de dispersion mensual variable &quot;;[.Q298];&quot; - estacion &quot;; [.S298]; &quot; - Top 5 &quot;;IF([.R298]=&quot;largest&quot;;&quot; maximos &quot;; &quot; minimos &quot;); &quot;valores de la &quot;;[.T298]; &quot; de por lo menos 10 años - fuente datos &quot;; IF([.U298]=&quot;fill&quot;;&quot; imputados&quot;;&quot; crudos&quot;))" office:value-type="string" office:string-value="Grafico de dispersion mensual variable Q_MN_D - estacion 21237010 - Top 5  maximos valores de la median de por lo menos 10 años - fuente datos  imputados" calcext:value-type="string">
            <text:p>Grafico de dispersion mensual variable Q_MN_D - estacion 21237010 - Top 5 <text:s/>maximos valores de la median de por lo menos 10 años - fuente datos <text:s/>imputados</text:p>
          </table:table-cell>
          <table:table-cell table:number-columns-repeated="13"/>
          <table:table-cell office:value-type="string" calcext:value-type="string">
            <text:p>Q_MN_D</text:p>
          </table:table-cell>
          <table:table-cell office:value-type="string" calcext:value-type="string">
            <text:p>largest</text:p>
          </table:table-cell>
          <table:table-cell office:value-type="float" office:value="21237010" calcext:value-type="float">
            <text:p>2123701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├── var-mes-Q_MN_D-largest-21237010-mediana-raw-sct.png</text:p>
          </table:table-cell>
          <table:table-cell office:value-type="string" calcext:value-type="string">
            <text:p>Grafico de dispersion mensual variable Q_MN_D - estacion 21237010 - Top 5 <text:s/>maximos valores de la median de por lo menos 10 años - fuente datos <text:s/>crudos</text:p>
          </table:table-cell>
          <table:table-cell table:formula="of:=CONCATENATE(&quot;Grafico de dispersion mensual variable &quot;;[.Q299];&quot; - estacion &quot;; [.S299]; &quot; - Top 5 &quot;;IF([.R299]=&quot;largest&quot;;&quot; maximos &quot;; &quot; minimos &quot;); &quot;valores de la &quot;;[.T299]; &quot; de por lo menos 10 años - fuente datos &quot;; IF([.U299]=&quot;fill&quot;;&quot; imputados&quot;;&quot; crudos&quot;))" office:value-type="string" office:string-value="Grafico de dispersion mensual variable Q_MN_D - estacion 21237010 - Top 5  maximos valores de la median de por lo menos 10 años - fuente datos  crudos" calcext:value-type="string">
            <text:p>Grafico de dispersion mensual variable Q_MN_D - estacion 21237010 - Top 5 <text:s/>maximos valores de la median de por lo menos 10 años - fuente datos <text:s/>crudos</text:p>
          </table:table-cell>
          <table:table-cell table:number-columns-repeated="13"/>
          <table:table-cell office:value-type="string" calcext:value-type="string">
            <text:p>Q_MN_D</text:p>
          </table:table-cell>
          <table:table-cell office:value-type="string" calcext:value-type="string">
            <text:p>largest</text:p>
          </table:table-cell>
          <table:table-cell office:value-type="float" office:value="21237010" calcext:value-type="float">
            <text:p>2123701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├── var-mes-Q_MN_D-largest-25027020-fill-median-10-sct.png</text:p>
          </table:table-cell>
          <table:table-cell office:value-type="string" calcext:value-type="string">
            <text:p>Grafico de dispersion mensual variable Q_MN_D - estacion 25027020 - Top 5 <text:s/>maximos valores de la median de por lo menos 10 años - fuente datos <text:s/>imputados</text:p>
          </table:table-cell>
          <table:table-cell table:formula="of:=CONCATENATE(&quot;Grafico de dispersion mensual variable &quot;;[.Q300];&quot; - estacion &quot;; [.S300]; &quot; - Top 5 &quot;;IF([.R300]=&quot;largest&quot;;&quot; maximos &quot;; &quot; minimos &quot;); &quot;valores de la &quot;;[.T300]; &quot; de por lo menos 10 años - fuente datos &quot;; IF([.U300]=&quot;fill&quot;;&quot; imputados&quot;;&quot; crudos&quot;))" office:value-type="string" office:string-value="Grafico de dispersion mensual variable Q_MN_D - estacion 25027020 - Top 5  maximos valores de la median de por lo menos 10 años - fuente datos  imputados" calcext:value-type="string">
            <text:p>Grafico de dispersion mensual variable Q_MN_D - estacion 25027020 - Top 5 <text:s/>maximos valores de la median de por lo menos 10 años - fuente datos <text:s/>imputados</text:p>
          </table:table-cell>
          <table:table-cell table:number-columns-repeated="13"/>
          <table:table-cell office:value-type="string" calcext:value-type="string">
            <text:p>Q_MN_D</text:p>
          </table:table-cell>
          <table:table-cell office:value-type="string" calcext:value-type="string">
            <text:p>largest</text:p>
          </table:table-cell>
          <table:table-cell office:value-type="float" office:value="25027020" calcext:value-type="float">
            <text:p>2502702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├── var-mes-Q_MN_D-largest-25027020-mediana-raw-sct.png</text:p>
          </table:table-cell>
          <table:table-cell office:value-type="string" calcext:value-type="string">
            <text:p>Grafico de dispersion mensual variable Q_MN_D - estacion 25027020 - Top 5 <text:s/>maximos valores de la median de por lo menos 10 años - fuente datos <text:s/>crudos</text:p>
          </table:table-cell>
          <table:table-cell table:formula="of:=CONCATENATE(&quot;Grafico de dispersion mensual variable &quot;;[.Q301];&quot; - estacion &quot;; [.S301]; &quot; - Top 5 &quot;;IF([.R301]=&quot;largest&quot;;&quot; maximos &quot;; &quot; minimos &quot;); &quot;valores de la &quot;;[.T301]; &quot; de por lo menos 10 años - fuente datos &quot;; IF([.U301]=&quot;fill&quot;;&quot; imputados&quot;;&quot; crudos&quot;))" office:value-type="string" office:string-value="Grafico de dispersion mensual variable Q_MN_D - estacion 25027020 - Top 5  maximos valores de la median de por lo menos 10 años - fuente datos  crudos" calcext:value-type="string">
            <text:p>Grafico de dispersion mensual variable Q_MN_D - estacion 25027020 - Top 5 <text:s/>maximos valores de la median de por lo menos 10 años - fuente datos <text:s/>crudos</text:p>
          </table:table-cell>
          <table:table-cell table:number-columns-repeated="13"/>
          <table:table-cell office:value-type="string" calcext:value-type="string">
            <text:p>Q_MN_D</text:p>
          </table:table-cell>
          <table:table-cell office:value-type="string" calcext:value-type="string">
            <text:p>largest</text:p>
          </table:table-cell>
          <table:table-cell office:value-type="float" office:value="25027020" calcext:value-type="float">
            <text:p>2502702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├── var-mes-Q_MN_D-largest-25027530-fill-median-10-sct.png</text:p>
          </table:table-cell>
          <table:table-cell office:value-type="string" calcext:value-type="string">
            <text:p>Grafico de dispersion mensual variable Q_MN_D - estacion 25027530 - Top 5 <text:s/>maximos valores de la median de por lo menos 10 años - fuente datos <text:s/>imputados</text:p>
          </table:table-cell>
          <table:table-cell table:formula="of:=CONCATENATE(&quot;Grafico de dispersion mensual variable &quot;;[.Q302];&quot; - estacion &quot;; [.S302]; &quot; - Top 5 &quot;;IF([.R302]=&quot;largest&quot;;&quot; maximos &quot;; &quot; minimos &quot;); &quot;valores de la &quot;;[.T302]; &quot; de por lo menos 10 años - fuente datos &quot;; IF([.U302]=&quot;fill&quot;;&quot; imputados&quot;;&quot; crudos&quot;))" office:value-type="string" office:string-value="Grafico de dispersion mensual variable Q_MN_D - estacion 25027530 - Top 5  maximos valores de la median de por lo menos 10 años - fuente datos  imputados" calcext:value-type="string">
            <text:p>Grafico de dispersion mensual variable Q_MN_D - estacion 25027530 - Top 5 <text:s/>maximos valores de la median de por lo menos 10 años - fuente datos <text:s/>imputados</text:p>
          </table:table-cell>
          <table:table-cell table:number-columns-repeated="13"/>
          <table:table-cell office:value-type="string" calcext:value-type="string">
            <text:p>Q_MN_D</text:p>
          </table:table-cell>
          <table:table-cell office:value-type="string" calcext:value-type="string">
            <text:p>largest</text:p>
          </table:table-cell>
          <table:table-cell office:value-type="float" office:value="25027530" calcext:value-type="float">
            <text:p>2502753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├── var-mes-Q_MN_D-largest-25027530-mediana-raw-sct.png</text:p>
          </table:table-cell>
          <table:table-cell office:value-type="string" calcext:value-type="string">
            <text:p>Grafico de dispersion mensual variable Q_MN_D - estacion 25027530 - Top 5 <text:s/>maximos valores de la median de por lo menos 10 años - fuente datos <text:s/>crudos</text:p>
          </table:table-cell>
          <table:table-cell table:formula="of:=CONCATENATE(&quot;Grafico de dispersion mensual variable &quot;;[.Q303];&quot; - estacion &quot;; [.S303]; &quot; - Top 5 &quot;;IF([.R303]=&quot;largest&quot;;&quot; maximos &quot;; &quot; minimos &quot;); &quot;valores de la &quot;;[.T303]; &quot; de por lo menos 10 años - fuente datos &quot;; IF([.U303]=&quot;fill&quot;;&quot; imputados&quot;;&quot; crudos&quot;))" office:value-type="string" office:string-value="Grafico de dispersion mensual variable Q_MN_D - estacion 25027530 - Top 5  maximos valores de la median de por lo menos 10 años - fuente datos  crudos" calcext:value-type="string">
            <text:p>Grafico de dispersion mensual variable Q_MN_D - estacion 25027530 - Top 5 <text:s/>maximos valores de la median de por lo menos 10 años - fuente datos <text:s/>crudos</text:p>
          </table:table-cell>
          <table:table-cell table:number-columns-repeated="13"/>
          <table:table-cell office:value-type="string" calcext:value-type="string">
            <text:p>Q_MN_D</text:p>
          </table:table-cell>
          <table:table-cell office:value-type="string" calcext:value-type="string">
            <text:p>largest</text:p>
          </table:table-cell>
          <table:table-cell office:value-type="float" office:value="25027530" calcext:value-type="float">
            <text:p>2502753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├── var-mes-Q_MN_D-largest-26167070-fill-median-10-sct.png</text:p>
          </table:table-cell>
          <table:table-cell office:value-type="string" calcext:value-type="string">
            <text:p>Grafico de dispersion mensual variable Q_MN_D - estacion 26167070 - Top 5 <text:s/>maximos valores de la median de por lo menos 10 años - fuente datos <text:s/>imputados</text:p>
          </table:table-cell>
          <table:table-cell table:formula="of:=CONCATENATE(&quot;Grafico de dispersion mensual variable &quot;;[.Q304];&quot; - estacion &quot;; [.S304]; &quot; - Top 5 &quot;;IF([.R304]=&quot;largest&quot;;&quot; maximos &quot;; &quot; minimos &quot;); &quot;valores de la &quot;;[.T304]; &quot; de por lo menos 10 años - fuente datos &quot;; IF([.U304]=&quot;fill&quot;;&quot; imputados&quot;;&quot; crudos&quot;))" office:value-type="string" office:string-value="Grafico de dispersion mensual variable Q_MN_D - estacion 26167070 - Top 5  maximos valores de la median de por lo menos 10 años - fuente datos  imputados" calcext:value-type="string">
            <text:p>Grafico de dispersion mensual variable Q_MN_D - estacion 26167070 - Top 5 <text:s/>maximos valores de la median de por lo menos 10 años - fuente datos <text:s/>imputados</text:p>
          </table:table-cell>
          <table:table-cell table:number-columns-repeated="13"/>
          <table:table-cell office:value-type="string" calcext:value-type="string">
            <text:p>Q_MN_D</text:p>
          </table:table-cell>
          <table:table-cell office:value-type="string" calcext:value-type="string">
            <text:p>largest</text:p>
          </table:table-cell>
          <table:table-cell office:value-type="float" office:value="26167070" calcext:value-type="float">
            <text:p>2616707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├── var-mes-Q_MN_D-largest-26167070-mediana-raw-sct.png</text:p>
          </table:table-cell>
          <table:table-cell office:value-type="string" calcext:value-type="string">
            <text:p>Grafico de dispersion mensual variable Q_MN_D - estacion 26167070 - Top 5 <text:s/>maximos valores de la median de por lo menos 10 años - fuente datos <text:s/>crudos</text:p>
          </table:table-cell>
          <table:table-cell table:formula="of:=CONCATENATE(&quot;Grafico de dispersion mensual variable &quot;;[.Q305];&quot; - estacion &quot;; [.S305]; &quot; - Top 5 &quot;;IF([.R305]=&quot;largest&quot;;&quot; maximos &quot;; &quot; minimos &quot;); &quot;valores de la &quot;;[.T305]; &quot; de por lo menos 10 años - fuente datos &quot;; IF([.U305]=&quot;fill&quot;;&quot; imputados&quot;;&quot; crudos&quot;))" office:value-type="string" office:string-value="Grafico de dispersion mensual variable Q_MN_D - estacion 26167070 - Top 5  maximos valores de la median de por lo menos 10 años - fuente datos  crudos" calcext:value-type="string">
            <text:p>Grafico de dispersion mensual variable Q_MN_D - estacion 26167070 - Top 5 <text:s/>maximos valores de la median de por lo menos 10 años - fuente datos <text:s/>crudos</text:p>
          </table:table-cell>
          <table:table-cell table:number-columns-repeated="13"/>
          <table:table-cell office:value-type="string" calcext:value-type="string">
            <text:p>Q_MN_D</text:p>
          </table:table-cell>
          <table:table-cell office:value-type="string" calcext:value-type="string">
            <text:p>largest</text:p>
          </table:table-cell>
          <table:table-cell office:value-type="float" office:value="26167070" calcext:value-type="float">
            <text:p>2616707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├── var-mes-Q_MN_D-largest-26207080-fill-median-10-sct.png</text:p>
          </table:table-cell>
          <table:table-cell office:value-type="string" calcext:value-type="string">
            <text:p>Grafico de dispersion mensual variable Q_MN_D - estacion 26207080 - Top 5 <text:s/>maximos valores de la median de por lo menos 10 años - fuente datos <text:s/>imputados</text:p>
          </table:table-cell>
          <table:table-cell table:formula="of:=CONCATENATE(&quot;Grafico de dispersion mensual variable &quot;;[.Q306];&quot; - estacion &quot;; [.S306]; &quot; - Top 5 &quot;;IF([.R306]=&quot;largest&quot;;&quot; maximos &quot;; &quot; minimos &quot;); &quot;valores de la &quot;;[.T306]; &quot; de por lo menos 10 años - fuente datos &quot;; IF([.U306]=&quot;fill&quot;;&quot; imputados&quot;;&quot; crudos&quot;))" office:value-type="string" office:string-value="Grafico de dispersion mensual variable Q_MN_D - estacion 26207080 - Top 5  maximos valores de la median de por lo menos 10 años - fuente datos  imputados" calcext:value-type="string">
            <text:p>Grafico de dispersion mensual variable Q_MN_D - estacion 26207080 - Top 5 <text:s/>maximos valores de la median de por lo menos 10 años - fuente datos <text:s/>imputados</text:p>
          </table:table-cell>
          <table:table-cell table:number-columns-repeated="13"/>
          <table:table-cell office:value-type="string" calcext:value-type="string">
            <text:p>Q_MN_D</text:p>
          </table:table-cell>
          <table:table-cell office:value-type="string" calcext:value-type="string">
            <text:p>largest</text:p>
          </table:table-cell>
          <table:table-cell office:value-type="float" office:value="26207080" calcext:value-type="float">
            <text:p>2620708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├── var-mes-Q_MN_D-largest-26207080-mediana-raw-sct.png</text:p>
          </table:table-cell>
          <table:table-cell office:value-type="string" calcext:value-type="string">
            <text:p>Grafico de dispersion mensual variable Q_MN_D - estacion 26207080 - Top 5 <text:s/>maximos valores de la median de por lo menos 10 años - fuente datos <text:s/>crudos</text:p>
          </table:table-cell>
          <table:table-cell table:formula="of:=CONCATENATE(&quot;Grafico de dispersion mensual variable &quot;;[.Q307];&quot; - estacion &quot;; [.S307]; &quot; - Top 5 &quot;;IF([.R307]=&quot;largest&quot;;&quot; maximos &quot;; &quot; minimos &quot;); &quot;valores de la &quot;;[.T307]; &quot; de por lo menos 10 años - fuente datos &quot;; IF([.U307]=&quot;fill&quot;;&quot; imputados&quot;;&quot; crudos&quot;))" office:value-type="string" office:string-value="Grafico de dispersion mensual variable Q_MN_D - estacion 26207080 - Top 5  maximos valores de la median de por lo menos 10 años - fuente datos  crudos" calcext:value-type="string">
            <text:p>Grafico de dispersion mensual variable Q_MN_D - estacion 26207080 - Top 5 <text:s/>maximos valores de la median de por lo menos 10 años - fuente datos <text:s/>crudos</text:p>
          </table:table-cell>
          <table:table-cell table:number-columns-repeated="13"/>
          <table:table-cell office:value-type="string" calcext:value-type="string">
            <text:p>Q_MN_D</text:p>
          </table:table-cell>
          <table:table-cell office:value-type="string" calcext:value-type="string">
            <text:p>largest</text:p>
          </table:table-cell>
          <table:table-cell office:value-type="float" office:value="26207080" calcext:value-type="float">
            <text:p>2620708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├── var-mes-Q_MN_D-smallest-24017740-fill-median-10-sct.png</text:p>
          </table:table-cell>
          <table:table-cell office:value-type="string" calcext:value-type="string">
            <text:p>Grafico de dispersion mensual variable Q_MN_D - estacion 24017740 - Top 5 <text:s/>minimos valores de la median de por lo menos 10 años - fuente datos <text:s/>imputados</text:p>
          </table:table-cell>
          <table:table-cell table:formula="of:=CONCATENATE(&quot;Grafico de dispersion mensual variable &quot;;[.Q308];&quot; - estacion &quot;; [.S308]; &quot; - Top 5 &quot;;IF([.R308]=&quot;largest&quot;;&quot; maximos &quot;; &quot; minimos &quot;); &quot;valores de la &quot;;[.T308]; &quot; de por lo menos 10 años - fuente datos &quot;; IF([.U308]=&quot;fill&quot;;&quot; imputados&quot;;&quot; crudos&quot;))" office:value-type="string" office:string-value="Grafico de dispersion mensual variable Q_MN_D - estacion 24017740 - Top 5  minimos valores de la median de por lo menos 10 años - fuente datos  imputados" calcext:value-type="string">
            <text:p>Grafico de dispersion mensual variable Q_MN_D - estacion 24017740 - Top 5 <text:s/>minimos valores de la median de por lo menos 10 años - fuente datos <text:s/>imputados</text:p>
          </table:table-cell>
          <table:table-cell table:number-columns-repeated="13"/>
          <table:table-cell office:value-type="string" calcext:value-type="string">
            <text:p>Q_MN_D</text:p>
          </table:table-cell>
          <table:table-cell office:value-type="string" calcext:value-type="string">
            <text:p>smallest</text:p>
          </table:table-cell>
          <table:table-cell office:value-type="float" office:value="24017740" calcext:value-type="float">
            <text:p>2401774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├── var-mes-Q_MN_D-smallest-24017740-mediana-raw-sct.png</text:p>
          </table:table-cell>
          <table:table-cell office:value-type="string" calcext:value-type="string">
            <text:p>Grafico de dispersion mensual variable Q_MN_D - estacion 24017740 - Top 5 <text:s/>minimos valores de la median de por lo menos 10 años - fuente datos <text:s/>crudos</text:p>
          </table:table-cell>
          <table:table-cell table:formula="of:=CONCATENATE(&quot;Grafico de dispersion mensual variable &quot;;[.Q309];&quot; - estacion &quot;; [.S309]; &quot; - Top 5 &quot;;IF([.R309]=&quot;largest&quot;;&quot; maximos &quot;; &quot; minimos &quot;); &quot;valores de la &quot;;[.T309]; &quot; de por lo menos 10 años - fuente datos &quot;; IF([.U309]=&quot;fill&quot;;&quot; imputados&quot;;&quot; crudos&quot;))" office:value-type="string" office:string-value="Grafico de dispersion mensual variable Q_MN_D - estacion 24017740 - Top 5  minimos valores de la median de por lo menos 10 años - fuente datos  crudos" calcext:value-type="string">
            <text:p>Grafico de dispersion mensual variable Q_MN_D - estacion 24017740 - Top 5 <text:s/>minimos valores de la median de por lo menos 10 años - fuente datos <text:s/>crudos</text:p>
          </table:table-cell>
          <table:table-cell table:number-columns-repeated="13"/>
          <table:table-cell office:value-type="string" calcext:value-type="string">
            <text:p>Q_MN_D</text:p>
          </table:table-cell>
          <table:table-cell office:value-type="string" calcext:value-type="string">
            <text:p>smallest</text:p>
          </table:table-cell>
          <table:table-cell office:value-type="float" office:value="24017740" calcext:value-type="float">
            <text:p>2401774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├── var-mes-Q_MN_D-smallest-26027080-fill-median-10-sct.png</text:p>
          </table:table-cell>
          <table:table-cell office:value-type="string" calcext:value-type="string">
            <text:p>Grafico de dispersion mensual variable Q_MN_D - estacion 26027080 - Top 5 <text:s/>minimos valores de la median de por lo menos 10 años - fuente datos <text:s/>imputados</text:p>
          </table:table-cell>
          <table:table-cell table:formula="of:=CONCATENATE(&quot;Grafico de dispersion mensual variable &quot;;[.Q310];&quot; - estacion &quot;; [.S310]; &quot; - Top 5 &quot;;IF([.R310]=&quot;largest&quot;;&quot; maximos &quot;; &quot; minimos &quot;); &quot;valores de la &quot;;[.T310]; &quot; de por lo menos 10 años - fuente datos &quot;; IF([.U310]=&quot;fill&quot;;&quot; imputados&quot;;&quot; crudos&quot;))" office:value-type="string" office:string-value="Grafico de dispersion mensual variable Q_MN_D - estacion 26027080 - Top 5  minimos valores de la median de por lo menos 10 años - fuente datos  imputados" calcext:value-type="string">
            <text:p>Grafico de dispersion mensual variable Q_MN_D - estacion 26027080 - Top 5 <text:s/>minimos valores de la median de por lo menos 10 años - fuente datos <text:s/>imputados</text:p>
          </table:table-cell>
          <table:table-cell table:number-columns-repeated="13"/>
          <table:table-cell office:value-type="string" calcext:value-type="string">
            <text:p>Q_MN_D</text:p>
          </table:table-cell>
          <table:table-cell office:value-type="string" calcext:value-type="string">
            <text:p>smallest</text:p>
          </table:table-cell>
          <table:table-cell office:value-type="float" office:value="26027080" calcext:value-type="float">
            <text:p>2602708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├── var-mes-Q_MN_D-smallest-26027080-mediana-raw-sct.png</text:p>
          </table:table-cell>
          <table:table-cell office:value-type="string" calcext:value-type="string">
            <text:p>Grafico de dispersion mensual variable Q_MN_D - estacion 26027080 - Top 5 <text:s/>minimos valores de la median de por lo menos 10 años - fuente datos <text:s/>crudos</text:p>
          </table:table-cell>
          <table:table-cell table:formula="of:=CONCATENATE(&quot;Grafico de dispersion mensual variable &quot;;[.Q311];&quot; - estacion &quot;; [.S311]; &quot; - Top 5 &quot;;IF([.R311]=&quot;largest&quot;;&quot; maximos &quot;; &quot; minimos &quot;); &quot;valores de la &quot;;[.T311]; &quot; de por lo menos 10 años - fuente datos &quot;; IF([.U311]=&quot;fill&quot;;&quot; imputados&quot;;&quot; crudos&quot;))" office:value-type="string" office:string-value="Grafico de dispersion mensual variable Q_MN_D - estacion 26027080 - Top 5  minimos valores de la median de por lo menos 10 años - fuente datos  crudos" calcext:value-type="string">
            <text:p>Grafico de dispersion mensual variable Q_MN_D - estacion 26027080 - Top 5 <text:s/>minimos valores de la median de por lo menos 10 años - fuente datos <text:s/>crudos</text:p>
          </table:table-cell>
          <table:table-cell table:number-columns-repeated="13"/>
          <table:table-cell office:value-type="string" calcext:value-type="string">
            <text:p>Q_MN_D</text:p>
          </table:table-cell>
          <table:table-cell office:value-type="string" calcext:value-type="string">
            <text:p>smallest</text:p>
          </table:table-cell>
          <table:table-cell office:value-type="float" office:value="26027080" calcext:value-type="float">
            <text:p>2602708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├── var-mes-Q_MN_D-smallest-26027240-fill-median-10-sct.png</text:p>
          </table:table-cell>
          <table:table-cell office:value-type="string" calcext:value-type="string">
            <text:p>Grafico de dispersion mensual variable Q_MN_D - estacion 26027240 - Top 5 <text:s/>minimos valores de la median de por lo menos 10 años - fuente datos <text:s/>imputados</text:p>
          </table:table-cell>
          <table:table-cell table:formula="of:=CONCATENATE(&quot;Grafico de dispersion mensual variable &quot;;[.Q312];&quot; - estacion &quot;; [.S312]; &quot; - Top 5 &quot;;IF([.R312]=&quot;largest&quot;;&quot; maximos &quot;; &quot; minimos &quot;); &quot;valores de la &quot;;[.T312]; &quot; de por lo menos 10 años - fuente datos &quot;; IF([.U312]=&quot;fill&quot;;&quot; imputados&quot;;&quot; crudos&quot;))" office:value-type="string" office:string-value="Grafico de dispersion mensual variable Q_MN_D - estacion 26027240 - Top 5  minimos valores de la median de por lo menos 10 años - fuente datos  imputados" calcext:value-type="string">
            <text:p>Grafico de dispersion mensual variable Q_MN_D - estacion 26027240 - Top 5 <text:s/>minimos valores de la median de por lo menos 10 años - fuente datos <text:s/>imputados</text:p>
          </table:table-cell>
          <table:table-cell table:number-columns-repeated="13"/>
          <table:table-cell office:value-type="string" calcext:value-type="string">
            <text:p>Q_MN_D</text:p>
          </table:table-cell>
          <table:table-cell office:value-type="string" calcext:value-type="string">
            <text:p>smallest</text:p>
          </table:table-cell>
          <table:table-cell office:value-type="float" office:value="26027240" calcext:value-type="float">
            <text:p>2602724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├── var-mes-Q_MN_D-smallest-26027240-mediana-raw-sct.png</text:p>
          </table:table-cell>
          <table:table-cell office:value-type="string" calcext:value-type="string">
            <text:p>Grafico de dispersion mensual variable Q_MN_D - estacion 26027240 - Top 5 <text:s/>minimos valores de la median de por lo menos 10 años - fuente datos <text:s/>crudos</text:p>
          </table:table-cell>
          <table:table-cell table:formula="of:=CONCATENATE(&quot;Grafico de dispersion mensual variable &quot;;[.Q313];&quot; - estacion &quot;; [.S313]; &quot; - Top 5 &quot;;IF([.R313]=&quot;largest&quot;;&quot; maximos &quot;; &quot; minimos &quot;); &quot;valores de la &quot;;[.T313]; &quot; de por lo menos 10 años - fuente datos &quot;; IF([.U313]=&quot;fill&quot;;&quot; imputados&quot;;&quot; crudos&quot;))" office:value-type="string" office:string-value="Grafico de dispersion mensual variable Q_MN_D - estacion 26027240 - Top 5  minimos valores de la median de por lo menos 10 años - fuente datos  crudos" calcext:value-type="string">
            <text:p>Grafico de dispersion mensual variable Q_MN_D - estacion 26027240 - Top 5 <text:s/>minimos valores de la median de por lo menos 10 años - fuente datos <text:s/>crudos</text:p>
          </table:table-cell>
          <table:table-cell table:number-columns-repeated="13"/>
          <table:table-cell office:value-type="string" calcext:value-type="string">
            <text:p>Q_MN_D</text:p>
          </table:table-cell>
          <table:table-cell office:value-type="string" calcext:value-type="string">
            <text:p>smallest</text:p>
          </table:table-cell>
          <table:table-cell office:value-type="float" office:value="26027240" calcext:value-type="float">
            <text:p>2602724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├── var-mes-Q_MN_D-smallest-52047010-fill-median-10-sct.png</text:p>
          </table:table-cell>
          <table:table-cell office:value-type="string" calcext:value-type="string">
            <text:p>Grafico de dispersion mensual variable Q_MN_D - estacion 52047010 - Top 5 <text:s/>minimos valores de la median de por lo menos 10 años - fuente datos <text:s/>imputados</text:p>
          </table:table-cell>
          <table:table-cell table:formula="of:=CONCATENATE(&quot;Grafico de dispersion mensual variable &quot;;[.Q314];&quot; - estacion &quot;; [.S314]; &quot; - Top 5 &quot;;IF([.R314]=&quot;largest&quot;;&quot; maximos &quot;; &quot; minimos &quot;); &quot;valores de la &quot;;[.T314]; &quot; de por lo menos 10 años - fuente datos &quot;; IF([.U314]=&quot;fill&quot;;&quot; imputados&quot;;&quot; crudos&quot;))" office:value-type="string" office:string-value="Grafico de dispersion mensual variable Q_MN_D - estacion 52047010 - Top 5  minimos valores de la median de por lo menos 10 años - fuente datos  imputados" calcext:value-type="string">
            <text:p>Grafico de dispersion mensual variable Q_MN_D - estacion 52047010 - Top 5 <text:s/>minimos valores de la median de por lo menos 10 años - fuente datos <text:s/>imputados</text:p>
          </table:table-cell>
          <table:table-cell table:number-columns-repeated="13"/>
          <table:table-cell office:value-type="string" calcext:value-type="string">
            <text:p>Q_MN_D</text:p>
          </table:table-cell>
          <table:table-cell office:value-type="string" calcext:value-type="string">
            <text:p>smallest</text:p>
          </table:table-cell>
          <table:table-cell office:value-type="float" office:value="52047010" calcext:value-type="float">
            <text:p>5204701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├── var-mes-Q_MN_D-smallest-52047010-mediana-raw-sct.png</text:p>
          </table:table-cell>
          <table:table-cell office:value-type="string" calcext:value-type="string">
            <text:p>Grafico de dispersion mensual variable Q_MN_D - estacion 52047010 - Top 5 <text:s/>minimos valores de la median de por lo menos 10 años - fuente datos <text:s/>crudos</text:p>
          </table:table-cell>
          <table:table-cell table:formula="of:=CONCATENATE(&quot;Grafico de dispersion mensual variable &quot;;[.Q315];&quot; - estacion &quot;; [.S315]; &quot; - Top 5 &quot;;IF([.R315]=&quot;largest&quot;;&quot; maximos &quot;; &quot; minimos &quot;); &quot;valores de la &quot;;[.T315]; &quot; de por lo menos 10 años - fuente datos &quot;; IF([.U315]=&quot;fill&quot;;&quot; imputados&quot;;&quot; crudos&quot;))" office:value-type="string" office:string-value="Grafico de dispersion mensual variable Q_MN_D - estacion 52047010 - Top 5  minimos valores de la median de por lo menos 10 años - fuente datos  crudos" calcext:value-type="string">
            <text:p>Grafico de dispersion mensual variable Q_MN_D - estacion 52047010 - Top 5 <text:s/>minimos valores de la median de por lo menos 10 años - fuente datos <text:s/>crudos</text:p>
          </table:table-cell>
          <table:table-cell table:number-columns-repeated="13"/>
          <table:table-cell office:value-type="string" calcext:value-type="string">
            <text:p>Q_MN_D</text:p>
          </table:table-cell>
          <table:table-cell office:value-type="string" calcext:value-type="string">
            <text:p>smallest</text:p>
          </table:table-cell>
          <table:table-cell office:value-type="float" office:value="52047010" calcext:value-type="float">
            <text:p>5204701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├── var-mes-Q_MN_D-smallest-52047030-fill-median-10-sct.png</text:p>
          </table:table-cell>
          <table:table-cell office:value-type="string" calcext:value-type="string">
            <text:p>Grafico de dispersion mensual variable Q_MN_D - estacion 52047030 - Top 5 <text:s/>minimos valores de la median de por lo menos 10 años - fuente datos <text:s/>imputados</text:p>
          </table:table-cell>
          <table:table-cell table:formula="of:=CONCATENATE(&quot;Grafico de dispersion mensual variable &quot;;[.Q316];&quot; - estacion &quot;; [.S316]; &quot; - Top 5 &quot;;IF([.R316]=&quot;largest&quot;;&quot; maximos &quot;; &quot; minimos &quot;); &quot;valores de la &quot;;[.T316]; &quot; de por lo menos 10 años - fuente datos &quot;; IF([.U316]=&quot;fill&quot;;&quot; imputados&quot;;&quot; crudos&quot;))" office:value-type="string" office:string-value="Grafico de dispersion mensual variable Q_MN_D - estacion 52047030 - Top 5  minimos valores de la median de por lo menos 10 años - fuente datos  imputados" calcext:value-type="string">
            <text:p>Grafico de dispersion mensual variable Q_MN_D - estacion 52047030 - Top 5 <text:s/>minimos valores de la median de por lo menos 10 años - fuente datos <text:s/>imputados</text:p>
          </table:table-cell>
          <table:table-cell table:number-columns-repeated="13"/>
          <table:table-cell office:value-type="string" calcext:value-type="string">
            <text:p>Q_MN_D</text:p>
          </table:table-cell>
          <table:table-cell office:value-type="string" calcext:value-type="string">
            <text:p>smallest</text:p>
          </table:table-cell>
          <table:table-cell office:value-type="float" office:value="52047030" calcext:value-type="float">
            <text:p>5204703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├── var-mes-Q_MN_D-smallest-52047030-mediana-raw-sct.png</text:p>
          </table:table-cell>
          <table:table-cell office:value-type="string" calcext:value-type="string">
            <text:p>Grafico de dispersion mensual variable Q_MN_D - estacion 52047030 - Top 5 <text:s/>minimos valores de la median de por lo menos 10 años - fuente datos <text:s/>crudos</text:p>
          </table:table-cell>
          <table:table-cell table:formula="of:=CONCATENATE(&quot;Grafico de dispersion mensual variable &quot;;[.Q317];&quot; - estacion &quot;; [.S317]; &quot; - Top 5 &quot;;IF([.R317]=&quot;largest&quot;;&quot; maximos &quot;; &quot; minimos &quot;); &quot;valores de la &quot;;[.T317]; &quot; de por lo menos 10 años - fuente datos &quot;; IF([.U317]=&quot;fill&quot;;&quot; imputados&quot;;&quot; crudos&quot;))" office:value-type="string" office:string-value="Grafico de dispersion mensual variable Q_MN_D - estacion 52047030 - Top 5  minimos valores de la median de por lo menos 10 años - fuente datos  crudos" calcext:value-type="string">
            <text:p>Grafico de dispersion mensual variable Q_MN_D - estacion 52047030 - Top 5 <text:s/>minimos valores de la median de por lo menos 10 años - fuente datos <text:s/>crudos</text:p>
          </table:table-cell>
          <table:table-cell table:number-columns-repeated="13"/>
          <table:table-cell office:value-type="string" calcext:value-type="string">
            <text:p>Q_MN_D</text:p>
          </table:table-cell>
          <table:table-cell office:value-type="string" calcext:value-type="string">
            <text:p>smallest</text:p>
          </table:table-cell>
          <table:table-cell office:value-type="float" office:value="52047030" calcext:value-type="float">
            <text:p>5204703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├── var-mes-Q_MX_D-largest-21137050-fill-median-10-sct.png</text:p>
          </table:table-cell>
          <table:table-cell office:value-type="string" calcext:value-type="string">
            <text:p>Grafico de dispersion mensual variable Q_MX_D - estacion 21137050 - Top 5 <text:s/>maximos valores de la median de por lo menos 10 años - fuente datos <text:s/>imputados</text:p>
          </table:table-cell>
          <table:table-cell table:formula="of:=CONCATENATE(&quot;Grafico de dispersion mensual variable &quot;;[.Q318];&quot; - estacion &quot;; [.S318]; &quot; - Top 5 &quot;;IF([.R318]=&quot;largest&quot;;&quot; maximos &quot;; &quot; minimos &quot;); &quot;valores de la &quot;;[.T318]; &quot; de por lo menos 10 años - fuente datos &quot;; IF([.U318]=&quot;fill&quot;;&quot; imputados&quot;;&quot; crudos&quot;))" office:value-type="string" office:string-value="Grafico de dispersion mensual variable Q_MX_D - estacion 21137050 - Top 5  maximos valores de la median de por lo menos 10 años - fuente datos  imputados" calcext:value-type="string">
            <text:p>Grafico de dispersion mensual variable Q_MX_D - estacion 21137050 - Top 5 <text:s/>maximos valores de la median de por lo menos 10 años - fuente datos <text:s/>imputados</text:p>
          </table:table-cell>
          <table:table-cell table:number-columns-repeated="13"/>
          <table:table-cell office:value-type="string" calcext:value-type="string">
            <text:p>Q_MX_D</text:p>
          </table:table-cell>
          <table:table-cell office:value-type="string" calcext:value-type="string">
            <text:p>largest</text:p>
          </table:table-cell>
          <table:table-cell office:value-type="float" office:value="21137050" calcext:value-type="float">
            <text:p>2113705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├── var-mes-Q_MX_D-largest-21137050-mediana-raw-sct.png</text:p>
          </table:table-cell>
          <table:table-cell office:value-type="string" calcext:value-type="string">
            <text:p>Grafico de dispersion mensual variable Q_MX_D - estacion 21137050 - Top 5 <text:s/>maximos valores de la median de por lo menos 10 años - fuente datos <text:s/>crudos</text:p>
          </table:table-cell>
          <table:table-cell table:formula="of:=CONCATENATE(&quot;Grafico de dispersion mensual variable &quot;;[.Q319];&quot; - estacion &quot;; [.S319]; &quot; - Top 5 &quot;;IF([.R319]=&quot;largest&quot;;&quot; maximos &quot;; &quot; minimos &quot;); &quot;valores de la &quot;;[.T319]; &quot; de por lo menos 10 años - fuente datos &quot;; IF([.U319]=&quot;fill&quot;;&quot; imputados&quot;;&quot; crudos&quot;))" office:value-type="string" office:string-value="Grafico de dispersion mensual variable Q_MX_D - estacion 21137050 - Top 5  maximos valores de la median de por lo menos 10 años - fuente datos  crudos" calcext:value-type="string">
            <text:p>Grafico de dispersion mensual variable Q_MX_D - estacion 21137050 - Top 5 <text:s/>maximos valores de la median de por lo menos 10 años - fuente datos <text:s/>crudos</text:p>
          </table:table-cell>
          <table:table-cell table:number-columns-repeated="13"/>
          <table:table-cell office:value-type="string" calcext:value-type="string">
            <text:p>Q_MX_D</text:p>
          </table:table-cell>
          <table:table-cell office:value-type="string" calcext:value-type="string">
            <text:p>largest</text:p>
          </table:table-cell>
          <table:table-cell office:value-type="float" office:value="21137050" calcext:value-type="float">
            <text:p>2113705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├── var-mes-Q_MX_D-largest-21237010-fill-median-10-sct.png</text:p>
          </table:table-cell>
          <table:table-cell office:value-type="string" calcext:value-type="string">
            <text:p>Grafico de dispersion mensual variable Q_MX_D - estacion 21237010 - Top 5 <text:s/>maximos valores de la median de por lo menos 10 años - fuente datos <text:s/>imputados</text:p>
          </table:table-cell>
          <table:table-cell table:formula="of:=CONCATENATE(&quot;Grafico de dispersion mensual variable &quot;;[.Q320];&quot; - estacion &quot;; [.S320]; &quot; - Top 5 &quot;;IF([.R320]=&quot;largest&quot;;&quot; maximos &quot;; &quot; minimos &quot;); &quot;valores de la &quot;;[.T320]; &quot; de por lo menos 10 años - fuente datos &quot;; IF([.U320]=&quot;fill&quot;;&quot; imputados&quot;;&quot; crudos&quot;))" office:value-type="string" office:string-value="Grafico de dispersion mensual variable Q_MX_D - estacion 21237010 - Top 5  maximos valores de la median de por lo menos 10 años - fuente datos  imputados" calcext:value-type="string">
            <text:p>Grafico de dispersion mensual variable Q_MX_D - estacion 21237010 - Top 5 <text:s/>maximos valores de la median de por lo menos 10 años - fuente datos <text:s/>imputados</text:p>
          </table:table-cell>
          <table:table-cell table:number-columns-repeated="13"/>
          <table:table-cell office:value-type="string" calcext:value-type="string">
            <text:p>Q_MX_D</text:p>
          </table:table-cell>
          <table:table-cell office:value-type="string" calcext:value-type="string">
            <text:p>largest</text:p>
          </table:table-cell>
          <table:table-cell office:value-type="float" office:value="21237010" calcext:value-type="float">
            <text:p>2123701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├── var-mes-Q_MX_D-largest-21237010-mediana-raw-sct.png</text:p>
          </table:table-cell>
          <table:table-cell office:value-type="string" calcext:value-type="string">
            <text:p>Grafico de dispersion mensual variable Q_MX_D - estacion 21237010 - Top 5 <text:s/>maximos valores de la median de por lo menos 10 años - fuente datos <text:s/>crudos</text:p>
          </table:table-cell>
          <table:table-cell table:formula="of:=CONCATENATE(&quot;Grafico de dispersion mensual variable &quot;;[.Q321];&quot; - estacion &quot;; [.S321]; &quot; - Top 5 &quot;;IF([.R321]=&quot;largest&quot;;&quot; maximos &quot;; &quot; minimos &quot;); &quot;valores de la &quot;;[.T321]; &quot; de por lo menos 10 años - fuente datos &quot;; IF([.U321]=&quot;fill&quot;;&quot; imputados&quot;;&quot; crudos&quot;))" office:value-type="string" office:string-value="Grafico de dispersion mensual variable Q_MX_D - estacion 21237010 - Top 5  maximos valores de la median de por lo menos 10 años - fuente datos  crudos" calcext:value-type="string">
            <text:p>Grafico de dispersion mensual variable Q_MX_D - estacion 21237010 - Top 5 <text:s/>maximos valores de la median de por lo menos 10 años - fuente datos <text:s/>crudos</text:p>
          </table:table-cell>
          <table:table-cell table:number-columns-repeated="13"/>
          <table:table-cell office:value-type="string" calcext:value-type="string">
            <text:p>Q_MX_D</text:p>
          </table:table-cell>
          <table:table-cell office:value-type="string" calcext:value-type="string">
            <text:p>largest</text:p>
          </table:table-cell>
          <table:table-cell office:value-type="float" office:value="21237010" calcext:value-type="float">
            <text:p>2123701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├── var-mes-Q_MX_D-largest-25027020-fill-median-10-sct.png</text:p>
          </table:table-cell>
          <table:table-cell office:value-type="string" calcext:value-type="string">
            <text:p>Grafico de dispersion mensual variable Q_MX_D - estacion 25027020 - Top 5 <text:s/>maximos valores de la median de por lo menos 10 años - fuente datos <text:s/>imputados</text:p>
          </table:table-cell>
          <table:table-cell table:formula="of:=CONCATENATE(&quot;Grafico de dispersion mensual variable &quot;;[.Q322];&quot; - estacion &quot;; [.S322]; &quot; - Top 5 &quot;;IF([.R322]=&quot;largest&quot;;&quot; maximos &quot;; &quot; minimos &quot;); &quot;valores de la &quot;;[.T322]; &quot; de por lo menos 10 años - fuente datos &quot;; IF([.U322]=&quot;fill&quot;;&quot; imputados&quot;;&quot; crudos&quot;))" office:value-type="string" office:string-value="Grafico de dispersion mensual variable Q_MX_D - estacion 25027020 - Top 5  maximos valores de la median de por lo menos 10 años - fuente datos  imputados" calcext:value-type="string">
            <text:p>Grafico de dispersion mensual variable Q_MX_D - estacion 25027020 - Top 5 <text:s/>maximos valores de la median de por lo menos 10 años - fuente datos <text:s/>imputados</text:p>
          </table:table-cell>
          <table:table-cell table:number-columns-repeated="13"/>
          <table:table-cell office:value-type="string" calcext:value-type="string">
            <text:p>Q_MX_D</text:p>
          </table:table-cell>
          <table:table-cell office:value-type="string" calcext:value-type="string">
            <text:p>largest</text:p>
          </table:table-cell>
          <table:table-cell office:value-type="float" office:value="25027020" calcext:value-type="float">
            <text:p>2502702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├── var-mes-Q_MX_D-largest-25027020-mediana-raw-sct.png</text:p>
          </table:table-cell>
          <table:table-cell office:value-type="string" calcext:value-type="string">
            <text:p>Grafico de dispersion mensual variable Q_MX_D - estacion 25027020 - Top 5 <text:s/>maximos valores de la median de por lo menos 10 años - fuente datos <text:s/>crudos</text:p>
          </table:table-cell>
          <table:table-cell table:formula="of:=CONCATENATE(&quot;Grafico de dispersion mensual variable &quot;;[.Q323];&quot; - estacion &quot;; [.S323]; &quot; - Top 5 &quot;;IF([.R323]=&quot;largest&quot;;&quot; maximos &quot;; &quot; minimos &quot;); &quot;valores de la &quot;;[.T323]; &quot; de por lo menos 10 años - fuente datos &quot;; IF([.U323]=&quot;fill&quot;;&quot; imputados&quot;;&quot; crudos&quot;))" office:value-type="string" office:string-value="Grafico de dispersion mensual variable Q_MX_D - estacion 25027020 - Top 5  maximos valores de la median de por lo menos 10 años - fuente datos  crudos" calcext:value-type="string">
            <text:p>Grafico de dispersion mensual variable Q_MX_D - estacion 25027020 - Top 5 <text:s/>maximos valores de la median de por lo menos 10 años - fuente datos <text:s/>crudos</text:p>
          </table:table-cell>
          <table:table-cell table:number-columns-repeated="13"/>
          <table:table-cell office:value-type="string" calcext:value-type="string">
            <text:p>Q_MX_D</text:p>
          </table:table-cell>
          <table:table-cell office:value-type="string" calcext:value-type="string">
            <text:p>largest</text:p>
          </table:table-cell>
          <table:table-cell office:value-type="float" office:value="25027020" calcext:value-type="float">
            <text:p>2502702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├── var-mes-Q_MX_D-largest-25027530-fill-median-10-sct.png</text:p>
          </table:table-cell>
          <table:table-cell office:value-type="string" calcext:value-type="string">
            <text:p>Grafico de dispersion mensual variable Q_MX_D - estacion 25027530 - Top 5 <text:s/>maximos valores de la median de por lo menos 10 años - fuente datos <text:s/>imputados</text:p>
          </table:table-cell>
          <table:table-cell table:formula="of:=CONCATENATE(&quot;Grafico de dispersion mensual variable &quot;;[.Q324];&quot; - estacion &quot;; [.S324]; &quot; - Top 5 &quot;;IF([.R324]=&quot;largest&quot;;&quot; maximos &quot;; &quot; minimos &quot;); &quot;valores de la &quot;;[.T324]; &quot; de por lo menos 10 años - fuente datos &quot;; IF([.U324]=&quot;fill&quot;;&quot; imputados&quot;;&quot; crudos&quot;))" office:value-type="string" office:string-value="Grafico de dispersion mensual variable Q_MX_D - estacion 25027530 - Top 5  maximos valores de la median de por lo menos 10 años - fuente datos  imputados" calcext:value-type="string">
            <text:p>Grafico de dispersion mensual variable Q_MX_D - estacion 25027530 - Top 5 <text:s/>maximos valores de la median de por lo menos 10 años - fuente datos <text:s/>imputados</text:p>
          </table:table-cell>
          <table:table-cell table:number-columns-repeated="13"/>
          <table:table-cell office:value-type="string" calcext:value-type="string">
            <text:p>Q_MX_D</text:p>
          </table:table-cell>
          <table:table-cell office:value-type="string" calcext:value-type="string">
            <text:p>largest</text:p>
          </table:table-cell>
          <table:table-cell office:value-type="float" office:value="25027530" calcext:value-type="float">
            <text:p>2502753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├── var-mes-Q_MX_D-largest-25027530-mediana-raw-sct.png</text:p>
          </table:table-cell>
          <table:table-cell office:value-type="string" calcext:value-type="string">
            <text:p>Grafico de dispersion mensual variable Q_MX_D - estacion 25027530 - Top 5 <text:s/>maximos valores de la median de por lo menos 10 años - fuente datos <text:s/>crudos</text:p>
          </table:table-cell>
          <table:table-cell table:formula="of:=CONCATENATE(&quot;Grafico de dispersion mensual variable &quot;;[.Q325];&quot; - estacion &quot;; [.S325]; &quot; - Top 5 &quot;;IF([.R325]=&quot;largest&quot;;&quot; maximos &quot;; &quot; minimos &quot;); &quot;valores de la &quot;;[.T325]; &quot; de por lo menos 10 años - fuente datos &quot;; IF([.U325]=&quot;fill&quot;;&quot; imputados&quot;;&quot; crudos&quot;))" office:value-type="string" office:string-value="Grafico de dispersion mensual variable Q_MX_D - estacion 25027530 - Top 5  maximos valores de la median de por lo menos 10 años - fuente datos  crudos" calcext:value-type="string">
            <text:p>Grafico de dispersion mensual variable Q_MX_D - estacion 25027530 - Top 5 <text:s/>maximos valores de la median de por lo menos 10 años - fuente datos <text:s/>crudos</text:p>
          </table:table-cell>
          <table:table-cell table:number-columns-repeated="13"/>
          <table:table-cell office:value-type="string" calcext:value-type="string">
            <text:p>Q_MX_D</text:p>
          </table:table-cell>
          <table:table-cell office:value-type="string" calcext:value-type="string">
            <text:p>largest</text:p>
          </table:table-cell>
          <table:table-cell office:value-type="float" office:value="25027530" calcext:value-type="float">
            <text:p>2502753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├── var-mes-Q_MX_D-largest-26207080-fill-median-10-sct.png</text:p>
          </table:table-cell>
          <table:table-cell office:value-type="string" calcext:value-type="string">
            <text:p>Grafico de dispersion mensual variable Q_MX_D - estacion 26207080 - Top 5 <text:s/>maximos valores de la median de por lo menos 10 años - fuente datos <text:s/>imputados</text:p>
          </table:table-cell>
          <table:table-cell table:formula="of:=CONCATENATE(&quot;Grafico de dispersion mensual variable &quot;;[.Q326];&quot; - estacion &quot;; [.S326]; &quot; - Top 5 &quot;;IF([.R326]=&quot;largest&quot;;&quot; maximos &quot;; &quot; minimos &quot;); &quot;valores de la &quot;;[.T326]; &quot; de por lo menos 10 años - fuente datos &quot;; IF([.U326]=&quot;fill&quot;;&quot; imputados&quot;;&quot; crudos&quot;))" office:value-type="string" office:string-value="Grafico de dispersion mensual variable Q_MX_D - estacion 26207080 - Top 5  maximos valores de la median de por lo menos 10 años - fuente datos  imputados" calcext:value-type="string">
            <text:p>Grafico de dispersion mensual variable Q_MX_D - estacion 26207080 - Top 5 <text:s/>maximos valores de la median de por lo menos 10 años - fuente datos <text:s/>imputados</text:p>
          </table:table-cell>
          <table:table-cell table:number-columns-repeated="13"/>
          <table:table-cell office:value-type="string" calcext:value-type="string">
            <text:p>Q_MX_D</text:p>
          </table:table-cell>
          <table:table-cell office:value-type="string" calcext:value-type="string">
            <text:p>largest</text:p>
          </table:table-cell>
          <table:table-cell office:value-type="float" office:value="26207080" calcext:value-type="float">
            <text:p>2620708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├── var-mes-Q_MX_D-largest-26207080-mediana-raw-sct.png</text:p>
          </table:table-cell>
          <table:table-cell office:value-type="string" calcext:value-type="string">
            <text:p>Grafico de dispersion mensual variable Q_MX_D - estacion 26207080 - Top 5 <text:s/>maximos valores de la median de por lo menos 10 años - fuente datos <text:s/>crudos</text:p>
          </table:table-cell>
          <table:table-cell table:formula="of:=CONCATENATE(&quot;Grafico de dispersion mensual variable &quot;;[.Q327];&quot; - estacion &quot;; [.S327]; &quot; - Top 5 &quot;;IF([.R327]=&quot;largest&quot;;&quot; maximos &quot;; &quot; minimos &quot;); &quot;valores de la &quot;;[.T327]; &quot; de por lo menos 10 años - fuente datos &quot;; IF([.U327]=&quot;fill&quot;;&quot; imputados&quot;;&quot; crudos&quot;))" office:value-type="string" office:string-value="Grafico de dispersion mensual variable Q_MX_D - estacion 26207080 - Top 5  maximos valores de la median de por lo menos 10 años - fuente datos  crudos" calcext:value-type="string">
            <text:p>Grafico de dispersion mensual variable Q_MX_D - estacion 26207080 - Top 5 <text:s/>maximos valores de la median de por lo menos 10 años - fuente datos <text:s/>crudos</text:p>
          </table:table-cell>
          <table:table-cell table:number-columns-repeated="13"/>
          <table:table-cell office:value-type="string" calcext:value-type="string">
            <text:p>Q_MX_D</text:p>
          </table:table-cell>
          <table:table-cell office:value-type="string" calcext:value-type="string">
            <text:p>largest</text:p>
          </table:table-cell>
          <table:table-cell office:value-type="float" office:value="26207080" calcext:value-type="float">
            <text:p>2620708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├── var-mes-Q_MX_D-smallest-26027080-fill-median-10-sct.png</text:p>
          </table:table-cell>
          <table:table-cell office:value-type="string" calcext:value-type="string">
            <text:p>Grafico de dispersion mensual variable Q_MX_D - estacion 26027080 - Top 5 <text:s/>minimos valores de la median de por lo menos 10 años - fuente datos <text:s/>imputados</text:p>
          </table:table-cell>
          <table:table-cell table:formula="of:=CONCATENATE(&quot;Grafico de dispersion mensual variable &quot;;[.Q328];&quot; - estacion &quot;; [.S328]; &quot; - Top 5 &quot;;IF([.R328]=&quot;largest&quot;;&quot; maximos &quot;; &quot; minimos &quot;); &quot;valores de la &quot;;[.T328]; &quot; de por lo menos 10 años - fuente datos &quot;; IF([.U328]=&quot;fill&quot;;&quot; imputados&quot;;&quot; crudos&quot;))" office:value-type="string" office:string-value="Grafico de dispersion mensual variable Q_MX_D - estacion 26027080 - Top 5  minimos valores de la median de por lo menos 10 años - fuente datos  imputados" calcext:value-type="string">
            <text:p>Grafico de dispersion mensual variable Q_MX_D - estacion 26027080 - Top 5 <text:s/>minimos valores de la median de por lo menos 10 años - fuente datos <text:s/>imputados</text:p>
          </table:table-cell>
          <table:table-cell table:number-columns-repeated="13"/>
          <table:table-cell office:value-type="string" calcext:value-type="string">
            <text:p>Q_MX_D</text:p>
          </table:table-cell>
          <table:table-cell office:value-type="string" calcext:value-type="string">
            <text:p>smallest</text:p>
          </table:table-cell>
          <table:table-cell office:value-type="float" office:value="26027080" calcext:value-type="float">
            <text:p>2602708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├── var-mes-Q_MX_D-smallest-26027080-mediana-raw-sct.png</text:p>
          </table:table-cell>
          <table:table-cell office:value-type="string" calcext:value-type="string">
            <text:p>Grafico de dispersion mensual variable Q_MX_D - estacion 26027080 - Top 5 <text:s/>minimos valores de la median de por lo menos 10 años - fuente datos <text:s/>crudos</text:p>
          </table:table-cell>
          <table:table-cell table:formula="of:=CONCATENATE(&quot;Grafico de dispersion mensual variable &quot;;[.Q329];&quot; - estacion &quot;; [.S329]; &quot; - Top 5 &quot;;IF([.R329]=&quot;largest&quot;;&quot; maximos &quot;; &quot; minimos &quot;); &quot;valores de la &quot;;[.T329]; &quot; de por lo menos 10 años - fuente datos &quot;; IF([.U329]=&quot;fill&quot;;&quot; imputados&quot;;&quot; crudos&quot;))" office:value-type="string" office:string-value="Grafico de dispersion mensual variable Q_MX_D - estacion 26027080 - Top 5  minimos valores de la median de por lo menos 10 años - fuente datos  crudos" calcext:value-type="string">
            <text:p>Grafico de dispersion mensual variable Q_MX_D - estacion 26027080 - Top 5 <text:s/>minimos valores de la median de por lo menos 10 años - fuente datos <text:s/>crudos</text:p>
          </table:table-cell>
          <table:table-cell table:number-columns-repeated="13"/>
          <table:table-cell office:value-type="string" calcext:value-type="string">
            <text:p>Q_MX_D</text:p>
          </table:table-cell>
          <table:table-cell office:value-type="string" calcext:value-type="string">
            <text:p>smallest</text:p>
          </table:table-cell>
          <table:table-cell office:value-type="float" office:value="26027080" calcext:value-type="float">
            <text:p>2602708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├── var-mes-Q_MX_D-smallest-26027240-fill-median-10-sct.png</text:p>
          </table:table-cell>
          <table:table-cell office:value-type="string" calcext:value-type="string">
            <text:p>Grafico de dispersion mensual variable Q_MX_D - estacion 26027240 - Top 5 <text:s/>minimos valores de la median de por lo menos 10 años - fuente datos <text:s/>imputados</text:p>
          </table:table-cell>
          <table:table-cell table:formula="of:=CONCATENATE(&quot;Grafico de dispersion mensual variable &quot;;[.Q330];&quot; - estacion &quot;; [.S330]; &quot; - Top 5 &quot;;IF([.R330]=&quot;largest&quot;;&quot; maximos &quot;; &quot; minimos &quot;); &quot;valores de la &quot;;[.T330]; &quot; de por lo menos 10 años - fuente datos &quot;; IF([.U330]=&quot;fill&quot;;&quot; imputados&quot;;&quot; crudos&quot;))" office:value-type="string" office:string-value="Grafico de dispersion mensual variable Q_MX_D - estacion 26027240 - Top 5  minimos valores de la median de por lo menos 10 años - fuente datos  imputados" calcext:value-type="string">
            <text:p>Grafico de dispersion mensual variable Q_MX_D - estacion 26027240 - Top 5 <text:s/>minimos valores de la median de por lo menos 10 años - fuente datos <text:s/>imputados</text:p>
          </table:table-cell>
          <table:table-cell table:number-columns-repeated="13"/>
          <table:table-cell office:value-type="string" calcext:value-type="string">
            <text:p>Q_MX_D</text:p>
          </table:table-cell>
          <table:table-cell office:value-type="string" calcext:value-type="string">
            <text:p>smallest</text:p>
          </table:table-cell>
          <table:table-cell office:value-type="float" office:value="26027240" calcext:value-type="float">
            <text:p>2602724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├── var-mes-Q_MX_D-smallest-26027240-mediana-raw-sct.png</text:p>
          </table:table-cell>
          <table:table-cell office:value-type="string" calcext:value-type="string">
            <text:p>Grafico de dispersion mensual variable Q_MX_D - estacion 26027240 - Top 5 <text:s/>minimos valores de la median de por lo menos 10 años - fuente datos <text:s/>crudos</text:p>
          </table:table-cell>
          <table:table-cell table:formula="of:=CONCATENATE(&quot;Grafico de dispersion mensual variable &quot;;[.Q331];&quot; - estacion &quot;; [.S331]; &quot; - Top 5 &quot;;IF([.R331]=&quot;largest&quot;;&quot; maximos &quot;; &quot; minimos &quot;); &quot;valores de la &quot;;[.T331]; &quot; de por lo menos 10 años - fuente datos &quot;; IF([.U331]=&quot;fill&quot;;&quot; imputados&quot;;&quot; crudos&quot;))" office:value-type="string" office:string-value="Grafico de dispersion mensual variable Q_MX_D - estacion 26027240 - Top 5  minimos valores de la median de por lo menos 10 años - fuente datos  crudos" calcext:value-type="string">
            <text:p>Grafico de dispersion mensual variable Q_MX_D - estacion 26027240 - Top 5 <text:s/>minimos valores de la median de por lo menos 10 años - fuente datos <text:s/>crudos</text:p>
          </table:table-cell>
          <table:table-cell table:number-columns-repeated="13"/>
          <table:table-cell office:value-type="string" calcext:value-type="string">
            <text:p>Q_MX_D</text:p>
          </table:table-cell>
          <table:table-cell office:value-type="string" calcext:value-type="string">
            <text:p>smallest</text:p>
          </table:table-cell>
          <table:table-cell office:value-type="float" office:value="26027240" calcext:value-type="float">
            <text:p>2602724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├── var-mes-Q_MX_D-smallest-52047010-fill-median-10-sct.png</text:p>
          </table:table-cell>
          <table:table-cell office:value-type="string" calcext:value-type="string">
            <text:p>Grafico de dispersion mensual variable Q_MX_D - estacion 52047010 - Top 5 <text:s/>minimos valores de la median de por lo menos 10 años - fuente datos <text:s/>imputados</text:p>
          </table:table-cell>
          <table:table-cell table:formula="of:=CONCATENATE(&quot;Grafico de dispersion mensual variable &quot;;[.Q332];&quot; - estacion &quot;; [.S332]; &quot; - Top 5 &quot;;IF([.R332]=&quot;largest&quot;;&quot; maximos &quot;; &quot; minimos &quot;); &quot;valores de la &quot;;[.T332]; &quot; de por lo menos 10 años - fuente datos &quot;; IF([.U332]=&quot;fill&quot;;&quot; imputados&quot;;&quot; crudos&quot;))" office:value-type="string" office:string-value="Grafico de dispersion mensual variable Q_MX_D - estacion 52047010 - Top 5  minimos valores de la median de por lo menos 10 años - fuente datos  imputados" calcext:value-type="string">
            <text:p>Grafico de dispersion mensual variable Q_MX_D - estacion 52047010 - Top 5 <text:s/>minimos valores de la median de por lo menos 10 años - fuente datos <text:s/>imputados</text:p>
          </table:table-cell>
          <table:table-cell table:number-columns-repeated="13"/>
          <table:table-cell office:value-type="string" calcext:value-type="string">
            <text:p>Q_MX_D</text:p>
          </table:table-cell>
          <table:table-cell office:value-type="string" calcext:value-type="string">
            <text:p>smallest</text:p>
          </table:table-cell>
          <table:table-cell office:value-type="float" office:value="52047010" calcext:value-type="float">
            <text:p>5204701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├── var-mes-Q_MX_D-smallest-52047010-mediana-raw-sct.png</text:p>
          </table:table-cell>
          <table:table-cell office:value-type="string" calcext:value-type="string">
            <text:p>Grafico de dispersion mensual variable Q_MX_D - estacion 52047010 - Top 5 <text:s/>minimos valores de la median de por lo menos 10 años - fuente datos <text:s/>crudos</text:p>
          </table:table-cell>
          <table:table-cell table:formula="of:=CONCATENATE(&quot;Grafico de dispersion mensual variable &quot;;[.Q333];&quot; - estacion &quot;; [.S333]; &quot; - Top 5 &quot;;IF([.R333]=&quot;largest&quot;;&quot; maximos &quot;; &quot; minimos &quot;); &quot;valores de la &quot;;[.T333]; &quot; de por lo menos 10 años - fuente datos &quot;; IF([.U333]=&quot;fill&quot;;&quot; imputados&quot;;&quot; crudos&quot;))" office:value-type="string" office:string-value="Grafico de dispersion mensual variable Q_MX_D - estacion 52047010 - Top 5  minimos valores de la median de por lo menos 10 años - fuente datos  crudos" calcext:value-type="string">
            <text:p>Grafico de dispersion mensual variable Q_MX_D - estacion 52047010 - Top 5 <text:s/>minimos valores de la median de por lo menos 10 años - fuente datos <text:s/>crudos</text:p>
          </table:table-cell>
          <table:table-cell table:number-columns-repeated="13"/>
          <table:table-cell office:value-type="string" calcext:value-type="string">
            <text:p>Q_MX_D</text:p>
          </table:table-cell>
          <table:table-cell office:value-type="string" calcext:value-type="string">
            <text:p>smallest</text:p>
          </table:table-cell>
          <table:table-cell office:value-type="float" office:value="52047010" calcext:value-type="float">
            <text:p>5204701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├── var-mes-Q_MX_D-smallest-52047030-fill-median-10-sct.png</text:p>
          </table:table-cell>
          <table:table-cell office:value-type="string" calcext:value-type="string">
            <text:p>Grafico de dispersion mensual variable Q_MX_D - estacion 52047030 - Top 5 <text:s/>minimos valores de la median de por lo menos 10 años - fuente datos <text:s/>imputados</text:p>
          </table:table-cell>
          <table:table-cell table:formula="of:=CONCATENATE(&quot;Grafico de dispersion mensual variable &quot;;[.Q334];&quot; - estacion &quot;; [.S334]; &quot; - Top 5 &quot;;IF([.R334]=&quot;largest&quot;;&quot; maximos &quot;; &quot; minimos &quot;); &quot;valores de la &quot;;[.T334]; &quot; de por lo menos 10 años - fuente datos &quot;; IF([.U334]=&quot;fill&quot;;&quot; imputados&quot;;&quot; crudos&quot;))" office:value-type="string" office:string-value="Grafico de dispersion mensual variable Q_MX_D - estacion 52047030 - Top 5  minimos valores de la median de por lo menos 10 años - fuente datos  imputados" calcext:value-type="string">
            <text:p>Grafico de dispersion mensual variable Q_MX_D - estacion 52047030 - Top 5 <text:s/>minimos valores de la median de por lo menos 10 años - fuente datos <text:s/>imputados</text:p>
          </table:table-cell>
          <table:table-cell table:number-columns-repeated="13"/>
          <table:table-cell office:value-type="string" calcext:value-type="string">
            <text:p>Q_MX_D</text:p>
          </table:table-cell>
          <table:table-cell office:value-type="string" calcext:value-type="string">
            <text:p>smallest</text:p>
          </table:table-cell>
          <table:table-cell office:value-type="float" office:value="52047030" calcext:value-type="float">
            <text:p>5204703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├── var-mes-Q_MX_D-smallest-52047030-mediana-raw-sct.png</text:p>
          </table:table-cell>
          <table:table-cell office:value-type="string" calcext:value-type="string">
            <text:p>Grafico de dispersion mensual variable Q_MX_D - estacion 52047030 - Top 5 <text:s/>minimos valores de la median de por lo menos 10 años - fuente datos <text:s/>crudos</text:p>
          </table:table-cell>
          <table:table-cell table:formula="of:=CONCATENATE(&quot;Grafico de dispersion mensual variable &quot;;[.Q335];&quot; - estacion &quot;; [.S335]; &quot; - Top 5 &quot;;IF([.R335]=&quot;largest&quot;;&quot; maximos &quot;; &quot; minimos &quot;); &quot;valores de la &quot;;[.T335]; &quot; de por lo menos 10 años - fuente datos &quot;; IF([.U335]=&quot;fill&quot;;&quot; imputados&quot;;&quot; crudos&quot;))" office:value-type="string" office:string-value="Grafico de dispersion mensual variable Q_MX_D - estacion 52047030 - Top 5  minimos valores de la median de por lo menos 10 años - fuente datos  crudos" calcext:value-type="string">
            <text:p>Grafico de dispersion mensual variable Q_MX_D - estacion 52047030 - Top 5 <text:s/>minimos valores de la median de por lo menos 10 años - fuente datos <text:s/>crudos</text:p>
          </table:table-cell>
          <table:table-cell table:number-columns-repeated="13"/>
          <table:table-cell office:value-type="string" calcext:value-type="string">
            <text:p>Q_MX_D</text:p>
          </table:table-cell>
          <table:table-cell office:value-type="string" calcext:value-type="string">
            <text:p>smallest</text:p>
          </table:table-cell>
          <table:table-cell office:value-type="float" office:value="52047030" calcext:value-type="float">
            <text:p>5204703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├── var-mes-Q_MX_D-smallest-52057040-fill-median-10-sct.png</text:p>
          </table:table-cell>
          <table:table-cell office:value-type="string" calcext:value-type="string">
            <text:p>Grafico de dispersion mensual variable Q_MX_D - estacion 52057040 - Top 5 <text:s/>minimos valores de la median de por lo menos 10 años - fuente datos <text:s/>imputados</text:p>
          </table:table-cell>
          <table:table-cell table:formula="of:=CONCATENATE(&quot;Grafico de dispersion mensual variable &quot;;[.Q336];&quot; - estacion &quot;; [.S336]; &quot; - Top 5 &quot;;IF([.R336]=&quot;largest&quot;;&quot; maximos &quot;; &quot; minimos &quot;); &quot;valores de la &quot;;[.T336]; &quot; de por lo menos 10 años - fuente datos &quot;; IF([.U336]=&quot;fill&quot;;&quot; imputados&quot;;&quot; crudos&quot;))" office:value-type="string" office:string-value="Grafico de dispersion mensual variable Q_MX_D - estacion 52057040 - Top 5  minimos valores de la median de por lo menos 10 años - fuente datos  imputados" calcext:value-type="string">
            <text:p>Grafico de dispersion mensual variable Q_MX_D - estacion 52057040 - Top 5 <text:s/>minimos valores de la median de por lo menos 10 años - fuente datos <text:s/>imputados</text:p>
          </table:table-cell>
          <table:table-cell table:number-columns-repeated="13"/>
          <table:table-cell office:value-type="string" calcext:value-type="string">
            <text:p>Q_MX_D</text:p>
          </table:table-cell>
          <table:table-cell office:value-type="string" calcext:value-type="string">
            <text:p>smallest</text:p>
          </table:table-cell>
          <table:table-cell office:value-type="float" office:value="52057040" calcext:value-type="float">
            <text:p>5205704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├── var-mes-Q_MX_D-smallest-52057040-mediana-raw-sct.png</text:p>
          </table:table-cell>
          <table:table-cell office:value-type="string" calcext:value-type="string">
            <text:p>Grafico de dispersion mensual variable Q_MX_D - estacion 52057040 - Top 5 <text:s/>minimos valores de la median de por lo menos 10 años - fuente datos <text:s/>crudos</text:p>
          </table:table-cell>
          <table:table-cell table:formula="of:=CONCATENATE(&quot;Grafico de dispersion mensual variable &quot;;[.Q337];&quot; - estacion &quot;; [.S337]; &quot; - Top 5 &quot;;IF([.R337]=&quot;largest&quot;;&quot; maximos &quot;; &quot; minimos &quot;); &quot;valores de la &quot;;[.T337]; &quot; de por lo menos 10 años - fuente datos &quot;; IF([.U337]=&quot;fill&quot;;&quot; imputados&quot;;&quot; crudos&quot;))" office:value-type="string" office:string-value="Grafico de dispersion mensual variable Q_MX_D - estacion 52057040 - Top 5  minimos valores de la median de por lo menos 10 años - fuente datos  crudos" calcext:value-type="string">
            <text:p>Grafico de dispersion mensual variable Q_MX_D - estacion 52057040 - Top 5 <text:s/>minimos valores de la median de por lo menos 10 años - fuente datos <text:s/>crudos</text:p>
          </table:table-cell>
          <table:table-cell table:number-columns-repeated="13"/>
          <table:table-cell office:value-type="string" calcext:value-type="string">
            <text:p>Q_MX_D</text:p>
          </table:table-cell>
          <table:table-cell office:value-type="string" calcext:value-type="string">
            <text:p>smallest</text:p>
          </table:table-cell>
          <table:table-cell office:value-type="float" office:value="52057040" calcext:value-type="float">
            <text:p>5205704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├── var-mes-TMN_CON-largest-11045010-fill-median-10-sct.png</text:p>
          </table:table-cell>
          <table:table-cell office:value-type="string" calcext:value-type="string">
            <text:p>Grafico de dispersion mensual variable TMN_CON - estacion 11045010 - Top 5 <text:s/>maximos valores de la median de por lo menos 10 años - fuente datos <text:s/>imputados</text:p>
          </table:table-cell>
          <table:table-cell table:formula="of:=CONCATENATE(&quot;Grafico de dispersion mensual variable &quot;;[.Q338];&quot; - estacion &quot;; [.S338]; &quot; - Top 5 &quot;;IF([.R338]=&quot;largest&quot;;&quot; maximos &quot;; &quot; minimos &quot;); &quot;valores de la &quot;;[.T338]; &quot; de por lo menos 10 años - fuente datos &quot;; IF([.U338]=&quot;fill&quot;;&quot; imputados&quot;;&quot; crudos&quot;))" office:value-type="string" office:string-value="Grafico de dispersion mensual variable TMN_CON - estacion 11045010 - Top 5  maximos valores de la median de por lo menos 10 años - fuente datos  imputados" calcext:value-type="string">
            <text:p>Grafico de dispersion mensual variable TMN_CON - estacion 11045010 - Top 5 <text:s/>maximos valores de la median de por lo menos 10 años - fuente datos <text:s/>imputados</text:p>
          </table:table-cell>
          <table:table-cell table:number-columns-repeated="13"/>
          <table:table-cell office:value-type="string" calcext:value-type="string">
            <text:p>TMN_CON</text:p>
          </table:table-cell>
          <table:table-cell office:value-type="string" calcext:value-type="string">
            <text:p>largest</text:p>
          </table:table-cell>
          <table:table-cell office:value-type="float" office:value="11045010" calcext:value-type="float">
            <text:p>1104501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├── var-mes-TMN_CON-largest-11045010-mediana-raw-sct.png</text:p>
          </table:table-cell>
          <table:table-cell office:value-type="string" calcext:value-type="string">
            <text:p>Grafico de dispersion mensual variable TMN_CON - estacion 11045010 - Top 5 <text:s/>maximos valores de la median de por lo menos 10 años - fuente datos <text:s/>crudos</text:p>
          </table:table-cell>
          <table:table-cell table:formula="of:=CONCATENATE(&quot;Grafico de dispersion mensual variable &quot;;[.Q339];&quot; - estacion &quot;; [.S339]; &quot; - Top 5 &quot;;IF([.R339]=&quot;largest&quot;;&quot; maximos &quot;; &quot; minimos &quot;); &quot;valores de la &quot;;[.T339]; &quot; de por lo menos 10 años - fuente datos &quot;; IF([.U339]=&quot;fill&quot;;&quot; imputados&quot;;&quot; crudos&quot;))" office:value-type="string" office:string-value="Grafico de dispersion mensual variable TMN_CON - estacion 11045010 - Top 5  maximos valores de la median de por lo menos 10 años - fuente datos  crudos" calcext:value-type="string">
            <text:p>Grafico de dispersion mensual variable TMN_CON - estacion 11045010 - Top 5 <text:s/>maximos valores de la median de por lo menos 10 años - fuente datos <text:s/>crudos</text:p>
          </table:table-cell>
          <table:table-cell table:number-columns-repeated="13"/>
          <table:table-cell office:value-type="string" calcext:value-type="string">
            <text:p>TMN_CON</text:p>
          </table:table-cell>
          <table:table-cell office:value-type="string" calcext:value-type="string">
            <text:p>largest</text:p>
          </table:table-cell>
          <table:table-cell office:value-type="float" office:value="11045010" calcext:value-type="float">
            <text:p>1104501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├── var-mes-TMN_CON-largest-21115060-fill-median-10-sct.png</text:p>
          </table:table-cell>
          <table:table-cell office:value-type="string" calcext:value-type="string">
            <text:p>Grafico de dispersion mensual variable TMN_CON - estacion 21115060 - Top 5 <text:s/>maximos valores de la median de por lo menos 10 años - fuente datos <text:s/>imputados</text:p>
          </table:table-cell>
          <table:table-cell table:formula="of:=CONCATENATE(&quot;Grafico de dispersion mensual variable &quot;;[.Q340];&quot; - estacion &quot;; [.S340]; &quot; - Top 5 &quot;;IF([.R340]=&quot;largest&quot;;&quot; maximos &quot;; &quot; minimos &quot;); &quot;valores de la &quot;;[.T340]; &quot; de por lo menos 10 años - fuente datos &quot;; IF([.U340]=&quot;fill&quot;;&quot; imputados&quot;;&quot; crudos&quot;))" office:value-type="string" office:string-value="Grafico de dispersion mensual variable TMN_CON - estacion 21115060 - Top 5  maximos valores de la median de por lo menos 10 años - fuente datos  imputados" calcext:value-type="string">
            <text:p>Grafico de dispersion mensual variable TMN_CON - estacion 21115060 - Top 5 <text:s/>maximos valores de la median de por lo menos 10 años - fuente datos <text:s/>imputados</text:p>
          </table:table-cell>
          <table:table-cell table:number-columns-repeated="13"/>
          <table:table-cell office:value-type="string" calcext:value-type="string">
            <text:p>TMN_CON</text:p>
          </table:table-cell>
          <table:table-cell office:value-type="string" calcext:value-type="string">
            <text:p>largest</text:p>
          </table:table-cell>
          <table:table-cell office:value-type="float" office:value="21115060" calcext:value-type="float">
            <text:p>2111506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├── var-mes-TMN_CON-largest-21115060-mediana-raw-sct.png</text:p>
          </table:table-cell>
          <table:table-cell office:value-type="string" calcext:value-type="string">
            <text:p>Grafico de dispersion mensual variable TMN_CON - estacion 21115060 - Top 5 <text:s/>maximos valores de la median de por lo menos 10 años - fuente datos <text:s/>crudos</text:p>
          </table:table-cell>
          <table:table-cell table:formula="of:=CONCATENATE(&quot;Grafico de dispersion mensual variable &quot;;[.Q341];&quot; - estacion &quot;; [.S341]; &quot; - Top 5 &quot;;IF([.R341]=&quot;largest&quot;;&quot; maximos &quot;; &quot; minimos &quot;); &quot;valores de la &quot;;[.T341]; &quot; de por lo menos 10 años - fuente datos &quot;; IF([.U341]=&quot;fill&quot;;&quot; imputados&quot;;&quot; crudos&quot;))" office:value-type="string" office:string-value="Grafico de dispersion mensual variable TMN_CON - estacion 21115060 - Top 5  maximos valores de la median de por lo menos 10 años - fuente datos  crudos" calcext:value-type="string">
            <text:p>Grafico de dispersion mensual variable TMN_CON - estacion 21115060 - Top 5 <text:s/>maximos valores de la median de por lo menos 10 años - fuente datos <text:s/>crudos</text:p>
          </table:table-cell>
          <table:table-cell table:number-columns-repeated="13"/>
          <table:table-cell office:value-type="string" calcext:value-type="string">
            <text:p>TMN_CON</text:p>
          </table:table-cell>
          <table:table-cell office:value-type="string" calcext:value-type="string">
            <text:p>largest</text:p>
          </table:table-cell>
          <table:table-cell office:value-type="float" office:value="21115060" calcext:value-type="float">
            <text:p>2111506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├── var-mes-TMN_CON-largest-21165010-fill-median-10-sct.png</text:p>
          </table:table-cell>
          <table:table-cell office:value-type="string" calcext:value-type="string">
            <text:p>Grafico de dispersion mensual variable TMN_CON - estacion 21165010 - Top 5 <text:s/>maximos valores de la median de por lo menos 10 años - fuente datos <text:s/>imputados</text:p>
          </table:table-cell>
          <table:table-cell table:formula="of:=CONCATENATE(&quot;Grafico de dispersion mensual variable &quot;;[.Q342];&quot; - estacion &quot;; [.S342]; &quot; - Top 5 &quot;;IF([.R342]=&quot;largest&quot;;&quot; maximos &quot;; &quot; minimos &quot;); &quot;valores de la &quot;;[.T342]; &quot; de por lo menos 10 años - fuente datos &quot;; IF([.U342]=&quot;fill&quot;;&quot; imputados&quot;;&quot; crudos&quot;))" office:value-type="string" office:string-value="Grafico de dispersion mensual variable TMN_CON - estacion 21165010 - Top 5  maximos valores de la median de por lo menos 10 años - fuente datos  imputados" calcext:value-type="string">
            <text:p>Grafico de dispersion mensual variable TMN_CON - estacion 21165010 - Top 5 <text:s/>maximos valores de la median de por lo menos 10 años - fuente datos <text:s/>imputados</text:p>
          </table:table-cell>
          <table:table-cell table:number-columns-repeated="13"/>
          <table:table-cell office:value-type="string" calcext:value-type="string">
            <text:p>TMN_CON</text:p>
          </table:table-cell>
          <table:table-cell office:value-type="string" calcext:value-type="string">
            <text:p>largest</text:p>
          </table:table-cell>
          <table:table-cell office:value-type="float" office:value="21165010" calcext:value-type="float">
            <text:p>2116501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├── var-mes-TMN_CON-largest-21165010-mediana-raw-sct.png</text:p>
          </table:table-cell>
          <table:table-cell office:value-type="string" calcext:value-type="string">
            <text:p>Grafico de dispersion mensual variable TMN_CON - estacion 21165010 - Top 5 <text:s/>maximos valores de la median de por lo menos 10 años - fuente datos <text:s/>crudos</text:p>
          </table:table-cell>
          <table:table-cell table:formula="of:=CONCATENATE(&quot;Grafico de dispersion mensual variable &quot;;[.Q343];&quot; - estacion &quot;; [.S343]; &quot; - Top 5 &quot;;IF([.R343]=&quot;largest&quot;;&quot; maximos &quot;; &quot; minimos &quot;); &quot;valores de la &quot;;[.T343]; &quot; de por lo menos 10 años - fuente datos &quot;; IF([.U343]=&quot;fill&quot;;&quot; imputados&quot;;&quot; crudos&quot;))" office:value-type="string" office:string-value="Grafico de dispersion mensual variable TMN_CON - estacion 21165010 - Top 5  maximos valores de la median de por lo menos 10 años - fuente datos  crudos" calcext:value-type="string">
            <text:p>Grafico de dispersion mensual variable TMN_CON - estacion 21165010 - Top 5 <text:s/>maximos valores de la median de por lo menos 10 años - fuente datos <text:s/>crudos</text:p>
          </table:table-cell>
          <table:table-cell table:number-columns-repeated="13"/>
          <table:table-cell office:value-type="string" calcext:value-type="string">
            <text:p>TMN_CON</text:p>
          </table:table-cell>
          <table:table-cell office:value-type="string" calcext:value-type="string">
            <text:p>largest</text:p>
          </table:table-cell>
          <table:table-cell office:value-type="float" office:value="21165010" calcext:value-type="float">
            <text:p>2116501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├── var-mes-TMN_CON-largest-21185080-fill-median-10-sct.png</text:p>
          </table:table-cell>
          <table:table-cell office:value-type="string" calcext:value-type="string">
            <text:p>Grafico de dispersion mensual variable TMN_CON - estacion 21185080 - Top 5 <text:s/>maximos valores de la median de por lo menos 10 años - fuente datos <text:s/>imputados</text:p>
          </table:table-cell>
          <table:table-cell table:formula="of:=CONCATENATE(&quot;Grafico de dispersion mensual variable &quot;;[.Q344];&quot; - estacion &quot;; [.S344]; &quot; - Top 5 &quot;;IF([.R344]=&quot;largest&quot;;&quot; maximos &quot;; &quot; minimos &quot;); &quot;valores de la &quot;;[.T344]; &quot; de por lo menos 10 años - fuente datos &quot;; IF([.U344]=&quot;fill&quot;;&quot; imputados&quot;;&quot; crudos&quot;))" office:value-type="string" office:string-value="Grafico de dispersion mensual variable TMN_CON - estacion 21185080 - Top 5  maximos valores de la median de por lo menos 10 años - fuente datos  imputados" calcext:value-type="string">
            <text:p>Grafico de dispersion mensual variable TMN_CON - estacion 21185080 - Top 5 <text:s/>maximos valores de la median de por lo menos 10 años - fuente datos <text:s/>imputados</text:p>
          </table:table-cell>
          <table:table-cell table:number-columns-repeated="13"/>
          <table:table-cell office:value-type="string" calcext:value-type="string">
            <text:p>TMN_CON</text:p>
          </table:table-cell>
          <table:table-cell office:value-type="string" calcext:value-type="string">
            <text:p>largest</text:p>
          </table:table-cell>
          <table:table-cell office:value-type="float" office:value="21185080" calcext:value-type="float">
            <text:p>2118508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├── var-mes-TMN_CON-largest-21185080-mediana-raw-sct.png</text:p>
          </table:table-cell>
          <table:table-cell office:value-type="string" calcext:value-type="string">
            <text:p>Grafico de dispersion mensual variable TMN_CON - estacion 21185080 - Top 5 <text:s/>maximos valores de la median de por lo menos 10 años - fuente datos <text:s/>crudos</text:p>
          </table:table-cell>
          <table:table-cell table:formula="of:=CONCATENATE(&quot;Grafico de dispersion mensual variable &quot;;[.Q345];&quot; - estacion &quot;; [.S345]; &quot; - Top 5 &quot;;IF([.R345]=&quot;largest&quot;;&quot; maximos &quot;; &quot; minimos &quot;); &quot;valores de la &quot;;[.T345]; &quot; de por lo menos 10 años - fuente datos &quot;; IF([.U345]=&quot;fill&quot;;&quot; imputados&quot;;&quot; crudos&quot;))" office:value-type="string" office:string-value="Grafico de dispersion mensual variable TMN_CON - estacion 21185080 - Top 5  maximos valores de la median de por lo menos 10 años - fuente datos  crudos" calcext:value-type="string">
            <text:p>Grafico de dispersion mensual variable TMN_CON - estacion 21185080 - Top 5 <text:s/>maximos valores de la median de por lo menos 10 años - fuente datos <text:s/>crudos</text:p>
          </table:table-cell>
          <table:table-cell table:number-columns-repeated="13"/>
          <table:table-cell office:value-type="string" calcext:value-type="string">
            <text:p>TMN_CON</text:p>
          </table:table-cell>
          <table:table-cell office:value-type="string" calcext:value-type="string">
            <text:p>largest</text:p>
          </table:table-cell>
          <table:table-cell office:value-type="float" office:value="21185080" calcext:value-type="float">
            <text:p>2118508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├── var-mes-TMN_CON-largest-24055040-fill-median-10-sct.png</text:p>
          </table:table-cell>
          <table:table-cell office:value-type="string" calcext:value-type="string">
            <text:p>Grafico de dispersion mensual variable TMN_CON - estacion 24055040 - Top 5 <text:s/>maximos valores de la median de por lo menos 10 años - fuente datos <text:s/>imputados</text:p>
          </table:table-cell>
          <table:table-cell table:formula="of:=CONCATENATE(&quot;Grafico de dispersion mensual variable &quot;;[.Q346];&quot; - estacion &quot;; [.S346]; &quot; - Top 5 &quot;;IF([.R346]=&quot;largest&quot;;&quot; maximos &quot;; &quot; minimos &quot;); &quot;valores de la &quot;;[.T346]; &quot; de por lo menos 10 años - fuente datos &quot;; IF([.U346]=&quot;fill&quot;;&quot; imputados&quot;;&quot; crudos&quot;))" office:value-type="string" office:string-value="Grafico de dispersion mensual variable TMN_CON - estacion 24055040 - Top 5  maximos valores de la median de por lo menos 10 años - fuente datos  imputados" calcext:value-type="string">
            <text:p>Grafico de dispersion mensual variable TMN_CON - estacion 24055040 - Top 5 <text:s/>maximos valores de la median de por lo menos 10 años - fuente datos <text:s/>imputados</text:p>
          </table:table-cell>
          <table:table-cell table:number-columns-repeated="13"/>
          <table:table-cell office:value-type="string" calcext:value-type="string">
            <text:p>TMN_CON</text:p>
          </table:table-cell>
          <table:table-cell office:value-type="string" calcext:value-type="string">
            <text:p>largest</text:p>
          </table:table-cell>
          <table:table-cell office:value-type="float" office:value="24055040" calcext:value-type="float">
            <text:p>2405504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├── var-mes-TMN_CON-largest-24055040-mediana-raw-sct.png</text:p>
          </table:table-cell>
          <table:table-cell office:value-type="string" calcext:value-type="string">
            <text:p>Grafico de dispersion mensual variable TMN_CON - estacion 24055040 - Top 5 <text:s/>maximos valores de la median de por lo menos 10 años - fuente datos <text:s/>crudos</text:p>
          </table:table-cell>
          <table:table-cell table:formula="of:=CONCATENATE(&quot;Grafico de dispersion mensual variable &quot;;[.Q347];&quot; - estacion &quot;; [.S347]; &quot; - Top 5 &quot;;IF([.R347]=&quot;largest&quot;;&quot; maximos &quot;; &quot; minimos &quot;); &quot;valores de la &quot;;[.T347]; &quot; de por lo menos 10 años - fuente datos &quot;; IF([.U347]=&quot;fill&quot;;&quot; imputados&quot;;&quot; crudos&quot;))" office:value-type="string" office:string-value="Grafico de dispersion mensual variable TMN_CON - estacion 24055040 - Top 5  maximos valores de la median de por lo menos 10 años - fuente datos  crudos" calcext:value-type="string">
            <text:p>Grafico de dispersion mensual variable TMN_CON - estacion 24055040 - Top 5 <text:s/>maximos valores de la median de por lo menos 10 años - fuente datos <text:s/>crudos</text:p>
          </table:table-cell>
          <table:table-cell table:number-columns-repeated="13"/>
          <table:table-cell office:value-type="string" calcext:value-type="string">
            <text:p>TMN_CON</text:p>
          </table:table-cell>
          <table:table-cell office:value-type="string" calcext:value-type="string">
            <text:p>largest</text:p>
          </table:table-cell>
          <table:table-cell office:value-type="float" office:value="24055040" calcext:value-type="float">
            <text:p>2405504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├── var-mes-TMN_CON-smallest-11025010-fill-median-10-sct.png</text:p>
          </table:table-cell>
          <table:table-cell office:value-type="string" calcext:value-type="string">
            <text:p>Grafico de dispersion mensual variable TMN_CON - estacion 11025010 - Top 5 <text:s/>minimos valores de la median de por lo menos 10 años - fuente datos <text:s/>imputados</text:p>
          </table:table-cell>
          <table:table-cell table:formula="of:=CONCATENATE(&quot;Grafico de dispersion mensual variable &quot;;[.Q348];&quot; - estacion &quot;; [.S348]; &quot; - Top 5 &quot;;IF([.R348]=&quot;largest&quot;;&quot; maximos &quot;; &quot; minimos &quot;); &quot;valores de la &quot;;[.T348]; &quot; de por lo menos 10 años - fuente datos &quot;; IF([.U348]=&quot;fill&quot;;&quot; imputados&quot;;&quot; crudos&quot;))" office:value-type="string" office:string-value="Grafico de dispersion mensual variable TMN_CON - estacion 11025010 - Top 5  minimos valores de la median de por lo menos 10 años - fuente datos  imputados" calcext:value-type="string">
            <text:p>Grafico de dispersion mensual variable TMN_CON - estacion 11025010 - Top 5 <text:s/>minimos valores de la median de por lo menos 10 años - fuente datos <text:s/>imputados</text:p>
          </table:table-cell>
          <table:table-cell table:number-columns-repeated="13"/>
          <table:table-cell office:value-type="string" calcext:value-type="string">
            <text:p>TMN_CON</text:p>
          </table:table-cell>
          <table:table-cell office:value-type="string" calcext:value-type="string">
            <text:p>smallest</text:p>
          </table:table-cell>
          <table:table-cell office:value-type="float" office:value="11025010" calcext:value-type="float">
            <text:p>1102501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├── var-mes-TMN_CON-smallest-11025010-mediana-raw-sct.png</text:p>
          </table:table-cell>
          <table:table-cell office:value-type="string" calcext:value-type="string">
            <text:p>Grafico de dispersion mensual variable TMN_CON - estacion 11025010 - Top 5 <text:s/>minimos valores de la median de por lo menos 10 años - fuente datos <text:s/>crudos</text:p>
          </table:table-cell>
          <table:table-cell table:formula="of:=CONCATENATE(&quot;Grafico de dispersion mensual variable &quot;;[.Q349];&quot; - estacion &quot;; [.S349]; &quot; - Top 5 &quot;;IF([.R349]=&quot;largest&quot;;&quot; maximos &quot;; &quot; minimos &quot;); &quot;valores de la &quot;;[.T349]; &quot; de por lo menos 10 años - fuente datos &quot;; IF([.U349]=&quot;fill&quot;;&quot; imputados&quot;;&quot; crudos&quot;))" office:value-type="string" office:string-value="Grafico de dispersion mensual variable TMN_CON - estacion 11025010 - Top 5  minimos valores de la median de por lo menos 10 años - fuente datos  crudos" calcext:value-type="string">
            <text:p>Grafico de dispersion mensual variable TMN_CON - estacion 11025010 - Top 5 <text:s/>minimos valores de la median de por lo menos 10 años - fuente datos <text:s/>crudos</text:p>
          </table:table-cell>
          <table:table-cell table:number-columns-repeated="13"/>
          <table:table-cell office:value-type="string" calcext:value-type="string">
            <text:p>TMN_CON</text:p>
          </table:table-cell>
          <table:table-cell office:value-type="string" calcext:value-type="string">
            <text:p>smallest</text:p>
          </table:table-cell>
          <table:table-cell office:value-type="float" office:value="11025010" calcext:value-type="float">
            <text:p>1102501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├── var-mes-TMN_CON-smallest-16015030-fill-median-10-sct.png</text:p>
          </table:table-cell>
          <table:table-cell office:value-type="string" calcext:value-type="string">
            <text:p>Grafico de dispersion mensual variable TMN_CON - estacion 16015030 - Top 5 <text:s/>minimos valores de la median de por lo menos 10 años - fuente datos <text:s/>imputados</text:p>
          </table:table-cell>
          <table:table-cell table:formula="of:=CONCATENATE(&quot;Grafico de dispersion mensual variable &quot;;[.Q350];&quot; - estacion &quot;; [.S350]; &quot; - Top 5 &quot;;IF([.R350]=&quot;largest&quot;;&quot; maximos &quot;; &quot; minimos &quot;); &quot;valores de la &quot;;[.T350]; &quot; de por lo menos 10 años - fuente datos &quot;; IF([.U350]=&quot;fill&quot;;&quot; imputados&quot;;&quot; crudos&quot;))" office:value-type="string" office:string-value="Grafico de dispersion mensual variable TMN_CON - estacion 16015030 - Top 5  minimos valores de la median de por lo menos 10 años - fuente datos  imputados" calcext:value-type="string">
            <text:p>Grafico de dispersion mensual variable TMN_CON - estacion 16015030 - Top 5 <text:s/>minimos valores de la median de por lo menos 10 años - fuente datos <text:s/>imputados</text:p>
          </table:table-cell>
          <table:table-cell table:number-columns-repeated="13"/>
          <table:table-cell office:value-type="string" calcext:value-type="string">
            <text:p>TMN_CON</text:p>
          </table:table-cell>
          <table:table-cell office:value-type="string" calcext:value-type="string">
            <text:p>smallest</text:p>
          </table:table-cell>
          <table:table-cell office:value-type="float" office:value="16015030" calcext:value-type="float">
            <text:p>1601503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├── var-mes-TMN_CON-smallest-16015030-mediana-raw-sct.png</text:p>
          </table:table-cell>
          <table:table-cell office:value-type="string" calcext:value-type="string">
            <text:p>Grafico de dispersion mensual variable TMN_CON - estacion 16015030 - Top 5 <text:s/>minimos valores de la median de por lo menos 10 años - fuente datos <text:s/>crudos</text:p>
          </table:table-cell>
          <table:table-cell table:formula="of:=CONCATENATE(&quot;Grafico de dispersion mensual variable &quot;;[.Q351];&quot; - estacion &quot;; [.S351]; &quot; - Top 5 &quot;;IF([.R351]=&quot;largest&quot;;&quot; maximos &quot;; &quot; minimos &quot;); &quot;valores de la &quot;;[.T351]; &quot; de por lo menos 10 años - fuente datos &quot;; IF([.U351]=&quot;fill&quot;;&quot; imputados&quot;;&quot; crudos&quot;))" office:value-type="string" office:string-value="Grafico de dispersion mensual variable TMN_CON - estacion 16015030 - Top 5  minimos valores de la median de por lo menos 10 años - fuente datos  crudos" calcext:value-type="string">
            <text:p>Grafico de dispersion mensual variable TMN_CON - estacion 16015030 - Top 5 <text:s/>minimos valores de la median de por lo menos 10 años - fuente datos <text:s/>crudos</text:p>
          </table:table-cell>
          <table:table-cell table:number-columns-repeated="13"/>
          <table:table-cell office:value-type="string" calcext:value-type="string">
            <text:p>TMN_CON</text:p>
          </table:table-cell>
          <table:table-cell office:value-type="string" calcext:value-type="string">
            <text:p>smallest</text:p>
          </table:table-cell>
          <table:table-cell office:value-type="float" office:value="16015030" calcext:value-type="float">
            <text:p>1601503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├── var-mes-TMN_CON-smallest-23085160-fill-median-10-sct.png</text:p>
          </table:table-cell>
          <table:table-cell office:value-type="string" calcext:value-type="string">
            <text:p>Grafico de dispersion mensual variable TMN_CON - estacion 23085160 - Top 5 <text:s/>minimos valores de la median de por lo menos 10 años - fuente datos <text:s/>imputados</text:p>
          </table:table-cell>
          <table:table-cell table:formula="of:=CONCATENATE(&quot;Grafico de dispersion mensual variable &quot;;[.Q352];&quot; - estacion &quot;; [.S352]; &quot; - Top 5 &quot;;IF([.R352]=&quot;largest&quot;;&quot; maximos &quot;; &quot; minimos &quot;); &quot;valores de la &quot;;[.T352]; &quot; de por lo menos 10 años - fuente datos &quot;; IF([.U352]=&quot;fill&quot;;&quot; imputados&quot;;&quot; crudos&quot;))" office:value-type="string" office:string-value="Grafico de dispersion mensual variable TMN_CON - estacion 23085160 - Top 5  minimos valores de la median de por lo menos 10 años - fuente datos  imputados" calcext:value-type="string">
            <text:p>Grafico de dispersion mensual variable TMN_CON - estacion 23085160 - Top 5 <text:s/>minimos valores de la median de por lo menos 10 años - fuente datos <text:s/>imputados</text:p>
          </table:table-cell>
          <table:table-cell table:number-columns-repeated="13"/>
          <table:table-cell office:value-type="string" calcext:value-type="string">
            <text:p>TMN_CON</text:p>
          </table:table-cell>
          <table:table-cell office:value-type="string" calcext:value-type="string">
            <text:p>smallest</text:p>
          </table:table-cell>
          <table:table-cell office:value-type="float" office:value="23085160" calcext:value-type="float">
            <text:p>2308516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├── var-mes-TMN_CON-smallest-23085160-mediana-raw-sct.png</text:p>
          </table:table-cell>
          <table:table-cell office:value-type="string" calcext:value-type="string">
            <text:p>Grafico de dispersion mensual variable TMN_CON - estacion 23085160 - Top 5 <text:s/>minimos valores de la median de por lo menos 10 años - fuente datos <text:s/>crudos</text:p>
          </table:table-cell>
          <table:table-cell table:formula="of:=CONCATENATE(&quot;Grafico de dispersion mensual variable &quot;;[.Q353];&quot; - estacion &quot;; [.S353]; &quot; - Top 5 &quot;;IF([.R353]=&quot;largest&quot;;&quot; maximos &quot;; &quot; minimos &quot;); &quot;valores de la &quot;;[.T353]; &quot; de por lo menos 10 años - fuente datos &quot;; IF([.U353]=&quot;fill&quot;;&quot; imputados&quot;;&quot; crudos&quot;))" office:value-type="string" office:string-value="Grafico de dispersion mensual variable TMN_CON - estacion 23085160 - Top 5  minimos valores de la median de por lo menos 10 años - fuente datos  crudos" calcext:value-type="string">
            <text:p>Grafico de dispersion mensual variable TMN_CON - estacion 23085160 - Top 5 <text:s/>minimos valores de la median de por lo menos 10 años - fuente datos <text:s/>crudos</text:p>
          </table:table-cell>
          <table:table-cell table:number-columns-repeated="13"/>
          <table:table-cell office:value-type="string" calcext:value-type="string">
            <text:p>TMN_CON</text:p>
          </table:table-cell>
          <table:table-cell office:value-type="string" calcext:value-type="string">
            <text:p>smallest</text:p>
          </table:table-cell>
          <table:table-cell office:value-type="float" office:value="23085160" calcext:value-type="float">
            <text:p>2308516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├── var-mes-TMN_CON-smallest-24015280-fill-median-10-sct.png</text:p>
          </table:table-cell>
          <table:table-cell office:value-type="string" calcext:value-type="string">
            <text:p>Grafico de dispersion mensual variable TMN_CON - estacion 24015280 - Top 5 <text:s/>minimos valores de la median de por lo menos 10 años - fuente datos <text:s/>imputados</text:p>
          </table:table-cell>
          <table:table-cell table:formula="of:=CONCATENATE(&quot;Grafico de dispersion mensual variable &quot;;[.Q354];&quot; - estacion &quot;; [.S354]; &quot; - Top 5 &quot;;IF([.R354]=&quot;largest&quot;;&quot; maximos &quot;; &quot; minimos &quot;); &quot;valores de la &quot;;[.T354]; &quot; de por lo menos 10 años - fuente datos &quot;; IF([.U354]=&quot;fill&quot;;&quot; imputados&quot;;&quot; crudos&quot;))" office:value-type="string" office:string-value="Grafico de dispersion mensual variable TMN_CON - estacion 24015280 - Top 5  minimos valores de la median de por lo menos 10 años - fuente datos  imputados" calcext:value-type="string">
            <text:p>Grafico de dispersion mensual variable TMN_CON - estacion 24015280 - Top 5 <text:s/>minimos valores de la median de por lo menos 10 años - fuente datos <text:s/>imputados</text:p>
          </table:table-cell>
          <table:table-cell table:number-columns-repeated="13"/>
          <table:table-cell office:value-type="string" calcext:value-type="string">
            <text:p>TMN_CON</text:p>
          </table:table-cell>
          <table:table-cell office:value-type="string" calcext:value-type="string">
            <text:p>smallest</text:p>
          </table:table-cell>
          <table:table-cell office:value-type="float" office:value="24015280" calcext:value-type="float">
            <text:p>2401528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├── var-mes-TMN_CON-smallest-24015280-mediana-raw-sct.png</text:p>
          </table:table-cell>
          <table:table-cell office:value-type="string" calcext:value-type="string">
            <text:p>Grafico de dispersion mensual variable TMN_CON - estacion 24015280 - Top 5 <text:s/>minimos valores de la median de por lo menos 10 años - fuente datos <text:s/>crudos</text:p>
          </table:table-cell>
          <table:table-cell table:formula="of:=CONCATENATE(&quot;Grafico de dispersion mensual variable &quot;;[.Q355];&quot; - estacion &quot;; [.S355]; &quot; - Top 5 &quot;;IF([.R355]=&quot;largest&quot;;&quot; maximos &quot;; &quot; minimos &quot;); &quot;valores de la &quot;;[.T355]; &quot; de por lo menos 10 años - fuente datos &quot;; IF([.U355]=&quot;fill&quot;;&quot; imputados&quot;;&quot; crudos&quot;))" office:value-type="string" office:string-value="Grafico de dispersion mensual variable TMN_CON - estacion 24015280 - Top 5  minimos valores de la median de por lo menos 10 años - fuente datos  crudos" calcext:value-type="string">
            <text:p>Grafico de dispersion mensual variable TMN_CON - estacion 24015280 - Top 5 <text:s/>minimos valores de la median de por lo menos 10 años - fuente datos <text:s/>crudos</text:p>
          </table:table-cell>
          <table:table-cell table:number-columns-repeated="13"/>
          <table:table-cell office:value-type="string" calcext:value-type="string">
            <text:p>TMN_CON</text:p>
          </table:table-cell>
          <table:table-cell office:value-type="string" calcext:value-type="string">
            <text:p>smallest</text:p>
          </table:table-cell>
          <table:table-cell office:value-type="float" office:value="24015280" calcext:value-type="float">
            <text:p>2401528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├── var-mes-TMN_CON-smallest-47015040-fill-median-10-sct.png</text:p>
          </table:table-cell>
          <table:table-cell office:value-type="string" calcext:value-type="string">
            <text:p>Grafico de dispersion mensual variable TMN_CON - estacion 47015040 - Top 5 <text:s/>minimos valores de la median de por lo menos 10 años - fuente datos <text:s/>imputados</text:p>
          </table:table-cell>
          <table:table-cell table:formula="of:=CONCATENATE(&quot;Grafico de dispersion mensual variable &quot;;[.Q356];&quot; - estacion &quot;; [.S356]; &quot; - Top 5 &quot;;IF([.R356]=&quot;largest&quot;;&quot; maximos &quot;; &quot; minimos &quot;); &quot;valores de la &quot;;[.T356]; &quot; de por lo menos 10 años - fuente datos &quot;; IF([.U356]=&quot;fill&quot;;&quot; imputados&quot;;&quot; crudos&quot;))" office:value-type="string" office:string-value="Grafico de dispersion mensual variable TMN_CON - estacion 47015040 - Top 5  minimos valores de la median de por lo menos 10 años - fuente datos  imputados" calcext:value-type="string">
            <text:p>Grafico de dispersion mensual variable TMN_CON - estacion 47015040 - Top 5 <text:s/>minimos valores de la median de por lo menos 10 años - fuente datos <text:s/>imputados</text:p>
          </table:table-cell>
          <table:table-cell table:number-columns-repeated="13"/>
          <table:table-cell office:value-type="string" calcext:value-type="string">
            <text:p>TMN_CON</text:p>
          </table:table-cell>
          <table:table-cell office:value-type="string" calcext:value-type="string">
            <text:p>smallest</text:p>
          </table:table-cell>
          <table:table-cell office:value-type="float" office:value="47015040" calcext:value-type="float">
            <text:p>4701504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├── var-mes-TMN_CON-smallest-47015040-mediana-raw-sct.png</text:p>
          </table:table-cell>
          <table:table-cell office:value-type="string" calcext:value-type="string">
            <text:p>Grafico de dispersion mensual variable TMN_CON - estacion 47015040 - Top 5 <text:s/>minimos valores de la median de por lo menos 10 años - fuente datos <text:s/>crudos</text:p>
          </table:table-cell>
          <table:table-cell table:formula="of:=CONCATENATE(&quot;Grafico de dispersion mensual variable &quot;;[.Q357];&quot; - estacion &quot;; [.S357]; &quot; - Top 5 &quot;;IF([.R357]=&quot;largest&quot;;&quot; maximos &quot;; &quot; minimos &quot;); &quot;valores de la &quot;;[.T357]; &quot; de por lo menos 10 años - fuente datos &quot;; IF([.U357]=&quot;fill&quot;;&quot; imputados&quot;;&quot; crudos&quot;))" office:value-type="string" office:string-value="Grafico de dispersion mensual variable TMN_CON - estacion 47015040 - Top 5  minimos valores de la median de por lo menos 10 años - fuente datos  crudos" calcext:value-type="string">
            <text:p>Grafico de dispersion mensual variable TMN_CON - estacion 47015040 - Top 5 <text:s/>minimos valores de la median de por lo menos 10 años - fuente datos <text:s/>crudos</text:p>
          </table:table-cell>
          <table:table-cell table:number-columns-repeated="13"/>
          <table:table-cell office:value-type="string" calcext:value-type="string">
            <text:p>TMN_CON</text:p>
          </table:table-cell>
          <table:table-cell office:value-type="string" calcext:value-type="string">
            <text:p>smallest</text:p>
          </table:table-cell>
          <table:table-cell office:value-type="float" office:value="47015040" calcext:value-type="float">
            <text:p>4701504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├── var-mes-TMX_CON-largest-11045010-fill-median-10-sct.png</text:p>
          </table:table-cell>
          <table:table-cell office:value-type="string" calcext:value-type="string">
            <text:p>Grafico de dispersion mensual variable TMX_CON - estacion 11045010 - Top 5 <text:s/>maximos valores de la median de por lo menos 10 años - fuente datos <text:s/>imputados</text:p>
          </table:table-cell>
          <table:table-cell table:formula="of:=CONCATENATE(&quot;Grafico de dispersion mensual variable &quot;;[.Q358];&quot; - estacion &quot;; [.S358]; &quot; - Top 5 &quot;;IF([.R358]=&quot;largest&quot;;&quot; maximos &quot;; &quot; minimos &quot;); &quot;valores de la &quot;;[.T358]; &quot; de por lo menos 10 años - fuente datos &quot;; IF([.U358]=&quot;fill&quot;;&quot; imputados&quot;;&quot; crudos&quot;))" office:value-type="string" office:string-value="Grafico de dispersion mensual variable TMX_CON - estacion 11045010 - Top 5  maximos valores de la median de por lo menos 10 años - fuente datos  imputados" calcext:value-type="string">
            <text:p>Grafico de dispersion mensual variable TMX_CON - estacion 11045010 - Top 5 <text:s/>maximos valores de la median de por lo menos 10 años - fuente datos <text:s/>imputados</text:p>
          </table:table-cell>
          <table:table-cell table:number-columns-repeated="13"/>
          <table:table-cell office:value-type="string" calcext:value-type="string">
            <text:p>TMX_CON</text:p>
          </table:table-cell>
          <table:table-cell office:value-type="string" calcext:value-type="string">
            <text:p>largest</text:p>
          </table:table-cell>
          <table:table-cell office:value-type="float" office:value="11045010" calcext:value-type="float">
            <text:p>1104501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├── var-mes-TMX_CON-largest-11045010-mediana-raw-sct.png</text:p>
          </table:table-cell>
          <table:table-cell office:value-type="string" calcext:value-type="string">
            <text:p>Grafico de dispersion mensual variable TMX_CON - estacion 11045010 - Top 5 <text:s/>maximos valores de la median de por lo menos 10 años - fuente datos <text:s/>crudos</text:p>
          </table:table-cell>
          <table:table-cell table:formula="of:=CONCATENATE(&quot;Grafico de dispersion mensual variable &quot;;[.Q359];&quot; - estacion &quot;; [.S359]; &quot; - Top 5 &quot;;IF([.R359]=&quot;largest&quot;;&quot; maximos &quot;; &quot; minimos &quot;); &quot;valores de la &quot;;[.T359]; &quot; de por lo menos 10 años - fuente datos &quot;; IF([.U359]=&quot;fill&quot;;&quot; imputados&quot;;&quot; crudos&quot;))" office:value-type="string" office:string-value="Grafico de dispersion mensual variable TMX_CON - estacion 11045010 - Top 5  maximos valores de la median de por lo menos 10 años - fuente datos  crudos" calcext:value-type="string">
            <text:p>Grafico de dispersion mensual variable TMX_CON - estacion 11045010 - Top 5 <text:s/>maximos valores de la median de por lo menos 10 años - fuente datos <text:s/>crudos</text:p>
          </table:table-cell>
          <table:table-cell table:number-columns-repeated="13"/>
          <table:table-cell office:value-type="string" calcext:value-type="string">
            <text:p>TMX_CON</text:p>
          </table:table-cell>
          <table:table-cell office:value-type="string" calcext:value-type="string">
            <text:p>largest</text:p>
          </table:table-cell>
          <table:table-cell office:value-type="float" office:value="11045010" calcext:value-type="float">
            <text:p>1104501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├── var-mes-TMX_CON-largest-13075020-fill-median-10-sct.png</text:p>
          </table:table-cell>
          <table:table-cell office:value-type="string" calcext:value-type="string">
            <text:p>Grafico de dispersion mensual variable TMX_CON - estacion 13075020 - Top 5 <text:s/>maximos valores de la median de por lo menos 10 años - fuente datos <text:s/>imputados</text:p>
          </table:table-cell>
          <table:table-cell table:formula="of:=CONCATENATE(&quot;Grafico de dispersion mensual variable &quot;;[.Q360];&quot; - estacion &quot;; [.S360]; &quot; - Top 5 &quot;;IF([.R360]=&quot;largest&quot;;&quot; maximos &quot;; &quot; minimos &quot;); &quot;valores de la &quot;;[.T360]; &quot; de por lo menos 10 años - fuente datos &quot;; IF([.U360]=&quot;fill&quot;;&quot; imputados&quot;;&quot; crudos&quot;))" office:value-type="string" office:string-value="Grafico de dispersion mensual variable TMX_CON - estacion 13075020 - Top 5  maximos valores de la median de por lo menos 10 años - fuente datos  imputados" calcext:value-type="string">
            <text:p>Grafico de dispersion mensual variable TMX_CON - estacion 13075020 - Top 5 <text:s/>maximos valores de la median de por lo menos 10 años - fuente datos <text:s/>imputados</text:p>
          </table:table-cell>
          <table:table-cell table:number-columns-repeated="13"/>
          <table:table-cell office:value-type="string" calcext:value-type="string">
            <text:p>TMX_CON</text:p>
          </table:table-cell>
          <table:table-cell office:value-type="string" calcext:value-type="string">
            <text:p>largest</text:p>
          </table:table-cell>
          <table:table-cell office:value-type="float" office:value="13075020" calcext:value-type="float">
            <text:p>1307502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├── var-mes-TMX_CON-largest-13075020-mediana-raw-sct.png</text:p>
          </table:table-cell>
          <table:table-cell office:value-type="string" calcext:value-type="string">
            <text:p>Grafico de dispersion mensual variable TMX_CON - estacion 13075020 - Top 5 <text:s/>maximos valores de la median de por lo menos 10 años - fuente datos <text:s/>crudos</text:p>
          </table:table-cell>
          <table:table-cell table:formula="of:=CONCATENATE(&quot;Grafico de dispersion mensual variable &quot;;[.Q361];&quot; - estacion &quot;; [.S361]; &quot; - Top 5 &quot;;IF([.R361]=&quot;largest&quot;;&quot; maximos &quot;; &quot; minimos &quot;); &quot;valores de la &quot;;[.T361]; &quot; de por lo menos 10 años - fuente datos &quot;; IF([.U361]=&quot;fill&quot;;&quot; imputados&quot;;&quot; crudos&quot;))" office:value-type="string" office:string-value="Grafico de dispersion mensual variable TMX_CON - estacion 13075020 - Top 5  maximos valores de la median de por lo menos 10 años - fuente datos  crudos" calcext:value-type="string">
            <text:p>Grafico de dispersion mensual variable TMX_CON - estacion 13075020 - Top 5 <text:s/>maximos valores de la median de por lo menos 10 años - fuente datos <text:s/>crudos</text:p>
          </table:table-cell>
          <table:table-cell table:number-columns-repeated="13"/>
          <table:table-cell office:value-type="string" calcext:value-type="string">
            <text:p>TMX_CON</text:p>
          </table:table-cell>
          <table:table-cell office:value-type="string" calcext:value-type="string">
            <text:p>largest</text:p>
          </table:table-cell>
          <table:table-cell office:value-type="float" office:value="13075020" calcext:value-type="float">
            <text:p>1307502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├── var-mes-TMX_CON-largest-21115060-fill-median-10-sct.png</text:p>
          </table:table-cell>
          <table:table-cell office:value-type="string" calcext:value-type="string">
            <text:p>Grafico de dispersion mensual variable TMX_CON - estacion 21115060 - Top 5 <text:s/>maximos valores de la median de por lo menos 10 años - fuente datos <text:s/>imputados</text:p>
          </table:table-cell>
          <table:table-cell table:formula="of:=CONCATENATE(&quot;Grafico de dispersion mensual variable &quot;;[.Q362];&quot; - estacion &quot;; [.S362]; &quot; - Top 5 &quot;;IF([.R362]=&quot;largest&quot;;&quot; maximos &quot;; &quot; minimos &quot;); &quot;valores de la &quot;;[.T362]; &quot; de por lo menos 10 años - fuente datos &quot;; IF([.U362]=&quot;fill&quot;;&quot; imputados&quot;;&quot; crudos&quot;))" office:value-type="string" office:string-value="Grafico de dispersion mensual variable TMX_CON - estacion 21115060 - Top 5  maximos valores de la median de por lo menos 10 años - fuente datos  imputados" calcext:value-type="string">
            <text:p>Grafico de dispersion mensual variable TMX_CON - estacion 21115060 - Top 5 <text:s/>maximos valores de la median de por lo menos 10 años - fuente datos <text:s/>imputados</text:p>
          </table:table-cell>
          <table:table-cell table:number-columns-repeated="13"/>
          <table:table-cell office:value-type="string" calcext:value-type="string">
            <text:p>TMX_CON</text:p>
          </table:table-cell>
          <table:table-cell office:value-type="string" calcext:value-type="string">
            <text:p>largest</text:p>
          </table:table-cell>
          <table:table-cell office:value-type="float" office:value="21115060" calcext:value-type="float">
            <text:p>2111506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├── var-mes-TMX_CON-largest-21115060-mediana-raw-sct.png</text:p>
          </table:table-cell>
          <table:table-cell office:value-type="string" calcext:value-type="string">
            <text:p>Grafico de dispersion mensual variable TMX_CON - estacion 21115060 - Top 5 <text:s/>maximos valores de la median de por lo menos 10 años - fuente datos <text:s/>crudos</text:p>
          </table:table-cell>
          <table:table-cell table:formula="of:=CONCATENATE(&quot;Grafico de dispersion mensual variable &quot;;[.Q363];&quot; - estacion &quot;; [.S363]; &quot; - Top 5 &quot;;IF([.R363]=&quot;largest&quot;;&quot; maximos &quot;; &quot; minimos &quot;); &quot;valores de la &quot;;[.T363]; &quot; de por lo menos 10 años - fuente datos &quot;; IF([.U363]=&quot;fill&quot;;&quot; imputados&quot;;&quot; crudos&quot;))" office:value-type="string" office:string-value="Grafico de dispersion mensual variable TMX_CON - estacion 21115060 - Top 5  maximos valores de la median de por lo menos 10 años - fuente datos  crudos" calcext:value-type="string">
            <text:p>Grafico de dispersion mensual variable TMX_CON - estacion 21115060 - Top 5 <text:s/>maximos valores de la median de por lo menos 10 años - fuente datos <text:s/>crudos</text:p>
          </table:table-cell>
          <table:table-cell table:number-columns-repeated="13"/>
          <table:table-cell office:value-type="string" calcext:value-type="string">
            <text:p>TMX_CON</text:p>
          </table:table-cell>
          <table:table-cell office:value-type="string" calcext:value-type="string">
            <text:p>largest</text:p>
          </table:table-cell>
          <table:table-cell office:value-type="float" office:value="21115060" calcext:value-type="float">
            <text:p>2111506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├── var-mes-TMX_CON-largest-24055040-fill-median-10-sct.png</text:p>
          </table:table-cell>
          <table:table-cell office:value-type="string" calcext:value-type="string">
            <text:p>Grafico de dispersion mensual variable TMX_CON - estacion 24055040 - Top 5 <text:s/>maximos valores de la median de por lo menos 10 años - fuente datos <text:s/>imputados</text:p>
          </table:table-cell>
          <table:table-cell table:formula="of:=CONCATENATE(&quot;Grafico de dispersion mensual variable &quot;;[.Q364];&quot; - estacion &quot;; [.S364]; &quot; - Top 5 &quot;;IF([.R364]=&quot;largest&quot;;&quot; maximos &quot;; &quot; minimos &quot;); &quot;valores de la &quot;;[.T364]; &quot; de por lo menos 10 años - fuente datos &quot;; IF([.U364]=&quot;fill&quot;;&quot; imputados&quot;;&quot; crudos&quot;))" office:value-type="string" office:string-value="Grafico de dispersion mensual variable TMX_CON - estacion 24055040 - Top 5  maximos valores de la median de por lo menos 10 años - fuente datos  imputados" calcext:value-type="string">
            <text:p>Grafico de dispersion mensual variable TMX_CON - estacion 24055040 - Top 5 <text:s/>maximos valores de la median de por lo menos 10 años - fuente datos <text:s/>imputados</text:p>
          </table:table-cell>
          <table:table-cell table:number-columns-repeated="13"/>
          <table:table-cell office:value-type="string" calcext:value-type="string">
            <text:p>TMX_CON</text:p>
          </table:table-cell>
          <table:table-cell office:value-type="string" calcext:value-type="string">
            <text:p>largest</text:p>
          </table:table-cell>
          <table:table-cell office:value-type="float" office:value="24055040" calcext:value-type="float">
            <text:p>2405504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├── var-mes-TMX_CON-largest-24055040-mediana-raw-sct.png</text:p>
          </table:table-cell>
          <table:table-cell office:value-type="string" calcext:value-type="string">
            <text:p>Grafico de dispersion mensual variable TMX_CON - estacion 24055040 - Top 5 <text:s/>maximos valores de la median de por lo menos 10 años - fuente datos <text:s/>crudos</text:p>
          </table:table-cell>
          <table:table-cell table:formula="of:=CONCATENATE(&quot;Grafico de dispersion mensual variable &quot;;[.Q365];&quot; - estacion &quot;; [.S365]; &quot; - Top 5 &quot;;IF([.R365]=&quot;largest&quot;;&quot; maximos &quot;; &quot; minimos &quot;); &quot;valores de la &quot;;[.T365]; &quot; de por lo menos 10 años - fuente datos &quot;; IF([.U365]=&quot;fill&quot;;&quot; imputados&quot;;&quot; crudos&quot;))" office:value-type="string" office:string-value="Grafico de dispersion mensual variable TMX_CON - estacion 24055040 - Top 5  maximos valores de la median de por lo menos 10 años - fuente datos  crudos" calcext:value-type="string">
            <text:p>Grafico de dispersion mensual variable TMX_CON - estacion 24055040 - Top 5 <text:s/>maximos valores de la median de por lo menos 10 años - fuente datos <text:s/>crudos</text:p>
          </table:table-cell>
          <table:table-cell table:number-columns-repeated="13"/>
          <table:table-cell office:value-type="string" calcext:value-type="string">
            <text:p>TMX_CON</text:p>
          </table:table-cell>
          <table:table-cell office:value-type="string" calcext:value-type="string">
            <text:p>largest</text:p>
          </table:table-cell>
          <table:table-cell office:value-type="float" office:value="24055040" calcext:value-type="float">
            <text:p>2405504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├── var-mes-TMX_CON-largest-26175040-fill-median-10-sct.png</text:p>
          </table:table-cell>
          <table:table-cell office:value-type="string" calcext:value-type="string">
            <text:p>Grafico de dispersion mensual variable TMX_CON - estacion 26175040 - Top 5 <text:s/>maximos valores de la median de por lo menos 10 años - fuente datos <text:s/>imputados</text:p>
          </table:table-cell>
          <table:table-cell table:formula="of:=CONCATENATE(&quot;Grafico de dispersion mensual variable &quot;;[.Q366];&quot; - estacion &quot;; [.S366]; &quot; - Top 5 &quot;;IF([.R366]=&quot;largest&quot;;&quot; maximos &quot;; &quot; minimos &quot;); &quot;valores de la &quot;;[.T366]; &quot; de por lo menos 10 años - fuente datos &quot;; IF([.U366]=&quot;fill&quot;;&quot; imputados&quot;;&quot; crudos&quot;))" office:value-type="string" office:string-value="Grafico de dispersion mensual variable TMX_CON - estacion 26175040 - Top 5  maximos valores de la median de por lo menos 10 años - fuente datos  imputados" calcext:value-type="string">
            <text:p>Grafico de dispersion mensual variable TMX_CON - estacion 26175040 - Top 5 <text:s/>maximos valores de la median de por lo menos 10 años - fuente datos <text:s/>imputados</text:p>
          </table:table-cell>
          <table:table-cell table:number-columns-repeated="13"/>
          <table:table-cell office:value-type="string" calcext:value-type="string">
            <text:p>TMX_CON</text:p>
          </table:table-cell>
          <table:table-cell office:value-type="string" calcext:value-type="string">
            <text:p>largest</text:p>
          </table:table-cell>
          <table:table-cell office:value-type="float" office:value="26175040" calcext:value-type="float">
            <text:p>2617504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├── var-mes-TMX_CON-largest-37035010-mediana-raw-sct.png</text:p>
          </table:table-cell>
          <table:table-cell office:value-type="string" calcext:value-type="string">
            <text:p>Grafico de dispersion mensual variable TMX_CON - estacion 37035010 - Top 5 <text:s/>maximos valores de la median de por lo menos 10 años - fuente datos <text:s/>crudos</text:p>
          </table:table-cell>
          <table:table-cell table:formula="of:=CONCATENATE(&quot;Grafico de dispersion mensual variable &quot;;[.Q367];&quot; - estacion &quot;; [.S367]; &quot; - Top 5 &quot;;IF([.R367]=&quot;largest&quot;;&quot; maximos &quot;; &quot; minimos &quot;); &quot;valores de la &quot;;[.T367]; &quot; de por lo menos 10 años - fuente datos &quot;; IF([.U367]=&quot;fill&quot;;&quot; imputados&quot;;&quot; crudos&quot;))" office:value-type="string" office:string-value="Grafico de dispersion mensual variable TMX_CON - estacion 37035010 - Top 5  maximos valores de la median de por lo menos 10 años - fuente datos  crudos" calcext:value-type="string">
            <text:p>Grafico de dispersion mensual variable TMX_CON - estacion 37035010 - Top 5 <text:s/>maximos valores de la median de por lo menos 10 años - fuente datos <text:s/>crudos</text:p>
          </table:table-cell>
          <table:table-cell table:number-columns-repeated="13"/>
          <table:table-cell office:value-type="string" calcext:value-type="string">
            <text:p>TMX_CON</text:p>
          </table:table-cell>
          <table:table-cell office:value-type="string" calcext:value-type="string">
            <text:p>largest</text:p>
          </table:table-cell>
          <table:table-cell office:value-type="float" office:value="37035010" calcext:value-type="float">
            <text:p>3703501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├── var-mes-TMX_CON-smallest-21255120-fill-median-10-sct.png</text:p>
          </table:table-cell>
          <table:table-cell office:value-type="string" calcext:value-type="string">
            <text:p>Grafico de dispersion mensual variable TMX_CON - estacion 21255120 - Top 5 <text:s/>minimos valores de la median de por lo menos 10 años - fuente datos <text:s/>imputados</text:p>
          </table:table-cell>
          <table:table-cell table:formula="of:=CONCATENATE(&quot;Grafico de dispersion mensual variable &quot;;[.Q368];&quot; - estacion &quot;; [.S368]; &quot; - Top 5 &quot;;IF([.R368]=&quot;largest&quot;;&quot; maximos &quot;; &quot; minimos &quot;); &quot;valores de la &quot;;[.T368]; &quot; de por lo menos 10 años - fuente datos &quot;; IF([.U368]=&quot;fill&quot;;&quot; imputados&quot;;&quot; crudos&quot;))" office:value-type="string" office:string-value="Grafico de dispersion mensual variable TMX_CON - estacion 21255120 - Top 5  minimos valores de la median de por lo menos 10 años - fuente datos  imputados" calcext:value-type="string">
            <text:p>Grafico de dispersion mensual variable TMX_CON - estacion 21255120 - Top 5 <text:s/>minimos valores de la median de por lo menos 10 años - fuente datos <text:s/>imputados</text:p>
          </table:table-cell>
          <table:table-cell table:number-columns-repeated="13"/>
          <table:table-cell office:value-type="string" calcext:value-type="string">
            <text:p>TMX_CON</text:p>
          </table:table-cell>
          <table:table-cell office:value-type="string" calcext:value-type="string">
            <text:p>smallest</text:p>
          </table:table-cell>
          <table:table-cell office:value-type="float" office:value="21255120" calcext:value-type="float">
            <text:p>2125512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├── var-mes-TMX_CON-smallest-21255120-mediana-raw-sct.png</text:p>
          </table:table-cell>
          <table:table-cell office:value-type="string" calcext:value-type="string">
            <text:p>Grafico de dispersion mensual variable TMX_CON - estacion 21255120 - Top 5 <text:s/>minimos valores de la median de por lo menos 10 años - fuente datos <text:s/>crudos</text:p>
          </table:table-cell>
          <table:table-cell table:formula="of:=CONCATENATE(&quot;Grafico de dispersion mensual variable &quot;;[.Q369];&quot; - estacion &quot;; [.S369]; &quot; - Top 5 &quot;;IF([.R369]=&quot;largest&quot;;&quot; maximos &quot;; &quot; minimos &quot;); &quot;valores de la &quot;;[.T369]; &quot; de por lo menos 10 años - fuente datos &quot;; IF([.U369]=&quot;fill&quot;;&quot; imputados&quot;;&quot; crudos&quot;))" office:value-type="string" office:string-value="Grafico de dispersion mensual variable TMX_CON - estacion 21255120 - Top 5  minimos valores de la median de por lo menos 10 años - fuente datos  crudos" calcext:value-type="string">
            <text:p>Grafico de dispersion mensual variable TMX_CON - estacion 21255120 - Top 5 <text:s/>minimos valores de la median de por lo menos 10 años - fuente datos <text:s/>crudos</text:p>
          </table:table-cell>
          <table:table-cell table:number-columns-repeated="13"/>
          <table:table-cell office:value-type="string" calcext:value-type="string">
            <text:p>TMX_CON</text:p>
          </table:table-cell>
          <table:table-cell office:value-type="string" calcext:value-type="string">
            <text:p>smallest</text:p>
          </table:table-cell>
          <table:table-cell office:value-type="float" office:value="21255120" calcext:value-type="float">
            <text:p>2125512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├── var-mes-TMX_CON-smallest-23055040-fill-median-10-sct.png</text:p>
          </table:table-cell>
          <table:table-cell office:value-type="string" calcext:value-type="string">
            <text:p>Grafico de dispersion mensual variable TMX_CON - estacion 23055040 - Top 5 <text:s/>minimos valores de la median de por lo menos 10 años - fuente datos <text:s/>imputados</text:p>
          </table:table-cell>
          <table:table-cell table:formula="of:=CONCATENATE(&quot;Grafico de dispersion mensual variable &quot;;[.Q370];&quot; - estacion &quot;; [.S370]; &quot; - Top 5 &quot;;IF([.R370]=&quot;largest&quot;;&quot; maximos &quot;; &quot; minimos &quot;); &quot;valores de la &quot;;[.T370]; &quot; de por lo menos 10 años - fuente datos &quot;; IF([.U370]=&quot;fill&quot;;&quot; imputados&quot;;&quot; crudos&quot;))" office:value-type="string" office:string-value="Grafico de dispersion mensual variable TMX_CON - estacion 23055040 - Top 5  minimos valores de la median de por lo menos 10 años - fuente datos  imputados" calcext:value-type="string">
            <text:p>Grafico de dispersion mensual variable TMX_CON - estacion 23055040 - Top 5 <text:s/>minimos valores de la median de por lo menos 10 años - fuente datos <text:s/>imputados</text:p>
          </table:table-cell>
          <table:table-cell table:number-columns-repeated="13"/>
          <table:table-cell office:value-type="string" calcext:value-type="string">
            <text:p>TMX_CON</text:p>
          </table:table-cell>
          <table:table-cell office:value-type="string" calcext:value-type="string">
            <text:p>smallest</text:p>
          </table:table-cell>
          <table:table-cell office:value-type="float" office:value="23055040" calcext:value-type="float">
            <text:p>2305504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├── var-mes-TMX_CON-smallest-23055040-mediana-raw-sct.png</text:p>
          </table:table-cell>
          <table:table-cell office:value-type="string" calcext:value-type="string">
            <text:p>Grafico de dispersion mensual variable TMX_CON - estacion 23055040 - Top 5 <text:s/>minimos valores de la median de por lo menos 10 años - fuente datos <text:s/>crudos</text:p>
          </table:table-cell>
          <table:table-cell table:formula="of:=CONCATENATE(&quot;Grafico de dispersion mensual variable &quot;;[.Q371];&quot; - estacion &quot;; [.S371]; &quot; - Top 5 &quot;;IF([.R371]=&quot;largest&quot;;&quot; maximos &quot;; &quot; minimos &quot;); &quot;valores de la &quot;;[.T371]; &quot; de por lo menos 10 años - fuente datos &quot;; IF([.U371]=&quot;fill&quot;;&quot; imputados&quot;;&quot; crudos&quot;))" office:value-type="string" office:string-value="Grafico de dispersion mensual variable TMX_CON - estacion 23055040 - Top 5  minimos valores de la median de por lo menos 10 años - fuente datos  crudos" calcext:value-type="string">
            <text:p>Grafico de dispersion mensual variable TMX_CON - estacion 23055040 - Top 5 <text:s/>minimos valores de la median de por lo menos 10 años - fuente datos <text:s/>crudos</text:p>
          </table:table-cell>
          <table:table-cell table:number-columns-repeated="13"/>
          <table:table-cell office:value-type="string" calcext:value-type="string">
            <text:p>TMX_CON</text:p>
          </table:table-cell>
          <table:table-cell office:value-type="string" calcext:value-type="string">
            <text:p>smallest</text:p>
          </table:table-cell>
          <table:table-cell office:value-type="float" office:value="23055040" calcext:value-type="float">
            <text:p>2305504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├── var-mes-TMX_CON-smallest-26185020-fill-median-10-sct.png</text:p>
          </table:table-cell>
          <table:table-cell office:value-type="string" calcext:value-type="string">
            <text:p>Grafico de dispersion mensual variable TMX_CON - estacion 26185020 - Top 5 <text:s/>minimos valores de la median de por lo menos 10 años - fuente datos <text:s/>imputados</text:p>
          </table:table-cell>
          <table:table-cell table:formula="of:=CONCATENATE(&quot;Grafico de dispersion mensual variable &quot;;[.Q372];&quot; - estacion &quot;; [.S372]; &quot; - Top 5 &quot;;IF([.R372]=&quot;largest&quot;;&quot; maximos &quot;; &quot; minimos &quot;); &quot;valores de la &quot;;[.T372]; &quot; de por lo menos 10 años - fuente datos &quot;; IF([.U372]=&quot;fill&quot;;&quot; imputados&quot;;&quot; crudos&quot;))" office:value-type="string" office:string-value="Grafico de dispersion mensual variable TMX_CON - estacion 26185020 - Top 5  minimos valores de la median de por lo menos 10 años - fuente datos  imputados" calcext:value-type="string">
            <text:p>Grafico de dispersion mensual variable TMX_CON - estacion 26185020 - Top 5 <text:s/>minimos valores de la median de por lo menos 10 años - fuente datos <text:s/>imputados</text:p>
          </table:table-cell>
          <table:table-cell table:number-columns-repeated="13"/>
          <table:table-cell office:value-type="string" calcext:value-type="string">
            <text:p>TMX_CON</text:p>
          </table:table-cell>
          <table:table-cell office:value-type="string" calcext:value-type="string">
            <text:p>smallest</text:p>
          </table:table-cell>
          <table:table-cell office:value-type="float" office:value="26185020" calcext:value-type="float">
            <text:p>2618502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├── var-mes-TMX_CON-smallest-26185020-mediana-raw-sct.png</text:p>
          </table:table-cell>
          <table:table-cell office:value-type="string" calcext:value-type="string">
            <text:p>Grafico de dispersion mensual variable TMX_CON - estacion 26185020 - Top 5 <text:s/>minimos valores de la median de por lo menos 10 años - fuente datos <text:s/>crudos</text:p>
          </table:table-cell>
          <table:table-cell table:formula="of:=CONCATENATE(&quot;Grafico de dispersion mensual variable &quot;;[.Q373];&quot; - estacion &quot;; [.S373]; &quot; - Top 5 &quot;;IF([.R373]=&quot;largest&quot;;&quot; maximos &quot;; &quot; minimos &quot;); &quot;valores de la &quot;;[.T373]; &quot; de por lo menos 10 años - fuente datos &quot;; IF([.U373]=&quot;fill&quot;;&quot; imputados&quot;;&quot; crudos&quot;))" office:value-type="string" office:string-value="Grafico de dispersion mensual variable TMX_CON - estacion 26185020 - Top 5  minimos valores de la median de por lo menos 10 años - fuente datos  crudos" calcext:value-type="string">
            <text:p>Grafico de dispersion mensual variable TMX_CON - estacion 26185020 - Top 5 <text:s/>minimos valores de la median de por lo menos 10 años - fuente datos <text:s/>crudos</text:p>
          </table:table-cell>
          <table:table-cell table:number-columns-repeated="13"/>
          <table:table-cell office:value-type="string" calcext:value-type="string">
            <text:p>TMX_CON</text:p>
          </table:table-cell>
          <table:table-cell office:value-type="string" calcext:value-type="string">
            <text:p>smallest</text:p>
          </table:table-cell>
          <table:table-cell office:value-type="float" office:value="26185020" calcext:value-type="float">
            <text:p>2618502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├── var-mes-TMX_CON-smallest-47015040-fill-median-10-sct.png</text:p>
          </table:table-cell>
          <table:table-cell office:value-type="string" calcext:value-type="string">
            <text:p>Grafico de dispersion mensual variable TMX_CON - estacion 47015040 - Top 5 <text:s/>minimos valores de la median de por lo menos 10 años - fuente datos <text:s/>imputados</text:p>
          </table:table-cell>
          <table:table-cell table:formula="of:=CONCATENATE(&quot;Grafico de dispersion mensual variable &quot;;[.Q374];&quot; - estacion &quot;; [.S374]; &quot; - Top 5 &quot;;IF([.R374]=&quot;largest&quot;;&quot; maximos &quot;; &quot; minimos &quot;); &quot;valores de la &quot;;[.T374]; &quot; de por lo menos 10 años - fuente datos &quot;; IF([.U374]=&quot;fill&quot;;&quot; imputados&quot;;&quot; crudos&quot;))" office:value-type="string" office:string-value="Grafico de dispersion mensual variable TMX_CON - estacion 47015040 - Top 5  minimos valores de la median de por lo menos 10 años - fuente datos  imputados" calcext:value-type="string">
            <text:p>Grafico de dispersion mensual variable TMX_CON - estacion 47015040 - Top 5 <text:s/>minimos valores de la median de por lo menos 10 años - fuente datos <text:s/>imputados</text:p>
          </table:table-cell>
          <table:table-cell table:number-columns-repeated="13"/>
          <table:table-cell office:value-type="string" calcext:value-type="string">
            <text:p>TMX_CON</text:p>
          </table:table-cell>
          <table:table-cell office:value-type="string" calcext:value-type="string">
            <text:p>smallest</text:p>
          </table:table-cell>
          <table:table-cell office:value-type="float" office:value="47015040" calcext:value-type="float">
            <text:p>4701504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├── var-mes-TMX_CON-smallest-47015040-mediana-raw-sct.png</text:p>
          </table:table-cell>
          <table:table-cell office:value-type="string" calcext:value-type="string">
            <text:p>Grafico de dispersion mensual variable TMX_CON - estacion 47015040 - Top 5 <text:s/>minimos valores de la median de por lo menos 10 años - fuente datos <text:s/>crudos</text:p>
          </table:table-cell>
          <table:table-cell table:formula="of:=CONCATENATE(&quot;Grafico de dispersion mensual variable &quot;;[.Q375];&quot; - estacion &quot;; [.S375]; &quot; - Top 5 &quot;;IF([.R375]=&quot;largest&quot;;&quot; maximos &quot;; &quot; minimos &quot;); &quot;valores de la &quot;;[.T375]; &quot; de por lo menos 10 años - fuente datos &quot;; IF([.U375]=&quot;fill&quot;;&quot; imputados&quot;;&quot; crudos&quot;))" office:value-type="string" office:string-value="Grafico de dispersion mensual variable TMX_CON - estacion 47015040 - Top 5  minimos valores de la median de por lo menos 10 años - fuente datos  crudos" calcext:value-type="string">
            <text:p>Grafico de dispersion mensual variable TMX_CON - estacion 47015040 - Top 5 <text:s/>minimos valores de la median de por lo menos 10 años - fuente datos <text:s/>crudos</text:p>
          </table:table-cell>
          <table:table-cell table:number-columns-repeated="13"/>
          <table:table-cell office:value-type="string" calcext:value-type="string">
            <text:p>TMX_CON</text:p>
          </table:table-cell>
          <table:table-cell office:value-type="string" calcext:value-type="string">
            <text:p>smallest</text:p>
          </table:table-cell>
          <table:table-cell office:value-type="float" office:value="47015040" calcext:value-type="float">
            <text:p>4701504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3">
          <table:table-cell office:value-type="string" calcext:value-type="string">
            <text:p>│   │   ├── var-mes-TMX_CON-smallest-52045040-fill-median-10-sct.png</text:p>
          </table:table-cell>
          <table:table-cell office:value-type="string" calcext:value-type="string">
            <text:p>Grafico de dispersion mensual variable TMX_CON - estacion 52045040 - Top 5 <text:s/>minimos valores de la median de por lo menos 10 años - fuente datos <text:s/>imputados</text:p>
          </table:table-cell>
          <table:table-cell table:formula="of:=CONCATENATE(&quot;Grafico de dispersion mensual variable &quot;;[.Q376];&quot; - estacion &quot;; [.S376]; &quot; - Top 5 &quot;;IF([.R376]=&quot;largest&quot;;&quot; maximos &quot;; &quot; minimos &quot;); &quot;valores de la &quot;;[.T376]; &quot; de por lo menos 10 años - fuente datos &quot;; IF([.U376]=&quot;fill&quot;;&quot; imputados&quot;;&quot; crudos&quot;))" office:value-type="string" office:string-value="Grafico de dispersion mensual variable TMX_CON - estacion 52045040 - Top 5  minimos valores de la median de por lo menos 10 años - fuente datos  imputados" calcext:value-type="string">
            <text:p>Grafico de dispersion mensual variable TMX_CON - estacion 52045040 - Top 5 <text:s/>minimos valores de la median de por lo menos 10 años - fuente datos <text:s/>imputados</text:p>
          </table:table-cell>
          <table:table-cell table:number-columns-repeated="13"/>
          <table:table-cell office:value-type="string" calcext:value-type="string">
            <text:p>TMX_CON</text:p>
          </table:table-cell>
          <table:table-cell office:value-type="string" calcext:value-type="string">
            <text:p>smallest</text:p>
          </table:table-cell>
          <table:table-cell office:value-type="float" office:value="52045040" calcext:value-type="float">
            <text:p>5204504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ll</text:p>
          </table:table-cell>
        </table:table-row>
        <table:table-row table:style-name="ro3">
          <table:table-cell office:value-type="string" calcext:value-type="string">
            <text:p>│   │   └── var-mes-TMX_CON-smallest-52045040-mediana-raw-sct.png</text:p>
          </table:table-cell>
          <table:table-cell office:value-type="string" calcext:value-type="string">
            <text:p>Grafico de dispersion mensual variable TMX_CON - estacion 52045040 - Top 5 <text:s/>minimos valores de la median de por lo menos 10 años - fuente datos <text:s/>crudos</text:p>
          </table:table-cell>
          <table:table-cell table:formula="of:=CONCATENATE(&quot;Grafico de dispersion mensual variable &quot;;[.Q377];&quot; - estacion &quot;; [.S377]; &quot; - Top 5 &quot;;IF([.R377]=&quot;largest&quot;;&quot; maximos &quot;; &quot; minimos &quot;); &quot;valores de la &quot;;[.T377]; &quot; de por lo menos 10 años - fuente datos &quot;; IF([.U377]=&quot;fill&quot;;&quot; imputados&quot;;&quot; crudos&quot;))" office:value-type="string" office:string-value="Grafico de dispersion mensual variable TMX_CON - estacion 52045040 - Top 5  minimos valores de la median de por lo menos 10 años - fuente datos  crudos" calcext:value-type="string">
            <text:p>Grafico de dispersion mensual variable TMX_CON - estacion 52045040 - Top 5 <text:s/>minimos valores de la median de por lo menos 10 años - fuente datos <text:s/>crudos</text:p>
          </table:table-cell>
          <table:table-cell table:number-columns-repeated="13"/>
          <table:table-cell office:value-type="string" calcext:value-type="string">
            <text:p>TMX_CON</text:p>
          </table:table-cell>
          <table:table-cell office:value-type="string" calcext:value-type="string">
            <text:p>smallest</text:p>
          </table:table-cell>
          <table:table-cell office:value-type="float" office:value="52045040" calcext:value-type="float">
            <text:p>52045040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raw</text:p>
          </table:table-cell>
        </table:table-row>
        <table:table-row table:style-name="ro1">
          <table:table-cell office:value-type="string" calcext:value-type="string">
            <text:p>│   ├── VariableAgregarPorMes.ipynb</text:p>
          </table:table-cell>
          <table:table-cell office:value-type="string" calcext:value-type="string">
            <text:p>Resumen mensual de registros diarios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│   ├── VariableImputacion.ipynb</text:p>
          </table:table-cell>
          <table:table-cell office:value-type="string" calcext:value-type="string">
            <text:p>Imputacion de datos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│   ├── VariablePorMesExploracion.ipynb</text:p>
          </table:table-cell>
          <table:table-cell office:value-type="string" calcext:value-type="string">
            <text:p>Crea los graficos de dispersion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│   └── VariableQuitarOutliers.ipynb</text:p>
          </table:table-cell>
          <table:table-cell office:value-type="string" calcext:value-type="string">
            <text:p>Quita Outliers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├── obtain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│   ├── ideam_scraping.py</text:p>
          </table:table-cell>
          <table:table-cell office:value-type="string" calcext:value-type="string">
            <text:p>Scraping IDEAM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│   └── unir_csv.py</text:p>
          </table:table-cell>
          <table:table-cell office:value-type="string" calcext:value-type="string">
            <text:p>Une CSV del scraping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├── README.md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└── scrub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<text:s text:c="4"/>├── CuencaCompletitud.ipynb</text:p>
          </table:table-cell>
          <table:table-cell office:value-type="string" calcext:value-type="string">
            <text:p>Calcula completitud de una cuenca (En proceso)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<text:s text:c="4"/>├── EstacionesIDEAM_DatosPerfil.ipynb</text:p>
          </table:table-cell>
          <table:table-cell office:value-type="string" calcext:value-type="string">
            <text:p>Genera graicos de completitud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<text:s text:c="4"/>├── EstacionesIDEAM.ipynb</text:p>
          </table:table-cell>
          <table:table-cell office:value-type="string" calcext:value-type="string">
            <text:p>Analisis descriptivo : Estaciones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<text:s text:c="4"/>├── EstacionesVerificarCompletitud.ipynb</text:p>
          </table:table-cell>
          <table:table-cell office:value-type="string" calcext:value-type="string">
            <text:p>Genera la completitud por estacion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<text:s text:c="4"/>├── RevisionDatosCaudal.ipynb</text:p>
          </table:table-cell>
          <table:table-cell office:value-type="string" calcext:value-type="string">
            <text:p>Analisis completitud caudal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<text:s text:c="4"/>├── RevisionDatosTemperatura.ipynb</text:p>
          </table:table-cell>
          <table:table-cell office:value-type="string" calcext:value-type="string">
            <text:p>Analisis completitud temperatura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<text:s text:c="4"/>├── VariableAjustarFormatoFecha.ipynb</text:p>
          </table:table-cell>
          <table:table-cell office:value-type="string" calcext:value-type="string">
            <text:p>Tratamiento fechas al scraping</text:p>
          </table:table-cell>
          <table:table-cell table:number-columns-repeated="1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<text:s text:c="4"/>└── VariablesSplitFromScrappings.ipynb</text:p>
          </table:table-cell>
          <table:table-cell office:value-type="string" calcext:value-type="string">
            <text:p>Divide la informacion del scraping por vriables </text:p>
          </table:table-cell>
          <table:table-cell table:number-columns-repeated="14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/00/0000</text:date>, <text:time style:data-style-name="N2" text:time-value="20:52:31.9436916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4T19:51:17.993003110</meta:creation-date>
    <dc:date>2020-06-24T21:56:13.088878476</dc:date>
    <meta:editing-duration>PT1H9M14S</meta:editing-duration>
    <meta:editing-cycles>20</meta:editing-cycles>
    <meta:generator>LibreOffice/6.0.7.3$Linux_X86_64 LibreOffice_project/00m0$Build-3</meta:generator>
    <meta:document-statistic meta:table-count="1" meta:cell-count="2440" meta:object-count="0"/>
  </office:meta>
</office:document-meta>
</file>